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ＭＳ Ｐゴシック" svg:font-family="'ＭＳ Ｐゴシック'"/>
    <style:font-face style:name="Liberation Mono" svg:font-family="'Liberation Mono', Cousine, 'DejaVu Sans Mono'" style:font-family-generic="modern" style:font-pitch="fixed"/>
    <style:font-face style:name="Courier New" svg:font-family="'Courier New'" style:font-pitch="variable"/>
    <style:font-face style:name="Mangal" svg:font-family="Mangal"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5.54pt"/>
    </style:style>
    <style:style style:name="co2" style:family="table-column">
      <style:table-column-properties fo:break-before="auto" style:column-width="281.76pt"/>
    </style:style>
    <style:style style:name="co3" style:family="table-column">
      <style:table-column-properties fo:break-before="auto" style:column-width="362.81pt"/>
    </style:style>
    <style:style style:name="co4" style:family="table-column">
      <style:table-column-properties fo:break-before="auto" style:column-width="128.1pt"/>
    </style:style>
    <style:style style:name="co5" style:family="table-column">
      <style:table-column-properties fo:break-before="auto" style:column-width="122.71pt"/>
    </style:style>
    <style:style style:name="co6" style:family="table-column">
      <style:table-column-properties fo:break-before="auto" style:column-width="64.01pt"/>
    </style:style>
    <style:style style:name="co7" style:family="table-column">
      <style:table-column-properties fo:break-before="auto" style:column-width="117.3pt"/>
    </style:style>
    <style:style style:name="co8" style:family="table-column">
      <style:table-column-properties fo:break-before="auto" style:column-width="160.55pt"/>
    </style:style>
    <style:style style:name="co9" style:family="table-column">
      <style:table-column-properties fo:break-before="auto" style:column-width="236.21pt"/>
    </style:style>
    <style:style style:name="co10" style:family="table-column">
      <style:table-column-properties fo:break-before="auto" style:column-width="83.2pt"/>
    </style:style>
    <style:style style:name="co11" style:family="table-column">
      <style:table-column-properties fo:break-before="auto" style:column-width="405.04pt"/>
    </style:style>
    <style:style style:name="co12" style:family="table-column">
      <style:table-column-properties fo:break-before="auto" style:column-width="738.74pt"/>
    </style:style>
    <style:style style:name="co13" style:family="table-column">
      <style:table-column-properties fo:break-before="auto" style:column-width="455.44pt"/>
    </style:style>
    <style:style style:name="co14" style:family="table-column">
      <style:table-column-properties fo:break-before="auto" style:column-width="79.74pt"/>
    </style:style>
    <style:style style:name="co15" style:family="table-column">
      <style:table-column-properties fo:break-before="auto" style:column-width="214.3pt"/>
    </style:style>
    <style:style style:name="co16" style:family="table-column">
      <style:table-column-properties fo:break-before="auto" style:column-width="299.51pt"/>
    </style:style>
    <style:style style:name="ro1" style:family="table-row">
      <style:table-row-properties style:row-height="68.66pt" fo:break-before="auto" style:use-optimal-row-height="true"/>
    </style:style>
    <style:style style:name="ro2" style:family="table-row">
      <style:table-row-properties style:row-height="46.26pt" fo:break-before="auto" style:use-optimal-row-height="true"/>
    </style:style>
    <style:style style:name="ro3" style:family="table-row">
      <style:table-row-properties style:row-height="35.04pt" fo:break-before="auto" style:use-optimal-row-height="true"/>
    </style:style>
    <style:style style:name="ro4" style:family="table-row">
      <style:table-row-properties style:row-height="23.84pt" fo:break-before="auto" style:use-optimal-row-height="true"/>
    </style:style>
    <style:style style:name="ro5" style:family="table-row">
      <style:table-row-properties style:row-height="90.99pt" fo:break-before="auto" style:use-optimal-row-height="true"/>
    </style:style>
    <style:style style:name="ro6" style:family="table-row">
      <style:table-row-properties style:row-height="124.61pt" fo:break-before="auto" style:use-optimal-row-height="true"/>
    </style:style>
    <style:style style:name="ro7" style:family="table-row">
      <style:table-row-properties style:row-height="79.85pt" fo:break-before="auto" style:use-optimal-row-height="true"/>
    </style:style>
    <style:style style:name="ro8" style:family="table-row">
      <style:table-row-properties style:row-height="57.46pt" fo:break-before="auto" style:use-optimal-row-height="true"/>
    </style:style>
    <style:style style:name="ro9" style:family="table-row">
      <style:table-row-properties style:row-height="102.19pt" fo:break-before="auto" style:use-optimal-row-height="true"/>
    </style:style>
    <style:style style:name="ro10" style:family="table-row">
      <style:table-row-properties style:row-height="12.81pt" fo:break-before="auto" style:use-optimal-row-height="true"/>
    </style:style>
    <style:style style:name="ro11" style:family="table-row">
      <style:table-row-properties style:row-height="113.41pt" fo:break-before="auto" style:use-optimal-row-height="true"/>
    </style:style>
    <style:style style:name="ro12" style:family="table-row">
      <style:table-row-properties style:row-height="147pt" fo:break-before="auto" style:use-optimal-row-height="true"/>
    </style:style>
    <style:style style:name="ro13" style:family="table-row">
      <style:table-row-properties style:row-height="169.4pt" fo:break-before="auto" style:use-optimal-row-height="true"/>
    </style:style>
    <style:style style:name="ro14" style:family="table-row">
      <style:table-row-properties style:row-height="36.54pt" fo:break-before="auto" style:use-optimal-row-height="false"/>
    </style:style>
    <style:style style:name="ro15" style:family="table-row">
      <style:table-row-properties style:row-height="225.35pt" fo:break-before="auto" style:use-optimal-row-height="true"/>
    </style:style>
    <style:style style:name="ro16" style:family="table-row">
      <style:table-row-properties style:row-height="180.54pt" fo:break-before="auto" style:use-optimal-row-height="true"/>
    </style:style>
    <style:style style:name="ro17" style:family="table-row">
      <style:table-row-properties style:row-height="247.75pt" fo:break-before="auto" style:use-optimal-row-height="true"/>
    </style:style>
    <style:style style:name="ro18" style:family="table-row">
      <style:table-row-properties style:row-height="460.4pt" fo:break-before="auto" style:use-optimal-row-height="true"/>
    </style:style>
    <style:style style:name="ro19" style:family="table-row">
      <style:table-row-properties style:row-height="158.2pt" fo:break-before="auto" style:use-optimal-row-height="true"/>
    </style:style>
    <style:style style:name="ro20" style:family="table-row">
      <style:table-row-properties style:row-height="214.16pt" fo:break-before="auto" style:use-optimal-row-height="true"/>
    </style:style>
    <style:style style:name="ro21" style:family="table-row">
      <style:table-row-properties style:row-height="270.11pt" fo:break-before="auto" style:use-optimal-row-height="true"/>
    </style:style>
    <style:style style:name="ro22" style:family="table-row">
      <style:table-row-properties style:row-height="191.76pt" fo:break-before="auto" style:use-optimal-row-height="true"/>
    </style:style>
    <style:style style:name="ro23" style:family="table-row">
      <style:table-row-properties style:row-height="202.96pt" fo:break-before="auto" style:use-optimal-row-height="true"/>
    </style:style>
    <style:style style:name="ta1" style:family="table" style:master-page-name="Default">
      <style:table-properties table:display="true" style:writing-mode="lr-tb"/>
    </style:style>
    <style:style style:name="ce154"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weight="normal" style:font-size-asian="10pt" style:font-weight-asian="normal" style:font-size-complex="10pt" style:font-weight-complex="normal" fo:hyphenate="false"/>
    </style:style>
    <style:style style:name="ce161"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Liberation Sans" fo:font-size="10pt" style:font-size-asian="10pt" style:font-size-complex="10pt" fo:hyphenate="false"/>
    </style:style>
    <style:style style:name="ce162"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style:font-size-asian="10pt" style:font-size-complex="10pt" fo:hyphenate="false"/>
    </style:style>
    <style:style style:name="ce16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64"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65"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style:font-size-asian="10pt" style:font-size-complex="10pt" fo:hyphenate="false"/>
    </style:style>
    <style:style style:name="ce166"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67"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line-through-style="none" style:text-line-through-type="none" style:font-name="Liberation Sans" fo:font-size="10pt" fo:font-style="normal" style:text-underline-style="none" fo:font-weight="normal" style:font-name-asian="ＭＳ Ｐゴシック" style:font-size-asian="10pt" style:font-style-asian="normal" style:font-weight-asian="normal" style:font-name-complex="Courier" style:font-size-complex="10pt" style:font-style-complex="normal" style:font-weight-complex="normal" fo:hyphenate="false"/>
    </style:style>
    <style:style style:name="ce168"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style:font-size-asian="10pt" style:font-size-complex="10pt"/>
    </style:style>
    <style:style style:name="ce16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7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7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fo:font-weight="normal" style:font-size-asian="10pt" style:font-weight-asian="normal" style:font-size-complex="10pt" style:font-weight-complex="normal"/>
    </style:style>
    <style:style style:name="ce172"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Liberation Sans" fo:font-size="10pt" style:font-size-asian="10pt" style:font-size-complex="10pt"/>
    </style:style>
    <style:style style:name="ce173"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74" style:family="table-cell" style:parent-style-name="Default">
      <style:table-cell-properties style:text-align-source="fix" style:repeat-content="false"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75" style:family="table-cell" style:parent-style-name="Default">
      <style:table-cell-properties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76"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fo:hyphenate="false"/>
    </style:style>
    <style:style style:name="ce177" style:family="table-cell" style:parent-style-name="Default">
      <style:table-cell-properties style:text-align-source="fix" style:repeat-content="false"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7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80"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81" style:family="table-cell" style:parent-style-name="Default">
      <style:table-cell-properties style:text-align-source="fix" style:repeat-content="false" fo:wrap-option="wrap" fo:border="0.06pt solid #000000"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82" style:family="table-cell" style:parent-style-name="Default">
      <style:table-cell-properties fo:background-color="#ce181e" style:text-align-source="fix" style:repeat-content="false" fo:wrap-option="wrap" fo:border="0.06pt solid #000000" style:vertical-align="middle"/>
      <style:paragraph-properties fo:text-align="start" fo:margin-left="0pt"/>
      <style:text-properties style:font-name="Liberation Sans" fo:font-size="10pt" style:font-size-asian="10pt" style:font-size-complex="10pt"/>
    </style:style>
    <style:style style:name="ce183" style:family="table-cell" style:parent-style-name="Default">
      <style:table-cell-properties fo:background-color="#ce181e" style:text-align-source="fix" style:repeat-content="false"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84" style:family="table-cell" style:parent-style-name="Default">
      <style:table-cell-properties fo:background-color="#ce181e" style:text-align-source="fix" style:repeat-content="false" fo:wrap-option="wrap" fo:border="0.06pt solid #000000"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85"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86" style:family="table-cell" style:parent-style-name="Default">
      <style:table-cell-properties fo:background-color="#bf0041"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87" style:family="table-cell" style:parent-style-name="Default">
      <style:table-cell-properties fo:background-color="#bf0041" style:text-align-source="fix" style:repeat-content="false"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88"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8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fo:font-style="normal" fo:font-weight="normal" style:font-name-asian="Mangal" style:font-size-asian="10pt" style:language-asian="hi" style:country-asian="IN" style:font-style-asian="normal" style:font-weight-asian="normal" style:font-name-complex="Courier New" style:font-size-complex="10pt" style:font-style-complex="normal" style:font-weight-complex="normal" fo:hyphenate="false"/>
    </style:style>
    <style:style style:name="ce19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9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hi" style:country-asian="I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92"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94"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fo:font-weight="normal" style:font-size-asian="10pt" style:font-weight-asian="normal" style:font-size-complex="10pt" style:font-weight-complex="normal" fo:hyphenate="false"/>
    </style:style>
    <style:style style:name="ce195"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fo:font-weight="normal" style:font-size-asian="10pt" style:font-weight-asian="normal" style:font-size-complex="10pt" style:font-weight-complex="normal" fo:hyphenate="false"/>
    </style:style>
    <style:style style:name="ce19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weight="normal" style:font-name-asian="Mangal" style:font-size-asian="10pt" style:language-asian="hi" style:country-asian="IN" style:font-weight-asian="normal" style:font-name-complex="Courier New" style:font-size-complex="10pt" style:language-complex="none" style:country-complex="none" style:font-weight-complex="normal" fo:hyphenate="false"/>
    </style:style>
    <style:style style:name="ce20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weight="normal" style:font-name-asian="Mangal" style:font-size-asian="10pt" style:language-asian="hi" style:country-asian="IN" style:font-weight-asian="normal" style:font-name-complex="Courier New1" style:font-size-complex="10pt" style:font-weight-complex="normal" fo:hyphenate="false"/>
    </style:style>
    <style:style style:name="ce20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202"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style="normal" fo:font-weight="normal" style:font-name-asian="Mangal" style:font-size-asian="10pt" style:language-asian="hi" style:country-asian="IN" style:font-style-asian="normal" style:font-weight-asian="normal" style:font-name-complex="Courier New" style:font-size-complex="10pt" style:language-complex="none" style:country-complex="none" style:font-style-complex="normal" style:font-weight-complex="normal" fo:hyphenate="false"/>
    </style:style>
    <style:style style:name="ce20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style="normal" fo:font-weight="normal" style:font-name-asian="Mangal" style:font-size-asian="8pt" style:language-asian="hi" style:country-asian="IN" style:font-style-asian="normal" style:font-weight-asian="normal" style:font-name-complex="Courier New" style:font-size-complex="8pt" style:language-complex="none" style:country-complex="none" style:font-style-complex="normal" style:font-weight-complex="normal" fo:hyphenate="false"/>
    </style:style>
    <style:style style:name="ce204"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5"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hi" style:country-asian="IN" style:font-style-asian="normal" style:font-weight-asian="normal" style:font-name-complex="Courier New1" style:font-size-complex="10pt" style:language-complex="none" style:country-complex="none" style:font-style-complex="normal" style:font-weight-complex="normal" style:text-emphasize="none" style:font-relief="none" style:text-overline-style="none" style:text-overline-color="font-color"/>
    </style:style>
    <style:style style:name="ce206"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hi" style:country-asian="IN"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207"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style="normal" fo:font-weight="normal" style:font-name-asian="Mangal" style:font-size-asian="10pt" style:language-asian="hi" style:country-asian="IN" style:font-style-asian="normal" style:font-weight-asian="normal" style:font-name-complex="Courier New" style:font-size-complex="10pt" style:font-style-complex="normal" style:font-weight-complex="normal" fo:hyphenate="false"/>
    </style:style>
    <style:style style:name="ce208" style:family="table-cell" style:parent-style-name="Default">
      <style:table-cell-properties style:text-align-source="fix" style:repeat-content="false" fo:wrap-option="wrap"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209" style:family="table-cell" style:parent-style-name="Default">
      <style:table-cell-properties style:text-align-source="fix" style:repeat-content="false" fo:wrap-option="wrap" style:vertical-align="middle"/>
      <style:paragraph-properties fo:text-align="start" fo:margin-left="0pt"/>
      <style:text-properties style:font-name="Liberation Sans" fo:font-size="10pt" fo:font-weight="normal" style:font-size-asian="10pt" style:font-weight-asian="normal" style:font-size-complex="10pt" style:font-weight-complex="normal"/>
    </style:style>
    <style:style style:name="ce210" style:family="table-cell" style:parent-style-name="Default">
      <style:table-cell-properties style:text-align-source="fix" style:repeat-content="false"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211"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a" style:font-name="Liberation Sans" fo:font-size="10pt" fo:font-style="normal" fo:font-weight="normal" style:font-name-asian="Mangal" style:font-size-asian="10pt" style:language-asian="hi" style:country-asian="IN" style:font-style-asian="normal" style:font-weight-asian="normal" style:font-name-complex="Courier New1" style:font-size-complex="10pt" style:font-style-complex="normal" style:font-weight-complex="normal" fo:hyphenate="false"/>
    </style:style>
    <style:style style:name="ce212" style:family="table-cell" style:parent-style-name="Default">
      <style:table-cell-properties style:text-align-source="fix" style:repeat-content="false" fo:wrap-option="wrap"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none" style:country-complex="none" style:font-style-complex="normal" style:font-weight-complex="normal" style:text-emphasize="none" style:font-relief="none" style:text-overline-style="none" style:text-overline-color="font-color"/>
    </style:style>
    <style:style style:name="ce213"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214"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215"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216" style:family="table-cell" style:parent-style-name="Default">
      <style:table-cell-properties style:text-align-source="fix" style:repeat-content="false" fo:wrap-option="wrap"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none" style:country-complex="none" style:font-style-complex="normal" style:font-weight-complex="normal" style:text-emphasize="none" style:font-relief="none" style:text-overline-style="none" style:text-overline-color="font-color"/>
    </style:style>
    <style:style style:name="ce217" style:family="table-cell" style:parent-style-name="Default">
      <style:table-cell-properties style:text-align-source="fix" style:repeat-content="false" fo:wrap-option="wrap"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18"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219"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name-asian="Liberation Mono" style:font-size-asian="10pt" style:font-style-asian="normal" style:font-weight-asian="normal" style:font-name-complex="Liberation Mono" style:font-size-complex="10pt" style:font-style-complex="normal" style:font-weight-complex="normal" fo:hyphenate="false"/>
    </style:style>
    <style:style style:name="ce220" style:family="table-cell" style:parent-style-name="Default">
      <style:table-cell-properties style:text-align-source="fix" style:repeat-content="false" fo:wrap-option="wrap"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21"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name-complex="Tahoma" style:font-size-complex="10pt" style:font-style-complex="normal" style:font-weight-complex="normal" fo:hyphenate="false"/>
    </style:style>
    <style:style style:name="ce222"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223" style:family="table-cell" style:parent-style-name="Default" style:data-style-name="N121">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224" style:family="table-cell" style:parent-style-name="Default">
      <style:table-cell-properties fo:wrap-option="wrap"/>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25"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line-through-style="none" style:text-line-through-type="none" style:font-name="Liberation Sans" fo:font-size="10pt" fo:font-style="normal" style:text-underline-style="none" fo:font-weight="normal" style:font-name-asian="ＭＳ Ｐゴシック" style:font-size-asian="10pt" style:font-style-asian="normal" style:font-weight-asian="normal" style:font-name-complex="Courier" style:font-size-complex="10pt" style:font-style-complex="normal" style:font-weight-complex="normal" fo:hyphenate="false"/>
    </style:style>
    <style:style style:name="ce226"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fo:hyphenate="false"/>
    </style:style>
    <style:style style:name="ce227" style:family="table-cell" style:parent-style-name="Default">
      <style:table-cell-properties style:text-align-source="fix" style:repeat-content="false" fo:background-color="transparent" fo:wrap-option="wrap"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8"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2"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3" style:family="table-cell" style:parent-style-name="Default">
      <style:table-cell-properties fo:wrap-option="wrap" fo:border="0.06pt solid #000000" style:vertical-align="automatic"/>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6"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table-cell-properties fo:border="0.06pt solid #000000"/>
    </style:style>
    <style:style style:name="ce235" style:family="table-cell" style:parent-style-name="Pivot_20_Table_20_Category" style:data-style-name="N0">
      <style:table-cell-properties fo:border="none"/>
    </style:style>
    <style:style style:name="ce236" style:family="table-cell" style:parent-style-name="Pivot_20_Table_20_Title" style:data-style-name="N0">
      <style:table-cell-properties fo:border="none"/>
    </style:style>
    <style:style style:name="ce238" style:family="table-cell" style:parent-style-name="Pivot_20_Table_20_Value" style:data-style-name="N0">
      <style:table-cell-properties fo:border="none"/>
    </style:style>
    <style:style style:name="ce239" style:family="table-cell" style:parent-style-name="Pivot_20_Table_20_Result" style:data-style-name="N0">
      <style:table-cell-properties fo:border="none"/>
    </style:style>
    <style:style style:name="ce71" style:family="table-cell" style:parent-style-name="Pivot_20_Table_20_Field">
      <style:table-cell-properties fo:border="none"/>
    </style:style>
    <style:style style:name="ce72" style:family="table-cell" style:parent-style-name="Pivot_20_Table_20_Category" style:data-style-name="N0">
      <style:table-cell-properties fo:border="none"/>
    </style:style>
    <style:style style:name="ce73" style:family="table-cell" style:parent-style-name="Pivot_20_Table_20_Title" style:data-style-name="N0">
      <style:table-cell-properties fo:border="none"/>
    </style:style>
    <style:style style:name="ce76" style:family="table-cell" style:parent-style-name="Pivot_20_Table_20_Corner">
      <style:table-cell-properties fo:border="none"/>
    </style:style>
    <style:style style:name="ce77" style:family="table-cell" style:parent-style-name="Pivot_20_Table_20_Value" style:data-style-name="N0">
      <style:table-cell-properties fo:border="none"/>
    </style:style>
    <style:style style:name="ce78" style:family="table-cell" style:parent-style-name="Pivot_20_Table_20_Result" style:data-style-name="N0">
      <style:table-cell-properties fo:border="none"/>
    </style:style>
    <style:style style:name="ce92"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weight="normal" style:font-size-asian="10pt" style:font-weight-asian="normal" style:font-size-complex="10pt" style:font-weight-complex="normal" fo:hyphenate="false"/>
    </style:style>
    <style:style style:name="ce93"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Liberation Sans" fo:font-size="10pt" style:font-size-asian="10pt" style:font-size-complex="10pt" fo:hyphenate="false"/>
    </style:style>
    <style:style style:name="ce94"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style:font-size-asian="10pt" style:font-size-complex="10pt" fo:hyphenate="false"/>
    </style:style>
    <style:style style:name="ce95"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96"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97"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style:font-size-asian="10pt" style:font-size-complex="10pt" fo:hyphenate="false"/>
    </style:style>
    <style:style style:name="ce98"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9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line-through-style="none" style:text-line-through-type="none" style:font-name="Liberation Sans" fo:font-size="10pt" fo:font-style="normal" style:text-underline-style="none" fo:font-weight="normal" style:font-name-asian="ＭＳ Ｐゴシック" style:font-size-asian="10pt" style:font-style-asian="normal" style:font-weight-asian="normal" style:font-name-complex="Courier" style:font-size-complex="10pt" style:font-style-complex="normal" style:font-weight-complex="normal" fo:hyphenate="false"/>
    </style:style>
    <style:style style:name="ce10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style:font-size-asian="10pt" style:font-size-complex="10pt"/>
    </style:style>
    <style:style style:name="ce10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02"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0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fo:font-weight="normal" style:font-size-asian="10pt" style:font-weight-asian="normal" style:font-size-complex="10pt" style:font-weight-complex="normal"/>
    </style:style>
    <style:style style:name="ce104"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Liberation Sans" fo:font-size="10pt" style:font-size-asian="10pt" style:font-size-complex="10pt"/>
    </style:style>
    <style:style style:name="ce105"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06" style:family="table-cell" style:parent-style-name="Default">
      <style:table-cell-properties style:text-align-source="fix" style:repeat-content="false"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07" style:family="table-cell" style:parent-style-name="Default">
      <style:table-cell-properties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08"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fo:hyphenate="false"/>
    </style:style>
    <style:style style:name="ce109" style:family="table-cell" style:parent-style-name="Default">
      <style:table-cell-properties style:text-align-source="fix" style:repeat-content="false"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1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12"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13" style:family="table-cell" style:parent-style-name="Default">
      <style:table-cell-properties style:text-align-source="fix" style:repeat-content="false" fo:wrap-option="wrap" fo:border="0.06pt solid #000000"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14" style:family="table-cell" style:parent-style-name="Default">
      <style:table-cell-properties fo:background-color="#ce181e" style:text-align-source="fix" style:repeat-content="false" fo:wrap-option="wrap" fo:border="0.06pt solid #000000" style:vertical-align="middle"/>
      <style:paragraph-properties fo:text-align="start" fo:margin-left="0pt"/>
      <style:text-properties style:font-name="Liberation Sans" fo:font-size="10pt" style:font-size-asian="10pt" style:font-size-complex="10pt"/>
    </style:style>
    <style:style style:name="ce115" style:family="table-cell" style:parent-style-name="Default">
      <style:table-cell-properties fo:background-color="#ce181e" style:text-align-source="fix" style:repeat-content="false"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16" style:family="table-cell" style:parent-style-name="Default">
      <style:table-cell-properties fo:background-color="#ce181e" style:text-align-source="fix" style:repeat-content="false" fo:wrap-option="wrap" fo:border="0.06pt solid #000000"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17"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8" style:family="table-cell" style:parent-style-name="Default">
      <style:table-cell-properties fo:background-color="#bf0041"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19" style:family="table-cell" style:parent-style-name="Default">
      <style:table-cell-properties fo:background-color="#bf0041" style:text-align-source="fix" style:repeat-content="false"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20"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fo:font-style="normal" fo:font-weight="normal" style:font-name-asian="Mangal" style:font-size-asian="10pt" style:language-asian="hi" style:country-asian="IN" style:font-style-asian="normal" style:font-weight-asian="normal" style:font-name-complex="Courier New" style:font-size-complex="10pt" style:font-style-complex="normal" style:font-weight-complex="normal" fo:hyphenate="false"/>
    </style:style>
    <style:style style:name="ce122"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2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hi" style:country-asian="I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24"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25"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fo:font-weight="normal" style:font-size-asian="10pt" style:font-weight-asian="normal" style:font-size-complex="10pt" style:font-weight-complex="normal" fo:hyphenate="false"/>
    </style:style>
    <style:style style:name="ce126"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fo:font-weight="normal" style:font-size-asian="10pt" style:font-weight-asian="normal" style:font-size-complex="10pt" style:font-weight-complex="normal" fo:hyphenate="false"/>
    </style:style>
    <style:style style:name="ce127"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weight="normal" style:font-name-asian="Mangal" style:font-size-asian="10pt" style:language-asian="hi" style:country-asian="IN" style:font-weight-asian="normal" style:font-name-complex="Courier New" style:font-size-complex="10pt" style:language-complex="none" style:country-complex="none" style:font-weight-complex="normal" fo:hyphenate="false"/>
    </style:style>
    <style:style style:name="ce128"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weight="normal" style:font-name-asian="Mangal" style:font-size-asian="10pt" style:language-asian="hi" style:country-asian="IN" style:font-weight-asian="normal" style:font-name-complex="Courier New1" style:font-size-complex="10pt" style:font-weight-complex="normal" fo:hyphenate="false"/>
    </style:style>
    <style:style style:name="ce12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3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style="normal" fo:font-weight="normal" style:font-name-asian="Mangal" style:font-size-asian="10pt" style:language-asian="hi" style:country-asian="IN" style:font-style-asian="normal" style:font-weight-asian="normal" style:font-name-complex="Courier New" style:font-size-complex="10pt" style:language-complex="none" style:country-complex="none" style:font-style-complex="normal" style:font-weight-complex="normal" fo:hyphenate="false"/>
    </style:style>
    <style:style style:name="ce13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style="normal" fo:font-weight="normal" style:font-name-asian="Mangal" style:font-size-asian="8pt" style:language-asian="hi" style:country-asian="IN" style:font-style-asian="normal" style:font-weight-asian="normal" style:font-name-complex="Courier New" style:font-size-complex="8pt" style:language-complex="none" style:country-complex="none" style:font-style-complex="normal" style:font-weight-complex="normal" fo:hyphenate="false"/>
    </style:style>
    <style:style style:name="ce132"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hi" style:country-asian="IN" style:font-style-asian="normal" style:font-weight-asian="normal" style:font-name-complex="Courier New1" style:font-size-complex="10pt" style:language-complex="none" style:country-complex="none" style:font-style-complex="normal" style:font-weight-complex="normal" style:text-emphasize="none" style:font-relief="none" style:text-overline-style="none" style:text-overline-color="font-color"/>
    </style:style>
    <style:style style:name="ce134"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hi" style:country-asian="IN"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35"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style="normal" fo:font-weight="normal" style:font-name-asian="Mangal" style:font-size-asian="10pt" style:language-asian="hi" style:country-asian="IN" style:font-style-asian="normal" style:font-weight-asian="normal" style:font-name-complex="Courier New" style:font-size-complex="10pt" style:font-style-complex="normal" style:font-weight-complex="normal" fo:hyphenate="false"/>
    </style:style>
    <style:style style:name="ce136" style:family="table-cell" style:parent-style-name="Default">
      <style:table-cell-properties style:text-align-source="fix" style:repeat-content="false" fo:wrap-option="wrap"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137" style:family="table-cell" style:parent-style-name="Default">
      <style:table-cell-properties style:text-align-source="fix" style:repeat-content="false" fo:wrap-option="wrap" style:vertical-align="middle"/>
      <style:paragraph-properties fo:text-align="start" fo:margin-left="0pt"/>
      <style:text-properties style:font-name="Liberation Sans" fo:font-size="10pt" fo:font-weight="normal" style:font-size-asian="10pt" style:font-weight-asian="normal" style:font-size-complex="10pt" style:font-weight-complex="normal"/>
    </style:style>
    <style:style style:name="ce138" style:family="table-cell" style:parent-style-name="Default">
      <style:table-cell-properties style:text-align-source="fix" style:repeat-content="false"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39"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a" style:font-name="Liberation Sans" fo:font-size="10pt" fo:font-style="normal" fo:font-weight="normal" style:font-name-asian="Mangal" style:font-size-asian="10pt" style:language-asian="hi" style:country-asian="IN" style:font-style-asian="normal" style:font-weight-asian="normal" style:font-name-complex="Courier New1" style:font-size-complex="10pt" style:font-style-complex="normal" style:font-weight-complex="normal" fo:hyphenate="false"/>
    </style:style>
    <style:style style:name="ce140" style:family="table-cell" style:parent-style-name="Default">
      <style:table-cell-properties style:text-align-source="fix" style:repeat-content="false" fo:wrap-option="wrap"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none" style:country-complex="none" style:font-style-complex="normal" style:font-weight-complex="normal" style:text-emphasize="none" style:font-relief="none" style:text-overline-style="none" style:text-overline-color="font-color"/>
    </style:style>
    <style:style style:name="ce141"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42"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43"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44" style:family="table-cell" style:parent-style-name="Default">
      <style:table-cell-properties style:text-align-source="fix" style:repeat-content="false" fo:wrap-option="wrap"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none" style:country-complex="none" style:font-style-complex="normal" style:font-weight-complex="normal" style:text-emphasize="none" style:font-relief="none" style:text-overline-style="none" style:text-overline-color="font-color"/>
    </style:style>
    <style:style style:name="ce145" style:family="table-cell" style:parent-style-name="Default">
      <style:table-cell-properties style:text-align-source="fix" style:repeat-content="false" fo:wrap-option="wrap"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46"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47"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name-asian="Liberation Mono" style:font-size-asian="10pt" style:font-style-asian="normal" style:font-weight-asian="normal" style:font-name-complex="Liberation Mono" style:font-size-complex="10pt" style:font-style-complex="normal" style:font-weight-complex="normal" fo:hyphenate="false"/>
    </style:style>
    <style:style style:name="ce148" style:family="table-cell" style:parent-style-name="Default">
      <style:table-cell-properties style:text-align-source="fix" style:repeat-content="false" fo:wrap-option="wrap"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49"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name-complex="Tahoma" style:font-size-complex="10pt" style:font-style-complex="normal" style:font-weight-complex="normal" fo:hyphenate="false"/>
    </style:style>
    <style:style style:name="ce15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51" style:family="table-cell" style:parent-style-name="Default" style:data-style-name="N121">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52" style:family="table-cell" style:parent-style-name="Default">
      <style:table-cell-properties fo:wrap-option="wrap"/>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53"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line-through-style="none" style:text-line-through-type="none" style:font-name="Liberation Sans" fo:font-size="10pt" fo:font-style="normal" style:text-underline-style="none" fo:font-weight="normal" style:font-name-asian="ＭＳ Ｐゴシック" style:font-size-asian="10pt" style:font-style-asian="normal" style:font-weight-asian="normal" style:font-name-complex="Courier" style:font-size-complex="10pt" style:font-style-complex="normal" style:font-weight-complex="normal" fo:hyphenate="false"/>
    </style:style>
    <style:style style:name="ce155"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fo:hyphenate="false"/>
    </style:style>
    <style:style style:name="ce156" style:family="table-cell" style:parent-style-name="Default">
      <style:table-cell-properties style:text-align-source="fix" style:repeat-content="false" fo:background-color="transparent" fo:wrap-option="wrap"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7"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9" style:family="table-cell" style:parent-style-name="Default">
      <style:table-cell-properties fo:border="0.06pt solid #000000"/>
    </style:style>
    <style:style style:name="ce16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3"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6" style:family="table-cell" style:parent-style-name="Default">
      <style:table-cell-properties fo:wrap-option="wrap" fo:border="0.06pt solid #000000" style:vertical-align="automatic"/>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7" style:family="table-cell" style:parent-style-name="Pivot_20_Table_20_Field">
      <style:table-cell-properties fo:border="none"/>
    </style:style>
    <style:style style:name="ce198" style:family="table-cell" style:parent-style-name="Pivot_20_Table_20_Category" style:data-style-name="N0">
      <style:table-cell-properties fo:border="none"/>
    </style:style>
    <style:style style:name="ce229" style:family="table-cell" style:parent-style-name="Pivot_20_Table_20_Title" style:data-style-name="N0">
      <style:table-cell-properties fo:border="none"/>
    </style:style>
    <style:style style:name="ce230" style:family="table-cell" style:parent-style-name="Pivot_20_Table_20_Corner">
      <style:table-cell-properties fo:border="none"/>
    </style:style>
    <style:style style:name="ce234" style:family="table-cell" style:parent-style-name="Pivot_20_Table_20_Value" style:data-style-name="N0">
      <style:table-cell-properties fo:border="none"/>
    </style:style>
    <style:style style:name="ce237" style:family="table-cell" style:parent-style-name="Pivot_20_Table_20_Result" style:data-style-name="N0">
      <style:table-cell-properties fo:border="none"/>
    </style:style>
    <style:style style:name="ce240" style:family="table-cell" style:parent-style-name="Pivot_20_Table_20_Field">
      <style:table-cell-properties fo:border-bottom="0.99pt solid #000000" fo:border-left="2.01pt solid #000000" fo:border-right="0.99pt solid #000000" fo:border-top="2.01pt solid #000000"/>
    </style:style>
    <style:style style:name="ce241" style:family="table-cell" style:parent-style-name="Pivot_20_Table_20_Category" style:data-style-name="N0">
      <style:table-cell-properties fo:border-bottom="none" fo:border-left="2.01pt solid #000000" fo:border-right="0.99pt solid #000000" fo:border-top="0.99pt solid #000000"/>
    </style:style>
    <style:style style:name="ce242" style:family="table-cell" style:parent-style-name="Pivot_20_Table_20_Category" style:data-style-name="N0">
      <style:table-cell-properties fo:border-bottom="none" fo:border-left="2.01pt solid #000000" fo:border-right="0.99pt solid #000000" fo:border-top="none"/>
    </style:style>
    <style:style style:name="ce243" style:family="table-cell" style:parent-style-name="Pivot_20_Table_20_Title" style:data-style-name="N0">
      <style:table-cell-properties fo:border-bottom="2.01pt solid #000000" fo:border-left="2.01pt solid #000000" fo:border-right="0.99pt solid #000000" fo:border-top="0.99pt solid #000000"/>
    </style:style>
    <style:style style:name="ce244" style:family="table-cell" style:parent-style-name="Pivot_20_Table_20_Corner">
      <style:table-cell-properties fo:border-bottom="0.99pt solid #000000" fo:border-left="0.99pt solid #000000" fo:border-right="2.01pt solid #000000" fo:border-top="2.01pt solid #000000"/>
    </style:style>
    <style:style style:name="ce245" style:family="table-cell" style:parent-style-name="Pivot_20_Table_20_Value" style:data-style-name="N0">
      <style:table-cell-properties fo:border-bottom="none" fo:border-left="0.99pt solid #000000" fo:border-right="2.01pt solid #000000" fo:border-top="0.99pt solid #000000"/>
    </style:style>
    <style:style style:name="ce246" style:family="table-cell" style:parent-style-name="Pivot_20_Table_20_Value" style:data-style-name="N0">
      <style:table-cell-properties fo:border-bottom="none" fo:border-left="0.99pt solid #000000" fo:border-right="2.01pt solid #000000" fo:border-top="none"/>
    </style:style>
    <style:style style:name="ce247" style:family="table-cell" style:parent-style-name="Pivot_20_Table_20_Value" style:data-style-name="N0">
      <style:table-cell-properties fo:border-bottom="0.99pt solid #000000" fo:border-left="0.99pt solid #000000" fo:border-right="2.01pt solid #000000" fo:border-top="none"/>
    </style:style>
    <style:style style:name="ce248" style:family="table-cell" style:parent-style-name="Pivot_20_Table_20_Result" style:data-style-name="N0">
      <style:table-cell-properties fo:border-bottom="2.01pt solid #000000" fo:border-left="0.99pt solid #000000" fo:border-right="2.01pt solid #000000" fo:border-top="0.99pt solid #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3"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fo:language="en" fo:country="US" fo:font-style="normal" fo:text-shadow="none" style:text-underline-style="none"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8"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9" style:family="tex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10" style:family="text">
      <style:text-properties fo:font-size="10pt" style:font-size-asian="10pt" style:font-size-complex="10pt"/>
    </style:style>
    <style:style style:name="T1" style:family="tex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1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2" style:family="text">
      <style:text-properties style:font-name="Liberation Sans" fo:font-size="10pt" style:letter-kerning="true" style:font-name-asian="Mangal" style:font-size-asian="10pt" style:language-asian="hi" style:country-asian="IN" style:font-name-complex="Courier New" style:font-size-complex="10pt"/>
    </style:style>
    <style:style style:name="T74" style:family="text">
      <style:text-properties fo:color="#00000a" style:font-name="Courier New" fo:font-size="8pt" fo:language="en" fo:country="US" fo:font-style="normal" style:letter-kerning="true" style:font-name-asian="Mangal" style:font-size-asian="8pt" style:language-asian="hi" style:country-asian="IN" style:font-style-asian="normal" style:font-name-complex="Courier New" style:font-size-complex="8pt" style:font-style-complex="normal"/>
    </style:style>
    <style:style style:name="T75" style:family="text">
      <style:text-properties fo:color="#00000a" style:font-name="Courier New" fo:font-size="8pt" style:letter-kerning="true" style:font-name-asian="Mangal" style:font-size-asian="8pt" style:language-asian="hi" style:country-asian="IN" style:font-name-complex="Courier New" style:font-size-complex="8pt"/>
    </style:style>
    <style:style style:name="T13" style:family="tex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Mangal" style:font-size-asian="10pt" style:language-asian="hi" style:country-asian="IN" style:font-style-asian="normal" style:font-weight-asian="normal" style:font-name-complex="Courier New" style:font-size-complex="10pt" style:language-complex="hi" style:country-complex="IN" style:font-style-complex="normal" style:font-weight-complex="normal" style:text-emphasize="none" style:font-relief="none" style:text-overline-style="none" style:text-overline-color="font-color"/>
    </style:style>
    <style:style style:name="T76"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77" style:family="text">
      <style:text-properties fo:color="#000000" style:text-outline="false" style:text-line-through-style="none" style:text-line-through-type="none"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4" style:family="text">
      <style:text-properties style:font-name="Liberation Sans"/>
    </style:style>
    <style:style style:name="T15" style:family="tex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Mangal" style:font-size-asian="10pt" style:language-asian="hi" style:country-asian="IN" style:font-style-asian="normal" style:font-weight-asian="normal" style:font-name-complex="Courier New" style:font-size-complex="10pt" style:language-complex="none" style:country-complex="none" style:font-style-complex="normal" style:font-weight-complex="normal" style:text-emphasize="none" style:font-relief="none" style:text-overline-style="none" style:text-overline-color="font-color"/>
    </style:style>
    <style:style style:name="T16" style:family="text">
      <style:text-properties fo:language="en" fo:country="US" fo:font-style="normal" style:text-underline-style="none" fo:font-weight="normal" style:letter-kerning="true" style:font-name-asian="Mangal" style:font-size-asian="10pt" style:language-asian="hi" style:country-asian="IN" style:font-style-asian="normal" style:font-weight-asian="normal" style:font-name-complex="Courier New" style:font-size-complex="10pt" style:font-style-complex="normal" style:font-weight-complex="normal"/>
    </style:style>
    <style:style style:name="T17" style:family="tex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Mangal" style:font-size-asian="10pt" style:language-asian="hi" style:country-asian="IN" style:font-style-asian="normal" style:font-weight-asian="normal" style:font-name-complex="Courier New" style:font-size-complex="10pt" style:language-complex="none" style:country-complex="none" style:font-style-complex="normal" style:font-weight-complex="normal" style:text-emphasize="none" style:font-relief="none" style:text-overline-style="none" style:text-overline-color="font-color"/>
    </style:style>
    <style:style style:name="T18" style:family="text">
      <style:text-properties fo:color="#00000a" fo:language="en" fo:country="US" fo:font-style="normal" style:text-underline-style="none" fo:font-weight="normal" style:letter-kerning="true" style:font-name-asian="Mangal" style:font-size-asian="10pt" style:language-asian="hi" style:country-asian="IN" style:font-style-asian="normal" style:font-weight-asian="normal" style:font-name-complex="Courier New" style:font-size-complex="10pt" style:font-style-complex="normal" style:font-weight-complex="normal"/>
    </style:style>
    <style:style style:name="T19" style:family="tex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 style:font-size-complex="10pt" style:language-complex="hi" style:country-complex="IN" style:font-style-complex="normal" style:font-weight-complex="normal" style:text-emphasize="none" style:font-relief="none" style:text-overline-style="none" style:text-overline-color="font-color"/>
    </style:style>
    <style:style style:name="T20" style:family="tex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 style:font-size-complex="10pt" style:language-complex="hi" style:country-complex="IN" style:font-style-complex="normal" style:font-weight-complex="normal" style:text-emphasize="none" style:font-relief="none" style:text-overline-style="none" style:text-overline-color="font-color"/>
    </style:style>
    <style:style style:name="T21" style:family="tex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2" style:family="tex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 style:font-size-complex="10pt" style:language-complex="hi" style:country-complex="IN" style:font-style-complex="normal" style:font-weight-complex="normal" style:text-emphasize="none" style:font-relief="none" style:text-overline-style="none" style:text-overline-color="font-color"/>
    </style:style>
    <style:style style:name="T23" style:family="tex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 style:font-size-complex="10pt" style:language-complex="hi" style:country-complex="IN" style:font-style-complex="normal" style:font-weight-complex="normal" style:text-emphasize="none" style:font-relief="none" style:text-overline-style="none" style:text-overline-color="font-color"/>
    </style:style>
    <style:style style:name="T24" style:family="tex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Mangal" style:font-size-asian="10pt" style:language-asian="hi" style:country-asian="IN" style:font-style-asian="normal" style:font-weight-asian="normal" style:font-name-complex="Courier New" style:font-size-complex="10pt" style:language-complex="none" style:country-complex="none" style:font-style-complex="normal" style:font-weight-complex="normal" style:text-emphasize="none" style:font-relief="none" style:text-overline-style="none" style:text-overline-color="font-color"/>
    </style:style>
    <style:style style:name="T25" style:family="tex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T26" style:family="tex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7" style:family="text">
      <style:text-properties style:font-size-asian="10pt" style:font-size-complex="10pt"/>
    </style:style>
    <style:style style:name="T28" style:family="tex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Mangal" style:font-size-asian="10pt" style:language-asian="hi" style:country-asian="IN" style:font-style-asian="normal" style:font-weight-asian="normal" style:font-name-complex="Courier New" style:font-size-complex="10pt" style:language-complex="none" style:country-complex="none" style:font-style-complex="normal" style:font-weight-complex="normal" style:text-emphasize="none" style:font-relief="none" style:text-overline-style="none" style:text-overline-color="font-color"/>
    </style:style>
    <style:style style:name="T29" style:family="text">
      <style:text-properties fo:color="#00000a"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letter-kerning="true" style:font-name-asian="Mangal" style:font-size-asian="10pt" style:language-asian="hi" style:country-asian="IN" style:font-style-asian="italic" style:font-weight-asian="normal" style:font-name-complex="Courier New" style:font-size-complex="10pt" style:language-complex="none" style:country-complex="none" style:font-style-complex="italic" style:font-weight-complex="normal" style:text-emphasize="none" style:font-relief="none" style:text-overline-style="none" style:text-overline-color="font-color"/>
    </style:style>
    <style:style style:name="T30" style:family="tex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Mangal" style:font-size-asian="10pt" style:language-asian="hi" style:country-asian="IN" style:font-style-asian="normal" style:font-weight-asian="normal" style:font-name-complex="Courier New" style:font-size-complex="10pt" style:language-complex="none" style:country-complex="none" style:font-style-complex="normal" style:font-weight-complex="normal" style:text-emphasize="none" style:font-relief="none" style:text-overline-style="none" style:text-overline-color="font-color"/>
    </style:style>
    <style:style style:name="T31" style:family="text">
      <style:text-properties fo:language="en" fo:country="US" fo:font-style="normal" style:text-underline-style="none" fo:font-weight="normal" style:letter-kerning="true" style:font-name-asian="Mangal" style:font-size-asian="8pt" style:language-asian="hi" style:country-asian="IN" style:font-style-asian="normal" style:font-weight-asian="normal" style:font-name-complex="Courier New" style:font-size-complex="8pt" style:font-style-complex="normal" style:font-weight-complex="normal"/>
    </style:style>
    <style:style style:name="T32" style:family="text">
      <style:text-properties style:text-outline="false" style:text-line-through-style="none" style:text-line-through-type="none" fo:language="en" fo:country="US" fo:font-style="normal" fo:text-shadow="none" style:text-underline-style="none" style:text-underline-mode="continuous" style:text-overline-mode="continuous" style:text-line-through-mode="continuous" style:font-name-asian="Courier New" style:font-size-asian="8pt" style:language-asian="hi" style:country-asian="IN" style:font-style-asian="normal" style:font-weight-asian="normal" style:font-name-complex="Courier New" style:font-size-complex="6.80000019073486pt" style:language-complex="none" style:country-complex="none" style:font-style-complex="normal" style:font-weight-complex="normal" style:text-emphasize="none" style:font-relief="none" style:text-overline-style="none" style:text-overline-color="font-color"/>
    </style:style>
    <style:style style:name="T33" style:family="tex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hi" style:country-asian="IN"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T34" style:family="tex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35"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Mangal" style:font-size-asian="10pt" style:language-asian="hi" style:country-asian="IN" style:font-style-asian="normal" style:font-weight-asian="normal" style:font-name-complex="Courier New" style:font-size-complex="10pt" style:language-complex="hi" style:country-complex="IN" style:font-style-complex="normal" style:font-weight-complex="normal" style:text-emphasize="none" style:font-relief="none" style:text-overline-style="none" style:text-overline-color="font-color"/>
    </style:style>
    <style:style style:name="T36" style:family="text">
      <style:text-properties style:text-outline="false" style:text-line-through-style="none" style:text-line-through-type="none" fo:font-size="10pt" fo:language="en" fo:country="US" fo:font-style="normal" fo:text-shadow="none" style:text-underline-style="none"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37" style:family="text">
      <style:text-properties fo:color="#000000" style:text-outline="false" style:text-line-through-style="none" style:text-line-through-type="none" style:text-position="0% 100%" fo:font-size="10pt" fo:letter-spacing="normal" fo:language="en" fo:country="US" fo:font-style="normal" fo:text-shadow="none" style:text-underline-style="none" style:text-underline-mode="continuous" style:text-overline-mode="continuous" style:text-line-through-mode="continuous" style:font-name-asian="ＭＳ Ｐゴシック" style:font-size-asian="10pt" style:language-asian="zh" style:country-asian="CN" style:font-style-asian="normal" style:font-weight-asian="bold" style:font-name-complex="Courier" style:font-size-complex="10pt" style:language-complex="hi" style:country-complex="IN" style:font-style-complex="normal" style:font-weight-complex="bold" style:text-emphasize="none" style:font-relief="none" style:text-overline-style="none" style:text-overline-color="font-color"/>
    </style:style>
    <style:style style:name="T38" style:family="text">
      <style:text-properties fo:color="#000000" style:text-line-through-style="none" style:text-line-through-type="none" style:text-position="0% 100%" fo:font-size="10pt" fo:letter-spacing="normal" fo:font-style="normal" style:text-underline-style="none" style:font-name-asian="ＭＳ Ｐゴシック" style:font-size-asian="10pt" style:font-style-asian="normal" style:font-weight-asian="bold" style:font-name-complex="Courier" style:font-size-complex="10pt" style:font-style-complex="normal" style:font-weight-complex="bold"/>
    </style:style>
    <style:style style:name="T39" style:family="text">
      <style:text-properties style:font-name="Liberation Sans" fo:font-size="10pt" style:font-size-asian="10pt" style:font-size-complex="10pt"/>
    </style:style>
    <style:style style:name="T40"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41" style:family="tex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Mangal" style:font-size-asian="10pt" style:language-asian="hi" style:country-asian="IN" style:font-style-asian="normal" style:font-weight-asian="normal" style:font-name-complex="Courier New" style:font-size-complex="10pt" style:language-complex="hi" style:country-complex="IN" style:font-style-complex="normal" style:font-weight-complex="normal" style:text-emphasize="none" style:font-relief="none" style:text-overline-style="none" style:text-overline-color="font-color"/>
    </style:style>
    <style:style style:name="T42" style:family="tex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43" style:family="tex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44" style:family="tex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Mangal" style:font-size-asian="10pt" style:language-asian="hi" style:country-asian="IN" style:font-style-asian="normal" style:font-weight-asian="normal" style:font-name-complex="Courier New" style:font-size-complex="10pt" style:language-complex="hi" style:country-complex="IN" style:font-style-complex="normal" style:font-weight-complex="normal" style:text-emphasize="none" style:font-relief="none" style:text-overline-style="none" style:text-overline-color="font-color"/>
    </style:style>
    <style:style style:name="T45" style:family="text">
      <style:text-properties style:font-name="Liberation Sans" fo:font-size="10pt" fo:font-style="normal" fo:font-weight="normal" style:letter-kerning="true" style:font-name-asian="Mangal" style:font-size-asian="10pt" style:language-asian="hi" style:country-asian="IN" style:font-style-asian="normal" style:font-weight-asian="normal" style:font-name-complex="Courier New" style:font-size-complex="10pt" style:font-style-complex="normal" style:font-weight-complex="normal"/>
    </style:style>
    <style:style style:name="T46" style:family="text">
      <style:text-properties style:font-name="Liberation Sans" fo:font-size="10pt" fo:language="en" fo:country="US" fo:font-style="normal" style:text-underline-style="none" fo:font-weight="normal" style:letter-kerning="true" style:font-name-asian="Mangal" style:font-size-asian="10pt" style:language-asian="hi" style:country-asian="IN" style:font-style-asian="normal" style:font-weight-asian="normal" style:font-name-complex="Courier New" style:font-size-complex="10pt" style:font-style-complex="normal" style:font-weight-complex="normal"/>
    </style:style>
    <style:style style:name="T47" style:family="text">
      <style:text-properties fo:color="#00000a" style:text-outline="false" style:text-line-through-style="none" style:text-line-through-type="none" fo:language="en" fo:country="US" fo:font-style="normal" fo:text-shadow="none" style:text-underline-style="none" style:text-underline-mode="continuous" style:text-overline-mode="continuous" style:text-line-through-mode="continuous" style:font-name-asian="Mangal" style:font-size-asian="8pt" style:language-asian="hi" style:country-asian="IN" style:font-style-asian="normal" style:font-weight-asian="normal" style:font-name-complex="Courier New" style:font-size-complex="8pt" style:language-complex="none" style:country-complex="none" style:font-style-complex="normal" style:font-weight-complex="normal" style:text-emphasize="none" style:font-relief="none" style:text-overline-style="none" style:text-overline-color="font-color"/>
    </style:style>
    <style:style style:name="T48" style:family="text">
      <style:text-properties fo:color="#00000a" style:text-outline="false" style:text-line-through-style="none" style:text-line-through-type="none" fo:language="en" fo:country="US" fo:font-style="italic" fo:text-shadow="none" style:text-underline-style="none" style:text-underline-mode="continuous" style:text-overline-mode="continuous" style:text-line-through-mode="continuous" style:letter-kerning="true" style:font-name-asian="Mangal" style:font-size-asian="8pt" style:language-asian="hi" style:country-asian="IN" style:font-style-asian="italic" style:font-weight-asian="normal" style:font-name-complex="Courier New" style:font-size-complex="8pt" style:language-complex="hi" style:country-complex="IN" style:font-style-complex="italic" style:font-weight-complex="normal" style:text-emphasize="none" style:font-relief="none" style:text-overline-style="none" style:text-overline-color="font-color"/>
    </style:style>
    <style:style style:name="T49" style:family="tex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8pt" style:language-asian="hi" style:country-asian="IN" style:font-style-asian="normal" style:font-weight-asian="normal" style:font-name-complex="Courier New" style:font-size-complex="8pt" style:language-complex="none" style:country-complex="none" style:font-style-complex="normal" style:font-weight-complex="normal" style:text-emphasize="none" style:font-relief="none" style:text-overline-style="none" style:text-overline-color="font-color"/>
    </style:style>
    <style:style style:name="T50" style:family="text">
      <style:text-properties fo:color="#00000a" style:text-outline="false" style:text-line-through-style="none" style:text-line-through-type="none" fo:language="en" fo:country="US" fo:font-style="normal" fo:text-shadow="none" style:text-underline-style="none" style:text-underline-mode="continuous" style:text-overline-mode="continuous" style:text-line-through-mode="continuous" style:font-name-asian="Mangal" style:font-size-asian="8pt" style:language-asian="hi" style:country-asian="IN" style:font-style-asian="normal" style:font-weight-asian="normal" style:font-name-complex="Courier New" style:font-size-complex="8pt" style:language-complex="none" style:country-complex="none" style:font-style-complex="normal" style:font-weight-complex="normal" style:text-emphasize="none" style:font-relief="none" style:text-overline-style="none" style:text-overline-color="font-color"/>
    </style:style>
    <style:style style:name="T51" style:family="text">
      <style:text-properties fo:color="#00000a" style:text-outline="false" style:text-line-through-style="none" style:text-line-through-type="none" fo:language="en" fo:country="US" fo:font-style="italic" fo:text-shadow="none" style:text-underline-style="none" style:text-underline-mode="continuous" style:text-overline-mode="continuous" style:text-line-through-mode="continuous" style:letter-kerning="true" style:font-name-asian="Mangal" style:font-size-asian="8pt" style:language-asian="hi" style:country-asian="IN" style:font-style-asian="italic" style:font-weight-asian="normal" style:font-name-complex="Courier New" style:font-size-complex="8pt" style:language-complex="hi" style:country-complex="IN" style:font-style-complex="italic" style:font-weight-complex="normal" style:text-emphasize="none" style:font-relief="none" style:text-overline-style="none" style:text-overline-color="font-color"/>
    </style:style>
    <style:style style:name="T52" style:family="text">
      <style:text-properties fo:color="#00000a"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etter-kerning="true" style:font-name-asian="Mangal" style:font-size-asian="10pt" style:language-asian="hi" style:country-asian="IN" style:font-style-asian="normal" style:font-weight-asian="normal" style:font-name-complex="Courier New" style:font-size-complex="10pt" style:language-complex="hi" style:country-complex="IN" style:font-style-complex="normal" style:font-weight-complex="normal" style:text-emphasize="none" style:font-relief="none" style:text-overline-style="none" style:text-overline-color="font-color"/>
    </style:style>
    <style:style style:name="T53" style:family="tex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54" style:family="tex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Mangal" style:font-size-asian="10pt" style:language-asian="hi" style:country-asian="IN" style:font-style-asian="normal" style:font-weight-asian="normal" style:font-name-complex="Courier New" style:font-size-complex="10pt" style:language-complex="hi" style:country-complex="IN" style:font-style-complex="normal" style:font-weight-complex="normal" style:text-emphasize="none" style:font-relief="none" style:text-overline-style="none" style:text-overline-color="font-color"/>
    </style:style>
    <style:style style:name="T55" style:family="tex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56" style:family="tex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57" style:family="tex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58" style:family="tex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Mangal" style:font-size-asian="10pt" style:language-asian="hi" style:country-asian="IN" style:font-style-asian="normal" style:font-weight-asian="normal" style:font-name-complex="Courier New" style:font-size-complex="10pt" style:language-complex="hi" style:country-complex="IN" style:font-style-complex="normal" style:font-weight-complex="normal" style:text-emphasize="none" style:font-relief="none" style:text-overline-style="none" style:text-overline-color="font-color"/>
    </style:style>
    <style:style style:name="T59" style:family="tex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60" style:family="tex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61" style:family="tex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62" style:family="tex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63" style:family="text">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64" style:family="tex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letter-kerning="true"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65" style:family="tex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Mangal" style:font-size-asian="10pt" style:language-asian="hi" style:country-asian="IN" style:font-style-asian="normal" style:font-weight-asian="normal" style:font-name-complex="Courier New" style:font-size-complex="10pt" style:language-complex="hi" style:country-complex="IN" style:font-style-complex="normal" style:font-weight-complex="normal" style:text-emphasize="none" style:font-relief="none" style:text-overline-style="none" style:text-overline-color="font-color"/>
    </style:style>
    <style:style style:name="T66" style:family="text">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67" style:family="text">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68"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69"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70"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71" style:family="text">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letter-kerning="true" style:font-name-asian="Mangal" style:font-size-asian="10pt" style:language-asian="hi" style:country-asian="IN" style:font-style-asian="normal" style:font-weight-asian="normal" style:font-name-complex="Courier New" style:font-size-complex="10pt" style:language-complex="hi" style:country-complex="IN" style:font-style-complex="normal" style:font-weight-complex="normal" style:text-emphasize="none" style:font-relief="none" style:text-overline-style="none" style:text-overline-color="font-color"/>
    </style:style>
    <style:style style:name="T72" style:family="tex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letter-kerning="true" style:font-name-asian="Mangal" style:font-size-asian="10pt" style:language-asian="hi" style:country-asian="IN" style:font-style-asian="normal" style:font-weight-asian="normal" style:font-name-complex="Courier New" style:font-size-complex="10pt" style:language-complex="hi" style:country-complex="IN" style:font-style-complex="normal" style:font-weight-complex="normal" style:text-emphasize="none" style:font-relief="none" style:text-overline-style="none" style:text-overline-color="font-color"/>
    </style:style>
    <style:style style:name="T73" style:family="text">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letter-kerning="true" style:font-name-asian="Mangal" style:font-size-asian="10pt" style:language-asian="hi" style:country-asian="IN" style:font-style-asian="normal" style:font-weight-asian="normal" style:font-name-complex="Courier New" style:font-size-complex="10pt" style:language-complex="hi" style:country-complex="IN" style:font-style-complex="normal" style:font-weight-complex="normal" style:text-emphasize="none" style:font-relief="none" style:text-overline-style="none" style:text-overline-color="font-color"/>
    </style:style>
    <style:style style:name="T84"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Tahoma" fo:color="#000000"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font-name="Liberation Sans"/>
    </style:style>
    <style:style style:name="T85"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Tahoma"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font-name="Liberation Sans"/>
    </style:style>
    <style:style style:name="T8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7" style:family="text">
      <style:text-properties style:font-name-asian="Tahoma"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8" style:family="text">
      <style:text-properties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9" style:family="text">
      <style:text-properties style:font-name-asian="Tahoma"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Liberation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90"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1"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asian="Tahoma" style:font-name="Liberation Sans"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2"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4" style:family="text">
      <style:text-properties style:font-name="Liberation Sans" fo:font-size="10pt" style:letter-kerning="true" style:language-asian="hi" style:country-asian="IN" style:font-name-asian="Mangal" style:font-name-complex="Courier New" style:font-size-asian="10pt" style:font-size-complex="10pt"/>
    </style:style>
    <style:style style:name="T95" style:family="text">
      <style:text-properties fo:color="#00000a"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6" style:family="text">
      <style:text-properties style:font-name="Liberation Sans"/>
    </style:style>
    <style:style style:name="T97" style:family="text">
      <style:text-properties fo:color="#00000a"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none" style:country-complex="none"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8" style:family="text">
      <style:text-properties fo:font-weight="normal" style:text-underline-style="none" style:text-underline-color="font-color" fo:font-style="normal" style:letter-kerning="true" fo:language="en" fo:country="US" style:language-asian="hi" style:country-asian="IN" style:font-name-asian="Mangal" style:font-name-complex="Courier New" style:font-size-asian="10pt" style:font-size-complex="10pt" style:font-weight-asian="normal" style:font-weight-complex="normal" style:font-style-asian="normal" style:font-style-complex="normal"/>
    </style:style>
    <style:style style:name="T99" style:family="text">
      <style:text-properties fo:color="#00000a"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Courier New" style:font-name-asian="Mangal" style:language-asian="hi" style:country-asian="IN" style:language-complex="none" style:country-complex="none"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100" style:family="text">
      <style:text-properties fo:color="#00000a" style:font-style-complex="normal" style:font-style-asian="normal" style:font-weight-complex="normal" style:font-weight-asian="normal" style:font-size-complex="10pt" style:font-size-asian="10pt" style:font-name-complex="Courier New" style:font-name-asian="Mangal" style:language-asian="hi" style:country-asian="IN" fo:language="en" fo:country="US" style:letter-kerning="true" fo:font-style="normal" style:text-underline-style="none" style:text-underline-color="font-color" fo:font-weight="normal"/>
    </style:style>
    <style:style style:name="T101" style:family="text">
      <style:text-properties fo:color="#00000a"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2" style:family="text">
      <style:text-properties style:language-asian="hi" style:country-asian="IN" style:language-complex="hi" style:country-complex="IN" fo:language="en" fo:country="US" style:text-line-through-mode="continuous" fo:text-shadow="none" style:text-outline="false" fo:font-style="normal" style:text-line-through-type="none" style:text-underline-style="none" style:text-underline-color="font-color" fo:font-weight="normal" fo:font-size="10pt" fo:color="#00000a" style:font-name="Liberation Sans"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3" style:family="text">
      <style:text-properties style:language-complex="hi" style:country-complex="IN" fo:language="en" fo:country="US" style:text-line-through-mode="continuous" fo:text-shadow="none" style:text-outline="false" fo:font-style="normal" style:text-line-through-type="none" style:text-underline-style="none" style:text-underline-color="font-color" fo:font-weight="normal" fo:font-size="10pt" style:font-name="Liberation Sans"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language-asian="zh" style:country-asian="CN" style:font-name-asian="Tahoma" style:font-name-complex="FreeSans"/>
    </style:style>
    <style:style style:name="T104" style:family="text">
      <style:text-properties style:language-complex="hi" style:country-complex="IN" fo:language="en" fo:country="US" style:text-line-through-mode="continuous" fo:text-shadow="none" style:text-outline="false" fo:font-style="normal" style:text-line-through-type="none" style:text-underline-style="none" style:text-underline-color="font-color" fo:font-weight="normal" fo:font-size="10pt" style:font-name="Liberation Sans" style:font-size-asian="10pt" style:font-size-complex="10pt" style:font-weight-asian="normal" style:font-weight-complex="normal" style:font-style-asian="normal" style:font-style-complex="normal" style:text-emphasize="none" style:font-relief="none" style:text-overline-style="none" style:text-overline-color="font-color" fo:color="#00000a" style:language-asian="hi" style:country-asian="IN" style:font-name-asian="Mangal" style:font-name-complex="Courier New"/>
    </style:style>
    <style:style style:name="T105" style:family="text">
      <style:text-properties style:language-complex="hi" style:country-complex="IN" style:text-overline-style="none" style:text-overline-color="font-color" fo:font-size="10pt" fo:font-weight="normal" style:text-underline-style="none" style:text-underline-color="font-color" style:text-line-through-type="none" fo:font-style="normal" style:text-outline="false" fo:text-shadow="none" style:text-line-through-mode="continuous" fo:language="en" fo:country="US" style:language-asian="hi" style:country-asian="IN" fo:color="#00000a" style:font-name-asian="Mangal" style:font-name-complex="Courier New" style:font-size-asian="10pt" style:font-size-complex="10pt" style:font-weight-asian="normal" style:font-weight-complex="normal" style:font-style-asian="normal" style:font-style-complex="normal" style:text-emphasize="none" style:font-relief="none" style:font-name="Liberation Sans"/>
    </style:style>
    <style:style style:name="T106" style:family="text">
      <style:text-properties style:text-overline-style="none" style:text-overline-color="font-color" fo:font-size="10pt" fo:font-weight="normal" style:text-underline-style="none" style:text-underline-color="font-color" style:text-line-through-type="none" fo:font-style="normal" style:text-outline="false" fo:text-shadow="none" style:text-line-through-mode="continuous" fo:language="en" fo:country="US" style:language-asian="hi" style:country-asian="IN" fo:color="#00000a" style:font-name-asian="Mangal" style:font-name-complex="Courier New" style:font-size-asian="10pt" style:font-size-complex="10pt" style:font-weight-asian="normal" style:font-weight-complex="normal" style:font-style-asian="normal" style:font-style-complex="normal" style:text-emphasize="none" style:font-relief="none" style:font-name="Liberation Sans" style:letter-kerning="true" style:language-complex="none" style:country-complex="none"/>
    </style:style>
    <style:style style:name="T107" style:family="text">
      <style:text-properties style:language-asian="hi" style:country-asian="IN" style:font-name="Liberation Sans" fo:language="en" fo:country="US" style:text-line-through-mode="continuous" fo:text-shadow="none" style:text-outline="false" fo:font-style="normal" style:text-line-through-type="none" style:text-underline-style="none" style:text-underline-color="font-color" fo:font-weight="normal" fo:font-size="10pt" fo:color="#00000a" style:text-overline-style="none" style:text-overline-color="font-color" style:font-name-asian="Mangal" style:font-name-complex="Tahoma" style:font-size-asian="10pt" style:font-size-complex="10pt" style:font-weight-asian="normal" style:font-weight-complex="normal" style:font-style-asian="normal" style:font-style-complex="normal" style:text-emphasize="none" style:font-relief="none" style:language-complex="none" style:country-complex="none"/>
    </style:style>
    <style:style style:name="T108" style:family="text">
      <style:text-properties style:font-name="Liberation Sans" fo:language="en" fo:country="US" style:text-line-through-mode="continuous" fo:text-shadow="none" style:text-outline="false" fo:font-style="normal" style:text-line-through-type="none" style:text-underline-style="none" style:text-underline-color="font-color" fo:font-weight="normal" fo:font-size="10pt" style:text-overline-style="none" style:text-overline-color="font-color" style:font-size-asian="10pt" style:font-size-complex="10pt" style:font-weight-asian="normal" style:font-weight-complex="normal" style:font-style-asian="normal" style:font-style-complex="normal" style:text-emphasize="none" style:font-relief="none" fo:color="#000000" style:language-asian="zh" style:country-asian="CN" style:language-complex="hi" style:country-complex="IN" style:font-name-asian="Tahoma" style:font-name-complex="FreeSans"/>
    </style:style>
    <style:style style:name="T109" style:family="text">
      <style:text-properties style:language-complex="none" style:country-complex="none" fo:language="en" fo:country="US" fo:font-size="10pt" fo:font-weight="normal" style:text-underline-style="none" style:text-underline-color="font-color" style:text-line-through-type="none" fo:font-style="normal" style:text-outline="false" fo:text-shadow="none" style:letter-kerning="true" style:text-line-through-mode="continuous" style:font-name="Liberation Sans" style:language-asian="hi" style:country-asian="IN" style:text-overline-style="none" style:text-overline-color="font-color" fo:color="#00000a" style:font-name-complex="Courier New" style:font-size-asian="10pt" style:font-size-complex="10pt" style:font-weight-asian="normal" style:font-weight-complex="normal" style:font-style-asian="normal" style:font-style-complex="normal" style:text-emphasize="none" style:font-relief="none" style:font-name-asian="Mangal"/>
    </style:style>
    <style:style style:name="T110" style:family="text">
      <style:text-properties style:language-complex="none" style:country-complex="none" fo:language="en" fo:country="US" fo:font-size="10pt" fo:font-weight="normal" style:text-underline-style="none" style:text-underline-color="font-color" style:text-line-through-type="none" style:text-outline="false" fo:text-shadow="none" style:letter-kerning="true" style:text-line-through-mode="continuous" style:font-name="Liberation Sans" style:language-asian="hi" style:country-asian="IN" style:text-overline-style="none" style:text-overline-color="font-color" fo:color="#00000a" style:font-name-complex="Courier New" style:font-size-asian="10pt" style:font-size-complex="10pt" style:font-weight-asian="normal" style:font-weight-complex="normal" style:text-emphasize="none" style:font-relief="none" style:font-name-asian="Mangal" fo:font-style="italic" style:font-style-asian="italic" style:font-style-complex="italic"/>
    </style:style>
    <style:style style:name="T111" style:family="text">
      <style:text-properties style:language-complex="none" style:country-complex="none" fo:language="en" fo:country="US" fo:font-size="10pt" fo:font-weight="normal" style:text-underline-style="none" style:text-underline-color="font-color" style:text-line-through-type="none" style:text-outline="false" fo:text-shadow="none" style:letter-kerning="true" style:text-line-through-mode="continuous" style:font-name="Liberation Sans" style:language-asian="hi" style:country-asian="IN" style:text-overline-style="none" style:text-overline-color="font-color" fo:color="#00000a" style:font-name-complex="Courier New" style:font-size-asian="10pt" style:font-size-complex="10pt" style:font-weight-asian="normal" style:font-weight-complex="normal" style:text-emphasize="none" style:font-relief="none" style:font-name-asian="Mangal" fo:font-style="normal" style:font-style-asian="normal" style:font-style-complex="normal"/>
    </style:style>
    <style:style style:name="T112" style:family="text">
      <style:text-properties fo:font-weight="normal" style:text-underline-style="none" style:text-underline-color="font-color" fo:font-style="normal" style:letter-kerning="true" fo:language="en" fo:country="US" style:language-asian="hi" style:country-asian="IN" style:font-name-asian="Mangal" style:font-name-complex="Courier New" style:font-size-asian="8pt" style:font-size-complex="8pt" style:font-weight-asian="normal" style:font-weight-complex="normal" style:font-style-asian="normal" style:font-style-complex="normal"/>
    </style:style>
    <style:style style:name="T113" style:family="text">
      <style:text-properties style:text-underline-style="none" style:text-underline-color="font-color" style:text-line-through-type="none" fo:font-style="normal" style:text-outline="false" fo:text-shadow="none" style:text-line-through-mode="continuous" fo:language="en" fo:country="US" style:language-asian="hi" style:country-asian="IN" style:language-complex="none" style:country-complex="none" style:font-name-asian="Courier New" style:font-name-complex="Courier New" style:font-size-asian="8pt" style:font-size-complex="6.80000019073486pt" style:font-weight-asian="normal" style:font-weight-complex="normal" style:font-style-asian="normal" style:font-style-complex="normal" style:text-emphasize="none" style:font-relief="none" style:text-overline-style="none" style:text-overline-color="font-color"/>
    </style:style>
    <style:style style:name="T114" style:family="text">
      <style:text-properties style:font-name="Liberation Sans" style:language-complex="none" style:country-complex="none" fo:font-size="10pt" fo:font-weight="normal" style:text-underline-style="none" style:text-underline-color="font-color" style:text-line-through-type="none" fo:font-style="normal" style:text-outline="false" fo:text-shadow="none" style:text-line-through-mode="continuous" fo:language="en" fo:country="US" style:language-asian="hi" style:country-asian="IN" fo:color="#00000a"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font-name-asian="Tahoma"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language-asian="zh" style:country-asian="CN" style:language-complex="hi" style:country-complex="IN" style:font-name-complex="FreeSans"/>
    </style:style>
    <style:style style:name="T116" style:family="text">
      <style:text-properties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7"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8" style:family="text">
      <style:text-properties fo:color="#000000" fo:font-size="10pt" style:text-underline-style="none" style:text-underline-color="font-color" style:text-line-through-type="none" fo:font-style="normal" style:text-outline="false" fo:text-shadow="none" style:text-position="0% 100%" fo:letter-spacing="normal" style:text-line-through-mode="continuous" fo:language="en" fo:country="US" style:language-asian="zh" style:country-asian="CN" style:language-complex="hi" style:country-complex="IN" style:font-name-asian="ＭＳ Ｐゴシック" style:font-name-complex="Courier"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119" style:family="text">
      <style:text-properties fo:color="#000000" fo:font-size="10pt" style:text-underline-style="none" style:text-underline-color="font-color" style:text-line-through-type="none" fo:font-style="normal" style:text-position="0% 100%" fo:letter-spacing="normal" style:font-name-asian="ＭＳ Ｐゴシック" style:font-name-complex="Courier" style:font-size-asian="10pt" style:font-size-complex="10pt" style:font-weight-asian="bold" style:font-weight-complex="bold" style:font-style-asian="normal" style:font-style-complex="normal"/>
    </style:style>
    <style:style style:name="T120" style:family="text">
      <style:text-properties style:font-name="Liberation Sans" fo:font-size="10pt" style:font-size-asian="10pt" style:font-size-complex="10pt"/>
    </style:style>
    <style:style style:name="T121"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font-name-complex="FreeSans" style:font-name-asian="Tahoma"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122"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language-complex="hi" style:country-complex="IN" fo:language="en" fo:country="US" style:text-line-through-mode="continuous" fo:text-shadow="none" style:text-outline="false" fo:font-style="normal" style:text-line-through-type="none" style:text-underline-style="none" style:text-underline-color="font-color" fo:font-weight="normal" fo:font-size="10pt" fo:color="#00000a" style:letter-kerning="true" style:language-asian="hi" style:country-asian="IN" style:font-name-asian="Mangal" style:font-name-complex="Courier New"/>
    </style:style>
    <style:style style:name="T123" style:family="text">
      <style:text-properties fo:color="#00000a"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4" style:family="text">
      <style:text-properties style:language-asian="zh" style:country-asian="C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Tahoma"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125"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language-asian="hi" style:country-asian="IN" style:font-name-asian="Mangal" style:font-name-complex="Courier New"/>
    </style:style>
    <style:style style:name="T126" style:family="text">
      <style:text-properties style:font-name="Liberation Sans" fo:font-size="10pt" fo:font-weight="normal" fo:font-style="normal" style:letter-kerning="true" style:language-asian="hi" style:country-asian="IN" style:font-name-asian="Mangal" style:font-name-complex="Courier New" style:font-size-asian="10pt" style:font-size-complex="10pt" style:font-weight-asian="normal" style:font-weight-complex="normal" style:font-style-asian="normal" style:font-style-complex="normal"/>
    </style:style>
    <style:style style:name="T127" style:family="text">
      <style:text-properties style:font-name="Liberation Sans" fo:font-size="10pt" fo:font-weight="normal" style:text-underline-style="none" style:text-underline-color="font-color" fo:font-style="normal" style:letter-kerning="true" fo:language="en" fo:country="US" style:language-asian="hi" style:country-asian="IN" style:font-name-asian="Mangal" style:font-name-complex="Courier New" style:font-size-asian="10pt" style:font-size-complex="10pt" style:font-weight-asian="normal" style:font-weight-complex="normal" style:font-style-asian="normal" style:font-style-complex="normal"/>
    </style:style>
    <style:style style:name="T128" style:family="text">
      <style:text-properties style:text-overline-style="none" style:text-overline-color="font-color" style:font-name-asian="Mangal" style:font-relief="none" style:text-emphasize="none" style:font-style-complex="normal" style:font-style-asian="normal" style:font-weight-complex="normal" style:font-weight-asian="normal" style:font-size-complex="8pt" style:font-size-asian="8pt" fo:color="#00000a" style:font-name-complex="Courier New" style:language-complex="none" style:country-complex="none" style:language-asian="hi" style:country-asian="IN" fo:language="en" fo:country="US" style:text-line-through-mode="continuous" fo:text-shadow="none" style:text-outline="false" fo:font-style="normal" style:text-line-through-type="none" style:text-underline-style="none" style:text-underline-color="font-color"/>
    </style:style>
    <style:style style:name="T129" style:family="text">
      <style:text-properties style:text-overline-style="none" style:text-overline-color="font-color" style:font-name-asian="Mangal" style:font-relief="none" style:text-emphasize="none" style:font-weight-complex="normal" style:font-weight-asian="normal" style:font-size-complex="8pt" style:font-size-asian="8pt" fo:color="#00000a" style:font-name-complex="Courier New" style:language-asian="hi" style:country-asian="IN" fo:language="en" fo:country="US" style:text-line-through-mode="continuous" fo:text-shadow="none" style:text-outline="false" style:text-line-through-type="none" style:text-underline-style="none" style:text-underline-color="font-color" fo:font-style="italic" style:letter-kerning="true" style:language-complex="hi" style:country-complex="IN" style:font-style-asian="italic" style:font-style-complex="italic"/>
    </style:style>
    <style:style style:name="T130" style:family="text">
      <style:text-properties fo:color="#00000a" style:font-name-asian="Mangal" fo:language="en" fo:country="US" style:text-line-through-mode="continuous" fo:text-shadow="none" style:text-outline="false" fo:font-style="normal" style:text-line-through-type="none" style:text-underline-style="none" style:text-underline-color="font-color" fo:font-weight="normal" fo:font-size="10pt" style:language-complex="none" style:country-complex="none" style:font-name="Liberation Sans" style:text-overline-style="none" style:text-overline-color="font-color" style:font-name-complex="Courier New" style:font-size-asian="8pt" style:font-size-complex="8pt" style:font-weight-asian="normal" style:font-weight-complex="normal" style:font-style-asian="normal" style:font-style-complex="normal" style:text-emphasize="none" style:font-relief="none" style:language-asian="hi" style:country-asian="IN"/>
    </style:style>
    <style:style style:name="T131" style:family="text">
      <style:text-properties fo:color="#00000a" style:font-name-asian="Mangal" fo:language="en" fo:country="US" style:text-line-through-mode="continuous" fo:text-shadow="none" style:text-outline="false" fo:font-style="normal" style:text-line-through-type="none" style:text-underline-style="none" style:text-underline-color="font-color" style:language-complex="none" style:country-complex="none" style:text-overline-style="none" style:text-overline-color="font-color" style:font-name-complex="Courier New" style:font-size-asian="8pt" style:font-size-complex="8pt" style:font-weight-asian="normal" style:font-weight-complex="normal" style:font-style-asian="normal" style:font-style-complex="normal" style:text-emphasize="none" style:font-relief="none" style:language-asian="hi" style:country-asian="IN"/>
    </style:style>
    <style:style style:name="T132" style:family="text">
      <style:text-properties fo:color="#00000a" style:font-name-asian="Mangal" fo:language="en" fo:country="US" style:text-line-through-mode="continuous" fo:text-shadow="none" style:text-outline="false" style:text-line-through-type="none" style:text-underline-style="none" style:text-underline-color="font-color" style:text-overline-style="none" style:text-overline-color="font-color" style:font-name-complex="Courier New" style:font-size-asian="8pt" style:font-size-complex="8pt" style:font-weight-asian="normal" style:font-weight-complex="normal" style:text-emphasize="none" style:font-relief="none" style:language-asian="hi" style:country-asian="IN" fo:font-style="italic" style:letter-kerning="true" style:language-complex="hi" style:country-complex="IN" style:font-style-asian="italic" style:font-style-complex="italic"/>
    </style:style>
    <style:style style:name="T133" style:family="text">
      <style:text-properties fo:color="#00000a"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4"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5" style:family="text">
      <style:text-properties style:language-asian="hi" style:country-asian="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Courier New" style:font-name-asian="Mangal"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136"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language-asian="zh" style:country-asian="CN" style:font-name-asian="Tahoma" style:font-name-complex="Tahoma"/>
    </style:style>
    <style:style style:name="T137" style:family="text">
      <style:text-properties fo:color="#00000a"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8"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asian="Tahoma" style:language-asian="zh" style:country-asian="CN" style:font-name="Liberation Sans" style:font-relief="none" style:text-emphasize="none" style:font-style-complex="normal" style:font-style-asian="normal" style:font-weight-complex="normal" style:font-weight-asian="normal" style:font-size-complex="10pt" style:font-size-asian="10pt" style:font-name-complex="Tahoma" fo:language="en" fo:country="US"/>
    </style:style>
    <style:style style:name="T139"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fo:language="en" fo:country="US" style:language-asian="hi" style:country-asian="IN" style:font-name-asian="Mangal" style:font-name-complex="Courier New"/>
    </style:style>
    <style:style style:name="T140"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fo:language="en" fo:country="US" style:language-asian="zh" style:country-asian="CN" style:font-name-asian="Tahoma" style:font-name-complex="Tahoma"/>
    </style:style>
    <style:style style:name="T141"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language-asian="zh" style:country-asian="CN" style:font-name-asian="Tahoma" style:font-name-complex="FreeSans"/>
    </style:style>
    <style:style style:name="T142"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asian="Tahoma" style:language-asian="zh" style:country-asian="CN" style:font-name="Liberation Sans" style:font-relief="none" style:text-emphasize="none" style:font-style-complex="normal" style:font-style-asian="normal" style:font-weight-complex="normal" style:font-weight-asian="normal" style:font-size-complex="10pt" style:font-size-asian="10pt" style:font-name-complex="FreeSans" fo:language="en" fo:country="US"/>
    </style:style>
    <style:style style:name="T143"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fo:language="en" fo:country="US" style:language-asian="zh" style:country-asian="CN" style:font-name-asian="Tahoma" style:font-name-complex="FreeSans"/>
    </style:style>
    <style:style style:name="T14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5" style:family="text">
      <style:text-properties fo:color="#000000"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6" style:family="text">
      <style:text-properties style:font-name="Liberation Sans" style:text-overline-style="none" style:text-overline-color="font-color" fo:font-size="10pt" fo:font-weight="normal" style:text-underline-style="none" style:text-underline-color="font-color" style:text-line-through-type="none" fo:font-style="normal" style:text-outline="false" fo:text-shadow="none" style:letter-kerning="true" style:text-line-through-mode="continuous" fo:language="en" fo:country="US" style:language-complex="hi" style:country-complex="IN" fo:color="#00000a" style:font-name-asian="Mangal" style:font-name-complex="Courier New" style:font-size-asian="10pt" style:font-size-complex="10pt" style:font-weight-asian="normal" style:font-weight-complex="normal" style:font-style-asian="normal" style:font-style-complex="normal" style:text-emphasize="none" style:font-relief="none" style:language-asian="hi" style:country-asian="IN"/>
    </style:style>
    <style:style style:name="T147" style:family="text">
      <style:text-properties style:text-overline-style="none" style:text-overline-color="font-color" fo:font-size="10pt" fo:font-weight="normal" style:text-underline-style="none" style:text-underline-color="font-color" style:text-line-through-type="none" fo:font-style="normal" style:text-outline="false" fo:text-shadow="none" style:text-line-through-mode="continuous" fo:language="en" fo:country="US" style:language-complex="hi" style:country-complex="IN" style:font-size-asian="10pt" style:font-size-complex="10pt" style:font-weight-asian="normal" style:font-weight-complex="normal" style:font-style-asian="normal" style:font-style-complex="normal" style:text-emphasize="none" style:font-relief="none" style:language-asian="zh" style:country-asian="CN"/>
    </style:style>
    <style:style style:name="T148"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9"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0" style:family="text">
      <style:text-properties style:font-name="Liberation Sans" fo:font-size="10pt" style:font-relief="none" style:text-emphasize="none" style:font-style-complex="normal" style:font-style-asian="normal" style:font-weight-complex="normal" style:font-weight-asian="normal" style:font-size-complex="10pt" style:font-size-asian="10pt"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151" style:family="text">
      <style:text-properties style:font-name="Liberation Sans" fo:font-size="10pt" style:font-relief="none" style:text-emphasize="none" style:font-style-complex="normal" style:font-style-asian="normal" style:font-weight-complex="normal" style:font-weight-asian="normal" style:font-size-complex="10pt" style:font-size-asian="10pt"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font-name-asian="Tahoma" style:font-name-complex="FreeSans"/>
    </style:style>
    <style:style style:name="T152" style:family="text">
      <style:text-propertie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3"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Courier New" style:font-name-asian="Mangal" fo:color="#00000a" style:language-asian="hi" style:country-asian="IN"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154"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Courier New" style:font-name-asian="Mangal" style:language-asian="hi" style:country-asian="IN" fo:language="en" fo:country="US" style:text-line-through-mode="continuous" style:letter-kerning="true" fo:text-shadow="none" style:text-outline="false" fo:font-style="normal" style:text-line-through-type="none" style:text-underline-style="none" style:text-underline-color="font-color" fo:font-weight="normal" fo:font-size="10pt"/>
    </style:style>
    <style:style style:name="T155" style:family="text">
      <style:text-properties fo:color="#00000a" style:font-name="Courier New" fo:font-size="8pt" fo:font-style="normal" style:letter-kerning="true" fo:language="en" fo:country="US" style:language-asian="hi" style:country-asian="IN" style:font-name-asian="Mangal" style:font-name-complex="Courier New" style:font-size-asian="8pt" style:font-size-complex="8pt" style:font-style-asian="normal" style:font-style-complex="normal"/>
    </style:style>
    <style:style style:name="T156" style:family="text">
      <style:text-properties fo:color="#00000a" style:font-name="Courier New" fo:font-size="8pt" style:letter-kerning="true" style:language-asian="hi" style:country-asian="IN" style:font-name-asian="Mangal" style:font-name-complex="Courier New" style:font-size-asian="8pt" style:font-size-complex="8pt"/>
    </style:style>
    <style:style style:name="T157" style:family="text">
      <style:text-properties style:text-overline-style="none" style:text-overline-color="font-color"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fo:font-size="10pt"/>
    </style:style>
    <style:style style:name="T158" style:family="text">
      <style:text-properties style:text-overline-style="none" style:text-overline-color="font-color"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fo:font-size="10pt" fo:color="#000000" fo:font-weight="bold"/>
    </style:style>
  </office:automatic-styles>
  <office:body>
    <office:spreadsheet>
      <table:calculation-settings table:automatic-find-labels="false" table:use-regular-expressions="false" table:use-wildcards="true"/>
      <table:table table:name="CHECK_LIST" table:style-name="ta1">
        <table:table-column table:style-name="co1" table:default-cell-style-name="ce93"/>
        <table:table-column table:style-name="co2" table:default-cell-style-name="ce105"/>
        <table:table-column table:style-name="co3" table:default-cell-style-name="ce105"/>
        <table:table-column table:style-name="co4" table:default-cell-style-name="ce105"/>
        <table:table-column table:style-name="co5" table:default-cell-style-name="ce105"/>
        <table:table-column table:style-name="co6" table:default-cell-style-name="ce105"/>
        <table:table-column table:style-name="co7" table:number-columns-repeated="2" table:default-cell-style-name="ce105"/>
        <table:table-column table:style-name="co8" table:default-cell-style-name="ce105"/>
        <table:table-column table:style-name="co9" table:default-cell-style-name="ce105"/>
        <table:table-column table:style-name="co6" table:default-cell-style-name="ce105"/>
        <table:table-column table:style-name="co10" table:default-cell-style-name="ce105"/>
        <table:table-column table:style-name="co11" table:default-cell-style-name="ce105"/>
        <table:table-column table:style-name="co12" table:default-cell-style-name="ce105"/>
        <table:table-column table:style-name="co6" table:number-columns-repeated="1010" table:default-cell-style-name="ce105"/>
        <table:table-row table:style-name="ro1">
          <table:table-cell table:style-name="ce92" office:value-type="string" calcext:value-type="string">
            <text:p>Checked</text:p>
            <text:p>Overené</text:p>
          </table:table-cell>
          <table:table-cell table:style-name="ce95" office:value-type="string" calcext:value-type="string">
            <text:p>Commands</text:p>
            <text:p>Príkazy</text:p>
          </table:table-cell>
          <table:table-cell table:style-name="ce95" office:value-type="string" calcext:value-type="string">
            <text:p>Mittigation / Best practice configuration</text:p>
            <text:p>Mitigácia / Konfigurácia typu “Best practice”</text:p>
          </table:table-cell>
          <table:table-cell office:value-type="string" calcext:value-type="string">
            <text:p>Attack / Issue</text:p>
            <text:p>Útok / Problém</text:p>
          </table:table-cell>
          <table:table-cell office:value-type="string" calcext:value-type="string">
            <text:p>Plane [DATA|CONTROL</text:p>
            <text:p>|MANAGEMENT]</text:p>
          </table:table-cell>
          <table:table-cell office:value-type="string" calcext:value-type="string">
            <text:p>Protocol</text:p>
            <text:p>Protokol</text:p>
          </table:table-cell>
          <table:table-cell office:value-type="string" calcext:value-type="string">
            <text:p>Severity</text:p>
            <text:p>Závažnosť</text:p>
            <text:p><text:span text:style-name="T86">[CRITICAL|HIGH</text:span></text:p>
            <text:p><text:span text:style-name="T86">|MEDIUM|LOW|NOTIFY]</text:span></text:p>
            <text:p>CCNA SEC STUDY GUIDE</text:p>
          </table:table-cell>
          <table:table-cell office:value-type="string" calcext:value-type="string">
            <text:p>Facility</text:p>
            <text:p>Zariadenie</text:p>
            <text:p><text:span text:style-name="T86">[R/L3SW|L2SW]</text:span></text:p>
          </table:table-cell>
          <table:table-cell office:value-type="string" calcext:value-type="string">
            <text:p>Facility layer</text:p>
            <text:p>Zariadenie operujúce na vrstve</text:p>
            <text:p><text:span text:style-name="T86">[ACC/DIST/CORE]</text:span></text:p>
          </table:table-cell>
          <table:table-cell office:value-type="string" calcext:value-type="string">
            <text:p>Source(s)</text:p>
            <text:p>Zdroj(e)</text:p>
          </table:table-cell>
          <table:table-cell office:value-type="string" calcext:value-type="string">
            <text:p>Prerequisite</text:p>
            <text:p>Prerekvizita</text:p>
            <text:p/>
          </table:table-cell>
          <table:table-cell office:value-type="string" calcext:value-type="string">
            <text:p>Ports</text:p>
            <text:p>Porty</text:p>
          </table:table-cell>
          <table:table-cell office:value-type="string" calcext:value-type="string">
            <text:p>Comments</text:p>
            <text:p>Komentáre</text:p>
          </table:table-cell>
          <table:table-cell office:value-type="string" calcext:value-type="string">
            <text:p>MY Comment</text:p>
          </table:table-cell>
          <table:table-cell table:number-columns-repeated="1010"/>
        </table:table-row>
        <table:table-row table:style-name="ro2">
          <table:table-cell/>
          <table:table-cell table:style-name="ce96" table:formula="of:=HYPERLINK(&quot;#CISCO_COMMANDS_EQUIVALENT.A4:A5&quot;;&quot;Set and apply ACL for OOB, Telnet, SSH, etc. and log access / Vytvoriť a aplikovať ACL pre OOB, Telnet, SSH a pod. a zaznamenať v logu prístupy&quot;)" office:value-type="string" office:string-value="Set and apply ACL for OOB, Telnet, SSH, etc. and log access / Vytvoriť a aplikovať ACL pre OOB, Telnet, SSH a pod. a zaznamenať v logu prístupy" calcext:value-type="string">
            <text:p>Set and apply ACL for OOB, Telnet, SSH, etc. and log access / Vytvoriť a aplikovať ACL pre OOB, Telnet, SSH a pod. a zaznamenať v logu prístupy</text:p>
          </table:table-cell>
          <table:table-cell table:style-name="ce96" office:value-type="string" calcext:value-type="string">
            <text:p>Set and apply ACL for OOB, Telnet, SSH, etc. and log access / Vytvoriť a aplikovať ACL pre OOB, Telnet, SSH a pod. a zaznamenať v logu prístupy</text:p>
          </table:table-cell>
          <table:table-cell table:style-name="ce101" office:value-type="string" calcext:value-type="string">
            <text:p>Unauthorized access to management of device/Nepovolený prístup k manažovaniu zariade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Hardening Cisco Routers</text:p>
            <text:p>CIS Cisco IOS 15 Benchmark v4.0.0 </text:p>
            <text:p><text:a xlink:href="https://www.cisecurity.org/cis-benchmarks/#cisco" xlink:type="simple">https://www.cisecurity.org/cis-benchmarks/#cisco</text:a></text:p>
          </table:table-cell>
          <table:table-cell table:style-name="ce96" table:number-columns-repeated="4"/>
          <table:table-cell table:number-columns-repeated="1010"/>
        </table:table-row>
        <table:table-row table:style-name="ro3">
          <table:table-cell/>
          <table:table-cell table:style-name="ce96" table:formula="of:=HYPERLINK(&quot;#CISCO_COMMANDS_EQUIVALENT.A2&quot;;&quot;Set hostname / Vytvoriť hostname&quot;)" office:value-type="string" office:string-value="Set hostname / Vytvoriť hostname" calcext:value-type="string">
            <text:p>Set hostname / Vytvoriť hostname</text:p>
          </table:table-cell>
          <table:table-cell table:style-name="ce96" table:formula="of:=HYPERLINK(&quot;#CISCO_COMMANDS_EQUIVALENT.A2&quot;;&quot;Set hostname / Vytvoriť hostname&quot;)" office:value-type="string" office:string-value="Set hostname / Vytvoriť hostname" calcext:value-type="string">
            <text:p>Set hostname / Vytvoriť hostname</text:p>
          </table:table-cell>
          <table:table-cell table:style-name="ce95" office:value-type="string" calcext:value-type="string">
            <text:p>Unable to identify device / Nemožná identifikácia zariade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able:table-cell>
          <table:table-cell table:style-name="ce96" table:number-columns-repeated="4"/>
          <table:table-cell table:number-columns-repeated="1010"/>
        </table:table-row>
        <table:table-row table:style-name="ro4">
          <table:table-cell/>
          <table:table-cell table:style-name="ce96" table:formula="of:=HYPERLINK(&quot;#CISCO_COMMANDS_EQUIVALENT.A3&quot;;&quot;Set domain name / Vytvoriť doménové meno&quot;)" office:value-type="string" office:string-value="Set domain name / Vytvoriť doménové meno" calcext:value-type="string">
            <text:p>Set domain name / Vytvoriť doménové meno</text:p>
          </table:table-cell>
          <table:table-cell table:style-name="ce96" table:formula="of:=HYPERLINK(&quot;#CISCO_COMMANDS_EQUIVALENT.A3&quot;;&quot;Set domain name / Vytvoriť doménové meno&quot;)" office:value-type="string" office:string-value="Set domain name / Vytvoriť doménové meno" calcext:value-type="string">
            <text:p>Set domain name / Vytvoriť doménové meno</text:p>
          </table:table-cell>
          <table:table-cell table:style-name="ce94" office:value-type="string" calcext:value-type="string">
            <text:p>NONE / NIE J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able:table-cell>
          <table:table-cell table:style-name="ce96" table:number-columns-repeated="4"/>
          <table:table-cell table:number-columns-repeated="1010"/>
        </table:table-row>
        <table:table-row table:style-name="ro5">
          <table:table-cell/>
          <table:table-cell table:style-name="ce96" table:formula="of:=HYPERLINK(&quot;#CISCO_COMMANDS_EQUIVALENT.A6&quot;;&quot;Disable unused management connections / Vypnúť nepoužívané protokoly na prístup k manažovaniu zariadení (telnet a pod.)&quot;)" office:value-type="string" office:string-value="Disable unused management connections / Vypnúť nepoužívané protokoly na prístup k manažovaniu zariadení (telnet a pod.)" calcext:value-type="string">
            <text:p>Disable unused management connections / Vypnúť nepoužívané protokoly na prístup k manažovaniu zariadení (telnet a pod.)</text:p>
          </table:table-cell>
          <table:table-cell table:style-name="ce96" office:value-type="string" calcext:value-type="string">
            <text:p>Disable unused management connections / Vypnúť nepoužívané protokoly na prístup k manažovaniu zariadení (telnet a pod.)</text:p>
          </table:table-cell>
          <table:table-cell table:style-name="ce94" office:value-type="string" calcext:value-type="string">
            <text:p>Unauthorized access through unsecured and unused management connections / Neautorizovaný prístup cez nepoužívané a nezabezpečené protokoly na manažment zariadení</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ext:p>Cisco Guide to Harden Cisco IOS Devices</text:p>
            <text:p><text:a xlink:href="https://www.cisco.com/c/en/us/support/docs/ip/access-lists/13608-21.html" xlink:type="simple">https://www.cisco.com/c/en/us/support/docs/ip/access-lists/13608-21.html</text:a></text:p>
          </table:table-cell>
          <table:table-cell table:style-name="ce96" table:number-columns-repeated="4"/>
          <table:table-cell table:number-columns-repeated="1010"/>
        </table:table-row>
        <table:table-row table:style-name="ro2">
          <table:table-cell/>
          <table:table-cell table:style-name="ce96" table:formula="of:=HYPERLINK(&quot;#CISCO_COMMANDS_EQUIVALENT.A7&quot;;&quot;Configure management connections to ask for credentials / Nakonfigruovanie protokolov na manažment zariadení, aby požadovali prístupové údaje (telnet a pod.)&quot;)" office:value-type="string" office:string-value="Configure management connections to ask for credentials / Nakonfigruovanie protokolov na manažment zariadení, aby požadovali prístupové údaje (telnet a pod.)" calcext:value-type="string">
            <text:p>Configure management connections to ask for credentials / Nakonfigruovanie protokolov na manažment zariadení, aby požadovali prístupové údaje (telnet a pod.)</text:p>
          </table:table-cell>
          <table:table-cell table:style-name="ce96" office:value-type="string" calcext:value-type="string">
            <text:p>Configure management connections to ask for credentials / Nakonfigruovanie protokolov na manažment zariadení, aby požadovali prístupové údaje (telnet a pod.)</text:p>
          </table:table-cell>
          <table:table-cell table:style-name="ce94" office:value-type="string" calcext:value-type="string">
            <text:p>Access without credentials / Prítup bez požadovaných prístupových údajov</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able:table-cell>
          <table:table-cell table:style-name="ce96" table:number-columns-repeated="4"/>
          <table:table-cell table:number-columns-repeated="1010"/>
        </table:table-row>
        <table:table-row table:style-name="ro5">
          <table:table-cell/>
          <table:table-cell table:style-name="ce96" table:formula="of:=HYPERLINK(&quot;#CISCO_COMMANDS_EQUIVALENT.A8&quot;;&quot;SSH enable / Zapnutie SSH&quot;)" office:value-type="string" office:string-value="SSH enable / Zapnutie SSH" calcext:value-type="string">
            <text:p>SSH enable / Zapnutie SSH</text:p>
          </table:table-cell>
          <table:table-cell table:style-name="ce96" office:value-type="string" calcext:value-type="string">
            <text:p>SSH enable / Zapnutie SSH</text:p>
          </table:table-cell>
          <table:table-cell table:style-name="ce96" office:value-type="string" calcext:value-type="string">
            <text:p>Not using secured management connections can lead to <text:s/>eavesdropping / Nepoužívanie zabezpečeného protokolu na manažment zariadení môže viesť k odposluchu</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110" office:value-type="string" calcext:value-type="string">
            <text:p><text:span text:style-name="T86">CIS Cisco IOS 15 Benchmark v4.0.0 </text:span></text:p>
            <text:p><text:span text:style-name="T87"><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3">
          <table:table-cell/>
          <table:table-cell table:style-name="ce96" table:formula="of:=HYPERLINK(&quot;#CISCO_COMMANDS_EQUIVALENT.A9&quot;;&quot;SSH version 2 / SSH verzia 2&quot;)" office:value-type="string" office:string-value="SSH version 2 / SSH verzia 2" calcext:value-type="string">
            <text:p>SSH version 2 / SSH verzia 2</text:p>
          </table:table-cell>
          <table:table-cell table:style-name="ce96" office:value-type="string" calcext:value-type="string">
            <text:p>SSH version 2 / SSH verzia 2</text:p>
          </table:table-cell>
          <table:table-cell table:style-name="ce96" office:value-type="string" calcext:value-type="string">
            <text:p>Unsecured SSH v1 / Nebezpečná verzia 1 protokolu SSH</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110" office:value-type="string" calcext:value-type="string">
            <text:p><text:span text:style-name="T86">CIS Cisco IOS 15 Benchmark v4.0.0 </text:span></text:p>
            <text:p><text:span text:style-name="T87"><text:a xlink:href="https://www.cisecurity.org/cis-benchmarks/#cisco" xlink:type="simple">https://www.cisecurity.org/cis-benchmarks/#cisco</text:a></text:span></text:p>
            <text:p/>
          </table:table-cell>
          <table:table-cell table:style-name="ce96" table:number-columns-repeated="4"/>
          <table:table-cell table:number-columns-repeated="1010"/>
        </table:table-row>
        <table:table-row table:style-name="ro2">
          <table:table-cell/>
          <table:table-cell table:style-name="ce96" table:formula="of:=HYPERLINK(&quot;#CISCO_COMMANDS_EQUIVALENT.A11&quot;;&quot;Set RSA key length &gt;= 2048 / Dĺžka RSA kľúča minimálne 2048 bitov&quot;)" office:value-type="string" office:string-value="Set RSA key length &gt;= 2048 / Dĺžka RSA kľúča minimálne 2048 bitov" calcext:value-type="string">
            <text:p>Set RSA key length &gt;= 2048 / Dĺžka RSA kľúča minimálne 2048 bitov</text:p>
          </table:table-cell>
          <table:table-cell table:style-name="ce96" table:formula="of:=HYPERLINK(&quot;#CISCO_COMMANDS_EQUIVALENT.A11&quot;;&quot;Set RSA key length &gt;= 2048 / Dĺžka RSA kľúča minimálne 2048 bitov&quot;)" office:value-type="string" office:string-value="Set RSA key length &gt;= 2048 / Dĺžka RSA kľúča minimálne 2048 bitov" calcext:value-type="string">
            <text:p>Set RSA key length &gt;= 2048 / Dĺžka RSA kľúča minimálne 2048 bitov</text:p>
          </table:table-cell>
          <table:table-cell table:style-name="ce96" office:value-type="string" calcext:value-type="string">
            <text:p>Short RSA key attack/Útok na krátky RSA kĺúč</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110" office:value-type="string" calcext:value-type="string">
            <text:p><text:span text:style-name="T86">CIS Cisco IOS 15 Benchmark v4.0.0 </text:span></text:p>
            <text:p><text:span text:style-name="T87"><text:a xlink:href="https://www.cisecurity.org/cis-benchmarks/#cisco" xlink:type="simple">https://www.cisecurity.org/cis-benchmarks/#cisco</text:a></text:span></text:p>
            <text:p>NIST</text:p>
            <text:p><text:a xlink:href="https://nvlpubs.nist.gov/nistpubs/SpecialPublications/NIST.SP.800-131Ar2.pdf" xlink:type="simple">https://nvlpubs.nist.gov/nistpubs/SpecialPublications/NIST.SP.800-131Ar2.pdf</text:a></text:p>
          </table:table-cell>
          <table:table-cell table:style-name="ce96" table:number-columns-repeated="4"/>
          <table:table-cell table:number-columns-repeated="1010"/>
        </table:table-row>
        <table:table-row table:style-name="ro6">
          <table:table-cell/>
          <table:table-cell table:style-name="ce96" table:formula="of:=HYPERLINK(&quot;#CISCO_COMMANDS_EQUIVALENT.A10&quot;;&quot;SSH timeout / SSH čas vypršania sedenia&quot;)" office:value-type="string" office:string-value="SSH timeout / SSH čas vypršania sedenia" calcext:value-type="string">
            <text:p>SSH timeout / SSH čas vypršania sedenia</text:p>
          </table:table-cell>
          <table:table-cell table:style-name="ce110" office:value-type="string" calcext:value-type="string">
            <text:p>SSH timeout / SSH čas vypršania sedenia</text:p>
          </table:table-cell>
          <table:table-cell table:style-name="ce96" office:value-type="string" calcext:value-type="string">
            <text:p>Long inactive sessions can be stolen or physical access to device which is not lock can be used to manipulate with configurations / Dlhé neaktívne sedenie môže byť zneužité alebo aj fyzický prístup útočníka k aktívnemu sedeniu môže viesť k zmene konfigurácie</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110" office:value-type="string" calcext:value-type="string">
            <text:p><text:span text:style-name="T86">CIS Cisco IOS 15 Benchmark v4.0.0 </text:span></text:p>
            <text:p><text:span text:style-name="T87"><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3">
          <table:table-cell/>
          <table:table-cell table:style-name="ce96" table:formula="of:=HYPERLINK(&quot;#CISCO_COMMANDS_EQUIVALENT.A12&quot;;&quot;SSH auth max retries / SSH maximálny počet neúspešných pokusov&quot;)" office:value-type="string" office:string-value="SSH auth max retries / SSH maximálny počet neúspešných pokusov" calcext:value-type="string">
            <text:p>SSH auth max retries / SSH maximálny počet neúspešných pokusov</text:p>
          </table:table-cell>
          <table:table-cell table:style-name="ce111" office:value-type="string" calcext:value-type="string">
            <text:p>SSH auth max retries / SSH maximálny počet neúspešných pokusov</text:p>
          </table:table-cell>
          <table:table-cell table:style-name="ce95" office:value-type="string" calcext:value-type="string">
            <text:p>Guessing RSA key passphrase / Hádanie hesla k RSA kľúču</text:p>
          </table:table-cell>
          <table:table-cell table:style-name="ce95" office:value-type="string" calcext:value-type="string">
            <text:p>Management</text:p>
          </table:table-cell>
          <table:table-cell table:style-name="ce95" office:value-type="string" calcext:value-type="string">
            <text:p>SSH</text:p>
          </table:table-cell>
          <table:table-cell table:style-name="ce95" office:value-type="string" calcext:value-type="string">
            <text:p>HIGH</text:p>
          </table:table-cell>
          <table:table-cell table:number-columns-repeated="2" table:style-name="ce95" office:value-type="string" calcext:value-type="string">
            <text:p>ALL</text:p>
          </table:table-cell>
          <table:table-cell table:style-name="ce111" office:value-type="string" calcext:value-type="string">
            <text:p>https://www.cisco.com/c/en/us/td/docs/ios-xml/ios/sec_usr_ssh/configuration/15-s/sec-usr-ssh-15-s-book/sec-usr-ssh-sec-shell.html</text:p>
          </table:table-cell>
          <table:table-cell table:style-name="ce95" table:number-columns-repeated="4"/>
          <table:table-cell table:number-columns-repeated="1010"/>
        </table:table-row>
        <table:table-row table:style-name="ro2">
          <table:table-cell/>
          <table:table-cell table:style-name="ce97" table:formula="of:=HYPERLINK(&quot;#CISCO_COMMANDS_EQUIVALENT.A13&quot;;&quot;Wait for specific time to allow another access after N unsuccessful login attempts / Špecifikovať čas po ktorý nie je možné po N pokusoch sa prihlásiť&quot;)" office:value-type="string" office:string-value="Wait for specific time to allow another access after N unsuccessful login attempts / Špecifikovať čas po ktorý nie je možné po N pokusoch sa prihlásiť" calcext:value-type="string">
            <text:p>Wait for specific time to allow another access after N unsuccessful login attempts / Špecifikovať čas po ktorý nie je možné po N pokusoch sa prihlásiť</text:p>
          </table:table-cell>
          <table:table-cell table:style-name="ce97" office:value-type="string" calcext:value-type="string">
            <text:p>Wait for specific time to allow another access after N unsuccessful login attempts / Špecifikovať čas po ktorý nie je možné po N pokusoch sa prihlásiť</text:p>
          </table:table-cell>
          <table:table-cell table:style-name="ce95" office:value-type="string" calcext:value-type="string">
            <text:p>Brute force attack to guess credentials / Útok hrubou silou na zistenie prihlasovacích údajov</text:p>
          </table:table-cell>
          <table:table-cell table:style-name="ce95" office:value-type="string" calcext:value-type="string">
            <text:p>Management</text:p>
          </table:table-cell>
          <table:table-cell table:style-name="ce95" office:value-type="string" calcext:value-type="string">
            <text:p>NONE</text:p>
          </table:table-cell>
          <table:table-cell table:style-name="ce95" office:value-type="string" calcext:value-type="string">
            <text:p>HIGH</text:p>
          </table:table-cell>
          <table:table-cell table:number-columns-repeated="2" table:style-name="ce95" office:value-type="string" calcext:value-type="string">
            <text:p>ALL</text:p>
          </table:table-cell>
          <table:table-cell table:style-name="ce111" office:value-type="string" calcext:value-type="string">
            <text:p>Cisco router configuration handbook</text:p>
            <text:p>https://www.samuraj-cz.com/clanek/cisco-ios-23-autentizace-uzivatele-na-switchi-vuci-active-directory/</text:p>
          </table:table-cell>
          <table:table-cell table:style-name="ce94" table:number-columns-repeated="4"/>
          <table:table-cell table:number-columns-repeated="1010"/>
        </table:table-row>
        <table:table-row table:style-name="ro7">
          <table:table-cell/>
          <table:table-cell table:style-name="ce98" table:formula="of:=HYPERLINK(&quot;#CISCO_COMMANDS_EQUIVALENT.A14&quot;;&quot;Allow admin to access from IP when unsuccessful logins disabled management connection due to DOS guessing / Povolenie prístupu administrátorovi na základe IP adresy, keď je protokol na manažovanie zariadení nedostupný kvôli DOS útoku&quot;)" office:value-type="string" office:string-value="Allow admin to access from IP when unsuccessful logins disabled management connection due to DOS guessing / Povolenie prístupu administrátorovi na základe IP adresy, keď je protokol na manažovanie zariadení nedostupný kvôli DOS útoku" calcext:value-type="string">
            <text:p>Allow admin to access from IP when unsuccessful logins disabled management connection due to DOS guessing / Povolenie prístupu administrátorovi na základe IP adresy, keď je protokol na manažovanie zariadení nedostupný kvôli DOS útoku</text:p>
          </table:table-cell>
          <table:table-cell table:style-name="ce98" table:formula="of:=HYPERLINK(&quot;#CISCO_COMMANDS_EQUIVALENT.A14&quot;;&quot;Allow admin to access from IP when unsuccessful logins disabled management connection due to DOS guessing / Povolenie prístupu administrátorovi na základe IP adresy, keď je protokol na manažovanie zariadení nedostupný kvôli DOS útoku&quot;)" office:value-type="string" office:string-value="Allow admin to access from IP when unsuccessful logins disabled management connection due to DOS guessing / Povolenie prístupu administrátorovi na základe IP adresy, keď je protokol na manažovanie zariadení nedostupný kvôli DOS útoku" calcext:value-type="string">
            <text:p>Allow admin to access from IP when unsuccessful logins disabled management connection due to DOS guessing / Povolenie prístupu administrátorovi na základe IP adresy, keď je protokol na manažovanie zariadení nedostupný kvôli DOS útoku</text:p>
          </table:table-cell>
          <table:table-cell table:style-name="ce94" office:value-type="string" calcext:value-type="string">
            <text:p>Login in to device is not possible due many unsuccessful logins due to DOS / Prihlásenie na zariadenie nie je možné kvôli zablokovaniu pre príliš veľa neúspešných pokusov</text:p>
          </table:table-cell>
          <table:table-cell table:style-name="ce95" office:value-type="string" calcext:value-type="string">
            <text:p>Management</text:p>
          </table:table-cell>
          <table:table-cell table:style-name="ce95" office:value-type="string" calcext:value-type="string">
            <text:p>NONE</text:p>
          </table:table-cell>
          <table:table-cell table:style-name="ce95" office:value-type="string" calcext:value-type="string">
            <text:p>MEDIUM</text:p>
          </table:table-cell>
          <table:table-cell table:number-columns-repeated="2" table:style-name="ce95" office:value-type="string" calcext:value-type="string">
            <text:p>ALL</text:p>
          </table:table-cell>
          <table:table-cell table:style-name="ce95" office:value-type="string" calcext:value-type="string">
            <text:p>Cisco router configuration handbook</text:p>
            <text:p>https://www.samuraj-cz.com/clanek/cisco-ios-23-autentizace-uzivatele-na-switchi-vuci-active-directory/</text:p>
          </table:table-cell>
          <table:table-cell table:style-name="ce94" table:number-columns-repeated="4"/>
          <table:table-cell table:number-columns-repeated="1010"/>
        </table:table-row>
        <table:table-row table:style-name="ro6">
          <table:table-cell/>
          <table:table-cell table:style-name="ce96" table:formula="of:=HYPERLINK(&quot;#CISCO_COMMANDS_EQUIVALENT.A17&quot;;&quot;Management connection maximum timeout / Čas vypršania sedenia pre protokol na manažovanie zariadení&quot;)" office:value-type="string" office:string-value="Management connection maximum timeout / Čas vypršania sedenia pre protokol na manažovanie zariadení" calcext:value-type="string">
            <text:p>Management connection maximum timeout / Čas vypršania sedenia pre protokol na manažovanie zariadení</text:p>
          </table:table-cell>
          <table:table-cell table:style-name="ce110" office:value-type="string" calcext:value-type="string">
            <text:p>Management connection maximum timeout / Čas vypršania sedenia pre protokol na manažovanie zariadení</text:p>
          </table:table-cell>
          <table:table-cell table:style-name="ce96" office:value-type="string" calcext:value-type="string">
            <text:p>Long inactive sessions can be stolen or physical access to device which is not lock can be used to manipulate with configurations / Dlhé neaktívne sedenie môže byť zneužité alebo aj fyzický prístup útočníka k aktívnneum sedeniu môže viesť k zmene konfigurácie</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86">CIS Cisco IOS 15 Benchmark v4.0.0 </text:span></text:p>
            <text:p><text:span text:style-name="T87"><text:a xlink:href="https://www.cisecurity.org/cis-benchmarks/#cisco" xlink:type="simple">https://www.cisecurity.org/cis-benchmarks/#cisco</text:a></text:span></text:p>
            <text:p>Cisco Router Hardening</text:p>
            <text:p>Cisco SAFE Reference Guide</text:p>
            <text:p/>
          </table:table-cell>
          <table:table-cell table:style-name="ce96" table:number-columns-repeated="4"/>
          <table:table-cell table:number-columns-repeated="1010"/>
        </table:table-row>
        <table:table-row table:style-name="ro8">
          <table:table-cell/>
          <table:table-cell table:style-name="ce96" table:formula="of:=HYPERLINK(&quot;#CISCO_COMMANDS_EQUIVALENT.A15&quot;;&quot;Do not allow telnet when SSH is enabled / Zakázať telnet ak je SSH aktívne&quot;)" office:value-type="string" office:string-value="Do not allow telnet when SSH is enabled / Zakázať telnet ak je SSH aktívne" calcext:value-type="string">
            <text:p>Do not allow telnet when SSH is enabled / Zakázať telnet ak je SSH aktívne</text:p>
          </table:table-cell>
          <table:table-cell table:style-name="ce96" table:formula="of:=HYPERLINK(&quot;#CISCO_COMMANDS_EQUIVALENT.A15&quot;;&quot;Do not allow telnet when SSH is enabled / Zakázať telnet ak je SSH aktívne&quot;)" office:value-type="string" office:string-value="Do not allow telnet when SSH is enabled / Zakázať telnet ak je SSH aktívne" calcext:value-type="string">
            <text:p>Do not allow telnet when SSH is enabled / Zakázať telnet ak je SSH aktívne</text:p>
          </table:table-cell>
          <table:table-cell table:style-name="ce95" office:value-type="string" calcext:value-type="string">
            <text:p>Possible access to device through telnet when SSH is present / Možné prihlásenie do zariadenia cez telnet keď je prítomné SSH</text:p>
          </table:table-cell>
          <table:table-cell table:style-name="ce95" office:value-type="string" calcext:value-type="string">
            <text:p>Management</text:p>
          </table:table-cell>
          <table:table-cell table:style-name="ce95" office:value-type="string" calcext:value-type="string">
            <text:p>NONE</text:p>
          </table:table-cell>
          <table:table-cell table:style-name="ce95" office:value-type="string" calcext:value-type="string">
            <text:p>CRITICAL</text:p>
          </table:table-cell>
          <table:table-cell table:number-columns-repeated="2" table:style-name="ce95" office:value-type="string" calcext:value-type="string">
            <text:p>ALL</text:p>
          </table:table-cell>
          <table:table-cell table:style-name="ce95"/>
          <table:table-cell table:style-name="ce96" table:number-columns-repeated="4"/>
          <table:table-cell table:number-columns-repeated="1010"/>
        </table:table-row>
        <table:table-row table:style-name="ro2">
          <table:table-cell/>
          <table:table-cell table:style-name="ce96" table:formula="of:=HYPERLINK(&quot;#CISCO_COMMANDS_EQUIVALENT.A16&quot;;&quot;Legal messages notice / Právne upozornenie pri prístupe k zariadeniu&quot;)" office:value-type="string" office:string-value="Legal messages notice / Právne upozornenie pri prístupe k zariadeniu" calcext:value-type="string">
            <text:p>Legal messages notice / Právne upozornenie pri prístupe k zariadeniu</text:p>
          </table:table-cell>
          <table:table-cell table:style-name="ce110" office:value-type="string" calcext:value-type="string">
            <text:p>Legal messages notice / Právne upozornenie pri prístupe k zariadeniu</text:p>
          </table:table-cell>
          <table:table-cell table:style-name="ce94" office:value-type="string" calcext:value-type="string">
            <text:p>NONE / NIE JE</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LOW</text:p>
          </table:table-cell>
          <table:table-cell table:number-columns-repeated="2" table:style-name="ce95" office:value-type="string" calcext:value-type="string">
            <text:p>ALL</text:p>
          </table:table-cell>
          <table:table-cell table:style-name="ce96" office:value-type="string" calcext:value-type="string">
            <text:p>CCNA SECURITY STUDY GUIDE</text:p>
            <text:p><text:span text:style-name="T88">CIS </text:span><text:span text:style-name="T88"><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2">
          <table:table-cell/>
          <table:table-cell table:style-name="ce96" table:formula="of:=HYPERLINK(&quot;#CISCO_COMMANDS_EQUIVALENT.A18&quot;;&quot;Encrypt passwords in clear text / Zašifrovaniee hesiel v otvorenej podobe&quot;)" office:value-type="string" office:string-value="Encrypt passwords in clear text / Zašifrovaniee hesiel v otvorenej podobe" calcext:value-type="string">
            <text:p>Encrypt passwords in clear text / Zašifrovaniee hesiel v otvorenej podobe</text:p>
          </table:table-cell>
          <table:table-cell table:style-name="ce96" office:value-type="string" calcext:value-type="string">
            <text:p>Encrypt passwords in clear text / Zašifrovaniee hesiel v otvorenej podobe</text:p>
          </table:table-cell>
          <table:table-cell table:style-name="ce94" office:value-type="string" calcext:value-type="string">
            <text:p>Read passwords from stolen configurations / Možnosť prečítať heslá z uniknutých konfigurácií</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86">CIS Cisco IOS 15 Benchmark v4.0.0 </text:span></text:p>
            <text:p><text:span text:style-name="T87"><text:a xlink:href="https://www.cisecurity.org/cis-benchmarks/#cisco" xlink:type="simple">https://www.cisecurity.org/cis-benchmarks/#cisco</text:a></text:span></text:p>
          </table:table-cell>
          <table:table-cell table:style-name="ce96" table:number-columns-repeated="4"/>
          <table:table-cell table:number-columns-repeated="1010"/>
        </table:table-row>
        <table:table-row table:style-name="ro2">
          <table:table-cell/>
          <table:table-cell table:style-name="ce96" table:formula="of:=HYPERLINK(&quot;#CISCO_COMMANDS_EQUIVALENT.A19:A20&quot;;&quot;Set password for editing device configuration / Vytvorenie hesla na editovanie konfigurácie zariadeni&quot;)" office:value-type="string" office:string-value="Set password for editing device configuration / Vytvorenie hesla na editovanie konfigurácie zariadeni" calcext:value-type="string">
            <text:p>Set password for editing device configuration / Vytvorenie hesla na editovanie konfigurácie zariadeni</text:p>
          </table:table-cell>
          <table:table-cell table:style-name="ce96" office:value-type="string" calcext:value-type="string">
            <text:p>Set password for editing device configuration / Vytvorenie hesla na editovanie konfigurácie zariadenia</text:p>
          </table:table-cell>
          <table:table-cell table:style-name="ce101" office:value-type="string" calcext:value-type="string">
            <text:p>Unauthorized editing of device configuration / Nepovolená zmena konfigurácie zariadenia</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86">CIS Cisco IOS 15 Benchmark v4.0.0 </text:span></text:p>
            <text:p><text:span text:style-name="T87"><text:a xlink:href="https://www.cisecurity.org/cis-benchmarks/#cisco" xlink:type="simple">https://www.cisecurity.org/cis-benchmarks/#cisco</text:a></text:span></text:p>
            <text:p>Cisco Router Hardening</text:p>
          </table:table-cell>
          <table:table-cell table:style-name="ce96" table:number-columns-repeated="3"/>
          <table:table-cell table:style-name="ce100"/>
          <table:table-cell table:number-columns-repeated="1010"/>
        </table:table-row>
        <table:table-row table:style-name="ro8">
          <table:table-cell/>
          <table:table-cell table:style-name="ce96" table:formula="of:=HYPERLINK(&quot;#CISCO_COMMANDS_EQUIVALENT.A21:A22&quot;;&quot;Local secured accounts / Lokálne zabezpečené účty&quot;)" office:value-type="string" office:string-value="Local secured accounts / Lokálne zabezpečené účty" calcext:value-type="string">
            <text:p>Local secured accounts / Lokálne zabezpečené účty</text:p>
          </table:table-cell>
          <table:table-cell table:style-name="ce96" office:value-type="string" calcext:value-type="string">
            <text:p>Local secured accounts / Lokálne zabezpečené účty</text:p>
          </table:table-cell>
          <table:table-cell table:style-name="ce101" office:value-type="string" calcext:value-type="string">
            <text:p>Unauthorized access to management of device / Nepovolený prístup k manažmentu konfigurácie zariadenia</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88">CIS Cisco IOS 15 Benchmark v4.0.0 </text:span></text:p>
            <text:p><text:span text:style-name="T88"><text:a xlink:href="https://www.cisecurity.org/cis-benchmarks/#cisco" xlink:type="simple">https://www.cisecurity.org/cis-benchmarks/#cisco</text:a></text:span></text:p>
          </table:table-cell>
          <table:table-cell table:style-name="ce96" table:number-columns-repeated="3"/>
          <table:table-cell table:style-name="ce96" office:value-type="string" calcext:value-type="string">
            <text:p>MAYBE CRITICAL</text:p>
          </table:table-cell>
          <table:table-cell table:number-columns-repeated="1010"/>
        </table:table-row>
        <table:table-row table:style-name="ro7">
          <table:table-cell/>
          <table:table-cell table:style-name="ce96" table:formula="of:=HYPERLINK(&quot;#CISCO_COMMANDS_EQUIVALENT.A23:A24&quot;;&quot;Define and enable AAA server for login with fallback mechanism / Definovanie a povolenie AAA serveru na prihlásenie a definovanie záložného prihlásenia&quot;)" office:value-type="string" office:string-value="Define and enable AAA server for login with fallback mechanism / Definovanie a povolenie AAA serveru na prihlásenie a definovanie záložného prihlásenia" calcext:value-type="string">
            <text:p>Define and enable AAA server for login with fallback mechanism / Definovanie a povolenie AAA serveru na prihlásenie a definovanie záložného prihlásenia</text:p>
          </table:table-cell>
          <table:table-cell table:style-name="ce96" office:value-type="string" calcext:value-type="string">
            <text:p>Define and enable AAA server for login with fallback mechanism / Definovanie a povolenie AAA serveru na prihlásenie a definovanie záložného prihlásenia</text:p>
          </table:table-cell>
          <table:table-cell table:style-name="ce94" office:value-type="string" calcext:value-type="string">
            <text:p>Traceability of administrators and confiiguration they made, centralization / Centrálna správa prihlásení a dohľadateľnosť zmien v konfigurácií</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Hardening Cisco Routers</text:p>
            <text:p>CIS Cisco IOS 15 Benchmark v4.0.0 </text:p>
            <text:p><text:a xlink:href="https://www.cisecurity.org/cis-benchmarks/#cisco" xlink:type="simple">https://www.cisecurity.org/cis-benchmarks/#cisco</text:a></text:p>
            <text:p>CCNA SECURITY STUDY GUIDE</text:p>
            <text:p><text:span text:style-name="T86">Cisco Router Hardening</text:span></text:p>
          </table:table-cell>
          <table:table-cell table:style-name="ce96" table:number-columns-repeated="4"/>
          <table:table-cell table:number-columns-repeated="1010"/>
        </table:table-row>
        <table:table-row table:style-name="ro7">
          <table:table-cell/>
          <table:table-cell table:style-name="ce96" table:formula="of:=HYPERLINK(&quot;#CISCO_COMMANDS_EQUIVALENT.A25:A26&quot;;&quot;Define and enable AAA for editing configuration with fallback mechanism / Definovanie a povolenie AAA serveru na editáciu konfigurácií a definovanie záložného prihlásenia&quot;)" office:value-type="string" office:string-value="Define and enable AAA for editing configuration with fallback mechanism / Definovanie a povolenie AAA serveru na editáciu konfigurácií a definovanie záložného prihlásenia" calcext:value-type="string">
            <text:p>Define and enable AAA for editing configuration with fallback mechanism / Definovanie a povolenie AAA serveru na editáciu konfigurácií a definovanie záložného prihlásenia</text:p>
          </table:table-cell>
          <table:table-cell table:style-name="ce96" office:value-type="string" calcext:value-type="string">
            <text:p>Define and enable AAA for editing configuration with fallback mechanism / Definovanie a povolenie AAA serveru na editáciu konfigurácií a definovanie záložného prihlásenia</text:p>
          </table:table-cell>
          <table:table-cell table:style-name="ce94" office:value-type="string" calcext:value-type="string">
            <text:p>Traceability of administrators and confiiguration they made, centralization / Centrálna správa prihlásení a dohľadateľnosť zmien v konfigurácií</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86">CIS Cisco IOS 15 Benchmark v4.0.0 </text:span></text:p>
            <text:p><text:span text:style-name="T87"><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3">
          <table:table-cell/>
          <table:table-cell table:style-name="ce96" table:formula="of:=HYPERLINK(&quot;#CISCO_COMMANDS_EQUIVALENT.A27&quot;;&quot;Set max authentication attempts after which account will be blocked / Definovanie maximálneho počtu neúspešných pokusov o prihlásenie a následné zablokovanie účtu&quot;)" office:value-type="string" office:string-value="Set max authentication attempts after which account will be blocked / Definovanie maximálneho počtu neúspešných pokusov o prihlásenie a následné zablokovanie účtu" calcext:value-type="string">
            <text:p>Set max authentication attempts after which account will be blocked / Definovanie maximálneho počtu neúspešných pokusov o prihlásenie a následné zablokovanie účtu</text:p>
          </table:table-cell>
          <table:table-cell table:style-name="ce96" office:value-type="string" calcext:value-type="string">
            <text:p>Set max authentication attempts after which account will be blocked / Definovanie maximálneho počtu neúspešných pokusov o prihlásenie a následné zablokovanie účtu</text:p>
          </table:table-cell>
          <table:table-cell table:style-name="ce95" office:value-type="string" calcext:value-type="string">
            <text:p>Guessing credentials / Hádanie prístupových údajov</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86">CIS Cisco IOS 15 Benchmark v4.0.0 </text:span></text:p>
            <text:p><text:span text:style-name="T87"><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3">
          <table:table-cell/>
          <table:table-cell table:style-name="ce96" table:formula="of:=HYPERLINK(&quot;#CISCO_COMMANDS_EQUIVALENT.A28&quot;;&quot;Disable fallback method in AAA to be no authentication / Zakázať záložné prihlásenie bez poskynutia autentizačných prostriedkov&quot;)" office:value-type="string" office:string-value="Disable fallback method in AAA to be no authentication / Zakázať záložné prihlásenie bez poskynutia autentizačných prostriedkov" calcext:value-type="string">
            <text:p>Disable fallback method in AAA to be no authentication / Zakázať záložné prihlásenie bez poskynutia autentizačných prostriedkov</text:p>
          </table:table-cell>
          <table:table-cell table:style-name="ce96" office:value-type="string" calcext:value-type="string">
            <text:p>Disable fallback method in AAA to be no authentication / Zakázať záložné prihlásenie bez poskynutia autentizačných prostriedkov</text:p>
          </table:table-cell>
          <table:table-cell table:style-name="ce94" office:value-type="string" calcext:value-type="string">
            <text:p>Login without credentiials / Prihlásenie bez prihlasovacích údajov</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Cisco Guide to Harden Cisco IOS Devices</text:p>
            <text:p><text:span text:style-name="T87"><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10"/>
        </table:table-row>
        <table:table-row table:style-name="ro1">
          <table:table-cell/>
          <table:table-cell table:style-name="ce96" table:formula="of:=HYPERLINK(&quot;#CISCO_COMMANDS_EQUIVALENT.A29&quot;;&quot;AAA must not use local account as first login choice / AAA nesmie používať ako prvú možnosť prihlásenia lokálny účet &quot;)" office:value-type="string" office:string-value="AAA must not use local account as first login choice / AAA nesmie používať ako prvú možnosť prihlásenia lokálny účet " calcext:value-type="string">
            <text:p>AAA must not use local account as first login choice / AAA nesmie používať ako prvú možnosť prihlásenia lokálny účet </text:p>
          </table:table-cell>
          <table:table-cell table:style-name="ce96" office:value-type="string" calcext:value-type="string">
            <text:p>AAA must not use local account as first login choice / AAA nesmie používať ako prvú možnosť prihlásenia lokálny účet </text:p>
          </table:table-cell>
          <table:table-cell table:style-name="ce94" office:value-type="string" calcext:value-type="string">
            <text:p>AAA primarily uses local accounts instead of centralized on server / AAA používa primárne lokálne účty namiesto centralizovaných na serveri</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4"/>
          <table:table-cell table:style-name="ce96" table:number-columns-repeated="4"/>
          <table:table-cell table:number-columns-repeated="1010"/>
        </table:table-row>
        <table:table-row table:style-name="ro7">
          <table:table-cell/>
          <table:table-cell table:style-name="ce96" table:formula="of:=HYPERLINK(&quot;#CISCO_COMMANDS_EQUIVALENT.A30:A31&quot;;&quot;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záložného prihlásenia, aby mu nebolo pridelené vysoké oprávnenie umožňujúce vykonávať príkazy, na ktoré nemá právo&quot;)" office:value-type="string" office:string-value="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záložného prihlásenia, aby mu nebolo pridelené vysoké oprávnenie umožňujúce vykonávať príkazy, na ktoré nemá právo" calcext:value-type="string">
            <text:p>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text:s/>záložného prihlásenia, aby mu nebolo pridelené vysoké oprávnenie umožňujúce vykonávať príkazy, na ktoré nemá právo</text:p>
          </table:table-cell>
          <table:table-cell table:style-name="ce96" office:value-type="string" calcext:value-type="string">
            <text:p>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text:s/>záložného prihlásenia, aby mu nebolo pridelené vysoké oprávnenie umožňujúce vykonávať príkazy, na ktoré nemá právo</text:p>
          </table:table-cell>
          <table:table-cell table:style-name="ce94" office:value-type="string" calcext:value-type="string">
            <text:p>User logged in to device through AAA can execute all commands / Používateľ prihlásený do zariadenia môže spúšťať akékoľvek príkazy</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Auditing Device Configurations to Ensure Compliance</text:p>
            <text:p><text:a xlink:href="https://www.cisco.com/c/en/us/td/docs/net_mgmt/prime/infrastructure/3-1-5/user/guide/pi_ug/compliance.pdf" xlink:type="simple">https://www.cisco.com/c/en/us/td/docs/net_mgmt/prime/infrastructure/3-1-5/user/guide/pi_ug/compliance.pdf</text:a></text:p>
            <text:p><text:span text:style-name="T86">Cisco Router Hardening</text:span></text:p>
            <text:p><text:span text:style-name="T86">Cisco Guide to Harden Cisco IOS Devices</text:span></text:p>
            <text:p><text:span text:style-name="T87"><text:a xlink:href="https://www.cisco.com/c/en/us/support/docs/ip/access-lists/13608-21.html" xlink:type="simple">https://www.cisco.com/c/en/us/support/docs/ip/access-lists/13608-21.html</text:a></text:span></text:p>
          </table:table-cell>
          <table:table-cell table:style-name="ce96" table:number-columns-repeated="3"/>
          <table:table-cell table:style-name="ce110" office:value-type="string" calcext:value-type="string">
            <text:p>https://community.cisco.com/t5/policy-and-access/difference-between-if-authenticated-and-none-keyword/td-p/1270499</text:p>
          </table:table-cell>
          <table:table-cell table:number-columns-repeated="1010"/>
        </table:table-row>
        <table:table-row table:style-name="ro7">
          <table:table-cell/>
          <table:table-cell table:style-name="ce96" table:formula="of:=HYPERLINK(&quot;#CISCO_COMMANDS_EQUIVALENT.A32&quot;;&quot;Setup AAA accounting of executed commands and connections to device / Nastavenie AAA účtovania respektíve logovania pripojení a vykonaných príkazov&quot;)" office:value-type="string" office:string-value="Setup AAA accounting of executed commands and connections to device / Nastavenie AAA účtovania respektíve logovania pripojení a vykonaných príkazov" calcext:value-type="string">
            <text:p>Setup AAA accounting of executed commands and connections to device / Nastavenie AAA účtovania respektíve logovania pripojení a vykonaných príkazov</text:p>
          </table:table-cell>
          <table:table-cell table:style-name="ce96" office:value-type="string" calcext:value-type="string">
            <text:p>Setup AAA accounting of executed commands and connections to device / Nastavenie AAA účtovania respektíve logovania pripojení a vykonaných príkazov</text:p>
          </table:table-cell>
          <table:table-cell table:style-name="ce94" office:value-type="string" calcext:value-type="string">
            <text:p>Administrator can issue bad command which is hard to find after a time / Administrátor vloží zlý príkaz a po čase je ho nemožné dohľadať a zjednať nápravu</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CIS Cisco IOS 15 Benchmark v4.0.0 </text:p>
            <text:p><text:span text:style-name="T87"><text:a xlink:href="https://www.cisecurity.org/cis-benchmarks/#cisco" xlink:type="simple">https://www.cisecurity.org/cis-benchmarks/#cisco</text:a></text:span></text:p>
          </table:table-cell>
          <table:table-cell table:style-name="ce96" table:number-columns-repeated="3"/>
          <table:table-cell table:style-name="ce110"/>
          <table:table-cell table:number-columns-repeated="1010"/>
        </table:table-row>
        <table:table-row table:style-name="ro8">
          <table:table-cell/>
          <table:table-cell table:style-name="ce96" table:formula="of:=HYPERLINK(&quot;#CISCO_COMMANDS_EQUIVALENT.A34&quot;;&quot;Specify loopback source interface for AAA connections / Definovanie loopback zdrojového rozhrania pre AAA&quot;)" office:value-type="string" office:string-value="Specify loopback source interface for AAA connections / Definovanie loopback zdrojového rozhrania pre AAA" calcext:value-type="string">
            <text:p>Specify loopback source interface for AAA connections / Definovanie loopback zdrojového rozhrania pre AAA</text:p>
          </table:table-cell>
          <table:table-cell table:style-name="ce96" office:value-type="string" calcext:value-type="string">
            <text:p>Specify loopback source interface for AAA connections / Definovanie loopback zdrojového rozhrania pre AAA</text:p>
          </table:table-cell>
          <table:table-cell table:style-name="ce94" office:value-type="string" calcext:value-type="string">
            <text:p>AAA source interface is not same on every boot / AAA zdrojové rozhranie nie je rovnaké pri každom reštarte</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CIS Cisco IOS 15 Benchmark v4.0.0 </text:p>
            <text:p><text:span text:style-name="T87"><text:a xlink:href="https://www.cisecurity.org/cis-benchmarks/#cisco" xlink:type="simple">https://www.cisecurity.org/cis-benchmarks/#cisco</text:a></text:span></text:p>
          </table:table-cell>
          <table:table-cell table:style-name="ce96" table:number-columns-repeated="3"/>
          <table:table-cell table:style-name="ce110"/>
          <table:table-cell table:number-columns-repeated="1010"/>
        </table:table-row>
        <table:table-row table:style-name="ro3">
          <table:table-cell/>
          <table:table-cell table:style-name="ce96" table:formula="of:=HYPERLINK(&quot;#CISCO_COMMANDS_EQUIVALENT.A33&quot;;&quot;Use SNMP version 3  when SNMP is enabled / Použitie SNMP verie 3 pokiaľ je SNMP používané&quot;)" office:value-type="string" office:string-value="Use SNMP version 3  when SNMP is enabled / Použitie SNMP verie 3 pokiaľ je SNMP používané" calcext:value-type="string">
            <text:p>Use SNMP version 3 <text:s/>when SNMP is enabled / Použitie SNMP verie 3 pokiaľ je SNMP používané</text:p>
          </table:table-cell>
          <table:table-cell table:style-name="ce110" office:value-type="string" calcext:value-type="string">
            <text:p>Use SNMP version 3 <text:s/>when SNMP is enabled / Použitie SNMP verie 3 pokiaľ je SNMP používané</text:p>
          </table:table-cell>
          <table:table-cell table:style-name="ce94" office:value-type="string" calcext:value-type="string">
            <text:p>Eavesdropping of SNMP v1 and v2c <text:s/>/ Odpočúvanie SNMP verzie 1 a 2c</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86">CIS Cisco IOS 15 Benchmark v4.0.0 </text:span></text:p>
            <text:p><text:span text:style-name="T87"><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5">
          <table:table-cell/>
          <table:table-cell table:style-name="ce96" table:formula="of:=HYPERLINK(&quot;#CISCO_COMMANDS_EQUIVALENT.A35&quot;;&quot;Restrict SNMP view for read-only / Obmedzenie SNMP iba na čítanie&quot;)" office:value-type="string" office:string-value="Restrict SNMP view for read-only / Obmedzenie SNMP iba na čítanie" calcext:value-type="string">
            <text:p>Restrict SNMP view for read-only / Obmedzenie SNMP iba na čítanie</text:p>
          </table:table-cell>
          <table:table-cell table:style-name="ce96" office:value-type="string" calcext:value-type="string">
            <text:p>Restrict SNMP view for read-only / Obmedzenie SNMP iba na čítanie</text:p>
          </table:table-cell>
          <table:table-cell table:style-name="ce96" office:value-type="string" calcext:value-type="string">
            <text:p>Modify configuration of device by SNMP / Modifikovanie konffigurácie pomocou SNMP</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86">CIS Cisco IOS 15 Benchmark v4.0.0 </text:span></text:p>
            <text:p><text:span text:style-name="T87"><text:a xlink:href="https://www.cisecurity.org/cis-benchmarks/#cisco" xlink:type="simple">https://www.cisecurity.org/cis-benchmarks/#cisco</text:a></text:span></text:p>
            <text:p>Cisco Router Hardening</text:p>
            <text:p><text:span text:style-name="T86">NIST</text:span></text:p>
            <text:p><text:span text:style-name="T87"><text:a xlink:href="https://nvlpubs.nist.gov/nistpubs/SpecialPublications/NIST.SP.800-131Ar2.pdf" xlink:type="simple">https://nvlpubs.nist.gov/nistpubs/SpecialPublications/NIST.SP.800-131Ar2.pdf</text:a></text:span></text:p>
            <text:p><text:span text:style-name="T89">CIS Cisco IOS 15 Benchmark v4.0.0  </text:span><text:span text:style-name="T89"><text:a xlink:href="https://www.cisecurity.org/cis-benchmarks/#cisco" xlink:type="simple">https://www.cisecurity.org/cis-benchmarks/#cisco</text:a></text:span></text:p>
            <text:p><text:span text:style-name="T86">Hardening Cisco Routers</text:span></text:p>
          </table:table-cell>
          <table:table-cell table:style-name="ce96" table:number-columns-repeated="4"/>
          <table:table-cell table:number-columns-repeated="1010"/>
        </table:table-row>
        <table:table-row table:style-name="ro2">
          <table:table-cell/>
          <table:table-cell table:style-name="ce96" table:formula="of:=HYPERLINK(&quot;#CISCO_COMMANDS_EQUIVALENT.A36&quot;;&quot;Restrict SNMP only for specific IP addresses with ACL / Obmedzenie SNMP iba pre vybrané IP adresy&quot;)" office:value-type="string" office:string-value="Restrict SNMP only for specific IP addresses with ACL / Obmedzenie SNMP iba pre vybrané IP adresy" calcext:value-type="string">
            <text:p>Restrict SNMP only for specific IP addresses with ACL / Obmedzenie SNMP iba pre vybrané IP adresy</text:p>
          </table:table-cell>
          <table:table-cell table:style-name="ce96" office:value-type="string" calcext:value-type="string">
            <text:p>Restrict SNMP only for specific IP addresses with ACL / Obmedzenie SNMP iba pre vybrané IP adresy</text:p>
          </table:table-cell>
          <table:table-cell table:style-name="ce96" office:value-type="string" calcext:value-type="string">
            <text:p>Unauthorized access to SNMP informations / Neoprávnený prístup k SNMP informáciám</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86">CIS Cisco IOS 15 Benchmark v4.0.0 </text:span></text:p>
            <text:p><text:span text:style-name="T87"><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5">
          <table:table-cell/>
          <table:table-cell table:style-name="ce96" table:formula="of:=HYPERLINK(&quot;#CISCO_COMMANDS_EQUIVALENT.A37&quot;;&quot;Enable SNMP server traps / Povolenie asynchrónnych správ SNMP TRAP&quot;)" office:value-type="string" office:string-value="Enable SNMP server traps / Povolenie asynchrónnych správ SNMP TRAP" calcext:value-type="string">
            <text:p>Enable SNMP server traps / Povolenie asynchrónnych správ SNMP TRAP</text:p>
          </table:table-cell>
          <table:table-cell table:style-name="ce96" office:value-type="string" calcext:value-type="string">
            <text:p>Enable SNMP server traps / Povolenie asynchrónnych správ SNMP TRAP</text:p>
          </table:table-cell>
          <table:table-cell table:style-name="ce94" office:value-type="string" calcext:value-type="string">
            <text:p>NONE / NIE JE</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86">CIS Cisco IOS 15 Benchmark v4.0.0 </text:span></text:p>
            <text:p><text:span text:style-name="T87"><text:a xlink:href="https://www.cisecurity.org/cis-benchmarks/#cisco" xlink:type="simple">https://www.cisecurity.org/cis-benchmarks/#cisco</text:a></text:span></text:p>
            <text:p>Cisco Router Hardening</text:p>
            <text:p><text:span text:style-name="T86">NIST</text:span></text:p>
            <text:p><text:span text:style-name="T87"><text:a xlink:href="https://nvlpubs.nist.gov/nistpubs/SpecialPublications/NIST.SP.800-131Ar2.pdf" xlink:type="simple">https://nvlpubs.nist.gov/nistpubs/SpecialPublications/NIST.SP.800-131Ar2.pdf</text:a></text:span></text:p>
            <text:p><text:span text:style-name="T89">CIS Cisco IOS 15 Benchmark v4.0.0  </text:span><text:span text:style-name="T89"><text:a xlink:href="https://www.cisecurity.org/cis-benchmarks/#cisco" xlink:type="simple">https://www.cisecurity.org/cis-benchmarks/#cisco</text:a></text:span></text:p>
            <text:p><text:span text:style-name="T86">Hardening Cisco Routers</text:span></text:p>
          </table:table-cell>
          <table:table-cell table:style-name="ce96" table:number-columns-repeated="4"/>
          <table:table-cell table:number-columns-repeated="1010"/>
        </table:table-row>
        <table:table-row table:style-name="ro7">
          <table:table-cell/>
          <table:table-cell table:style-name="ce96" table:formula="of:=HYPERLINK(&quot;#CISCO_COMMANDS_EQUIVALENT.A38&quot;;&quot;Setup SNMP v3 user with at least 128 bit AES encryption and SHA hash function / Vytvorenie SNMP verzie 3 užívateľa s minimálnym šifrovaním AES 128 bit a hashovacou funkciou SHA&quot;)" office:value-type="string" office:string-value="Setup SNMP v3 user with at least 128 bit AES encryption and SHA hash function / Vytvorenie SNMP verzie 3 užívateľa s minimálnym šifrovaním AES 128 bit a hashovacou funkciou SHA" calcext:value-type="string">
            <text:p>Setup SNMP v3 user with at least 128 bit AES encryption and SHA hash function / Vytvorenie SNMP verzie 3 užívateľa s minimálnym šifrovaním AES 128 bit a hashovacou funkciou SHA</text:p>
          </table:table-cell>
          <table:table-cell table:style-name="ce96" office:value-type="string" calcext:value-type="string">
            <text:p>Setup SNMP v3 user with at least 128bit AES encryption and SHA hash function / Vytvorenie SNMP verzie 3 užívateľa s minimálnym šifrovaním AES 128 bit a hashovacou funkciou SHA</text:p>
          </table:table-cell>
          <table:table-cell table:style-name="ce96" office:value-type="string" calcext:value-type="string">
            <text:p>Eavesdropping SNMP <text:s/>session due to weak encryption and <text:s/>hash / Odpočúvanie SNMP sedenie z dôvodu slabého šifrovania a hashovacej <text:s/>funkcie</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NIST</text:p>
            <text:p><text:a xlink:href="https://nvlpubs.nist.gov/nistpubs/SpecialPublications/NIST.SP.800-131Ar2.pdf" xlink:type="simple">https://nvlpubs.nist.gov/nistpubs/SpecialPublications/NIST.SP.800-131Ar2.pdf</text:a></text:p>
            <text:p>CIS Cisco IOS 15 Benchmark v4.0.0  <text:a xlink:href="https://www.cisecurity.org/cis-benchmarks/#cisco" xlink:type="simple">https://www.cisecurity.org/cis-benchmarks/#cisco</text:a></text:p>
            <text:p>Hardening Cisco Routers</text:p>
          </table:table-cell>
          <table:table-cell table:style-name="ce96" table:number-columns-repeated="4"/>
          <table:table-cell table:number-columns-repeated="1010"/>
        </table:table-row>
        <table:table-row table:style-name="ro4">
          <table:table-cell/>
          <table:table-cell table:style-name="ce96" table:formula="of:=HYPERLINK(&quot;#CISCO_COMMANDS_EQUIVALENT.A39&quot;;&quot;Specify SNMP server location / Definovanie lokácie SNMP serveru&quot;)" office:value-type="string" office:string-value="Specify SNMP server location / Definovanie lokácie SNMP serveru" calcext:value-type="string">
            <text:p>Specify SNMP server location / Definovanie lokácie SNMP serveru</text:p>
          </table:table-cell>
          <table:table-cell table:style-name="ce96" office:value-type="string" calcext:value-type="string">
            <text:p>Specify SNMP server location / Definovanie lokácie SNMP serveru</text:p>
          </table:table-cell>
          <table:table-cell table:style-name="ce94" office:value-type="string" calcext:value-type="string">
            <text:p>NONE / NIE JE</text:p>
          </table:table-cell>
          <table:table-cell table:style-name="ce95" office:value-type="string" calcext:value-type="string">
            <text:p>Management</text:p>
          </table:table-cell>
          <table:table-cell table:style-name="ce95" office:value-type="string" calcext:value-type="string">
            <text:p>SNMP</text:p>
          </table:table-cell>
          <table:table-cell table:style-name="ce95" office:value-type="string" calcext:value-type="string">
            <text:p>LOW</text:p>
          </table:table-cell>
          <table:table-cell table:number-columns-repeated="2" table:style-name="ce95" office:value-type="string" calcext:value-type="string">
            <text:p>ALL</text:p>
          </table:table-cell>
          <table:table-cell table:style-name="ce115"/>
          <table:table-cell table:number-columns-repeated="1014"/>
        </table:table-row>
        <table:table-row table:style-name="ro8">
          <table:table-cell/>
          <table:table-cell table:style-name="ce96" table:formula="of:=HYPERLINK(&quot;#CISCO_COMMANDS_EQUIVALENT.A40&quot;;&quot;Specify loopback source interface for SNMP /  Definovanie loopback zdrojového rozhrania pre SNMP&quot;)" office:value-type="string" office:string-value="Specify loopback source interface for SNMP /  Definovanie loopback zdrojového rozhrania pre SNMP" calcext:value-type="string">
            <text:p>Specify loopback source interface for SNMP / <text:s/>Definovanie loopback zdrojového rozhrania pre SNMP</text:p>
          </table:table-cell>
          <table:table-cell table:style-name="ce96" office:value-type="string" calcext:value-type="string">
            <text:p>Specify loopback source interface for SNMP / <text:s/>Definovanie loopback zdrojového rozhrania pre SNMP</text:p>
          </table:table-cell>
          <table:table-cell table:style-name="ce94" office:value-type="string" calcext:value-type="string">
            <text:p>SNMP source interface is not same on every boot / SNMP zdrojové rozhranie nie je rovnaké pri každom reštarte</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6"/>
          <table:table-cell table:number-columns-repeated="1014"/>
        </table:table-row>
        <table:table-row table:style-name="ro7">
          <table:table-cell/>
          <table:table-cell table:style-name="ce99" table:formula="of:=HYPERLINK(&quot;#CISCO_COMMANDS_EQUIVALENT.A41&quot;;&quot;SNMP persistent name of interfaces after reboot / SNMP statické nemenné meno rozhrania aj po reštarte zariadenia&quot;)" office:value-type="string" office:string-value="SNMP persistent name of interfaces after reboot / SNMP statické nemenné meno rozhrania aj po reštarte zariadenia" calcext:value-type="string">
            <text:p>SNMP persistent name of interfaces after reboot / SNMP statické nemenné meno rozhrania aj po reštarte zariadenia</text:p>
          </table:table-cell>
          <table:table-cell table:style-name="ce99" office:value-type="string" calcext:value-type="string">
            <text:p>SNMP persistent name of interfaces after reboot / SNMP statické nemenné meno rozhrania aj po reštarte zariadenia</text:p>
          </table:table-cell>
          <table:table-cell table:style-name="ce94" office:value-type="string" calcext:value-type="string">
            <text:p>Changing name of interfece between reboots and unable to monitor through SNMP / Zmeny názvov rozhraní medzi reštartami a nemožnosť monitorovanie pomocou SNMP</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6"/>
          <table:table-cell table:number-columns-repeated="3"/>
          <table:table-cell office:value-type="string" calcext:value-type="string">
            <text:p>xca3-08, <text:a xlink:href="https://www.cisco.com/c/en/us/td/docs/switches/lan/catalyst6500/ios/12-2SX/configuration/guide/book/ifindx.html" xlink:type="simple">https://www.cisco.com/c/en/us/td/docs/switches/lan/catalyst6500/ios/12-2SX/configuration/guide/book/ifindx.html</text:a></text:p>
          </table:table-cell>
          <table:table-cell table:number-columns-repeated="1010"/>
        </table:table-row>
        <table:table-row table:style-name="ro8">
          <table:table-cell/>
          <table:table-cell table:style-name="ce100" table:formula="of:=HYPERLINK(&quot;#CISCO_COMMANDS_EQUIVALENT.A42&quot;;&quot;Enable SYSLOG logging and set SYSLOG server / Povolenie logovania protokolom SYSLOG a špecifikovanie IP adresy SYSLOG serveru&quot;)" office:value-type="string" office:string-value="Enable SYSLOG logging and set SYSLOG server / Povolenie logovania protokolom SYSLOG a špecifikovanie IP adresy SYSLOG serveru" calcext:value-type="string">
            <text:p>Enable SYSLOG logging and set SYSLOG server / Povolenie logovania protokolom SYSLOG a špecifikovanie IP adresy SYSLOG serveru</text:p>
          </table:table-cell>
          <table:table-cell table:style-name="ce100" office:value-type="string" calcext:value-type="string">
            <text:p>Enable SYSLOG logging and set SYSLOG server / Povolenie logovania protokolom SYSLOG a špecifikovanie IP adresy SYSLOG serveru</text:p>
          </table:table-cell>
          <table:table-cell table:style-name="ce94" office:value-type="string" calcext:value-type="string">
            <text:p>Administrator does not know about issues sourcing on device / Administrátor nemá povedomie o problémoch na zariadení</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86">CIS Cisco IOS 15 Benchmark v4.0.0 </text:span></text:p>
            <text:p><text:span text:style-name="T87"><text:a xlink:href="https://www.cisecurity.org/cis-benchmarks/#cisco" xlink:type="simple">https://www.cisecurity.org/cis-benchmarks/#cisco</text:a></text:span></text:p>
            <text:p>Cisco Router Hardening</text:p>
          </table:table-cell>
          <table:table-cell table:number-columns-repeated="1014"/>
        </table:table-row>
        <table:table-row table:style-name="ro3">
          <table:table-cell/>
          <table:table-cell table:style-name="ce100" table:formula="of:=HYPERLINK(&quot;#CISCO_COMMANDS_EQUIVALENT.A43&quot;;&quot;Setup SYSLOG logging severity to INFORMATIONAL / Špecifikovanie dôležitosti oznámenií SYSLOG na INFORMATIONAL&quot;)" office:value-type="string" office:string-value="Setup SYSLOG logging severity to INFORMATIONAL / Špecifikovanie dôležitosti oznámenií SYSLOG na INFORMATIONAL" calcext:value-type="string">
            <text:p>Setup SYSLOG logging severity to INFORMATIONAL / Špecifikovanie dôležitosti oznámenií SYSLOG na INFORMATIONAL</text:p>
          </table:table-cell>
          <table:table-cell table:style-name="ce100" office:value-type="string" calcext:value-type="string">
            <text:p>Setup SYSLOG logging severity to INFORMATIONAL / Špecifikovanie dôležitosti oznámenií SYSLOG na INFORMATIONAL</text:p>
          </table:table-cell>
          <table:table-cell table:style-name="ce94" office:value-type="string" calcext:value-type="string">
            <text:p>NONE / NIE JE</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CIS Cisco IOS 15 Benchmark v4.0.0 </text:p>
            <text:p><text:span text:style-name="T87"><text:a xlink:href="https://www.cisecurity.org/cis-benchmarks/#cisco" xlink:type="simple">https://www.cisecurity.org/cis-benchmarks/#cisco</text:a></text:span></text:p>
          </table:table-cell>
          <table:table-cell table:number-columns-repeated="1014"/>
        </table:table-row>
        <table:table-row table:style-name="ro8">
          <table:table-cell/>
          <table:table-cell table:style-name="ce96" table:formula="of:=HYPERLINK(&quot;#CISCO_COMMANDS_EQUIVALENT.A44&quot;;&quot;Specify loopback source interface for SYSLOG / Definovanie loopback zdrojového rozhrania pre SYSLOG&quot;)" office:value-type="string" office:string-value="Specify loopback source interface for SYSLOG / Definovanie loopback zdrojového rozhrania pre SYSLOG" calcext:value-type="string">
            <text:p>Specify loopback source interface for SYSLOG / Definovanie loopback zdrojového rozhrania pre SYSLOG</text:p>
          </table:table-cell>
          <table:table-cell table:style-name="ce110" office:value-type="string" calcext:value-type="string">
            <text:p>Specify loopback source interface for SYSLOG / <text:s/>Definovanie loopback zdrojového rozhrania pre SYSLOG</text:p>
          </table:table-cell>
          <table:table-cell table:style-name="ce94" office:value-type="string" calcext:value-type="string">
            <text:p>SYSLOG source interface is not same on every boot / SYSLOG zdrojové rozhranie nie je rovnaké pri každom reštarte</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Cisco Guide to Harden Cisco IOS Devices</text:p>
            <text:p><text:span text:style-name="T87"><text:a xlink:href="https://www.cisco.com/c/en/us/support/docs/ip/access-lists/13608-21.html" xlink:type="simple">https://www.cisco.com/c/en/us/support/docs/ip/access-lists/13608-21.html</text:a></text:span></text:p>
            <text:p><text:span text:style-name="T86">CIS Cisco IOS 15 Benchmark v4.0.0 </text:span></text:p>
            <text:p><text:span text:style-name="T87"><text:a xlink:href="https://www.cisecurity.org/cis-benchmarks/#cisco" xlink:type="simple">https://www.cisecurity.org/cis-benchmarks/#cisco</text:a></text:span></text:p>
          </table:table-cell>
          <table:table-cell table:number-columns-repeated="1014"/>
        </table:table-row>
        <table:table-row table:style-name="ro3">
          <table:table-cell/>
          <table:table-cell table:style-name="ce100" table:formula="of:=HYPERLINK(&quot;#CISCO_COMMANDS_EQUIVALENT.A45&quot;;&quot;Setup time format for logging and debugging information / Definovanie formátu času pre logovacie a ladiace výstupy&quot;)" office:value-type="string" office:string-value="Setup time format for logging and debugging information / Definovanie formátu času pre logovacie a ladiace výstupy" calcext:value-type="string">
            <text:p>Setup time format for logging and debugging information / Definovanie formátu času pre logovacie a ladiace výstupy</text:p>
          </table:table-cell>
          <table:table-cell table:style-name="ce100" office:value-type="string" calcext:value-type="string">
            <text:p>Setup time format for logging and debugging information / Definovanie formátu času pre logovacie a ladiace výstupy</text:p>
          </table:table-cell>
          <table:table-cell table:style-name="ce94" office:value-type="string" calcext:value-type="string">
            <text:p>NONE / NIE JE</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86">CIS Cisco IOS 15 Benchmark v4.0.0 </text:span></text:p>
            <text:p><text:span text:style-name="T87"><text:a xlink:href="https://www.cisecurity.org/cis-benchmarks/#cisco" xlink:type="simple">https://www.cisecurity.org/cis-benchmarks/#cisco</text:a></text:span></text:p>
            <text:p>Cisco Router Hardening</text:p>
          </table:table-cell>
          <table:table-cell table:number-columns-repeated="1014"/>
        </table:table-row>
        <table:table-row table:style-name="ro8">
          <table:table-cell/>
          <table:table-cell table:style-name="ce100" table:formula="of:=HYPERLINK(&quot;#CISCO_COMMANDS_EQUIVALENT.A46&quot;;&quot;Display SYSLOG messages with severity CRITICAL and greater to console / Vypisovanie SYSLOG správ CRITICAL a dôležitejších do terminálu&quot;)" office:value-type="string" office:string-value="Display SYSLOG messages with severity CRITICAL and greater to console / Vypisovanie SYSLOG správ CRITICAL a dôležitejších do terminálu" calcext:value-type="string">
            <text:p>Display SYSLOG messages with severity CRITICAL and greater to console / Vypisovanie SYSLOG správ CRITICAL a dôležitejších do terminálu</text:p>
          </table:table-cell>
          <table:table-cell table:style-name="ce100" office:value-type="string" calcext:value-type="string">
            <text:p>Display SYSLOG messages with severity CRITICAL and greater to console / Vypisovanie SYSLOG správ CRITICAL a dôležitejších do terminálu</text:p>
          </table:table-cell>
          <table:table-cell table:style-name="ce94" office:value-type="string" calcext:value-type="string">
            <text:p>NONE / NIE JE</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88">CIS Cisco IOS 15 Benchmark v4.0.0 </text:span></text:p>
            <text:p><text:span text:style-name="T88"><text:a xlink:href="https://www.cisecurity.org/cis-benchmarks/#cisco" xlink:type="simple">https://www.cisecurity.org/cis-benchmarks/#cisco</text:a></text:span></text:p>
          </table:table-cell>
          <table:table-cell table:number-columns-repeated="1014"/>
        </table:table-row>
        <table:table-row table:style-name="ro1">
          <table:table-cell/>
          <table:table-cell table:style-name="ce100" table:formula="of:=HYPERLINK(&quot;#CISCO_COMMANDS_EQUIVALENT.A47&quot;;&quot;Set SYSLOG buffer to enough size and appropriate severity / Definovanie veľkosti SYSLOG buffera dôležitosti oznámení na INFORMATIONAL&quot;)" office:value-type="string" office:string-value="Set SYSLOG buffer to enough size and appropriate severity / Definovanie veľkosti SYSLOG buffera dôležitosti oznámení na INFORMATIONAL" calcext:value-type="string">
            <text:p>Set SYSLOG buffer to enough size and appropriate severity / Definovanie veľkosti SYSLOG buffera dôležitosti oznámení na INFORMATIONAL</text:p>
          </table:table-cell>
          <table:table-cell table:style-name="ce100" office:value-type="string" calcext:value-type="string">
            <text:p>Set SYSLOG buffer to enough size and appropriate severity / Definovanie veľkosti SYSLOG buffera dôležitosti oznámení na INFORMATIONAL</text:p>
          </table:table-cell>
          <table:table-cell table:style-name="ce94" office:value-type="string" calcext:value-type="string">
            <text:p>Small SYSLOG buffer drops important messages / Malá vyrovnávacia pamäť pre SYSLOG je dôvodom zahadzovanie správ</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text:span text:style-name="T90">Cisco Guide to Harden Cisco IOS Devices </text:span><text:span text:style-name="T90"><text:a xlink:href="https://www.cisco.com/c/en/us/support/docs/ip/access-lists/13608-21.html" xlink:type="simple">https://www.cisco.com/c/en/us/support/docs/ip/access-lists/13608-21.html</text:a></text:span></text:p>
          </table:table-cell>
          <table:table-cell table:number-columns-repeated="1014"/>
        </table:table-row>
        <table:table-row table:style-name="ro7">
          <table:table-cell/>
          <table:table-cell table:style-name="ce100" table:formula="of:=HYPERLINK(&quot;#CISCO_COMMANDS_EQUIVALENT.A48&quot;;&quot;Setup backup logging location when SYSLOG server is not  accessible / Definovanie dočasného úložiska SYSLOG správ v prípade nedostupnosti servera&quot;)" office:value-type="string" office:string-value="Setup backup logging location when SYSLOG server is not  accessible / Definovanie dočasného úložiska SYSLOG správ v prípade nedostupnosti servera" calcext:value-type="string">
            <text:p>Setup backup logging location when SYSLOG server is not <text:s/>accessible / Definovanie dočasného úložiska SYSLOG správ v prípade nedostupnosti servera</text:p>
          </table:table-cell>
          <table:table-cell table:style-name="ce100" office:value-type="string" calcext:value-type="string">
            <text:p>Setup backup logging location when SYSLOG server is not <text:s/>accessible / Definovanie dočasného úložiska SYSLOG správ v prípade nedostupnosti servera</text:p>
          </table:table-cell>
          <table:table-cell table:style-name="ce94" office:value-type="string" calcext:value-type="string">
            <text:p>Inaccesible SYSLOG server leads to not saving important messages / Neprístupný SYSLOG server spôsobuje zahadzovanie dôležitých syslog správ</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text:span text:style-name="T90">Cisco Guide to Harden Cisco IOS Devices </text:span><text:span text:style-name="T90"><text:a xlink:href="https://www.cisco.com/c/en/us/support/docs/ip/access-lists/13608-21.html" xlink:type="simple">https://www.cisco.com/c/en/us/support/docs/ip/access-lists/13608-21.html</text:a></text:span></text:p>
          </table:table-cell>
          <table:table-cell table:number-columns-repeated="1014"/>
        </table:table-row>
        <table:table-row table:style-name="ro9">
          <table:table-cell/>
          <table:table-cell table:style-name="ce100" table:formula="of:=HYPERLINK(&quot;#CISCO_COMMANDS_EQUIVALENT.A49&quot;;&quot;Disable discovery protocol CDP / Zakázanie protokolu CDP&quot;)" office:value-type="string" office:string-value="Disable discovery protocol CDP / Zakázanie protokolu CDP" calcext:value-type="string">
            <text:p>Disable discovery protocol CDP / Zakázanie protokolu CDP</text:p>
          </table:table-cell>
          <table:table-cell table:style-name="ce100" office:value-type="string" calcext:value-type="string">
            <text:p>Disable discovery protocol CDP / Zakázanie protokolu CDP</text:p>
          </table:table-cell>
          <table:table-cell table:style-name="ce96" office:value-type="string" calcext:value-type="string">
            <text:p>Network scan and information about network by management protocol CDP or usage of their security bugs / Skenovanie a zistenie informácií o sieti za pomoci protokolu CDP a využitie bezpečnostných chýb</text:p>
          </table:table-cell>
          <table:table-cell table:style-name="ce95" office:value-type="string" calcext:value-type="string">
            <text:p>Management</text:p>
          </table:table-cell>
          <table:table-cell table:style-name="ce96" office:value-type="string" calcext:value-type="string">
            <text:p>CD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86">CIS Cisco IOS 15 Benchmark v4.0.0 </text:span></text:p>
            <text:p><text:span text:style-name="T87"><text:a xlink:href="https://www.cisecurity.org/cis-benchmarks/#cisco" xlink:type="simple">https://www.cisecurity.org/cis-benchmarks/#cisco</text:a></text:span></text:p>
            <text:p>Cisco Router Hardening</text:p>
          </table:table-cell>
          <table:table-cell table:number-columns-repeated="1014"/>
        </table:table-row>
        <table:table-row table:style-name="ro9">
          <table:table-cell/>
          <table:table-cell table:style-name="ce100" table:formula="of:=HYPERLINK(&quot;#CISCO_COMMANDS_EQUIVALENT.A50&quot;;&quot;Disable discovery protocol LLDP / Zakázanie protokolu LLDP&quot;)" office:value-type="string" office:string-value="Disable discovery protocol LLDP / Zakázanie protokolu LLDP" calcext:value-type="string">
            <text:p>Disable discovery protocol LLDP / Zakázanie protokolu LLDP</text:p>
          </table:table-cell>
          <table:table-cell table:style-name="ce100" office:value-type="string" calcext:value-type="string">
            <text:p>Disable discovery protocol LLDP / Zakázanie protokolu LLDP</text:p>
          </table:table-cell>
          <table:table-cell table:style-name="ce96" office:value-type="string" calcext:value-type="string">
            <text:p>Network scan and information about network by management protocol LLDP or usage of their security bugs / Skenovanie a zistenie informácií o sieti za pomoci protokolu LLDP a využitie bezpečnostných chýb</text:p>
          </table:table-cell>
          <table:table-cell table:style-name="ce95" office:value-type="string" calcext:value-type="string">
            <text:p>Management</text:p>
          </table:table-cell>
          <table:table-cell table:style-name="ce96" office:value-type="string" calcext:value-type="string">
            <text:p>LLD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Cisco CCNA Security Study Guide</text:p>
          </table:table-cell>
          <table:table-cell table:number-columns-repeated="1014"/>
        </table:table-row>
        <table:table-row table:style-name="ro7">
          <table:table-cell/>
          <table:table-cell table:style-name="ce96" table:formula="of:=HYPERLINK(&quot;#CISCO_COMMANDS_EQUIVALENT.A51&quot;;&quot;Setup NTP to have accurate time for logs / Nastavenie NTP serveru  pre aktuálny čas v logoch&quot;)" office:value-type="string" office:string-value="Setup NTP to have accurate time for logs / Nastavenie NTP serveru  pre aktuálny čas v logoch" calcext:value-type="string">
            <text:p>Setup NTP to have accurate time for logs / Nastavenie NTP serveru <text:s/>pre aktuálny čas v logoch</text:p>
          </table:table-cell>
          <table:table-cell table:style-name="ce96" office:value-type="string" calcext:value-type="string">
            <text:p>Setup NTP to have accurate time for logs / Nastavenie NTP serveru pre aktuálny čas v logoch</text:p>
          </table:table-cell>
          <table:table-cell table:style-name="ce94" office:value-type="string" calcext:value-type="string">
            <text:p>Inconsistency of logs time and hard to associate them with relevant incidents / Nekonzistencia časov v logoch a problém pričlenenia logov k relevantným incidentom</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86">Network Security Auditing</text:span></text:p>
            <text:p>Cisco Guide to Harden Cisco IOS Devices</text:p>
            <text:p><text:span text:style-name="T87"><text:a xlink:href="https://www.cisco.com/c/en/us/support/docs/ip/access-lists/13608-21.html" xlink:type="simple">https://www.cisco.com/c/en/us/support/docs/ip/access-lists/13608-21.html</text:a></text:span></text:p>
            <text:p><text:span text:style-name="T86">CIS Cisco IOS 15 Benchmark v4.0.0 </text:span></text:p>
            <text:p><text:span text:style-name="T87"><text:a xlink:href="https://www.cisecurity.org/cis-benchmarks/#cisco" xlink:type="simple">https://www.cisecurity.org/cis-benchmarks/#cisco</text:a></text:span></text:p>
          </table:table-cell>
          <table:table-cell table:number-columns-repeated="1014"/>
        </table:table-row>
        <table:table-row table:style-name="ro1">
          <table:table-cell/>
          <table:table-cell table:style-name="ce96" table:formula="of:=HYPERLINK(&quot;#CISCO_COMMANDS_EQUIVALENT.A52&quot;;&quot;Setup NTP authentication / Nastavenie NTP autentizácie&quot;)" office:value-type="string" office:string-value="Setup NTP authentication / Nastavenie NTP autentizácie" calcext:value-type="string">
            <text:p>Setup NTP authentication / Nastavenie NTP autentizácie</text:p>
          </table:table-cell>
          <table:table-cell table:style-name="ce96" office:value-type="string" calcext:value-type="string">
            <text:p>Setup NTP authentication / Nastavenie NTP autentizácie</text:p>
          </table:table-cell>
          <table:table-cell table:style-name="ce94" office:value-type="string" calcext:value-type="string">
            <text:p>Connecting server with same allowed IP address but wrong time / Pripojenie servera s rovnakou IP adresou, ale falošným časom</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86">Network Security Auditing</text:span></text:p>
            <text:p>Cisco Guide to Harden Cisco IOS Devices</text:p>
            <text:p><text:span text:style-name="T87"><text:a xlink:href="https://www.cisco.com/c/en/us/support/docs/ip/access-lists/13608-21.html" xlink:type="simple">https://www.cisco.com/c/en/us/support/docs/ip/access-lists/13608-21.html</text:a></text:span></text:p>
            <text:p><text:span text:style-name="T86">CIS Cisco IOS 15 Benchmark v4.0.0 </text:span></text:p>
            <text:p><text:span text:style-name="T87"><text:a xlink:href="https://www.cisecurity.org/cis-benchmarks/#cisco" xlink:type="simple">https://www.cisecurity.org/cis-benchmarks/#cisco</text:a></text:span></text:p>
          </table:table-cell>
          <table:table-cell table:number-columns-repeated="1014"/>
        </table:table-row>
        <table:table-row table:style-name="ro8">
          <table:table-cell/>
          <table:table-cell table:style-name="ce96" table:formula="of:=HYPERLINK(&quot;#CISCO_COMMANDS_EQUIVALENT.A53&quot;;&quot;Specify loopback source interface for NTP /  Definovanie loopback zdrojového rozhrania pre NTP&quot;)" office:value-type="string" office:string-value="Specify loopback source interface for NTP /  Definovanie loopback zdrojového rozhrania pre NTP" calcext:value-type="string">
            <text:p>Specify loopback source interface for NTP / <text:s/>Definovanie loopback zdrojového rozhrania pre NTP</text:p>
          </table:table-cell>
          <table:table-cell table:style-name="ce110" office:value-type="string" calcext:value-type="string">
            <text:p>Specify loopback source interface for NTP / <text:s/>Definovanie loopback zdrojového rozhrania pre NT</text:p>
          </table:table-cell>
          <table:table-cell table:style-name="ce94" office:value-type="string" calcext:value-type="string">
            <text:p>NTP source interface is not same on every boot / NTP zdrojové rozhranie nie je rovnaké pri každom reštarte</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86">Network Security Auditing</text:span></text:p>
            <text:p>Cisco Guide to Harden Cisco IOS Devices</text:p>
            <text:p><text:span text:style-name="T87"><text:a xlink:href="https://www.cisco.com/c/en/us/support/docs/ip/access-lists/13608-21.html" xlink:type="simple">https://www.cisco.com/c/en/us/support/docs/ip/access-lists/13608-21.html</text:a></text:span></text:p>
            <text:p><text:span text:style-name="T86">CIS Cisco IOS 15 Benchmark v4.0.0 </text:span></text:p>
            <text:p><text:span text:style-name="T87"><text:a xlink:href="https://www.cisecurity.org/cis-benchmarks/#cisco" xlink:type="simple">https://www.cisecurity.org/cis-benchmarks/#cisco</text:a></text:span></text:p>
          </table:table-cell>
          <table:table-cell table:number-columns-repeated="1014"/>
        </table:table-row>
        <table:table-row table:style-name="ro8">
          <table:table-cell/>
          <table:table-cell table:style-name="ce96" table:formula="of:=HYPERLINK(&quot;#CISCO_COMMANDS_EQUIVALENT.A54&quot;;&quot;Use NTP v4 / Použitie NTP verzie 4&quot;)" office:value-type="string" office:string-value="Use NTP v4 / Použitie NTP verzie 4" calcext:value-type="string">
            <text:p>Use NTP v4 / Použitie NTP verzie 4</text:p>
          </table:table-cell>
          <table:table-cell table:style-name="ce96" office:value-type="string" calcext:value-type="string">
            <text:p>Use NTP v4 / Použitie NTP verzie 4</text:p>
          </table:table-cell>
          <table:table-cell table:style-name="ce94" office:value-type="string" calcext:value-type="string">
            <text:p><text:span text:style-name="T86">NTP stronger security (pub/priv key)</text:span> and IPv6 support / Väčšia bezpečnosť (pub/priv key) NTP a podpora IPv6</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7" office:value-type="string" calcext:value-type="string">
            <text:p><text:a xlink:href="https://www.cisco.com/c/en/us/td/docs/ios-xml/ios/bsm/configuration/15-2mt/ip6-ntpv4.html#GUID-DEEA332A-22EC-4742-8A68-94D5DFDB9BFA" xlink:type="simple">https://www.cisco.com/c/en/us/td/docs/ios-xml/ios/bsm/configuration/15-2mt/ip6-ntpv4.html#GUID-DEEA332A-22EC-4742-8A68-94D5DFDB9BFA</text:a></text:p>
          </table:table-cell>
          <table:table-cell table:number-columns-repeated="1014"/>
        </table:table-row>
        <table:table-row table:style-name="ro3">
          <table:table-cell/>
          <table:table-cell table:style-name="ce96" table:formula="of:=HYPERLINK(&quot;#CISCO_COMMANDS_EQUIVALENT.A55&quot;;&quot;Setup NTP peer relationship to have cross validation of time and backup source / Nastavenie NTP peer s inými sieťovými zariadeniami na krížovú validáciu času a záložný zdroj času&quot;)" office:value-type="string" office:string-value="Setup NTP peer relationship to have cross validation of time and backup source / Nastavenie NTP peer s inými sieťovými zariadeniami na krížovú validáciu času a záložný zdroj času" calcext:value-type="string">
            <text:p>Setup NTP peer relationship to have cross validation of time and backup source / Nastavenie NTP peer s inými sieťovými zariadeniami na krížovú validáciu času a záložný zdroj času</text:p>
          </table:table-cell>
          <table:table-cell table:style-name="ce96" office:value-type="string" calcext:value-type="string">
            <text:p>Setup NTP peer relationship to have cross validation of time and backup source / Nastavenie NTP peer s inými sieťovými zariadeniami na krížovú validáciu času a záložný zdroj času</text:p>
          </table:table-cell>
          <table:table-cell table:style-name="ce94" office:value-type="string" calcext:value-type="string">
            <text:p>NONE / NIE JE</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96" office:value-type="string" calcext:value-type="string">
            <text:p>Hardening Cisco Routers</text:p>
          </table:table-cell>
          <table:table-cell table:number-columns-repeated="1014"/>
        </table:table-row>
        <table:table-row table:style-name="ro9">
          <table:table-cell/>
          <table:table-cell table:style-name="ce96" table:formula="of:=HYPERLINK(&quot;#CISCO_COMMANDS_EQUIVALENT.A56&quot;;&quot;Explicit shutdown unused interfaces / Explicitne zakázať nepoužívané porty&quot;)" office:value-type="string" office:string-value="Explicit shutdown unused interfaces / Explicitne zakázať nepoužívané porty" calcext:value-type="string">
            <text:p>Explicit shutdown unused interfaces / Explicitne zakázať nepoužívané porty</text:p>
          </table:table-cell>
          <table:table-cell table:style-name="ce96" office:value-type="string" calcext:value-type="string">
            <text:p>Explicit shutdown unused interfaces / Explicitne zakázať nepoužívané porty</text:p>
          </table:table-cell>
          <table:table-cell table:style-name="ce100" office:value-type="string" calcext:value-type="string">
            <text:p>Attacker with physical access to device or port can connect to device and can eavesdrop or send malicious content / Útočník s fyzickým prístupom k zariadeniu alebo portu môže odpočúvať alebo posielať škodlivý obsah</text:p>
          </table:table-cell>
          <table:table-cell table:style-name="ce96" office:value-type="string" calcext:value-type="string">
            <text:p>Data</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Cisco Router Hardening</text:p>
            <text:p>Network Security Auditing</text:p>
          </table:table-cell>
          <table:table-cell table:number-columns-repeated="1014"/>
        </table:table-row>
        <table:table-row table:style-name="ro8">
          <table:table-cell/>
          <table:table-cell table:style-name="ce96" table:formula="of:=HYPERLINK(&quot;#CISCO_COMMANDS_EQUIVALENT.A57&quot;;&quot;Create Loopback interface with IP address / Vytvorť Loopback rozhranie s IP adresou&quot;)" office:value-type="string" office:string-value="Create Loopback interface with IP address / Vytvorť Loopback rozhranie s IP adresou" calcext:value-type="string">
            <text:p>Create Loopback interface with IP address / Vytvorť Loopback rozhranie s IP adresou</text:p>
          </table:table-cell>
          <table:table-cell table:style-name="ce96" office:value-type="string" calcext:value-type="string">
            <text:p>Create Loopback interface with IP address / Vytvorť Loopback rozhranie s IP adresou</text:p>
          </table:table-cell>
          <table:table-cell table:style-name="ce94" office:value-type="string" calcext:value-type="string">
            <text:p>Source interface for management and control plane protocols / Zdrojové rozhranie pre management a control protokoly</text:p>
          </table:table-cell>
          <table:table-cell table:style-name="ce96" office:value-type="string" calcext:value-type="string">
            <text:p>Management / Control</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88">CIS Cisco IOS 15 Benchmark v4.0.0 </text:span></text:p>
            <text:p><text:span text:style-name="T88"><text:a xlink:href="https://www.cisecurity.org/cis-benchmarks/#cisco" xlink:type="simple">https://www.cisecurity.org/cis-benchmarks/#cisco</text:a></text:span></text:p>
          </table:table-cell>
          <table:table-cell table:number-columns-repeated="1014"/>
        </table:table-row>
        <table:table-row table:style-name="ro4">
          <table:table-cell/>
          <table:table-cell table:style-name="ce96" table:formula="of:=HYPERLINK(&quot;#CISCO_COMMANDS_EQUIVALENT.A58&quot;;&quot;Description of every ACL member to better identification / Popis každého pravidla v ACL pre lepšiu identifikáciu&quot;)" office:value-type="string" office:string-value="Description of every ACL member to better identification / Popis každého pravidla v ACL pre lepšiu identifikáciu" calcext:value-type="string">
            <text:p>Description of every ACL member to better identification / Popis každého pravidla v ACL pre lepšiu identifikáciu</text:p>
          </table:table-cell>
          <table:table-cell table:style-name="ce96" office:value-type="string" calcext:value-type="string">
            <text:p>Description of every ACL member to better identification / Popis každého pravidla v ACL pre lepšiu identifikáciu</text:p>
          </table:table-cell>
          <table:table-cell table:style-name="ce94" office:value-type="string" calcext:value-type="string">
            <text:p>ACL rule identification / Identifikácia pravidla v ACL</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text:span text:style-name="T89">Cisco Guide to Harden Cisco IOS Devices </text:span><text:span text:style-name="T89"><text:a xlink:href="https://www.cisco.com/c/en/us/support/docs/ip/access-lists/13608-21.html" xlink:type="simple">https://www.cisco.com/c/en/us/support/docs/ip/access-lists/13608-21.html</text:a></text:span></text:p>
          </table:table-cell>
          <table:table-cell table:number-columns-repeated="1014"/>
        </table:table-row>
        <table:table-row table:style-name="ro4">
          <table:table-cell/>
          <table:table-cell table:style-name="ce96" table:formula="of:=HYPERLINK(&quot;#CISCO_COMMANDS_EQUIVALENT.A59&quot;;&quot;Descption of every interface / Popis každého rozhrania&quot;)" office:value-type="string" office:string-value="Descption of every interface / Popis každého rozhrania" calcext:value-type="string">
            <text:p>Descption of every interface / Popis každého rozhrania</text:p>
          </table:table-cell>
          <table:table-cell table:style-name="ce96" office:value-type="string" calcext:value-type="string">
            <text:p>Descption of every interface / Popis každého rozhrania</text:p>
          </table:table-cell>
          <table:table-cell table:style-name="ce94" office:value-type="string" calcext:value-type="string">
            <text:p>Interface identification / Indentifikácia rozhra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118"/>
          <table:table-cell table:number-columns-repeated="1014"/>
        </table:table-row>
        <table:table-row table:style-name="ro8">
          <table:table-cell/>
          <table:table-cell table:style-name="ce96" table:formula="of:=HYPERLINK(&quot;#CISCO_COMMANDS_EQUIVALENT.A60&quot;;&quot;Specify loopback source interface for SSH /  Definovanie loopback zdrojového rozhrania pre SSH&quot;)" office:value-type="string" office:string-value="Specify loopback source interface for SSH /  Definovanie loopback zdrojového rozhrania pre SSH" calcext:value-type="string">
            <text:p>Specify loopback source interface for SSH / <text:s/>Definovanie loopback zdrojového rozhrania pre SSH</text:p>
          </table:table-cell>
          <table:table-cell table:style-name="ce96" office:value-type="string" calcext:value-type="string">
            <text:p>Specify loopback source interface for SSH / <text:s/>Definovanie loopback zdrojového rozhrania pre SSH</text:p>
          </table:table-cell>
          <table:table-cell table:style-name="ce94" office:value-type="string" calcext:value-type="string">
            <text:p>SSH source interface is not same on every boot / SSH zdrojové rozhranie nie je rovnaké pri každom reštarte</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119"/>
          <table:table-cell table:number-columns-repeated="1014"/>
        </table:table-row>
        <table:table-row table:style-name="ro3">
          <table:table-cell/>
          <table:table-cell table:style-name="ce96" table:formula="of:=HYPERLINK(&quot;#CISCO_COMMANDS_EQUIVALENT.A61&quot;;&quot;Specify different port for SSH or apply port knocking / Špecifikovanie iného portu pre SSH ako štandardného alebo aplikovanie port knocking&quot;)" office:value-type="string" office:string-value="Specify different port for SSH or apply port knocking / Špecifikovanie iného portu pre SSH ako štandardného alebo aplikovanie port knocking" calcext:value-type="string">
            <text:p>Specify different port for SSH or apply port knocking / Špecifikovanie iného portu pre SSH ako štandardného alebo aplikovanie port knocking</text:p>
          </table:table-cell>
          <table:table-cell table:style-name="ce96" office:value-type="string" calcext:value-type="string">
            <text:p>Specify different port for SSH or apply port knocking / Špecifikovanie iného portu pre SSH ako štandardného alebo aplikovanie port knocking</text:p>
          </table:table-cell>
          <table:table-cell table:style-name="ce96" office:value-type="string" calcext:value-type="string">
            <text:p>DOS on standard SSH port 22 / DOS útok na štandardný SSH port 22</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119"/>
          <table:table-cell table:number-columns-repeated="1014"/>
        </table:table-row>
        <table:table-row table:style-name="ro8">
          <table:table-cell/>
          <table:table-cell table:style-name="ce96" table:formula="of:=HYPERLINK(&quot;#CISCO_COMMANDS_EQUIVALENT.A62&quot;;&quot;Disable outbound management connections when not used (telnet, etc.)/ Vypnutie odchádzajúcich spojení pre protokoly na manažment zariadení pokiaľ sa nepoužívajú (telnet a pod.)&quot;)" office:value-type="string" office:string-value="Disable outbound management connections when not used (telnet, etc.)/ Vypnutie odchádzajúcich spojení pre protokoly na manažment zariadení pokiaľ sa nepoužívajú (telnet a pod.)" calcext:value-type="string">
            <text:p>Disable outbound management connections when not used (telnet, etc.)/ Vypnutie odchádzajúcich spojení pre protokoly na manažment zariadení pokiaľ sa nepoužívajú (telnet a pod.)</text:p>
          </table:table-cell>
          <table:table-cell table:style-name="ce96" office:value-type="string" calcext:value-type="string">
            <text:p>Disable outbound management connections when not used (telnet, etc.)/ Vypnutie odchádzajúcich spojení pre protokoly na manažment zariadení pokiaľ sa nepoužívajú (telnet a pod.)</text:p>
          </table:table-cell>
          <table:table-cell table:style-name="ce101" office:value-type="string" calcext:value-type="string">
            <text:p>Unauthorized access to management of device <text:s/>/ Nepovolený prístup k manažmentu konfigurácie zariadenia</text:p>
          </table:table-cell>
          <table:table-cell table:style-name="ce96" office:value-type="string" calcext:value-type="string">
            <text:p>Management</text:p>
          </table:table-cell>
          <table:table-cell table:style-name="ce96" office:value-type="string" calcext:value-type="string">
            <text:p>TELNET</text:p>
            <text:p>SSH</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89">Cisco Guide to Harden Cisco IOS Devices </text:span><text:span text:style-name="T89"><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10"/>
        </table:table-row>
        <table:table-row table:style-name="ro8">
          <table:table-cell/>
          <table:table-cell table:style-name="ce96" table:formula="of:=HYPERLINK(&quot;#CISCO_COMMANDS_EQUIVALENT.A63&quot;;&quot;Enable backup secure server backup (SFTP, SCP)/ Zapnutie zabezpečenej zálohy na server (SFTP, SCP)&quot;)" office:value-type="string" office:string-value="Enable backup secure server backup (SFTP, SCP)/ Zapnutie zabezpečenej zálohy na server (SFTP, SCP)" calcext:value-type="string">
            <text:p>Enable backup secure server backup (SFTP, SCP)/ Zapnutie zabezpečenej zálohy na server (SFTP, SCP)</text:p>
          </table:table-cell>
          <table:table-cell table:style-name="ce96" office:value-type="string" calcext:value-type="string">
            <text:p>Enable backup secure server backup (SFTP, SCP)/ Zapnutie zabezpečenej zálohy na server (SFTP, SCP)</text:p>
          </table:table-cell>
          <table:table-cell table:style-name="ce96" office:value-type="string" calcext:value-type="string">
            <text:p>Eavesdropping of device configurations during backup / Odpočuvanie konfigurácií zariadení pri záloh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89">Cisco Guide to Harden Cisco IOS Devices </text:span><text:span text:style-name="T89"><text:a xlink:href="https://www.cisco.com/c/en/us/support/docs/ip/access-lists/13608-21.html" xlink:type="simple">https://www.cisco.com/c/en/us/support/docs/ip/access-lists/13608-21.html</text:a></text:span></text:p>
            <text:p><text:span text:style-name="T87"><text:a xlink:href="https://www.cisco.com/c/en/us/td/docs/ios-xml/ios/sec_usr_ssh/configuration/xe-3s/sec-usr-ssh-xe-3s-book/sec-usr-ssh-sec-copy.pdf" xlink:type="simple">https://www.cisco.com/c/en/us/td/docs/ios-xml/ios/sec_usr_ssh/configuration/xe-3s/sec-usr-ssh-xe-3s-book/sec-usr-ssh-sec-copy.pdf</text:a></text:span></text:p>
          </table:table-cell>
          <table:table-cell table:style-name="ce96" table:number-columns-repeated="4"/>
          <table:table-cell table:number-columns-repeated="1010"/>
        </table:table-row>
        <table:table-row table:style-name="ro10">
          <table:table-cell/>
          <table:table-cell table:style-name="ce96" table:number-columns-repeated="13"/>
          <table:table-cell table:number-columns-repeated="1010"/>
        </table:table-row>
        <table:table-row table:style-name="ro4">
          <table:table-cell/>
          <table:table-cell table:style-name="ce96" table:formula="of:=HYPERLINK(&quot;#CISCO_COMMANDS_EQUIVALENT.A65&quot;;&quot;Enable protection to deletion of configuration / Zapnutie ochrany pred výmazom konfigurácie&quot;)" office:value-type="string" office:string-value="Enable protection to deletion of configuration / Zapnutie ochrany pred výmazom konfigurácie" calcext:value-type="string">
            <text:p>Enable protection to deletion of configuration / Zapnutie ochrany pred výmazom konfigurácie</text:p>
          </table:table-cell>
          <table:table-cell table:style-name="ce96" office:value-type="string" calcext:value-type="string">
            <text:p>Enable protection to deletion of configuration / Zapnutie ochrany pred výmazom konfigurácie</text:p>
          </table:table-cell>
          <table:table-cell table:style-name="ce96" office:value-type="string" calcext:value-type="string">
            <text:p>Deletion of configuration / Vymazanie konfiguráci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CCNA SECURITY STUDY GUIDE</text:p>
          </table:table-cell>
          <table:table-cell table:style-name="ce96" table:number-columns-repeated="4"/>
          <table:table-cell table:number-columns-repeated="1010"/>
        </table:table-row>
        <table:table-row table:style-name="ro8">
          <table:table-cell/>
          <table:table-cell table:style-name="ce96" table:formula="of:=HYPERLINK(&quot;#CISCO_COMMANDS_EQUIVALENT.A66&quot;;&quot;Periodically save configuration for easy rollback, log changes of it / Periodické zálohovanie konfigurácie a logovanie jej zmien&quot;)" office:value-type="string" office:string-value="Periodically save configuration for easy rollback, log changes of it / Periodické zálohovanie konfigurácie a logovanie jej zmien" calcext:value-type="string">
            <text:p>Periodically save configuration for easy rollback, log changes of it / Periodické zálohovanie konfigurácie a logovanie jej zmien</text:p>
          </table:table-cell>
          <table:table-cell table:style-name="ce96" office:value-type="string" calcext:value-type="string">
            <text:p>Periodically save configuration for easy rollback, log changes of it / Periodické zálohovanie konfigurácie a logovanie jej zmien</text:p>
          </table:table-cell>
          <table:table-cell table:style-name="ce96" office:value-type="string" calcext:value-type="string">
            <text:p>Ability to get diff of changes of configuration and rollback / Možnosť urobiť diff zmien konfigurácií a jej návrat</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CCNA SECURITY STUDY GUIDE</text:p>
            <text:p><text:span text:style-name="T89">Cisco Guide to Harden Cisco IOS Devices </text:span><text:span text:style-name="T89"><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10"/>
        </table:table-row>
        <table:table-row table:style-name="ro8">
          <table:table-cell/>
          <table:table-cell table:style-name="ce100" table:formula="of:=HYPERLINK(&quot;#CISCO_COMMANDS_EQUIVALENT.A67&quot;;&quot;Log Deny rules from ACL / Logovanie pravidiel zahodenia paketov v ACL&quot;)" office:value-type="string" office:string-value="Log Deny rules from ACL / Logovanie pravidiel zahodenia paketov v ACL" calcext:value-type="string">
            <text:p>Log Deny rules from ACL / Logovanie pravidiel zahodenia paketov v ACL</text:p>
          </table:table-cell>
          <table:table-cell table:style-name="ce100" office:value-type="string" calcext:value-type="string">
            <text:p>Log Deny rules from ACL / Logovanie pravidiel zahodenia paketov v ACL</text:p>
          </table:table-cell>
          <table:table-cell table:style-name="ce96" office:value-type="string" calcext:value-type="string">
            <text:p>DOS attack or trying to access what is not permited <text:s/>/ DOS útok alebo pokus o prístup k tomu, čo nie je povolené</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Hardening Cisco Routers</text:p>
          </table:table-cell>
          <table:table-cell table:style-name="ce96" table:number-columns-repeated="4"/>
          <table:table-cell table:number-columns-repeated="1010"/>
        </table:table-row>
        <table:table-row table:style-name="ro3">
          <table:table-cell/>
          <table:table-cell table:style-name="ce96" table:formula="of:=HYPERLINK(&quot;#CISCO_COMMANDS_EQUIVALENT.A68&quot;;&quot;Setup notification when memory is running low / Nastavenie notifikácie pri dochádzaní pamäte&quot;)" office:value-type="string" office:string-value="Setup notification when memory is running low / Nastavenie notifikácie pri dochádzaní pamäte" calcext:value-type="string">
            <text:p>Setup notification when memory is running low / Nastavenie notifikácie pri dochádzaní pamäte</text:p>
          </table:table-cell>
          <table:table-cell table:style-name="ce96" office:value-type="string" calcext:value-type="string">
            <text:p>Setup notification when memory is running low / Nastavenie notifikácie pri dochádzaní pamäte</text:p>
          </table:table-cell>
          <table:table-cell table:style-name="ce96" office:value-type="string" calcext:value-type="string">
            <text:p>Memory is running low / Nízky stav voľnej pamät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89">Cisco Guide to Harden Cisco IOS Devices </text:span><text:span text:style-name="T89"><text:a xlink:href="https://www.cisco.com/c/en/us/support/docs/ip/access-lists/13608-21.html" xlink:type="simple">https://www.cisco.com/c/en/us/support/docs/ip/access-lists/13608-21.html</text:a></text:span></text:p>
            <text:p><text:span text:style-name="T86">Cisco SAFE Reference Guide</text:span></text:p>
          </table:table-cell>
          <table:table-cell table:style-name="ce96" table:number-columns-repeated="4"/>
          <table:table-cell table:number-columns-repeated="1010"/>
        </table:table-row>
        <table:table-row table:style-name="ro1">
          <table:table-cell/>
          <table:table-cell table:style-name="ce100" table:formula="of:=HYPERLINK(&quot;#CISCO_COMMANDS_EQUIVALENT.A69&quot;;&quot;Reserve memory for critical notifications when memory is running low / Rezervovanie pamäte pre kritické notifikácie pri nedostatku pamäte&quot;)" office:value-type="string" office:string-value="Reserve memory for critical notifications when memory is running low / Rezervovanie pamäte pre kritické notifikácie pri nedostatku pamäte" calcext:value-type="string">
            <text:p>Reserve memory for critical notifications when memory is running low / Rezervovanie pamäte pre kritické notifikácie pri nedostatku pamäte</text:p>
          </table:table-cell>
          <table:table-cell table:style-name="ce100" office:value-type="string" calcext:value-type="string">
            <text:p>Reserve memory for critical notifications when memory is running low / Rezervovanie pamäte pre kritické notifikácie pri nedostatku pamäte</text:p>
          </table:table-cell>
          <table:table-cell table:style-name="ce96" office:value-type="string" calcext:value-type="string">
            <text:p>Log notifications cannot be logged when memory is running low / Logovacie správy nemôžu byť zaznamenané kvôli nedostatku pamät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89">Cisco Guide to Harden Cisco IOS Devices </text:span><text:span text:style-name="T89"><text:a xlink:href="https://www.cisco.com/c/en/us/support/docs/ip/access-lists/13608-21.html" xlink:type="simple">https://www.cisco.com/c/en/us/support/docs/ip/access-lists/13608-21.html</text:a></text:span></text:p>
            <text:p><text:span text:style-name="T86">Cisco SAFE Reference Guide</text:span></text:p>
          </table:table-cell>
          <table:table-cell table:style-name="ce96" table:number-columns-repeated="4"/>
          <table:table-cell table:number-columns-repeated="1010"/>
        </table:table-row>
        <table:table-row table:style-name="ro3">
          <table:table-cell/>
          <table:table-cell table:style-name="ce96" table:formula="of:=HYPERLINK(&quot;#CISCO_COMMANDS_EQUIVALENT.A70&quot;;&quot;Setup notification when CPU is high loaded  / Nastavenie notifikácie vysokom zaťažení CPU&quot;)" office:value-type="string" office:string-value="Setup notification when CPU is high loaded  / Nastavenie notifikácie vysokom zaťažení CPU" calcext:value-type="string">
            <text:p>Setup notification when CPU is high loaded <text:s/>/ Nastavenie notifikácie vysokom zaťažení CPU</text:p>
          </table:table-cell>
          <table:table-cell table:style-name="ce96" office:value-type="string" calcext:value-type="string">
            <text:p>Setup notification when CPU is high loaded <text:s/>/ Nastavenie notifikácie vysokom zaťažení CPU</text:p>
          </table:table-cell>
          <table:table-cell table:style-name="ce96" office:value-type="string" calcext:value-type="string">
            <text:p>CPU is load is high / Vysoké zaťaženie CPU</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89">Cisco Guide to Harden Cisco IOS Devices </text:span><text:span text:style-name="T89"><text:a xlink:href="https://www.cisco.com/c/en/us/support/docs/ip/access-lists/13608-21.html" xlink:type="simple">https://www.cisco.com/c/en/us/support/docs/ip/access-lists/13608-21.html</text:a></text:span></text:p>
            <text:p><text:span text:style-name="T86">Cisco SAFE Reference Guide</text:span></text:p>
          </table:table-cell>
          <table:table-cell table:style-name="ce96" table:number-columns-repeated="4"/>
          <table:table-cell table:number-columns-repeated="1010"/>
        </table:table-row>
        <table:table-row table:style-name="ro1">
          <table:table-cell/>
          <table:table-cell table:style-name="ce100" table:formula="of:=HYPERLINK(&quot;#CISCO_COMMANDS_EQUIVALENT.A71&quot;;&quot;Reserve memory for management connection when memory is running low / Rezervovanie pamäte preprotokoly na manažment zariadení pri nedostatku pamäte&quot;)" office:value-type="string" office:string-value="Reserve memory for management connection when memory is running low / Rezervovanie pamäte preprotokoly na manažment zariadení pri nedostatku pamäte" calcext:value-type="string">
            <text:p>Reserve memory for management connection when memory is running low / Rezervovanie pamäte preprotokoly na manažment zariadení pri nedostatku pamäte</text:p>
          </table:table-cell>
          <table:table-cell table:style-name="ce96" office:value-type="string" calcext:value-type="string">
            <text:p>Reserve memory for management connection when memory is running low / Rezervovanie pamäte preprotokoly na manažment zariadení pri nedostatku pamäte</text:p>
          </table:table-cell>
          <table:table-cell table:style-name="ce96" office:value-type="string" calcext:value-type="string">
            <text:p>High load of device caused inability to log into it / Vysoké zaťaženie zariadenia spôsobilo nemožnosť prihlásenia k nemu</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89">Cisco Guide to Harden Cisco IOS Devices </text:span><text:span text:style-name="T89"><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10"/>
        </table:table-row>
        <table:table-row table:style-name="ro4">
          <table:table-cell/>
          <table:table-cell table:style-name="ce100" table:formula="of:=HYPERLINK(&quot;#CISCO_COMMANDS_EQUIVALENT.A72&quot;;&quot;Enable mechanisms for memory leak detection / Povoliť mechanizmy na detekciu pretečenia pamäte&quot;)" office:value-type="string" office:string-value="Enable mechanisms for memory leak detection / Povoliť mechanizmy na detekciu pretečenia pamäte" calcext:value-type="string">
            <text:p>Enable mechanisms for memory leak detection / Povoliť mechanizmy na detekciu pretečenia pamäte</text:p>
          </table:table-cell>
          <table:table-cell table:style-name="ce100" office:value-type="string" calcext:value-type="string">
            <text:p>Enable mechanisms for memory leak detection / Povoliť mechanizmy na detekciu pretečenia pamäte</text:p>
          </table:table-cell>
          <table:table-cell table:style-name="ce96" office:value-type="string" calcext:value-type="string">
            <text:p>Memory leak / Pretečenie pamät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89">Cisco Guide to Harden Cisco IOS Devices </text:span><text:span text:style-name="T89"><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10"/>
        </table:table-row>
        <table:table-row table:style-name="ro8">
          <table:table-cell/>
          <table:table-cell table:style-name="ce100" table:formula="of:=HYPERLINK(&quot;#CISCO_COMMANDS_EQUIVALENT.A73&quot;;&quot;Prevent loading operating system image or configuration files from network places when it it not necessary / Vypnutie načítania operačného systému alebo konfigurácie zo siete pokiaľ to nie je nutné&quot;)" office:value-type="string" office:string-value="Prevent loading operating system image or configuration files from network places when it it not necessary / Vypnutie načítania operačného systému alebo konfigurácie zo siete pokiaľ to nie je nutné" calcext:value-type="string">
            <text:p>Prevent loading operating system image or configuration files from network places when it it not necessary / Vypnutie načítania operačného systému alebo konfigurácie zo siete pokiaľ to nie je nutné</text:p>
          </table:table-cell>
          <table:table-cell table:style-name="ce100" office:value-type="string" calcext:value-type="string">
            <text:p>Prevent loading operating system image or configuration files from network places when it it not necessary / Vypnutie načítania operačného systému alebo konfigurácie zo siete pokiaľ to nie je nutné</text:p>
          </table:table-cell>
          <table:table-cell table:style-name="ce100" office:value-type="string" calcext:value-type="string">
            <text:p>Loading malicious configuration from network while booting / Načítanie škodlivej konfigurácie zo siete počas bootova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Hardening Cisco Routers</text:p>
          </table:table-cell>
          <table:table-cell table:style-name="ce96" table:number-columns-repeated="4"/>
          <table:table-cell table:number-columns-repeated="1010"/>
        </table:table-row>
        <table:table-row table:style-name="ro1">
          <table:table-cell/>
          <table:table-cell table:style-name="ce100" table:formula="of:=HYPERLINK(&quot;#CISCO_COMMANDS_EQUIVALENT.A74&quot;;&quot;Disable Proxy ARP / Vypnutie Proxy ARP&quot;)" office:value-type="string" office:string-value="Disable Proxy ARP / Vypnutie Proxy ARP" calcext:value-type="string">
            <text:p>Disable Proxy ARP / Vypnutie Proxy ARP</text:p>
          </table:table-cell>
          <table:table-cell table:style-name="ce100" office:value-type="string" calcext:value-type="string">
            <text:p>Disable Proxy ARP / Vypnutie Proxy ARP</text:p>
          </table:table-cell>
          <table:table-cell table:style-name="ce100" office:value-type="string" calcext:value-type="string">
            <text:p>Proxy ARP can allow PVLAN to be bypassed and extends broadcast domain / Proxy ARP môže viesť k obídeniu PVLAN a rozširuje broadcast doménu</text:p>
          </table:table-cell>
          <table:table-cell office:value-type="string" calcext:value-type="string">
            <text:p>Control</text:p>
          </table:table-cell>
          <table:table-cell table:style-name="ce100" office:value-type="string" calcext:value-type="string">
            <text:p>ARP</text:p>
          </table:table-cell>
          <table:table-cell table:style-name="ce100" office:value-type="string" calcext:value-type="string">
            <text:p>CRITICAL</text:p>
          </table:table-cell>
          <table:table-cell table:style-name="ce100"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text:span text:style-name="T86">CIS Cisco IOS 15 Benchmark v4.0.0 </text:span></text:p>
            <text:p><text:span text:style-name="T87"><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11">
          <table:table-cell/>
          <table:table-cell table:style-name="ce100" table:formula="of:=HYPERLINK(&quot;#CISCO_COMMANDS_EQUIVALENT.A75&quot;;&quot;Disable IP source routing / Vypnutie IP source routing&quot;)" office:value-type="string" office:string-value="Disable IP source routing / Vypnutie IP source routing" calcext:value-type="string">
            <text:p>Disable IP source routing / Vypnutie IP source routing</text:p>
          </table:table-cell>
          <table:table-cell table:style-name="ce100" office:value-type="string" calcext:value-type="string">
            <text:p>Disable IP source routing / Vypnutie IP source routing</text:p>
          </table:table-cell>
          <table:table-cell table:style-name="ce100" office:value-type="string" calcext:value-type="string">
            <text:p>DOS to one of node which was specified in header as path to network, unable to communicate, establish MITM attack / DOS útok na stanicu, cez ktorú bola špecifikovaná cesta a teda nemožnosť komunikácie s koncovým bodom. Alebo zosnovanie MITM útoku</text:p>
          </table:table-cell>
          <table:table-cell office:value-type="string" calcext:value-type="string">
            <text:p>Control</text:p>
          </table:table-cell>
          <table:table-cell table:style-name="ce100" office:value-type="string" calcext:value-type="string">
            <text:p>IPv4</text:p>
          </table:table-cell>
          <table:table-cell table:style-name="ce100" office:value-type="string" calcext:value-type="string">
            <text:p>CRITICAL</text:p>
          </table:table-cell>
          <table:table-cell table:style-name="ce100"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text:span text:style-name="T86">CIS Cisco IOS 15 Benchmark v4.0.0 </text:span></text:p>
            <text:p><text:span text:style-name="T87"><text:a xlink:href="https://www.cisecurity.org/cis-benchmarks/#cisco" xlink:type="simple">https://www.cisecurity.org/cis-benchmarks/#cisco</text:a></text:span></text:p>
            <text:p/>
          </table:table-cell>
          <table:table-cell table:style-name="ce96" table:number-columns-repeated="3"/>
          <table:table-cell table:style-name="ce96" office:value-type="string" calcext:value-type="string">
            <text:p>ip source-route is a completely different thing to policy routing.Policy routing allows you to route according to various parameters, not just destination IP address. It is often used for routing by IP source address. IP source-route is a little-used option that allows the originator of a packet to decide which routers he should go through to get to his destination. He does this by supplying the full path of routers on the options header of the IP packet. IP source routing is extremely dangerous, and most NetAdmins disable it in live networks. When you route by the source address,your gateway or first router will place a header that tells every router along the way which route to take, if a route goes down, the original router may not know the route went down, and continue sending traffic into a black hole.</text:p>
          </table:table-cell>
          <table:table-cell table:number-columns-repeated="1010"/>
        </table:table-row>
        <table:table-row table:style-name="ro7">
          <table:table-cell/>
          <table:table-cell table:style-name="ce100" table:formula="of:=HYPERLINK(&quot;#CISCO_COMMANDS_EQUIVALENT.A76&quot;;&quot;Enable Unicast reverse path forwarding strict mode / Zapnutie reverse path forwarding strict/loose mode&quot;)" office:value-type="string" office:string-value="Enable Unicast reverse path forwarding strict mode / Zapnutie reverse path forwarding strict/loose mode" calcext:value-type="string">
            <text:p>Enable Unicast reverse path forwarding strict mode / Zapnutie reverse path forwarding strict/loose mode</text:p>
          </table:table-cell>
          <table:table-cell table:style-name="ce100" office:value-type="string" calcext:value-type="string">
            <text:p>Enable Unicast reverse path forwarding strict mode / Zapnutie reverse path forwarding strict/loose mode</text:p>
          </table:table-cell>
          <table:table-cell table:style-name="ce96" office:value-type="string" calcext:value-type="string">
            <text:p>DOS attack through spoofed IP addresses or remote attack to routing protocol / DOS útok pomocou podvrhnutej IP adresy alebo vzdialený útok na smerovací protokol</text:p>
          </table:table-cell>
          <table:table-cell office:value-type="string" calcext:value-type="string">
            <text:p>Control</text:p>
          </table:table-cell>
          <table:table-cell table:style-name="ce96" office:value-type="string" calcext:value-type="string">
            <text:p>IPv4</text:p>
          </table:table-cell>
          <table:table-cell table:style-name="ce96" office:value-type="string" calcext:value-type="string">
            <text:p>HIGH</text:p>
          </table:table-cell>
          <table:table-cell table:style-name="ce100"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86">OSPF Security: Attacks and Defenses</text:span></text:p>
            <text:p><text:span text:style-name="T87"><text:a xlink:href="https://www.sanog.org/resources/sanog28/SANOG28-Tutorial_OSPF-Security-Attacks-and-Defences-Manjul.pdf" xlink:type="simple">https://www.sanog.org/resources/sanog28/SANOG28-Tutorial_OSPF-Security-Attacks-and-Defences-Manjul.pdf</text:a></text:span></text:p>
            <text:p>Network Security Auditing</text:p>
            <text:p><text:span text:style-name="T86">CIS Cisco IOS 15 Benchmark v4.0.0 </text:span></text:p>
            <text:p><text:span text:style-name="T87"><text:a xlink:href="https://www.cisecurity.org/cis-benchmarks/#cisco" xlink:type="simple">https://www.cisecurity.org/cis-benchmarks/#cisco</text:a></text:span></text:p>
            <text:p/>
          </table:table-cell>
          <table:table-cell table:style-name="ce96" table:number-columns-repeated="3"/>
          <table:table-cell table:style-name="ce96" office:value-type="string" calcext:value-type="string">
            <text:p>May not work with asymetric routing. <text:s/>xca3-08, strict and loose mode</text:p>
          </table:table-cell>
          <table:table-cell table:number-columns-repeated="1010"/>
        </table:table-row>
        <table:table-row table:style-name="ro10">
          <table:table-cell/>
          <table:table-cell table:style-name="Default" table:number-columns-repeated="13"/>
          <table:table-cell table:number-columns-repeated="1010"/>
        </table:table-row>
        <table:table-row table:style-name="ro7">
          <table:table-cell/>
          <table:table-cell table:style-name="ce100" table:formula="of:=HYPERLINK(&quot;#CISCO_COMMANDS_EQUIVALENT.A78:A87&quot;;&quot;Disable unused services due to potential security issue and saving memory and cpu / vypnutie nepoužívaných služieb z bezpečnostných dôvodov a na šetrenie cpu a pamäte&quot;)" office:value-type="string" office:string-value="Disable unused services due to potential security issue and saving memory and cpu / vypnutie nepoužívaných služieb z bezpečnostných dôvodov a na šetrenie cpu a pamäte" calcext:value-type="string">
            <text:p>Disable unused services due to potential security issue and saving memory and cpu / vypnutie nepoužívaných služieb z bezpečnostných dôvodov a na šetrenie cpu a pamäte</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6" table:number-columns-repeated="4"/>
          <table:table-cell table:number-columns-repeated="1010"/>
        </table:table-row>
        <table:table-row table:style-name="ro1">
          <table:table-cell/>
          <table:table-cell table:style-name="ce101" table:formula="of:=HYPERLINK(&quot;#CISCO_COMMANDS_EQUIVALENT.A88&quot;;&quot;Disable ICMP Unreachable message / Vypnutie spáv ICMP Unreachable&quot;)" office:value-type="string" office:string-value="Disable ICMP Unreachable message / Vypnutie spáv ICMP Unreachable" calcext:value-type="string">
            <text:p>Disable ICMP Unreachable message / Vypnutie spáv ICMP Unreachable</text:p>
          </table:table-cell>
          <table:table-cell table:style-name="ce103" office:value-type="string" calcext:value-type="string">
            <text:p>Disable ICMP Unreachable message / Vypnutie spáv ICMP Unreachable</text:p>
          </table:table-cell>
          <table:table-cell table:style-name="ce95" office:value-type="string" calcext:value-type="string">
            <text:p>Attacker can find out that IP which he tried to ping is incorrect / Útočník môže zistiť, že IP adresa, na ktorú skušal ping je nesprávna</text:p>
          </table:table-cell>
          <table:table-cell table:style-name="ce95" office:value-type="string" calcext:value-type="string">
            <text:p>Data</text:p>
          </table:table-cell>
          <table:table-cell table:style-name="ce95" office:value-type="string" calcext:value-type="string">
            <text:p>ICMP</text:p>
          </table:table-cell>
          <table:table-cell table:style-name="ce95" office:value-type="string" calcext:value-type="string">
            <text:p>HIGH</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89">Cisco Guide to Harden Cisco IOS Devices </text:span><text:span text:style-name="T89"><text:a xlink:href="https://www.cisco.com/c/en/us/support/docs/ip/access-lists/13608-21.html" xlink:type="simple">https://www.cisco.com/c/en/us/support/docs/ip/access-lists/13608-21.html</text:a></text:span></text:p>
            <text:p><text:span text:style-name="T91">Cisco IOS features that you should disable or restrict </text:span><text:span text:style-name="T91"><text:a xlink:href="https://networklessons.com/uncategorized/cisco-ios-features-that-you-should-disable-or-restrictCisco" xlink:type="simple">https://networklessons.com/uncategorized/cisco-ios-features-that-you-should-disable-or-restrictCisco</text:a></text:span><text:span text:style-name="T91"> </text:span></text:p>
          </table:table-cell>
          <table:table-cell table:style-name="ce95" table:number-columns-repeated="3"/>
          <table:table-cell table:style-name="ce96"/>
          <table:table-cell table:number-columns-repeated="1010"/>
        </table:table-row>
        <table:table-row table:style-name="ro8">
          <table:table-cell/>
          <table:table-cell table:style-name="ce102" table:formula="of:=HYPERLINK(&quot;#CISCO_COMMANDS_EQUIVALENT.A89&quot;;&quot;Disable ICMP Mask reply message / Vypnutie spáv ICMP Mask reply&quot;)" office:value-type="string" office:string-value="Disable ICMP Mask reply message / Vypnutie spáv ICMP Mask reply" calcext:value-type="string">
            <text:p>Disable ICMP Mask reply message / Vypnutie spáv ICMP Mask reply</text:p>
          </table:table-cell>
          <table:table-cell table:style-name="ce103" office:value-type="string" calcext:value-type="string">
            <text:p>Disable ICMP Mask reply message / Vypnutie spáv ICMP Mask reply</text:p>
          </table:table-cell>
          <table:table-cell table:style-name="ce95" office:value-type="string" calcext:value-type="string">
            <text:p>Attacker can find out subnet mask by ICMP Mask reply / Útočník môže zistiť masku podsiete pomocou ICMP Mask reply</text:p>
          </table:table-cell>
          <table:table-cell table:style-name="ce95" office:value-type="string" calcext:value-type="string">
            <text:p>Data</text:p>
          </table:table-cell>
          <table:table-cell table:style-name="ce95" office:value-type="string" calcext:value-type="string">
            <text:p>ICMP</text:p>
          </table:table-cell>
          <table:table-cell table:style-name="ce95" office:value-type="string" calcext:value-type="string">
            <text:p>HIGH</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111" office:value-type="string" calcext:value-type="string">
            <text:p><text:span text:style-name="T92">Hardening Cisco Routers</text:span></text:p>
            <text:p>Cisco IOS features that you should disable or restrict</text:p>
            <text:p><text:span text:style-name="T92"><text:a xlink:href="https://networklessons.com/uncategorized/cisco-ios-features-that-you-should-disable-or-restrict" xlink:type="simple">https://networklessons.com/uncategorized/cisco-ios-features-that-you-should-disable-or-restrict</text:a></text:span></text:p>
            <text:p/>
          </table:table-cell>
          <table:table-cell table:style-name="ce95" table:number-columns-repeated="3"/>
          <table:table-cell table:style-name="ce96"/>
          <table:table-cell table:number-columns-repeated="1010"/>
        </table:table-row>
        <table:table-row table:style-name="ro5">
          <table:table-cell/>
          <table:table-cell table:style-name="ce103" table:formula="of:=HYPERLINK(&quot;#CISCO_COMMANDS_EQUIVALENT.A90&quot;;&quot;Disable ICMP echo message to broacast addresses, disable directed broadcasts / Vypnutie ICMP echo správ na broadcast adresu, vypnutie directed broadcast&quot;)" office:value-type="string" office:string-value="Disable ICMP echo message to broacast addresses, disable directed broadcasts / Vypnutie ICMP echo správ na broadcast adresu, vypnutie directed broadcast" calcext:value-type="string">
            <text:p>Disable ICMP echo message to broacast addresses, disable directed broadcasts / Vypnutie ICMP echo správ na broadcast adresu, vypnutie directed broadcast</text:p>
          </table:table-cell>
          <table:table-cell table:style-name="ce103" office:value-type="string" calcext:value-type="string">
            <text:p>Disable ICMP echo message to broacast addresses, disable directed broadcasts / Vypnutie ICMP echo správ na broadcast adresu, vypnutie directed broadcasts</text:p>
          </table:table-cell>
          <table:table-cell table:style-name="ce95" office:value-type="string" calcext:value-type="string">
            <text:p>Allows DOS Smurf attack, mapping network by pinging broadcast address of remote network <text:s/>/ Umožňuje DOS Smurf útok, mapovanie siete pomocou ping na broadcast adresu vzdialenej siete</text:p>
          </table:table-cell>
          <table:table-cell table:style-name="ce95" office:value-type="string" calcext:value-type="string">
            <text:p>Data</text:p>
          </table:table-cell>
          <table:table-cell table:style-name="ce95" office:value-type="string" calcext:value-type="string">
            <text:p>IPv4</text:p>
          </table:table-cell>
          <table:table-cell table:style-name="ce95" office:value-type="string" calcext:value-type="string">
            <text:p>CRITICAL</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95" office:value-type="string" calcext:value-type="string">
            <text:p>Cisco Router Hardening</text:p>
            <text:p>Hardening Cisco Routers</text:p>
            <text:p>Cisco IOS features that you should disable or restrict</text:p>
            <text:p><text:a xlink:href="https://networklessons.com/uncategorized/cisco-ios-features-that-you-should-disable-or-restrict" xlink:type="simple">https://networklessons.com/uncategorized/cisco-ios-features-that-you-should-disable-or-restrict</text:a></text:p>
          </table:table-cell>
          <table:table-cell table:style-name="ce95" table:number-columns-repeated="3"/>
          <table:table-cell table:style-name="ce96" office:value-type="string" calcext:value-type="string">
            <text:p>Now default</text:p>
          </table:table-cell>
          <table:table-cell table:number-columns-repeated="1010"/>
        </table:table-row>
        <table:table-row table:style-name="ro7">
          <table:table-cell/>
          <table:table-cell table:style-name="ce96" table:formula="of:=HYPERLINK(&quot;#CISCO_COMMANDS_EQUIVALENT.A91&quot;;&quot;Disable ICMP Redirects message / Vypnutie spáv ICMP Redirects&quot;)" office:value-type="string" office:string-value="Disable ICMP Redirects message / Vypnutie spáv ICMP Redirects" calcext:value-type="string">
            <text:p>Disable ICMP Redirects message / Vypnutie spáv ICMP Redirects</text:p>
          </table:table-cell>
          <table:table-cell table:style-name="ce103" office:value-type="string" calcext:value-type="string">
            <text:p>Disable ICMP Redirects message / Vypnutie spáv ICMP Redirects</text:p>
          </table:table-cell>
          <table:table-cell table:style-name="ce95" office:value-type="string" calcext:value-type="string">
            <text:p>Attacker can find out informations such as routes and paths or utilize CPU to high value / Útočník môže zistiť smerovacie informácie alebo vyťažiť CPU</text:p>
          </table:table-cell>
          <table:table-cell table:style-name="ce95" office:value-type="string" calcext:value-type="string">
            <text:p>Data</text:p>
          </table:table-cell>
          <table:table-cell table:style-name="ce95" office:value-type="string" calcext:value-type="string">
            <text:p>ICMP</text:p>
          </table:table-cell>
          <table:table-cell table:style-name="ce95" office:value-type="string" calcext:value-type="string">
            <text:p>HIGH</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89">Cisco Guide to Harden Cisco IOS Devices </text:span><text:span text:style-name="T89"><text:a xlink:href="https://www.cisco.com/c/en/us/support/docs/ip/access-lists/13608-21.html" xlink:type="simple">https://www.cisco.com/c/en/us/support/docs/ip/access-lists/13608-21.html</text:a></text:span></text:p>
            <text:p><text:span text:style-name="T91">Cisco IOS features that you should disable or restrict </text:span><text:span text:style-name="T91"><text:a xlink:href="https://networklessons.com/uncategorized/cisco-ios-features-that-you-should-disable-or-restrictCisco" xlink:type="simple">https://networklessons.com/uncategorized/cisco-ios-features-that-you-should-disable-or-restrictCisco</text:a></text:span><text:span text:style-name="T91"> </text:span></text:p>
          </table:table-cell>
          <table:table-cell table:style-name="ce95" table:number-columns-repeated="3"/>
          <table:table-cell table:style-name="ce96"/>
          <table:table-cell table:number-columns-repeated="1010"/>
        </table:table-row>
        <table:table-row table:style-name="ro5">
          <table:table-cell/>
          <table:table-cell table:style-name="ce100" table:formula="of:=HYPERLINK(&quot;#CISCO_COMMANDS_EQUIVALENT.A92&quot;;&quot;Allow only one administrator to change configuration of device simultaneously / Povolit súčasne iba jednému administrátorovi vykonávanie zmien v konfigurácii&quot;)" office:value-type="string" office:string-value="Allow only one administrator to change configuration of device simultaneously / Povolit súčasne iba jednému administrátorovi vykonávanie zmien v konfigurácii" calcext:value-type="string">
            <text:p>Allow only one administrator to change configuration of device simultaneously / Povolit súčasne iba jednému administrátorovi vykonávanie zmien v konfigurácii</text:p>
          </table:table-cell>
          <table:table-cell table:style-name="ce100" office:value-type="string" calcext:value-type="string">
            <text:p>Allow only one administrator to change configuration of device simultaneously / Povolit súčasne iba jednému administrátorovi vykonávanie zmien v konfigurácii</text:p>
          </table:table-cell>
          <table:table-cell table:style-name="ce96" office:value-type="string" calcext:value-type="string">
            <text:p>Inconsistency when more than one administrator changes configuration / Nekonzistenia konfiguračných súborov pri zmenách konfigurácie viac ako jedným administrátorom</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Cisco Guide to Harden Cisco IOS Devices</text:p>
            <text:p><text:span text:style-name="T87"><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10"/>
        </table:table-row>
        <table:table-row table:style-name="ro4">
          <table:table-cell/>
          <table:table-cell table:style-name="ce100" table:formula="of:=HYPERLINK(&quot;#CISCO_COMMANDS_EQUIVALENT.A93&quot;;&quot;Add sequence number to every syslog message / Pridanie sekvenčného čísla ku každej syslog správe&quot;)" office:value-type="string" office:string-value="Add sequence number to every syslog message / Pridanie sekvenčného čísla ku každej syslog správe" calcext:value-type="string">
            <text:p>Add sequence number to every syslog message / Pridanie sekvenčného čísla ku každej syslog správe</text:p>
          </table:table-cell>
          <table:table-cell table:style-name="ce100" office:value-type="string" calcext:value-type="string">
            <text:p>Add sequence number to every syslog message / Pridanie sekvenčného čísla ku každej syslog správe</text:p>
          </table:table-cell>
          <table:table-cell table:style-name="ce96" office:value-type="string" calcext:value-type="string">
            <text:p>NONE / NIE J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Hardening Cisco Routers</text:p>
          </table:table-cell>
          <table:table-cell table:style-name="ce96" table:number-columns-repeated="4"/>
          <table:table-cell table:number-columns-repeated="1010"/>
        </table:table-row>
        <table:table-row table:style-name="ro2">
          <table:table-cell/>
          <table:table-cell table:style-name="ce100" table:formula="of:=HYPERLINK(&quot;#CISCO_COMMANDS_EQUIVALENT.A94&quot;;&quot;Drop broken and hung TCP session / Terminovanie zaseknutého TCP spojenia&quot;)" office:value-type="string" office:string-value="Drop broken and hung TCP session / Terminovanie zaseknutého TCP spojenia" calcext:value-type="string">
            <text:p>Drop broken and hung TCP session / Terminovanie zaseknutého TCP spojenia</text:p>
          </table:table-cell>
          <table:table-cell table:style-name="ce100" office:value-type="string" calcext:value-type="string">
            <text:p>Drop broken and hung TCP session / Terminovanie zaseknutého TCP spojenia</text:p>
          </table:table-cell>
          <table:table-cell table:style-name="ce96" office:value-type="string" calcext:value-type="string">
            <text:p>Unable to log in when TCP session hangs / Nemožnosť prihlásenia pri zaseknutom TCP spojení</text:p>
          </table:table-cell>
          <table:table-cell table:style-name="ce96" office:value-type="string" calcext:value-type="string">
            <text:p>Management</text:p>
          </table:table-cell>
          <table:table-cell table:style-name="ce96" office:value-type="string" calcext:value-type="string">
            <text:p>TCP</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90">Cisco Guide to Harden Cisco IOS Devices </text:span><text:span text:style-name="T90"><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10"/>
        </table:table-row>
        <table:table-row table:style-name="ro1">
          <table:table-cell/>
          <table:table-cell table:style-name="ce104" table:formula="of:=HYPERLINK(&quot;#CISCO_COMMANDS_EQUIVALENT.A95:A98&quot;;&quot;Authentication of routing protocols updates and peers (not in clear text) / Autentizácia smerovacích protokolov (nie heslá v otvorenej podobe)&quot;)" office:value-type="string" office:string-value="Authentication of routing protocols updates and peers (not in clear text) / Autentizácia smerovacích protokolov (nie heslá v otvorenej podobe)" calcext:value-type="string">
            <text:p>Authentication of routing protocols updates and peers (not in clear text) / Autentizácia smerovacích protokolov (nie heslá v otvorenej podobe)</text:p>
          </table:table-cell>
          <table:table-cell table:style-name="ce104" office:value-type="string" calcext:value-type="string">
            <text:p>Authentication of routing protocols updates and peers (not in clear text) / Autentizácia smerovacích protokolov (nie heslá v otvorenej podobe)</text:p>
          </table:table-cell>
          <table:table-cell office:value-type="string" calcext:value-type="string">
            <text:p>Injecting poisoned routes / Vloženie a manipulácia so smerovacími informáciami</text:p>
          </table:table-cell>
          <table:table-cell office:value-type="string" calcext:value-type="string">
            <text:p>Control</text:p>
          </table:table-cell>
          <table:table-cell office:value-type="string" calcext:value-type="string">
            <text:p>RIP</text:p>
            <text:p>EIGRP</text:p>
            <text:p>OSPF</text:p>
            <text:p>BGP</text:p>
          </table:table-cell>
          <table:table-cell office:value-type="string" calcext:value-type="string">
            <text:p>HIGH</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Cisco Guide to Harden Cisco IOS Devices</text:p>
            <text:p><text:span text:style-name="T87"><text:a xlink:href="https://www.cisco.com/c/en/us/support/docs/ip/access-lists/13608-21.html" xlink:type="simple">https://www.cisco.com/c/en/us/support/docs/ip/access-lists/13608-21.html</text:a></text:span></text:p>
            <text:p><text:span text:style-name="T86">Cisco CCNA Security Study GuideCIS Cisco IOS 15 Benchmark v4.0.0 </text:span></text:p>
            <text:p><text:span text:style-name="T87"><text:a xlink:href="https://www.cisecurity.org/cis-benchmarks/#cisco" xlink:type="simple">https://www.cisecurity.org/cis-benchmarks/#cisco</text:a></text:span></text:p>
            <text:p><text:span text:style-name="T86">Cisco CCNA Security Study Guide</text:span></text:p>
          </table:table-cell>
          <table:table-cell table:number-columns-repeated="1014"/>
        </table:table-row>
        <table:table-row table:style-name="ro8">
          <table:table-cell/>
          <table:table-cell table:style-name="ce104" table:formula="of:=HYPERLINK(&quot;#CISCO_COMMANDS_EQUIVALENT.A99&quot;;&quot;Disable OSPF virtual links / Vypnutie virtuálnych liniek pre OSPF&quot;)" office:value-type="string" office:string-value="Disable OSPF virtual links / Vypnutie virtuálnych liniek pre OSPF" calcext:value-type="string">
            <text:p>Disable OSPF virtual links / Vypnutie virtuálnych liniek pre OSPF</text:p>
          </table:table-cell>
          <table:table-cell table:style-name="ce104" office:value-type="string" calcext:value-type="string">
            <text:p>Disable OSPF virtual links / Vypnutie virtuálnych liniek pre OSPF</text:p>
          </table:table-cell>
          <table:table-cell office:value-type="string" calcext:value-type="string">
            <text:p>OSPF Virtual links degradates performance of network / OSPF virtuálne linky degradujú výkon</text:p>
          </table:table-cell>
          <table:table-cell office:value-type="string" calcext:value-type="string">
            <text:p>Control</text:p>
          </table:table-cell>
          <table:table-cell office:value-type="string" calcext:value-type="string">
            <text:p>OSPF</text:p>
          </table:table-cell>
          <table:table-cell office:value-type="string" calcext:value-type="string">
            <text:p>HIGH</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5"/>
          <table:table-cell table:number-columns-repeated="1014"/>
        </table:table-row>
        <table:table-row table:style-name="ro12">
          <table:table-cell/>
          <table:table-cell table:style-name="ce104" table:formula="of:=HYPERLINK(&quot;#CISCO_COMMANDS_EQUIVALENT.A100&quot;;&quot;Specify passive interfaces which do not receive dynamic routing protocols updates / Špecifikovanie rozhraní, ktoré nebudú prijímať routovacie informácie&quot;)" office:value-type="string" office:string-value="Specify passive interfaces which do not receive dynamic routing protocols updates / Špecifikovanie rozhraní, ktoré nebudú prijímať routovacie informácie" calcext:value-type="string">
            <text:p>Specify passive interfaces which do not receive dynamic routing protocols updates / Špecifikovanie rozhraní, ktoré nebudú prijímať routovacie informácie</text:p>
          </table:table-cell>
          <table:table-cell office:value-type="string" calcext:value-type="string">
            <text:p>Specify passive interfaces which do not receive dynamic routing protocols updates / Špecifikovanie rozhraní, ktoré nebudú prijímať routovacie informácie</text:p>
          </table:table-cell>
          <table:table-cell office:value-type="string" calcext:value-type="string">
            <text:p>Host, devices, users and attackers can see routing updates and network topology or connect malicious device to send and receive updates / Koncové zariadenie, užívateľ a útočník môžu vidiet smerovacie správy a topológiu siete alebo pripojenie škodlivého zariadenia, ktoré vysielať a prijímať smerovacie správy</text:p>
          </table:table-cell>
          <table:table-cell office:value-type="string" calcext:value-type="string">
            <text:p>Control</text:p>
          </table:table-cell>
          <table:table-cell office:value-type="string" calcext:value-type="string">
            <text:p>RIP EIGRP OSPF BGP</text:p>
          </table:table-cell>
          <table:table-cell office:value-type="string" calcext:value-type="string">
            <text:p>HIGH</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OSPF Security: Attacks and Defenses</text:p>
            <text:p><text:a xlink:href="https://www.sanog.org/resources/sanog28/SANOG28-Tutorial_OSPF-Security-Attacks-and-Defences-Manjul.pdf" xlink:type="simple">https://www.sanog.org/resources/sanog28/SANOG28-Tutorial_OSPF-Security-Attacks-and-Defences-Manjul.pdf</text:a></text:p>
          </table:table-cell>
          <table:table-cell table:number-columns-repeated="1014"/>
        </table:table-row>
        <table:table-row table:style-name="ro7">
          <table:table-cell/>
          <table:table-cell table:formula="of:=HYPERLINK(&quot;#CISCO_COMMANDS_EQUIVALENT.A101&quot;;&quot;Specify routing protocol identification number for each router (router ID) / Špecifikovanie identifikátorov smerovacích protokolov pre každý router (router ID)&quot;)" office:value-type="string" office:string-value="Specify routing protocol identification number for each router (router ID) / Špecifikovanie identifikátorov smerovacích protokolov pre každý router (router ID)" calcext:value-type="string">
            <text:p>Specify routing protocol identification number for each router (router ID) / Špecifikovanie identifikátorov smerovacích protokolov pre každý router (router ID)</text:p>
          </table:table-cell>
          <table:table-cell office:value-type="string" calcext:value-type="string">
            <text:p>Specify routing protocol identification number for each router (router ID) / Špecifikovanie identifikátorov smerovacích protokolov pre každý router (router ID)</text:p>
          </table:table-cell>
          <table:table-cell office:value-type="string" calcext:value-type="string">
            <text:p>Inability to start routing protocol processes in some uses cases with IPv6 / Nemožnosť sprevádzkovať procesy smerovacích protokolov v určitých prípadoch pri použití IPv6</text:p>
          </table:table-cell>
          <table:table-cell office:value-type="string" calcext:value-type="string">
            <text:p>Control</text:p>
          </table:table-cell>
          <table:table-cell office:value-type="string" calcext:value-type="string">
            <text:p>RIP EIGRP OSPF BGP</text:p>
          </table:table-cell>
          <table:table-cell office:value-type="string" calcext:value-type="string">
            <text:p>MEDIUM</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5"/>
          <table:table-cell table:number-columns-repeated="1014"/>
        </table:table-row>
        <table:table-row table:style-name="ro7">
          <table:table-cell/>
          <table:table-cell table:formula="of:=HYPERLINK(&quot;#CISCO_COMMANDS_EQUIVALENT.A102:A104&quot;;&quot;Log routing protocols update changes / Zaznamenie zmeny v logu pri zmenách v smerovaní&quot;)" office:value-type="string" office:string-value="Log routing protocols update changes / Zaznamenie zmeny v logu pri zmenách v smerovaní" calcext:value-type="string">
            <text:p>Log routing protocols update changes / Zaznamenie zmeny v logu pri zmenách v smerovaní</text:p>
          </table:table-cell>
          <table:table-cell office:value-type="string" calcext:value-type="string">
            <text:p>Log routing protocols update changes / Zaznamenie zmeny v logu pri zmenách v smerovaní</text:p>
          </table:table-cell>
          <table:table-cell office:value-type="string" calcext:value-type="string">
            <text:p>Traceability of routing protocol misconfiguration and malfunction / Vysledovateľnosť nefunkčnosti routovacieho protokolu a nesprávneho nastavenia</text:p>
          </table:table-cell>
          <table:table-cell office:value-type="string" calcext:value-type="string">
            <text:p>Control</text:p>
          </table:table-cell>
          <table:table-cell office:value-type="string" calcext:value-type="string">
            <text:p>RIP EIGRP OSPF BGP</text:p>
          </table:table-cell>
          <table:table-cell office:value-type="string" calcext:value-type="string">
            <text:p>MEDIUM</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office:value-type="string" calcext:value-type="string">
            <text:p>Cisco SAFE Reference Guide</text:p>
            <text:p><text:span text:style-name="T89">OSPF Link-State Database Overload Protection </text:span><text:span text:style-name="T89"><text:a xlink:href="https://www.cisco.com/c/en/us/td/docs/ios-xml/ios/iproute_ospf/configuration/15-sy/iro-15-sy-book/iro-lk-state-db.pdf" xlink:type="simple">https://www.cisco.com/c/en/us/td/docs/ios-xml/ios/iproute_ospf/configuration/15-sy/iro-15-sy-book/iro-lk-state-db.pdf</text:a></text:span></text:p>
          </table:table-cell>
          <table:table-cell table:number-columns-repeated="1014"/>
        </table:table-row>
        <table:table-row table:style-name="ro8">
          <table:table-cell/>
          <table:table-cell table:style-name="ce104" table:formula="of:=HYPERLINK(&quot;#CISCO_COMMANDS_EQUIVALENT.A105&quot;;&quot;TTL security&quot;)" office:value-type="string" office:string-value="TTL security" calcext:value-type="string">
            <text:p>TTL security</text:p>
          </table:table-cell>
          <table:table-cell table:style-name="ce104" office:value-type="string" calcext:value-type="string">
            <text:p>TTL security</text:p>
          </table:table-cell>
          <table:table-cell office:value-type="string" calcext:value-type="string">
            <text:p>Malicious injected routing information, remote attack / <text:s/>Škodlivé vloženie smerovacích informácií informácií, vzdialený útok</text:p>
          </table:table-cell>
          <table:table-cell office:value-type="string" calcext:value-type="string">
            <text:p>Control</text:p>
          </table:table-cell>
          <table:table-cell office:value-type="string" calcext:value-type="string">
            <text:p>BGP</text:p>
          </table:table-cell>
          <table:table-cell office:value-type="string" calcext:value-type="string">
            <text:p>HIGH</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86">OSPF Security: Attacks and Defenses</text:span></text:p>
            <text:p><text:span text:style-name="T87"><text:a xlink:href="https://www.sanog.org/resources/sanog28/SANOG28-Tutorial_OSPF-Security-Attacks-and-Defences-Manjul.pdf" xlink:type="simple">https://www.sanog.org/resources/sanog28/SANOG28-Tutorial_OSPF-Security-Attacks-and-Defences-Manjul.pdf</text:a></text:span></text:p>
            <text:p>Cisco Guide to Harden Cisco IOS Devices</text:p>
            <text:p><text:span text:style-name="T87"><text:a xlink:href="https://www.cisco.com/c/en/us/support/docs/ip/access-lists/13608-21.html" xlink:type="simple">https://www.cisco.com/c/en/us/support/docs/ip/access-lists/13608-21.html</text:a></text:span></text:p>
          </table:table-cell>
          <table:table-cell table:number-columns-repeated="1014"/>
        </table:table-row>
        <table:table-row table:style-name="ro8">
          <table:table-cell/>
          <table:table-cell table:style-name="ce104" table:formula="of:=HYPERLINK(&quot;#CISCO_COMMANDS_EQUIVALENT.A106&quot;;&quot;Turn off automatic route summarization / Vypnutie automatickej sumarizácie smerovacích protokolov&quot;)" office:value-type="string" office:string-value="Turn off automatic route summarization / Vypnutie automatickej sumarizácie smerovacích protokolov" calcext:value-type="string">
            <text:p>Turn off automatic route summarization / Vypnutie automatickej sumarizácie smerovacích protokolov</text:p>
          </table:table-cell>
          <table:table-cell table:style-name="ce104" office:value-type="string" calcext:value-type="string">
            <text:p>Turn off automatic route summarization / Vypnutie automatickej sumarizácie smerovacích protokolov</text:p>
          </table:table-cell>
          <table:table-cell office:value-type="string" calcext:value-type="string">
            <text:p>Incorrect routing due to summarization / Nesprávne smerovanie kvôli sumarizácií</text:p>
          </table:table-cell>
          <table:table-cell office:value-type="string" calcext:value-type="string">
            <text:p>Control</text:p>
          </table:table-cell>
          <table:table-cell office:value-type="string" calcext:value-type="string">
            <text:p>RIP EIGRP OSPF BGP</text:p>
          </table:table-cell>
          <table:table-cell office:value-type="string" calcext:value-type="string">
            <text:p>HIGH</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5" table:number-columns-repeated="5"/>
          <table:table-cell table:number-columns-repeated="1010"/>
        </table:table-row>
        <table:table-row table:style-name="ro6">
          <table:table-cell/>
          <table:table-cell table:style-name="ce96" table:formula="of:=HYPERLINK(&quot;#CISCO_COMMANDS_EQUIVALENT.A107&quot;;&quot;Drop IPv4 packets with IP Options field / Zahadzovanie IPv4 paketov s rozšírenou hlavičkou (IP Options filtering)&quot;)" office:value-type="string" office:string-value="Drop IPv4 packets with IP Options field / Zahadzovanie IPv4 paketov s rozšírenou hlavičkou (IP Options filtering)" calcext:value-type="string">
            <text:p>Drop IPv4 packets with IP Options field / Zahadzovanie IPv4 paketov s rozšírenou hlavičkou (IP Options filtering)</text:p>
          </table:table-cell>
          <table:table-cell table:style-name="ce96" office:value-type="string" calcext:value-type="string">
            <text:p>Drop IPv4 packets with IP Options field / Zahadzovanie IPv4 paketov s rozšírenou hlavičkou (IP Options filtering)</text:p>
          </table:table-cell>
          <table:table-cell table:style-name="ce96" office:value-type="string" calcext:value-type="string">
            <text:p>Packets will be process switched which leads to CPU overload or manipulation with routing to bypass security control / Packety budú spracovávané v CPU, ktoré môže byť preťažené a môže byť zmenené smerovanie na obídenie bezpečnostnej kontroly</text:p>
          </table:table-cell>
          <table:table-cell office:value-type="string" calcext:value-type="string">
            <text:p>Control</text:p>
          </table:table-cell>
          <table:table-cell office:value-type="string" calcext:value-type="string">
            <text:p>IPv4</text:p>
          </table:table-cell>
          <table:table-cell office:value-type="string" calcext:value-type="string">
            <text:p>CRITICAL</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Cisco Guide to Harden Cisco IOS Devices</text:p>
            <text:p><text:span text:style-name="T87"><text:a xlink:href="https://www.cisco.com/c/en/us/support/docs/ip/access-lists/13608-21.html" xlink:type="simple">https://www.cisco.com/c/en/us/support/docs/ip/access-lists/13608-21.html</text:a></text:span></text:p>
          </table:table-cell>
          <table:table-cell table:number-columns-repeated="1014"/>
        </table:table-row>
        <table:table-row table:style-name="ro8">
          <table:table-cell/>
          <table:table-cell table:style-name="ce96" table:formula="of:=HYPERLINK(&quot;#CISCO_COMMANDS_EQUIVALENT.A108&quot;;&quot;Disable tunnels which are not secured or setup secure tunnels / Vypnúť tunely ktoré nie sú zabezpečené alebo zabezpečiť tunely&quot;)" office:value-type="string" office:string-value="Disable tunnels which are not secured or setup secure tunnels / Vypnúť tunely ktoré nie sú zabezpečené alebo zabezpečiť tunely" calcext:value-type="string">
            <text:p>Disable tunnels which are not secured or setup secure tunnels / Vypnúť tunely ktoré nie sú zabezpečené alebo zabezpečiť tunely</text:p>
          </table:table-cell>
          <table:table-cell table:style-name="ce96" office:value-type="string" calcext:value-type="string">
            <text:p>Disable tunnels which are not secured or setup secure tunnels / Vypnúť tunely ktoré nie sú zabezpečené alebo zabezpečiť tunely</text:p>
          </table:table-cell>
          <table:table-cell table:style-name="ce96" office:value-type="string" calcext:value-type="string">
            <text:p>Eavesdropping communication through unsecured tunnels / Odpočúvanie komunikácie <text:s/>cez nezabezpečené tunely</text:p>
          </table:table-cell>
          <table:table-cell office:value-type="string" calcext:value-type="string">
            <text:p>Data</text:p>
          </table:table-cell>
          <table:table-cell office:value-type="string" calcext:value-type="string">
            <text:p>IPv4</text:p>
            <text:p>IPv6</text:p>
          </table:table-cell>
          <table:table-cell office:value-type="string" calcext:value-type="string">
            <text:p>CRITICAL</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CIS Cisco IOS 15 Benchmark v4.0.0 </text:p>
            <text:p><text:span text:style-name="T87"><text:a xlink:href="https://www.cisecurity.org/cis-benchmarks/#cisco" xlink:type="simple">https://www.cisecurity.org/cis-benchmarks/#cisco</text:a></text:span></text:p>
            <text:p><text:span text:style-name="T86">Cisco router configuration handbook</text:span></text:p>
          </table:table-cell>
          <table:table-cell table:number-columns-repeated="1014"/>
        </table:table-row>
        <table:table-row table:style-name="ro6">
          <table:table-cell/>
          <table:table-cell table:style-name="ce96" table:formula="of:=HYPERLINK(&quot;#CISCO_COMMANDS_EQUIVALENT.A109:A110&quot;;&quot;Network performance monitoring and collecting traffic due to legal reasons  / Monitorovanie výkonnosti siete a zber sieťového prenosu kvôli legislatívnym potrebám&quot;)" office:value-type="string" office:string-value="Network performance monitoring and collecting traffic due to legal reasons  / Monitorovanie výkonnosti siete a zber sieťového prenosu kvôli legislatívnym potrebám" calcext:value-type="string">
            <text:p>Network performance monitoring and collecting traffic due to legal reasons <text:s/>/ Monitorovanie výkonnosti siete a zber sieťového prenosu kvôli legislatívnym potrebám</text:p>
          </table:table-cell>
          <table:table-cell table:style-name="ce96" office:value-type="string" calcext:value-type="string">
            <text:p>Network performance monitoring and collecting traffic due to legal reasons <text:s/>/ Monitorovanie výkonnosti siete a zber sieťového prenosu kvôli legislatívnym potrebám</text:p>
          </table:table-cell>
          <table:table-cell table:style-name="ce96" office:value-type="string" calcext:value-type="string">
            <text:p>Potential eavesdropping can be setup when traffic monitoring is used, monitoring due to legal reasons / Môže byť zneužité odpočúvanie pokiaľ sa používa monitorovanie prevádzky a monitorovanie prevádzky kvôli legislatívnym potrebám</text:p>
          </table:table-cell>
          <table:table-cell office:value-type="string" calcext:value-type="string">
            <text:p>Control</text:p>
          </table:table-cell>
          <table:table-cell office:value-type="string" calcext:value-type="string">
            <text:p>ALL</text:p>
          </table:table-cell>
          <table:table-cell office:value-type="string" calcext:value-type="string">
            <text:p>NOTICE</text:p>
          </table:table-cell>
          <table:table-cell table:number-columns-repeated="2" office:value-type="string" calcext:value-type="string">
            <text:p>ALL</text:p>
          </table:table-cell>
          <table:table-cell table:style-name="ce96" office:value-type="string" calcext:value-type="string">
            <text:p>Cisco Guide to Harden Cisco IOS Devices</text:p>
            <text:p><text:span text:style-name="T87"><text:a xlink:href="https://www.cisco.com/c/en/us/support/docs/ip/access-lists/13608-21.html" xlink:type="simple">https://www.cisco.com/c/en/us/support/docs/ip/access-lists/13608-21.html</text:a></text:span></text:p>
          </table:table-cell>
          <table:table-cell table:number-columns-repeated="1014"/>
        </table:table-row>
        <table:table-row table:style-name="ro8">
          <table:table-cell/>
          <table:table-cell table:style-name="ce96" table:formula="of:=HYPERLINK(&quot;#CISCO_COMMANDS_EQUIVALENT.A111&quot;;&quot;ACL to forbid and log private and special IP addresses from RFC 1918, RFC 3330 / Špecifikácia ACL na zakázanie a logovanie privátnych a špeciálnych IP adries z RFC 1918, RFC 3330&quot;)" office:value-type="string" office:string-value="ACL to forbid and log private and special IP addresses from RFC 1918, RFC 3330 / Špecifikácia ACL na zakázanie a logovanie privátnych a špeciálnych IP adries z RFC 1918, RFC 3330" calcext:value-type="string">
            <text:p>ACL to forbid and log private and special IP addresses from RFC 1918, RFC 3330 / Špecifikácia ACL na zakázanie a logovanie privátnych a špeciálnych IP adries z RFC 1918, RFC 3330</text:p>
          </table:table-cell>
          <table:table-cell table:style-name="ce96" office:value-type="string" calcext:value-type="string">
            <text:p>ACL to forbid and log private and special IP addresses from RFC 1918, RFC 3330 / Špecifikácia ACL na zakázanie a logovanie privátnych a špeciálnych IP adries z RFC 1918, RFC 3330</text:p>
          </table:table-cell>
          <table:table-cell table:style-name="ce96" office:value-type="string" calcext:value-type="string">
            <text:p>IP spoofing</text:p>
          </table:table-cell>
          <table:table-cell office:value-type="string" calcext:value-type="string">
            <text:p>Control</text:p>
          </table:table-cell>
          <table:table-cell table:style-name="ce96" office:value-type="string" calcext:value-type="string">
            <text:p>IP</text:p>
          </table:table-cell>
          <table:table-cell table:style-name="ce96" office:value-type="string" calcext:value-type="string">
            <text:p>CRITICAL</text:p>
          </table:table-cell>
          <table:table-cell table:style-name="ce96" office:value-type="string" calcext:value-type="string">
            <text:p>R, L3SW</text:p>
          </table:table-cell>
          <table:table-cell table:style-name="ce96" office:value-type="string" calcext:value-type="string">
            <text:p>CORE/EDGE, COLLAPSED COREDIST, COLLAPSED ALL</text:p>
          </table:table-cell>
          <table:table-cell table:style-name="ce110" office:value-type="string" calcext:value-type="string">
            <text:p><text:span text:style-name="T86">Network Security Auditing</text:span></text:p>
            <text:p>Cisco Guide to Harden Cisco IOS Devices</text:p>
            <text:p><text:span text:style-name="T87"><text:a xlink:href="https://www.cisco.com/c/en/us/support/docs/ip/access-lists/13608-21.html" xlink:type="simple">https://www.cisco.com/c/en/us/support/docs/ip/access-lists/13608-21.html</text:a></text:span></text:p>
            <text:p><text:span text:style-name="T86">CIS Cisco IOS 15 Benchmark v4.0.0 </text:span></text:p>
            <text:p><text:span text:style-name="T87"><text:a xlink:href="https://www.cisecurity.org/cis-benchmarks/#cisco" xlink:type="simple">https://www.cisecurity.org/cis-benchmarks/#cisco</text:a></text:span></text:p>
          </table:table-cell>
          <table:table-cell table:number-columns-repeated="1014"/>
        </table:table-row>
        <table:table-row table:style-name="ro8">
          <table:table-cell/>
          <table:table-cell table:style-name="ce96" table:formula="of:=HYPERLINK(&quot;#CISCO_COMMANDS_EQUIVALENT.A112&quot;;&quot;ACL to forbid and log IPv6 special addresses from RFC 5156 / Špecifikácia ACL na zakázanie a logovanie špeciálnych IPv6 adries z RFC 5156&quot;)" office:value-type="string" office:string-value="ACL to forbid and log IPv6 special addresses from RFC 5156 / Špecifikácia ACL na zakázanie a logovanie špeciálnych IPv6 adries z RFC 5156" calcext:value-type="string">
            <text:p>ACL to forbid and log IPv6 special addresses from RFC 5156 / Špecifikácia ACL na zakázanie a logovanie špeciálnych IPv6 adries z RFC 5156</text:p>
          </table:table-cell>
          <table:table-cell table:style-name="ce96" office:value-type="string" calcext:value-type="string">
            <text:p>ACL to forbid and log IPv6 special addresses from RFC 5156 / Špecifikácia ACL na zakázanie a logovanie špeciálnych IPv6 adries z RFC 5156</text:p>
          </table:table-cell>
          <table:table-cell table:style-name="ce96" office:value-type="string" calcext:value-type="string">
            <text:p>IP spoofing</text:p>
          </table:table-cell>
          <table:table-cell office:value-type="string" calcext:value-type="string">
            <text:p>Control</text:p>
          </table:table-cell>
          <table:table-cell table:style-name="ce96" office:value-type="string" calcext:value-type="string">
            <text:p>IPv6</text:p>
          </table:table-cell>
          <table:table-cell table:style-name="ce96" office:value-type="string" calcext:value-type="string">
            <text:p>CRITICAL</text:p>
          </table:table-cell>
          <table:table-cell table:style-name="ce96" office:value-type="string" calcext:value-type="string">
            <text:p>R, L3SW</text:p>
          </table:table-cell>
          <table:table-cell table:style-name="ce96" office:value-type="string" calcext:value-type="string">
            <text:p>CORE/EDGE, COLLAPSED COREDIST, COLLAPSED ALL</text:p>
          </table:table-cell>
          <table:table-cell table:style-name="ce110" office:value-type="string" calcext:value-type="string">
            <text:p><text:span text:style-name="T86">Network Security Auditing</text:span></text:p>
            <text:p>Cisco Guide to Harden Cisco IOS Devices</text:p>
            <text:p><text:span text:style-name="T87"><text:a xlink:href="https://www.cisco.com/c/en/us/support/docs/ip/access-lists/13608-21.html" xlink:type="simple">https://www.cisco.com/c/en/us/support/docs/ip/access-lists/13608-21.html</text:a></text:span></text:p>
            <text:p><text:span text:style-name="T86">CIS Cisco IOS 15 Benchmark v4.0.0 </text:span></text:p>
            <text:p><text:span text:style-name="T87"><text:a xlink:href="https://www.cisecurity.org/cis-benchmarks/#cisco" xlink:type="simple">https://www.cisecurity.org/cis-benchmarks/#cisco</text:a></text:span></text:p>
          </table:table-cell>
          <table:table-cell table:number-columns-repeated="1014"/>
        </table:table-row>
        <table:table-row table:style-name="ro4">
          <table:table-cell/>
          <table:table-cell table:style-name="ce104" table:formula="of:=HYPERLINK(&quot;#CISCO_COMMANDS_EQUIVALENT.A113&quot;;&quot;Rogue root bridge protection (root guard)&quot;)" office:value-type="string" office:string-value="Rogue root bridge protection (root guard)" calcext:value-type="string">
            <text:p>Rogue root bridge protection (root guard)</text:p>
          </table:table-cell>
          <table:table-cell table:style-name="ce104" office:value-type="string" calcext:value-type="string">
            <text:p>Rogue root bridge protection (root guard)</text:p>
          </table:table-cell>
          <table:table-cell office:value-type="string" calcext:value-type="string">
            <text:p>Rogue root bridge </text:p>
          </table:table-cell>
          <table:table-cell office:value-type="string" calcext:value-type="string">
            <text:p>Control</text:p>
          </table:table-cell>
          <table:table-cell office:value-type="string" calcext:value-type="string">
            <text:p>ST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4"/>
        </table:table-row>
        <table:table-row table:style-name="ro3">
          <table:table-cell/>
          <table:table-cell table:style-name="ce104" table:formula="of:=HYPERLINK(&quot;#CISCO_COMMANDS_EQUIVALENT.A114&quot;;&quot;BPDU protection (BPDU guard)&quot;)" office:value-type="string" office:string-value="BPDU protection (BPDU guard)" calcext:value-type="string">
            <text:p>BPDU protection (BPDU guard)</text:p>
          </table:table-cell>
          <table:table-cell table:style-name="ce104" office:value-type="string" calcext:value-type="string">
            <text:p>BPDU protection (BPDU guard)</text:p>
          </table:table-cell>
          <table:table-cell table:style-name="ce104" office:value-type="string" calcext:value-type="string">
            <text:p>Connecting switch to edge port / Pripojenie pripínaču na koncový prístupový port</text:p>
          </table:table-cell>
          <table:table-cell office:value-type="string" calcext:value-type="string">
            <text:p>Control</text:p>
          </table:table-cell>
          <table:table-cell office:value-type="string" calcext:value-type="string">
            <text:p>ST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4"/>
        </table:table-row>
        <table:table-row table:style-name="ro4">
          <table:table-cell/>
          <table:table-cell table:style-name="ce104" table:formula="of:=HYPERLINK(&quot;#CISCO_COMMANDS_EQUIVALENT.A115&quot;;&quot;Access ports should not participate in STP process / Prístupové porty by sa nemali podielať na STP procese&quot;)" office:value-type="string" office:string-value="Access ports should not participate in STP process / Prístupové porty by sa nemali podielať na STP procese" calcext:value-type="string">
            <text:p>Access ports should not participate in STP process / Prístupové porty by sa nemali podielať na STP procese</text:p>
          </table:table-cell>
          <table:table-cell table:style-name="ce104" office:value-type="string" calcext:value-type="string">
            <text:p>Access ports should not participate in STP process / Prístupové porty by sa nemali podielať na STP procese</text:p>
          </table:table-cell>
          <table:table-cell office:value-type="string" calcext:value-type="string">
            <text:p>Speed of convergence / Rýchlosť konvergencie</text:p>
          </table:table-cell>
          <table:table-cell office:value-type="string" calcext:value-type="string">
            <text:p>Control</text:p>
          </table:table-cell>
          <table:table-cell office:value-type="string" calcext:value-type="string">
            <text:p>STP</text:p>
          </table:table-cell>
          <table:table-cell office:value-type="string" calcext:value-type="string">
            <text:p>HIGH</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4"/>
        </table:table-row>
        <table:table-row table:style-name="ro7">
          <table:table-cell table:style-name="ce94"/>
          <table:table-cell table:style-name="ce104" table:formula="of:=HYPERLINK(&quot;#CISCO_COMMANDS_EQUIVALENT.A116&quot;;&quot;Special loop free STP configurations when unidirectional communication appears (Loop Guard)/  Špeciálne konfigurácie zaisťujúce bezslučkovú topológiu pomocou STP keď nastane jednosmerná komunikácia (Loop Guard)&quot;)" office:value-type="string" office:string-value="Special loop free STP configurations when unidirectional communication appears (Loop Guard)/  Špeciálne konfigurácie zaisťujúce bezslučkovú topológiu pomocou STP keď nastane jednosmerná komunikácia (Loop Guard)" calcext:value-type="string">
            <text:p>Special loop free STP configurations when unidirectional communication appears (Loop Guard)/ <text:s/>Špeciálne konfigurácie zaisťujúce bezslučkovú topológiu pomocou STP keď nastane jednosmerná komunikácia (Loop Guard)</text:p>
          </table:table-cell>
          <table:table-cell table:style-name="ce104" office:value-type="string" calcext:value-type="string">
            <text:p>Special loop free STP configurations when unidirectional communication appears (Loop Guard)/ <text:s/>Špeciálne konfigurácie zaisťujúce bezslučkovú topológiu pomocou STP keď nastane jednosmerná komunikácia (Loop Guard)</text:p>
          </table:table-cell>
          <table:table-cell office:value-type="string" calcext:value-type="string">
            <text:p>Unidirectional communication between switches can lead to loop topology/ Jednosmerná komunikácia medzi prepínačmi môźe viesť k topoógií so slučkami</text:p>
          </table:table-cell>
          <table:table-cell office:value-type="string" calcext:value-type="string">
            <text:p>Control</text:p>
          </table:table-cell>
          <table:table-cell office:value-type="string" calcext:value-type="string">
            <text:p>ST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115"/>
          <table:table-cell table:number-columns-repeated="1014"/>
        </table:table-row>
        <table:table-row table:style-name="ro3">
          <table:table-cell/>
          <table:table-cell table:style-name="ce104" table:formula="of:=HYPERLINK(&quot;#CISCO_COMMANDS_EQUIVALENT.A117&quot;;&quot;Add name for each VLAN / Pridanie mena k VLAN&quot;)" office:value-type="string" office:string-value="Add name for each VLAN / Pridanie mena k VLAN" calcext:value-type="string">
            <text:p>Add name for each VLAN / Pridanie mena k VLAN</text:p>
          </table:table-cell>
          <table:table-cell table:style-name="ce104" office:value-type="string" calcext:value-type="string">
            <text:p>Add name for each VLAN / Pridanie mena k VLAN</text:p>
          </table:table-cell>
          <table:table-cell office:value-type="string" calcext:value-type="string">
            <text:p>Unable to identify purpose of VLAN / Nemožnosť identifikácie účelu VLAN</text:p>
          </table:table-cell>
          <table:table-cell table:style-name="ce104" office:value-type="string" calcext:value-type="string">
            <text:p>Control</text:p>
          </table:table-cell>
          <table:table-cell office:value-type="string" calcext:value-type="string">
            <text:p>NONE</text:p>
          </table:table-cell>
          <table:table-cell office:value-type="string" calcext:value-type="string">
            <text:p>LOW</text:p>
          </table:table-cell>
          <table:table-cell office:value-type="string" calcext:value-type="string">
            <text:p>L3SW, L2SW</text:p>
          </table:table-cell>
          <table:table-cell office:value-type="string" calcext:value-type="string">
            <text:p>DISTRIBUTION, COLLAPSED DISTACC, ACCESS</text:p>
          </table:table-cell>
          <table:table-cell table:style-name="ce115"/>
          <table:table-cell table:number-columns-repeated="1014"/>
        </table:table-row>
        <table:table-row table:style-name="ro7">
          <table:table-cell/>
          <table:table-cell table:style-name="ce104" table:formula="of:=HYPERLINK(&quot;#CISCO_COMMANDS_EQUIVALENT.A118&quot;;&quot;Create management VLAN / Vytvorenie separátnej VLAN pre manažment&quot;)" office:value-type="string" office:string-value="Create management VLAN / Vytvorenie separátnej VLAN pre manažment" calcext:value-type="string">
            <text:p>Create management VLAN / Vytvorenie separátnej VLAN pre manažment</text:p>
          </table:table-cell>
          <table:table-cell table:style-name="ce104" office:value-type="string" calcext:value-type="string">
            <text:p>Create management VLAN / Vytvorenie separátnej VLAN pre manažment</text:p>
          </table:table-cell>
          <table:table-cell office:value-type="string" calcext:value-type="string">
            <text:p>Separate VLAN for management to restrict access for administrators / Špeciálna VLAN pre manažment na obmedzenie prístupu iba pre administrátorov</text:p>
          </table:table-cell>
          <table:table-cell table:style-name="ce104" office:value-type="string" calcext:value-type="string">
            <text:p>Control</text:p>
          </table:table-cell>
          <table:table-cell office:value-type="string" calcext:value-type="string">
            <text:p>NONE</text:p>
          </table:table-cell>
          <table:table-cell office:value-type="string" calcext:value-type="string">
            <text:p>MEDIUM</text:p>
          </table:table-cell>
          <table:table-cell office:value-type="string" calcext:value-type="string">
            <text:p>L3SW, L2SW</text:p>
          </table:table-cell>
          <table:table-cell office:value-type="string" calcext:value-type="string">
            <text:p>DISTRIBUTION, COLLAPSED DISTACC, ACCESS</text:p>
          </table:table-cell>
          <table:table-cell table:style-name="ce115"/>
          <table:table-cell table:number-columns-repeated="1014"/>
        </table:table-row>
        <table:table-row table:style-name="ro9">
          <table:table-cell/>
          <table:table-cell table:style-name="ce104" table:formula="of:=HYPERLINK(&quot;#CISCO_COMMANDS_EQUIVALENT.A119&quot;;&quot;Create special black hole VLAN for unused ports/ Vytvorenie špeciálnej black hole VLAN pre nevyužité porty&quot;)" office:value-type="string" office:string-value="Create special black hole VLAN for unused ports/ Vytvorenie špeciálnej black hole VLAN pre nevyužité porty" calcext:value-type="string">
            <text:p>Create special black hole VLAN for unused ports/ Vytvorenie špeciálnej black hole VLAN pre nevyužité porty</text:p>
          </table:table-cell>
          <table:table-cell table:style-name="ce104" office:value-type="string" calcext:value-type="string">
            <text:p>Create special black hole VLAN for unused ports/ Vytvorenie špeciálnej black hole VLAN pre nevyužité porty</text:p>
          </table:table-cell>
          <table:table-cell office:value-type="string" calcext:value-type="string">
            <text:p>Attacker with physical acces to port can have access to part of network corresponding to VLAN / Útočníkovi s fyzickým prístupom k portu môže byť pridelený prístup do časti siete, ktorá zodpovedá príslušnej VLAN </text:p>
          </table:table-cell>
          <table:table-cell table:style-name="ce104" office:value-type="string" calcext:value-type="string">
            <text:p>Control</text:p>
          </table:table-cell>
          <table:table-cell office:value-type="string" calcext:value-type="string">
            <text:p>NONE</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4"/>
        </table:table-row>
        <table:table-row table:style-name="ro7">
          <table:table-cell/>
          <table:table-cell table:style-name="ce104" table:formula="of:=HYPERLINK(&quot;#CISCO_COMMANDS_EQUIVALENT.A120&quot;;&quot;Unassign all ports from default VLAN / Odobrať všetky porty z predvolenej VLAN&quot;)" office:value-type="string" office:string-value="Unassign all ports from default VLAN / Odobrať všetky porty z predvolenej VLAN" calcext:value-type="string">
            <text:p>Unassign all ports from default VLAN / Odobrať všetky porty z predvolenej VLAN</text:p>
          </table:table-cell>
          <table:table-cell table:style-name="ce104" office:value-type="string" calcext:value-type="string">
            <text:p>Unassign all ports from default VLAN / Odobrať všetky porty z predvolenej VLAN</text:p>
          </table:table-cell>
          <table:table-cell office:value-type="string" calcext:value-type="string">
            <text:p>Default VLAN is allowed to be switches to every port, VLAN hopping, double tagging / Predvolenej VLAN je povolené prepnute na akýkoľvek port, VLAN hopping, double tagging</text:p>
          </table:table-cell>
          <table:table-cell table:style-name="ce104" office:value-type="string" calcext:value-type="string">
            <text:p>Control</text:p>
          </table:table-cell>
          <table:table-cell office:value-type="string" calcext:value-type="string">
            <text:p>NONE</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4"/>
        </table:table-row>
        <table:table-row table:style-name="ro7">
          <table:table-cell/>
          <table:table-cell table:style-name="ce104" table:formula="of:=HYPERLINK(&quot;#CISCO_COMMANDS_EQUIVALENT.A121&quot;;&quot;Create native VLAN other than default, assign it to trunk and allow only necessary VLANs / Vytvorenie natívnej VLAN rozdielnej ako predvolená, priradeni k trunk portu a povolenie iba potrebných portov&quot;)" office:value-type="string" office:string-value="Create native VLAN other than default, assign it to trunk and allow only necessary VLANs / Vytvorenie natívnej VLAN rozdielnej ako predvolená, priradeni k trunk portu a povolenie iba potrebných portov" calcext:value-type="string">
            <text:p>Create native VLAN other than default, assign it to trunk and allow only necessary VLANs / Vytvorenie natívnej VLAN rozdielnej ako predvolená, priradeni k trunk portu a povolenie iba potrebných portov</text:p>
          </table:table-cell>
          <table:table-cell table:style-name="ce104" office:value-type="string" calcext:value-type="string">
            <text:p>Create native VLAN other than default, assign it to trunk and allow only necessary VLANs / Vytvorenie natívnej VLAN rozdielnej ako predvolená, priradeni k trunk portu a povolenie iba potrebných portov</text:p>
          </table:table-cell>
          <table:table-cell office:value-type="string" calcext:value-type="string">
            <text:p>Default VLAN is allowed to be switches to every port, VLAN hopping, double tagging / Predvolenej VLAN je povolené byť prepnutá na akýkoľvek port, VLAN hopping, double tagging</text:p>
          </table:table-cell>
          <table:table-cell table:style-name="ce104" office:value-type="string" calcext:value-type="string">
            <text:p>Control</text:p>
          </table:table-cell>
          <table:table-cell office:value-type="string" calcext:value-type="string">
            <text:p>NONE</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4"/>
        </table:table-row>
        <table:table-row table:style-name="ro3">
          <table:table-cell/>
          <table:table-cell table:style-name="ce104" table:formula="of:=HYPERLINK(&quot;#CISCO_COMMANDS_EQUIVALENT.A122&quot;;&quot;Turn of dynamic trunking protocol and explicitly set access and trunk ports / Vypnutie dynamického trunkovacieho protokolu a explicitne určiť porty ako prístupové a trunk&quot;)" office:value-type="string" office:string-value="Turn of dynamic trunking protocol and explicitly set access and trunk ports / Vypnutie dynamického trunkovacieho protokolu a explicitne určiť porty ako prístupové a trunk" calcext:value-type="string">
            <text:p>Turn of dynamic trunking protocol and explicitly set access and trunk ports / Vypnutie dynamického trunkovacieho protokolu a explicitne určiť porty ako prístupové a trunk</text:p>
          </table:table-cell>
          <table:table-cell table:style-name="ce104" office:value-type="string" calcext:value-type="string">
            <text:p>Turn of dynamic trunking protocol and explicitly set access and trunk ports / Vypnutie dynamického trunkovacieho protokolu a explicitne určiť porty ako prístupové a trunk</text:p>
          </table:table-cell>
          <table:table-cell table:style-name="ce104" office:value-type="string" calcext:value-type="string">
            <text:p>DTP attack, Switch spoofing attack / DTP útok, Switch spoofing útok</text:p>
          </table:table-cell>
          <table:table-cell table:style-name="ce104" office:value-type="string" calcext:value-type="string">
            <text:p>Control</text:p>
          </table:table-cell>
          <table:table-cell table:style-name="ce104" office:value-type="string" calcext:value-type="string">
            <text:p>DT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4"/>
        </table:table-row>
        <table:table-row table:style-name="ro3">
          <table:table-cell/>
          <table:table-cell table:style-name="ce104" table:formula="of:=HYPERLINK(&quot;#CISCO_COMMANDS_EQUIVALENT.A123&quot;;&quot;Define maximum 1 MAC address to port, assign MAC address to port / Definovanie maximálne 1 MAC adresy na port, priradenie MAC adresy na port&quot;)" office:value-type="string" office:string-value="Define maximum 1 MAC address to port, assign MAC address to port / Definovanie maximálne 1 MAC adresy na port, priradenie MAC adresy na port" calcext:value-type="string">
            <text:p>Define maximum 1 MAC address to port, assign MAC address to port / Definovanie maximálne 1 MAC adresy na port, priradenie MAC adresy na port</text:p>
          </table:table-cell>
          <table:table-cell table:style-name="ce104" office:value-type="string" calcext:value-type="string">
            <text:p>Define maximum 1 MAC address to port, assign MAC address to port / Definovanie maximálne 1 MAC adresy na port, priradenie MAC adresy na port</text:p>
          </table:table-cell>
          <table:table-cell office:value-type="string" calcext:value-type="string">
            <text:p>MAC Spoofing, MAC Flooding </text:p>
          </table:table-cell>
          <table:table-cell table:style-name="ce104" office:value-type="string" calcext:value-type="string">
            <text:p>Control</text:p>
          </table:table-cell>
          <table:table-cell office:value-type="string" calcext:value-type="string">
            <text:p>LLC</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115"/>
          <table:table-cell table:number-columns-repeated="1014"/>
        </table:table-row>
        <table:table-row table:style-name="ro2">
          <table:table-cell/>
          <table:table-cell table:style-name="ce104" table:formula="of:=HYPERLINK(&quot;#CISCO_COMMANDS_EQUIVALENT.A124&quot;;&quot;Setup violation mode that shut down the port or inform administrator when not allowed device is connected / Nastavenie režimu narušenia, ktorý vypne port alebo informuje správcu o pripojení nepovoleného zariadenia&quot;)" office:value-type="string" office:string-value="Setup violation mode that shut down the port or inform administrator when not allowed device is connected / Nastavenie režimu narušenia, ktorý vypne port alebo informuje správcu o pripojení nepovoleného zariadenia" calcext:value-type="string">
            <text:p>Setup violation mode that shut down the port or inform administrator when not allowed device is connected / Nastavenie režimu narušenia, ktorý vypne port alebo informuje správcu o pripojení nepovoleného zariadenia</text:p>
          </table:table-cell>
          <table:table-cell table:style-name="ce104" office:value-type="string" calcext:value-type="string">
            <text:p>Setup violation mode that shut down the port or inform administrator when not allowed device is connected / Nastavenie režimu narušenia, ktorý vypne port alebo informuje správcu o pripojení nepovoleného zariadenia</text:p>
          </table:table-cell>
          <table:table-cell office:value-type="string" calcext:value-type="string">
            <text:p>MAC Spoofing, MAC Flooding </text:p>
          </table:table-cell>
          <table:table-cell table:style-name="ce104" office:value-type="string" calcext:value-type="string">
            <text:p>Control</text:p>
          </table:table-cell>
          <table:table-cell office:value-type="string" calcext:value-type="string">
            <text:p>LLC</text:p>
          </table:table-cell>
          <table:table-cell office:value-type="string" calcext:value-type="string">
            <text:p>HIGH</text:p>
          </table:table-cell>
          <table:table-cell office:value-type="string" calcext:value-type="string">
            <text:p>L3SW, L2SW</text:p>
          </table:table-cell>
          <table:table-cell office:value-type="string" calcext:value-type="string">
            <text:p>DISTRIBUTION, COLLAPSED DISTACC, ACCESS</text:p>
          </table:table-cell>
          <table:table-cell table:style-name="ce115"/>
          <table:table-cell table:number-columns-repeated="1014"/>
        </table:table-row>
        <table:table-row table:style-name="ro13">
          <table:table-cell/>
          <table:table-cell table:style-name="ce106" table:formula="of:=HYPERLINK(&quot;#CISCO_COMMANDS_EQUIVALENT.A125&quot;;&quot;Disable MVRP. MRP, GARP, VTP after successful VLAN propagation / Vypnutie MVRP. MRP, GARP, VTP po úspešnej propagácií VLAN&quot;)" office:value-type="string" office:string-value="Disable MVRP. MRP, GARP, VTP after successful VLAN propagation / Vypnutie MVRP. MRP, GARP, VTP po úspešnej propagácií VLAN" calcext:value-type="string">
            <text:p>Disable MVRP. MRP, GARP, VTP after successful VLAN propagation / Vypnutie MVRP. MRP, GARP, VTP po úspešnej propagácií VLAN</text:p>
          </table:table-cell>
          <table:table-cell table:style-name="ce106" office:value-type="string" calcext:value-type="string">
            <text:p>Disable MVRP. MRP, GARP, VTP after successful VLAN propagation / Vypnutie MVRP. MRP, GARP, VTP po úspešnej propagácií VLAN</text:p>
          </table:table-cell>
          <table:table-cell office:value-type="string" calcext:value-type="string">
            <text:p>New switch with higher revision number but improper VLAN database can propagate false VLAN IDs and break network, many VTP attacks due to vulnerabilities / Nový prepínač s vyšším číslom revízie, ale s nesprávnou VLAN databázou môže šíriť falošné VLAN identifikátory a spôsobiť nefunkčnosť siete, veľa možnćh VTP útokov kvǒli zraniteľnostiam </text:p>
          </table:table-cell>
          <table:table-cell office:value-type="string" calcext:value-type="string">
            <text:p>Control</text:p>
          </table:table-cell>
          <table:table-cell office:value-type="string" calcext:value-type="string">
            <text:p>VTP</text:p>
            <text:p>MVRP</text:p>
            <text:p>MRP</text:p>
            <text:p>GAR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4"/>
        </table:table-row>
        <table:table-row table:style-name="ro2">
          <table:table-cell/>
          <table:table-cell table:formula="of:=HYPERLINK(&quot;#CISCO_COMMANDS_EQUIVALENT.A126&quot;;&quot;Use VTP v3 with set password and enable VTP prunning when VTP must be enabled/ Uprednostniť VTP verzie 3, špecifikovať skryté heslo a zapnúť VTP prunning pokiaľ musí byť VTP zapnuté&quot;)" office:value-type="string" office:string-value="Use VTP v3 with set password and enable VTP prunning when VTP must be enabled/ Uprednostniť VTP verzie 3, špecifikovať skryté heslo a zapnúť VTP prunning pokiaľ musí byť VTP zapnuté" calcext:value-type="string">
            <text:p>Use VTP v3 with set password and enable VTP prunning when VTP must be enabled/ Uprednostniť VTP verzie 3, špecifikovať skryté heslo a zapnúť VTP prunning pokiaľ musí byť VTP zapnuté</text:p>
          </table:table-cell>
          <table:table-cell office:value-type="string" calcext:value-type="string">
            <text:p>Use VTP v3 with set password and enable VTP prunning when VTP must be enabled/ Uprednostniť VTP verzie 3, špecifikovať skryté heslo a zapnúť VTP prunning pokiaľ musí byť VTP zapnuté</text:p>
          </table:table-cell>
          <table:table-cell office:value-type="string" calcext:value-type="string">
            <text:p>VTP must be used / VTP musí byť používané</text:p>
          </table:table-cell>
          <table:table-cell office:value-type="string" calcext:value-type="string">
            <text:p>Control</text:p>
          </table:table-cell>
          <table:table-cell office:value-type="string" calcext:value-type="string">
            <text:p>VTP</text:p>
            <text:p>MVRP</text:p>
            <text:p>MRP</text:p>
            <text:p>GAR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4"/>
        </table:table-row>
        <table:table-row table:style-name="ro3">
          <table:table-cell/>
          <table:table-cell table:style-name="ce104" table:formula="of:=HYPERLINK(&quot;#CISCO_COMMANDS_EQUIVALENT.A127&quot;;&quot;Send notification message when link reaches load threshold / Poslanie notifikácie pri prekročení prahovej hodnoty zaťaženia linky&quot;)" office:value-type="string" office:string-value="Send notification message when link reaches load threshold / Poslanie notifikácie pri prekročení prahovej hodnoty zaťaženia linky" calcext:value-type="string">
            <text:p>Send notification message when link reaches load threshold / Poslanie notifikácie pri prekročení prahovej hodnoty zaťaženia linky</text:p>
          </table:table-cell>
          <table:table-cell table:style-name="ce104" office:value-type="string" calcext:value-type="string">
            <text:p>Send notification message when link reaches load threshold / Poslanie notifikácie pri prekročení prahovej hodnoty zaťaženia linky</text:p>
          </table:table-cell>
          <table:table-cell office:value-type="string" calcext:value-type="string">
            <text:p>High load of link / Vysoké zaťaženie linky</text:p>
          </table:table-cell>
          <table:table-cell office:value-type="string" calcext:value-type="string">
            <text:p>Control</text:p>
          </table:table-cell>
          <table:table-cell office:value-type="string" calcext:value-type="string">
            <text:p>NONE</text:p>
          </table:table-cell>
          <table:table-cell office:value-type="string" calcext:value-type="string">
            <text:p>MEDIUM</text:p>
          </table:table-cell>
          <table:table-cell table:number-columns-repeated="2" office:value-type="string" calcext:value-type="string">
            <text:p>ALL</text:p>
          </table:table-cell>
          <table:table-cell office:value-type="string" calcext:value-type="string">
            <text:p>Cisco SAFE Reference Guide</text:p>
          </table:table-cell>
          <table:table-cell table:number-columns-repeated="1014"/>
        </table:table-row>
        <table:table-row table:style-name="ro5">
          <table:table-cell/>
          <table:table-cell table:style-name="ce104" table:formula="of:=HYPERLINK(&quot;#CISCO_COMMANDS_EQUIVALENT.A128&quot;;&quot;Enable 802.1x  / Zapnutie 802.1x &quot;)" office:value-type="string" office:string-value="Enable 802.1x  / Zapnutie 802.1x " calcext:value-type="string">
            <text:p>Enable 802.1x <text:s/>/ Zapnutie 802.1x </text:p>
          </table:table-cell>
          <table:table-cell table:style-name="ce104" office:value-type="string" calcext:value-type="string">
            <text:p>Enable 802.1x <text:s/>/ Zapnutie 802.1x </text:p>
          </table:table-cell>
          <table:table-cell table:style-name="ce104" office:value-type="string" calcext:value-type="string">
            <text:p>Unauthorized users use network / Využívanie siete nepovolenými používateľmi</text:p>
          </table:table-cell>
          <table:table-cell office:value-type="string" calcext:value-type="string">
            <text:p>Control</text:p>
          </table:table-cell>
          <table:table-cell office:value-type="string" calcext:value-type="string">
            <text:p>EAP</text:p>
            <text:p>PEAP</text:p>
            <text:p>EAPOL</text:p>
          </table:table-cell>
          <table:table-cell office:value-type="string" calcext:value-type="string">
            <text:p>HIGH</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ext:p>Cisco IOS 11 - IEEE 802.1x, autentizace k portu, MS IAS</text:p>
            <text:p><text:span text:style-name="T89"><text:a xlink:href="https://www.samuraj-cz.com/clanek/cisco-ios-11-ieee-802-1x-autentizace-k-portu-ms-ias/" xlink:type="simple">https://www.samuraj-cz.com/clanek/cisco-ios-11-ieee-802-1x-autentizace-k-portu-ms-ias/</text:a></text:span><text:span text:style-name="T89">Cisco IOS 12 - IEEE 802.1x a pokročilejší funkce  </text:span><text:span text:style-name="T89"><text:a xlink:href="https://www.samuraj-cz.com/clanek/cisco-ios-12-ieee-802-1x-a-pokrocilejsi-funkce/" xlink:type="simple">https://www.samuraj-cz.com/clanek/cisco-ios-12-ieee-802-1x-a-pokrocilejsi-funkce/</text:a></text:span></text:p>
          </table:table-cell>
          <table:table-cell office:value-type="string" calcext:value-type="string">
            <text:p>Enabled AAA and defined Radius server / Zapnuté AAA a definovaný Radius server</text:p>
          </table:table-cell>
          <table:table-cell table:number-columns-repeated="2"/>
          <table:table-cell office:value-type="string" calcext:value-type="string">
            <text:p>mam pri portoch s dot1x definovat access vlan, ako definovat vlan pri neuspechu</text:p>
          </table:table-cell>
          <table:table-cell table:number-columns-repeated="1010"/>
        </table:table-row>
        <table:table-row table:style-name="ro8">
          <table:table-cell/>
          <table:table-cell table:style-name="ce104" table:formula="of:=HYPERLINK(&quot;#CISCO_COMMANDS_EQUIVALENT.A129&quot;;&quot;Limit maximal failed 802.1x authentication attempts / Limitovanie maximálneho počtu neúspešných pokusov o autentizáciu 802.1x&quot;)" office:value-type="string" office:string-value="Limit maximal failed 802.1x authentication attempts / Limitovanie maximálneho počtu neúspešných pokusov o autentizáciu 802.1x" calcext:value-type="string">
            <text:p>Limit maximal failed 802.1x authentication attempts / Limitovanie maximálneho počtu neúspešných pokusov o autentizáciu 802.1x</text:p>
          </table:table-cell>
          <table:table-cell table:style-name="ce104" office:value-type="string" calcext:value-type="string">
            <text:p>Limit maximal failed 802.1x authentication attempts / Limitovanie maximálneho počtu neúspešných pokusov o autentizáciu 802.1x</text:p>
          </table:table-cell>
          <table:table-cell table:style-name="ce104" office:value-type="string" calcext:value-type="string">
            <text:p>Brute force guessing credentials for 802.1x / Útok hrubou silou hádaním prístupových údajov pre 802.1x </text:p>
          </table:table-cell>
          <table:table-cell office:value-type="string" calcext:value-type="string">
            <text:p>Control</text:p>
          </table:table-cell>
          <table:table-cell office:value-type="string" calcext:value-type="string">
            <text:p>EAP</text:p>
            <text:p>PEAP</text:p>
            <text:p>EAPOL</text:p>
          </table:table-cell>
          <table:table-cell office:value-type="string" calcext:value-type="string">
            <text:p>HIGH</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Cisco IOS 11 - IEEE 802.1x, autentizace k portu, MS IAS</text:p>
            <text:p><text:span text:style-name="T89"><text:a xlink:href="https://www.samuraj-cz.com/clanek/cisco-ios-11-ieee-802-1x-autentizace-k-portu-ms-ias/" xlink:type="simple">https://www.samuraj-cz.com/clanek/cisco-ios-11-ieee-802-1x-autentizace-k-portu-ms-ias/</text:a></text:span><text:span text:style-name="T89">Cisco IOS 12 - IEEE 802.1x a pokročilejší funkce  </text:span><text:span text:style-name="T89"><text:a xlink:href="https://www.samuraj-cz.com/clanek/cisco-ios-12-ieee-802-1x-a-pokrocilejsi-funkce/" xlink:type="simple">https://www.samuraj-cz.com/clanek/cisco-ios-12-ieee-802-1x-a-pokrocilejsi-funkce/</text:a></text:span></text:p>
          </table:table-cell>
          <table:table-cell office:value-type="string" calcext:value-type="string">
            <text:p>802.1x</text:p>
          </table:table-cell>
          <table:table-cell table:number-columns-repeated="1013"/>
        </table:table-row>
        <table:table-row table:style-name="ro6">
          <table:table-cell/>
          <table:table-cell table:style-name="ce104" table:formula="of:=HYPERLINK(&quot;#CISCO_COMMANDS_EQUIVALENT.A130&quot;;&quot;IPv6 ND Inspection&quot;)" office:value-type="string" office:string-value="IPv6 ND Inspection" calcext:value-type="string">
            <text:p>IPv6 ND Inspection</text:p>
          </table:table-cell>
          <table:table-cell table:style-name="ce104" office:value-type="string" calcext:value-type="string">
            <text:p>IPv6 ND Inspection</text:p>
          </table:table-cell>
          <table:table-cell table:style-name="ce104" office:value-type="string" calcext:value-type="string">
            <text:p>IPv6 ND Spoofing</text:p>
          </table:table-cell>
          <table:table-cell office:value-type="string" calcext:value-type="string">
            <text:p>Control</text:p>
          </table:table-cell>
          <table:table-cell office:value-type="string" calcext:value-type="string">
            <text:p>IPv6</text:p>
            <text:p>ND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
            <text:p><text:span text:style-name="T86">Bezpečné IPv6: zkrocení zlých směrovačů</text:span></text:p>
            <text:p><text:span text:style-name="T87"><text:a xlink:href="https://www.root.cz/clanky/bezpecne-ipv6-zkroceni-zlych-smerovacu/" xlink:type="simple">https://www.root.cz/clanky/bezpecne-ipv6-zkroceni-zlych-smerovacu/</text:a></text:span></text:p>
            <text:p><text:span text:style-name="T86">Bezpečné IPv6 : směrovač se hlásí</text:span></text:p>
            <text:p><text:span text:style-name="T86"><text:a xlink:href="https://www.root.cz/clanky/bezpecne" xlink:type="simple">https://www.root.cz/clanky/bezpecne</text:a></text:span><text:span text:style-name="T86">-ipv6-smerovac-se-hlasi/</text:span></text:p>
            <text:p><text:span text:style-name="T86">IPv6 First-Hop Security Configuration Guide</text:span></text:p>
          </table:table-cell>
          <table:table-cell table:number-columns-repeated="3"/>
          <table:table-cell office:value-type="string" calcext:value-type="string">
            <text:p>ND Snooping/ND Inspection – Partially</text:p>
            <text:p>SEND – FULL</text:p>
            <text:p>DHCPv6 Snooping</text:p>
            <text:p/>
            <text:p><text:span text:style-name="T86">ND SNOOPING – TOFU</text:span></text:p>
            <text:p><text:span text:style-name="T86">Nasazení tohoto obranného mechanismu paradoxně otevírá vrátka pro útočníky, kteří pak mohou ostatním uživatelům zablokovat přístup do sítě tím, že si počkají až se jejich zařízení odpojí a pak si jeho adresu “zaregistrují” na svůj port. Pokud se zařízení s původní adresou opět připojí do sítě, nebude mu to umožněno, jelikož jeho adresu má již útočník v databázi IP - MAC zaregistrovanou pro jiný port. Díky tomu, že pakety budou zahozeny, neproběhne ani kontrola duplicity adresy. Zařízení si tedy ani nemůže vygenerovat novou adresu, jelikož neví, že danou adresu již v síti někdo používá. V principu se tomu nedá zabránit, protože se využívají zcela legitimních vlastností protokolu IPv6: a) rozhraní může mít více IPv6 adres; b) IPv6 adresu lze generovat nahodile; c) přepínač nemá při bezstavové konfiguraci žádnou autoritativní odpověď, jako měl u IPv4 při použití DHCP. Přepínač tudíž nemůže rozlišit, kdo má pravdu a kdo ne.</text:span></text:p>
          </table:table-cell>
          <table:table-cell table:number-columns-repeated="1010"/>
        </table:table-row>
        <table:table-row table:style-name="ro7">
          <table:table-cell/>
          <table:table-cell table:style-name="ce104" table:formula="of:=HYPERLINK(&quot;#CISCO_COMMANDS_EQUIVALENT.A131&quot;;&quot;RA Guard&quot;)" office:value-type="string" office:string-value="RA Guard" calcext:value-type="string">
            <text:p>RA Guard</text:p>
          </table:table-cell>
          <table:table-cell table:style-name="ce104" office:value-type="string" calcext:value-type="string">
            <text:p>RA Guard</text:p>
          </table:table-cell>
          <table:table-cell table:style-name="ce104" office:value-type="string" calcext:value-type="string">
            <text:p>Rogue RA</text:p>
            <text:p>RA Flood</text:p>
            <text:p><text:span text:style-name="T86">Route Information Option injection</text:span></text:p>
            <text:p><text:span text:style-name="T86">RA RouterLifeTime=0</text:span></text:p>
            <text:p/>
          </table:table-cell>
          <table:table-cell office:value-type="string" calcext:value-type="string">
            <text:p>Control</text:p>
          </table:table-cell>
          <table:table-cell office:value-type="string" calcext:value-type="string">
            <text:p>IPv6</text:p>
            <text:p>ND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
            <text:p><text:span text:style-name="T86">Bezpečné IPv6: zkrocení zlých směrovačů</text:span></text:p>
            <text:p><text:span text:style-name="T87"><text:a xlink:href="https://www.root.cz/clanky/bezpecne-ipv6-zkroceni-zlych-smerovacu/" xlink:type="simple">https://www.root.cz/clanky/bezpecne-ipv6-zkroceni-zlych-smerovacu/</text:a></text:span></text:p>
            <text:p><text:span text:style-name="T86">Bezpečné IPv6 : směrovač se hlásí</text:span></text:p>
            <text:p><text:span text:style-name="T86"><text:a xlink:href="https://www.root.cz/clanky/bezpecne" xlink:type="simple">https://www.root.cz/clanky/bezpecne</text:a></text:span><text:span text:style-name="T86">-ipv6-smerovac-se-hlasi/</text:span></text:p>
            <text:p><text:span text:style-name="T86">IPv6 First-Hop Security Configuration Guide</text:span></text:p>
          </table:table-cell>
          <table:table-cell table:number-columns-repeated="3"/>
          <table:table-cell office:value-type="string" calcext:value-type="string">
            <text:p><text:span text:style-name="T10">RA FLOOD – There can be legitimate RA in filtered advert messages </text:span></text:p>
            <text:p><text:span text:style-name="T10">Route Information Option – More routes can be inject by one RA messages</text:span></text:p>
            <text:p><text:span text:style-name="T10">RA RouterLifeTime=0 – Route can bedeleted by RA message where route life time is zero, no default gateway is present</text:span></text:p>
            <text:p/>
            <text:p/>
            <text:p/>
          </table:table-cell>
          <table:table-cell table:number-columns-repeated="1010"/>
        </table:table-row>
        <table:table-row table:style-name="ro2">
          <table:table-cell/>
          <table:table-cell table:formula="of:=HYPERLINK(&quot;#CISCO_COMMANDS_EQUIVALENT.A132:A134&quot;;&quot;DHCP Snooping, IPv6 Snooping, DHCPv6 Guard&quot;)" office:value-type="string" office:string-value="DHCP Snooping, IPv6 Snooping, DHCPv6 Guard" calcext:value-type="string">
            <text:p>DHCP Snooping, IPv6 Snooping, DHCPv6 Guard</text:p>
          </table:table-cell>
          <table:table-cell office:value-type="string" calcext:value-type="string">
            <text:p>DHCP snooping, IPv6 Snooping, DHCPv6 Guard</text:p>
          </table:table-cell>
          <table:table-cell office:value-type="string" calcext:value-type="string">
            <text:p>DHCP spoofing</text:p>
          </table:table-cell>
          <table:table-cell office:value-type="string" calcext:value-type="string">
            <text:p>Control</text:p>
          </table:table-cell>
          <table:table-cell office:value-type="string" calcext:value-type="string">
            <text:p>DHC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ext:p><text:span text:style-name="T86">Cisco Guide to Harden Cisco IOS Devices</text:span></text:p>
            <text:p><text:span text:style-name="T87"><text:a xlink:href="https://www.cisco.com/c/en/us/support/docs/ip/access-lists/13608-21.html" xlink:type="simple">https://www.cisco.com/c/en/us/support/docs/ip/access-lists/13608-21.html</text:a></text:span></text:p>
            <text:p><text:span text:style-name="T86">IPv6 First-Hop Security Configuration Guide</text:span></text:p>
          </table:table-cell>
          <table:table-cell table:style-name="ce112" office:value-type="string" calcext:value-type="string">
            <text:p>IPv6 Snooping</text:p>
          </table:table-cell>
          <table:table-cell table:style-name="ce112" table:number-columns-repeated="2"/>
          <table:table-cell table:number-columns-repeated="1011"/>
        </table:table-row>
        <table:table-row table:style-name="ro2">
          <table:table-cell/>
          <table:table-cell table:formula="of:=HYPERLINK(&quot;#CISCO_COMMANDS_EQUIVALENT.A135&quot;;&quot;Limit DHCP packet  on untrusted interfaces / Odmedziť počet DHCP paketov na nedôverihodných rozhraniach&quot;)" office:value-type="string" office:string-value="Limit DHCP packet  on untrusted interfaces / Odmedziť počet DHCP paketov na nedôverihodných rozhraniach" calcext:value-type="string">
            <text:p>Limit DHCP packet <text:s/>on untrusted interfaces / Odmedziť počet DHCP paketov na nedôverihodných rozhraniach</text:p>
          </table:table-cell>
          <table:table-cell table:style-name="ce112" office:value-type="string" calcext:value-type="string">
            <text:p><text:span text:style-name="T84">Limit DHCP packet </text:span><text:span text:style-name="T85"> on untrusted interfaces /</text:span> Odmedziť počet DHCP paketov na nedôverihodných rozhraniach</text:p>
          </table:table-cell>
          <table:table-cell table:style-name="ce112" office:value-type="string" calcext:value-type="string">
            <text:p>Too many DHCP packets, DHCP Flood / Příliš veľa DHCP paketov, zaplavenie DHCP paketmi</text:p>
          </table:table-cell>
          <table:table-cell office:value-type="string" calcext:value-type="string">
            <text:p>Control</text:p>
          </table:table-cell>
          <table:table-cell office:value-type="string" calcext:value-type="string">
            <text:p>DHCP</text:p>
          </table:table-cell>
          <table:table-cell office:value-type="string" calcext:value-type="string">
            <text:p>MEDIUM</text:p>
          </table:table-cell>
          <table:table-cell office:value-type="string" calcext:value-type="string">
            <text:p>L3SW, L2SW</text:p>
          </table:table-cell>
          <table:table-cell office:value-type="string" calcext:value-type="string">
            <text:p>DISTRIBUTION, COLLAPSED DISTACC, ACCESS</text:p>
          </table:table-cell>
          <table:table-cell table:style-name="ce120" office:value-type="string" calcext:value-type="string">
            <text:p>Configuring DHCP Snooping</text:p>
            <text:p><text:a xlink:href="https://www.cisco.com/en/US/docs/general/Test/dwerblo/broken_guide/snoodhcp.html" xlink:type="simple">https://www.cisco.com/en/US/docs/general/Test/dwerblo/broken_guide/snoodhcp.html</text:a></text:p>
          </table:table-cell>
          <table:table-cell office:value-type="string" calcext:value-type="string">
            <text:p>DHCP Snooping</text:p>
          </table:table-cell>
          <table:table-cell table:number-columns-repeated="1013"/>
        </table:table-row>
        <table:table-row table:style-name="ro4">
          <table:table-cell/>
          <table:table-cell table:style-name="ce96" table:formula="of:=HYPERLINK(&quot;#CISCO_COMMANDS_EQUIVALENT.A136&quot;;&quot;Dynamic ARP Inspection&quot;)" office:value-type="string" office:string-value="Dynamic ARP Inspection" calcext:value-type="string">
            <text:p>Dynamic ARP Inspection</text:p>
          </table:table-cell>
          <table:table-cell table:style-name="ce96" office:value-type="string" calcext:value-type="string">
            <text:p>Dynamic ARP Inspection</text:p>
          </table:table-cell>
          <table:table-cell office:value-type="string" calcext:value-type="string">
            <text:p>ARP Spoofing</text:p>
          </table:table-cell>
          <table:table-cell office:value-type="string" calcext:value-type="string">
            <text:p>Control</text:p>
          </table:table-cell>
          <table:table-cell office:value-type="string" calcext:value-type="string">
            <text:p>LLC</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CCNA SECURITY STUDY GUIDE</text:p>
          </table:table-cell>
          <table:table-cell office:value-type="string" calcext:value-type="string">
            <text:p>DHCP Snooping</text:p>
          </table:table-cell>
          <table:table-cell table:number-columns-repeated="1013"/>
        </table:table-row>
        <table:table-row table:style-name="ro1">
          <table:table-cell/>
          <table:table-cell table:style-name="ce96" table:formula="of:=HYPERLINK(&quot;#CISCO_COMMANDS_EQUIVALENT.A137&quot;;&quot;IPv4/IPv6 Source Guard&quot;)" office:value-type="string" office:string-value="IPv4/IPv6 Source Guard" calcext:value-type="string">
            <text:p>IPv4/IPv6 Source Guard</text:p>
          </table:table-cell>
          <table:table-cell table:style-name="ce96" office:value-type="string" calcext:value-type="string">
            <text:p>IPv4/IPv6 Source Guard</text:p>
          </table:table-cell>
          <table:table-cell office:value-type="string" calcext:value-type="string">
            <text:p>IP spoofing</text:p>
          </table:table-cell>
          <table:table-cell office:value-type="string" calcext:value-type="string">
            <text:p>Control</text:p>
          </table:table-cell>
          <table:table-cell office:value-type="string" calcext:value-type="string">
            <text:p>IPv4</text:p>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96" office:value-type="string" calcext:value-type="string">
            <text:p>Cisco Guide to Harden Cisco IOS Devices</text:p>
            <text:p><text:span text:style-name="T87"><text:a xlink:href="https://www.cisco.com/c/en/us/support/docs/ip/access-lists/13608-21.html" xlink:type="simple">https://www.cisco.com/c/en/us/support/docs/ip/access-lists/13608-21.html</text:a></text:span></text:p>
            <text:p><text:span text:style-name="T86">IPv6 First-Hop Security Configuration Guide</text:span></text:p>
          </table:table-cell>
          <table:table-cell office:value-type="string" calcext:value-type="string">
            <text:p>DHCP Snooping</text:p>
            <text:p>DHCPv6 Snooping</text:p>
            <text:p>IPv6 Snooping</text:p>
          </table:table-cell>
          <table:table-cell table:number-columns-repeated="1013"/>
        </table:table-row>
        <table:table-row table:style-name="ro6">
          <table:table-cell/>
          <table:table-cell table:formula="of:=HYPERLINK(&quot;#CISCO_COMMANDS_EQUIVALENT.A138&quot;;&quot;ACL to block unrecognizable extended headers / ACL blokujúce nerozpoznateľne rozšírené hlavičky&quot;)" office:value-type="string" office:string-value="ACL to block unrecognizable extended headers / ACL blokujúce nerozpoznateľne rozšírené hlavičky" calcext:value-type="string">
            <text:p>ACL to block unrecognizable extended headers / ACL blokujúce nerozpoznateľne rozšírené hlavičky</text:p>
          </table:table-cell>
          <table:table-cell office:value-type="string" calcext:value-type="string">
            <text:p>ACL to block unrecognizable extended headers / ACL blokujúce nerozpoznateľne rozšírené hlavičky</text:p>
          </table:table-cell>
          <table:table-cell office:value-type="string" calcext:value-type="string">
            <text:p>IPv6 Next Header and IPv6 Fragmentation attack / IPv6 Next Header <text:s/>a IPv6 Fragmentation útok</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table:number-columns-repeated="2" office:value-type="string" calcext:value-type="string">
            <text:p>ALL</text:p>
          </table:table-cell>
          <table:table-cell office:value-type="string" calcext:value-type="string">
            <text:p>Bezpečné IPv6: trable s hlavičkami</text:p>
            <text:p><text:a xlink:href="https://www.root.cz/clanky/bezpecne-ipv6-trable-s-hlavickami/" xlink:type="simple">https://www.root.cz/clanky/bezpecne-ipv6-trable-s-hlavickami/</text:a>Bezpečné IPv6: vícehlavý útočník <text:a xlink:href="https://www.root.cz/clanky/bezpecne-ipv6-vicehlavy-utocnik/" xlink:type="simple">https://www.root.cz/clanky/bezpecne-ipv6-vicehlavy-utocnik/</text:a>RFC7113</text:p>
          </table:table-cell>
          <table:table-cell table:number-columns-repeated="3"/>
          <table:table-cell office:value-type="string" calcext:value-type="string">
            <text:p><text:span text:style-name="T86">Otazka ci na vsetkych zariadeniach</text:span></text:p>
            <text:p><text:span text:style-name="T86">ACL – Partially (legitime traffic can be dropped, L2 can ignore ACL)</text:span></text:p>
            <text:p><text:span text:style-name="T86">ACL – deny undetermined transport, unrecognised headers will be dropped</text:span></text:p>
            <text:p><text:span text:style-name="T86">RA disable next header and fragmentation</text:span></text:p>
            <text:p/>
            <text:p/>
            <text:p>avoid filtering  mechanisms because packet is too big to be stored in TCAM, some devices forward it (could void filtering rules), some drop it (new heaaders cannot be processed), OSes drop packets with RA which contains next header, when packet is not recognised by ASIC it is forwarded to CPU which is slow so congestion DDOS can be issued or totally trick filtering and send packet which would be filtered. A lot of ISPs or stransit ASes drops IPv6 packets with Next Header </text:p>
            <text:p><text:span text:style-name="T86">combines with previous nextheader, so that protocol of high level is in last fragment, all previous fragments are forwarded, most of ASCII (on Switches) cannot reassamble fragments, RFC 6980 does not allow to use fragmentation in RA,NA. Next header must be in forst fragment (RFC 7112)</text:span></text:p>
          </table:table-cell>
          <table:table-cell table:number-columns-repeated="1010"/>
        </table:table-row>
        <table:table-row table:style-name="ro9">
          <table:table-cell/>
          <table:table-cell table:formula="of:=HYPERLINK(&quot;#CISCO_COMMANDS_EQUIVALENT.A139&quot;;&quot;ACL to block ICMP echo request on multicast all node address and MLD Query on access ports/  ACL blokujúce ICMP echo request na multicast adresu všetkých uzlov a MLD Query na prístupových portoch&quot;)" office:value-type="string" office:string-value="ACL to block ICMP echo request on multicast all node address and MLD Query on access ports/  ACL blokujúce ICMP echo request na multicast adresu všetkých uzlov a MLD Query na prístupových portoch" calcext:value-type="string">
            <text:p>ACL to block ICMP echo request on multicast all node address and MLD Query on access ports/ <text:s/>ACL blokujúce ICMP echo request na multicast adresu všetkých uzlov a MLD Query na prístupových portoch</text:p>
          </table:table-cell>
          <table:table-cell office:value-type="string" calcext:value-type="string">
            <text:p>ACL to block ICMP echo request on multicast all node address and MLD Query on access ports/ <text:s/>ACL blokujúce ICMP echo request na multicast adresu všetkých uzlov a MLD Query na prístupových portoch</text:p>
          </table:table-cell>
          <table:table-cell office:value-type="string" calcext:value-type="string">
            <text:p>Network map by ping <text:s/>multicast all node address and MLD Query Overload and Smurf attack / Mapovanie sete pomocou pingu na multicast adresu všetkých uzlov a MLD Query Overload a Smurf útok</text:p>
          </table:table-cell>
          <table:table-cell office:value-type="string" calcext:value-type="string">
            <text:p>Control</text:p>
          </table:table-cell>
          <table:table-cell office:value-type="string" calcext:value-type="string">
            <text:p>IPv4</text:p>
            <text:p>IPv6</text:p>
          </table:table-cell>
          <table:table-cell office:value-type="string" calcext:value-type="string">
            <text:p>MEDIUM</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text:span text:style-name="T86">Bezpečné IPv6: trable s multicastem</text:span></text:p>
            <text:p><text:span text:style-name="T86"><text:a xlink:href="https://www.root.cz/clanky/bezpecne-ipv6-trable-s-multicastem/" xlink:type="simple">https://www.root.cz/clanky/bezpecne-ipv6-trable-s-multicastem/</text:a></text:span><text:span text:style-name="T86">MLD Considered Harmful</text:span></text:p>
            <text:p><text:span text:style-name="T87"><text:a xlink:href="https://ripe72.ripe.net/presentations/74-ERNW_RIPE72_MLD_Considered_Harmful_v1_light_web.pdf" xlink:type="simple">https://ripe72.ripe.net/presentations/74-ERNW_RIPE72_MLD_Considered_Harmful_v1_light_web.pdf</text:a></text:span></text:p>
            <text:p/>
          </table:table-cell>
          <table:table-cell table:number-columns-repeated="1014"/>
        </table:table-row>
        <table:table-row table:style-name="ro5">
          <table:table-cell/>
          <table:table-cell table:formula="of:=HYPERLINK(&quot;#CISCO_COMMANDS_EQUIVALENT.A140&quot;;&quot;RA Throttling&quot;)" office:value-type="string" office:string-value="RA Throttling" calcext:value-type="string">
            <text:p>RA Throttling</text:p>
          </table:table-cell>
          <table:table-cell office:value-type="string" calcext:value-type="string">
            <text:p>RA Throttling</text:p>
          </table:table-cell>
          <table:table-cell office:value-type="string" calcext:value-type="string">
            <text:p>Mobile devices connected through wireless consumes a lot of energy by frequent RA messages / Mobilné zariadenia pripojené bezdôtovo spotrebovávajú veľa energie kvôli častým RA správam</text:p>
          </table:table-cell>
          <table:table-cell office:value-type="string" calcext:value-type="string">
            <text:p>Control</text:p>
          </table:table-cell>
          <table:table-cell office:value-type="string" calcext:value-type="string">
            <text:p>IPv6</text:p>
          </table:table-cell>
          <table:table-cell office:value-type="string" calcext:value-type="string">
            <text:p>LOW</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text:span text:style-name="T86">Bezpečné IPv6: trable s multicastem</text:span></text:p>
            <text:p><text:span text:style-name="T87"><text:a xlink:href="https://www.root.cz/clanky/bezpecne-ipv6-trable-s-multicastem/" xlink:type="simple">https://www.root.cz/clanky/bezpecne-ipv6-trable-s-multicastem/</text:a></text:span></text:p>
            <text:p><text:span text:style-name="T86">ND on wireless links and/or with sleeping nodes   </text:span></text:p>
            <text:p><text:span text:style-name="T86">https://www.ipv6council.be/IMG/pdf/20141212-08_vyncke_-_ipv6_multicast_issues-pptx.pdf</text:span></text:p>
          </table:table-cell>
          <table:table-cell table:number-columns-repeated="3"/>
          <table:table-cell office:value-type="string" calcext:value-type="string">
            <text:p>RA is allowed only in specific rate in time, good for low consumption devices such as WIFI</text:p>
          </table:table-cell>
          <table:table-cell table:number-columns-repeated="1010"/>
        </table:table-row>
        <table:table-row table:style-name="ro8">
          <table:table-cell/>
          <table:table-cell table:style-name="ce96" table:formula="of:=HYPERLINK(&quot;#CISCO_COMMANDS_EQUIVALENT.A141:A143&quot;;&quot;Enable FHRP with authentication and current version/ Povolenie FHRP s autentizáciou a aktuálnou verziou&quot;)" office:value-type="string" office:string-value="Enable FHRP with authentication and current version/ Povolenie FHRP s autentizáciou a aktuálnou verziou" calcext:value-type="string">
            <text:p>Enable FHRP with authentication and current version/ Povolenie FHRP s autentizáciou a aktuálnou verziou</text:p>
          </table:table-cell>
          <table:table-cell table:style-name="ce96" office:value-type="string" calcext:value-type="string">
            <text:p>Enable FHRP with authentication and current version/ Povolenie FHRP s autentizáciou a aktuálnou verziou</text:p>
          </table:table-cell>
          <table:table-cell office:value-type="string" calcext:value-type="string">
            <text:p>Failing device or link would lead to network malfunction / Zlyhanie zariadenia alebo linky môže viest k nefunkčnosti siete </text:p>
          </table:table-cell>
          <table:table-cell office:value-type="string" calcext:value-type="string">
            <text:p>Control</text:p>
          </table:table-cell>
          <table:table-cell office:value-type="string" calcext:value-type="string">
            <text:p>VRRP</text:p>
            <text:p>HSRP</text:p>
            <text:p>GLBP</text:p>
          </table:table-cell>
          <table:table-cell office:value-type="string" calcext:value-type="string">
            <text:p>MEDIUM</text:p>
          </table:table-cell>
          <table:table-cell office:value-type="string" calcext:value-type="string">
            <text:p>R, L3SW</text:p>
          </table:table-cell>
          <table:table-cell table:style-name="ce96" office:value-type="string" calcext:value-type="string">
            <text:p>CORE/EDGE, COLLAPSED COREDIST, COLLAPSED ALL</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8">
          <table:table-cell table:style-name="ce94"/>
          <table:table-cell table:style-name="ce107" table:formula="of:=HYPERLINK(&quot;#CISCO_COMMANDS_EQUIVALENT.A144&quot;;&quot;Static records for critical devices (servers) sticking together IP and MAC address and VLAN / Statický záznam pre kritické zariadenia (servery) spájajúce IP a MAC adresu a VLAN &quot;)" office:value-type="string" office:string-value="Static records for critical devices (servers) sticking together IP and MAC address and VLAN / Statický záznam pre kritické zariadenia (servery) spájajúce IP a MAC adresu a VLAN " calcext:value-type="string">
            <text:p>Static records for critical devices (servers) sticking together IP and MAC address and VLAN / Statický záznam pre kritické zariadenia (servery) spájajúce IP a MAC adresu a VLAN </text:p>
          </table:table-cell>
          <table:table-cell table:style-name="ce107" office:value-type="string" calcext:value-type="string">
            <text:p><text:span text:style-name="T86">Static records for critical devices (servers) sticking together IP and MAC address and VLAN / Statický záznam pre kritické zariadenia (servery) spájajúce IP a MAC adresu a VLAN</text:span></text:p>
            <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style-name="Default"/>
          <table:table-cell table:number-columns-repeated="2"/>
          <table:table-cell office:value-type="string" calcext:value-type="string">
            <text:p>only remote attack</text:p>
          </table:table-cell>
          <table:table-cell table:number-columns-repeated="1010"/>
        </table:table-row>
        <table:table-row table:style-name="ro1">
          <table:table-cell/>
          <table:table-cell table:style-name="ce107" table:formula="of:=HYPERLINK(&quot;#CISCO_COMMANDS_EQUIVALENT.A145&quot;;&quot;To mitigate a remote on neighbor cache attack from internet, setup ACL to permit only our destination IPv6  connected networks / Na zabránenie vzdialeného útoku na cache susedovcez internet je potreba nastaviť ACL, kde povolujeme iba komunikáciu s cieľovými IPv6 adresami, ktoré sa nachádzajú v našej sieti&quot;)" office:value-type="string" office:string-value="To mitigate a remote on neighbor cache attack from internet, setup ACL to permit only our destination IPv6  connected networks / Na zabránenie vzdialeného útoku na cache susedovcez internet je potreba nastaviť ACL, kde povolujeme iba komunikáciu s cieľovými IPv6 adresami, ktoré sa nachádzajú v našej sieti" calcext:value-type="string">
            <text:p>To mitigate a remote on neighbor cache attack from internet, setup ACL to permit only our destination IPv6 <text:s/>connected networks / Na zabránenie vzdialeného útoku na cache susedovcez internet je potreba nastaviť ACL, kde povolujeme iba komunikáciu s cieľovými IPv6 adresami, ktoré sa nachádzajú v našej sieti</text:p>
          </table:table-cell>
          <table:table-cell table:style-name="ce107" office:value-type="string" calcext:value-type="string">
            <text:p>To mitigate a remote on neighbor cache attack from internet, setup ACL to permit only our destination IPv6 <text:s/>connected networks / Na zabránenie vzdialeného útoku na cache susedov cez internet je potreba nastaviť ACL, kde povolujeme iba komunikáciu s cieľovými IPv6 adresami, ktoré sa nachádzajú v našej sieti</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R, L3SW</text:p>
          </table:table-cell>
          <table:table-cell table:style-name="ce96" office:value-type="string" calcext:value-type="string">
            <text:p>CORE/EDGE, COLLAPSED COREDIST, COLLAPSED ALL</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8">
          <table:table-cell/>
          <table:table-cell table:style-name="ce96" table:formula="of:=HYPERLINK(&quot;#CISCO_COMMANDS_EQUIVALENT.A146&quot;;&quot;IP destination Guard (First Hop Security)&quot;)" office:value-type="string" office:string-value="IP destination Guard (First Hop Security)" calcext:value-type="string">
            <text:p>IP destination Guard (First Hop Security)</text:p>
          </table:table-cell>
          <table:table-cell table:style-name="ce96" office:value-type="string" calcext:value-type="string">
            <text:p><text:span text:style-name="T86">IP destination Guard (First Hop Security)</text:span></text:p>
            <text:p/>
            <text:p/>
            <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8">
          <table:table-cell/>
          <table:table-cell table:style-name="ce104" table:formula="of:=HYPERLINK(&quot;#CISCO_COMMANDS_EQUIVALENT.A147&quot;;&quot;Limit number of IPv6 addresses in neighbor cache / Limitovanie počtu IPv6 adries v cache susedov&quot;)" office:value-type="string" office:string-value="Limit number of IPv6 addresses in neighbor cache / Limitovanie počtu IPv6 adries v cache susedov" calcext:value-type="string">
            <text:p>Limit number of IPv6 addresses in neighbor cache / Limitovanie počtu IPv6 adries v cache susedov</text:p>
          </table:table-cell>
          <table:table-cell table:style-name="ce104" office:value-type="string" calcext:value-type="string">
            <text:p>Limit number of IPv6 addresses in neighbor cache / Limitovanie počtu IPv6 adries v cache susedov</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8">
          <table:table-cell/>
          <table:table-cell table:style-name="ce104" table:formula="of:=HYPERLINK(&quot;#CISCO_COMMANDS_EQUIVALENT.A148&quot;;&quot;Limit time for IPv6 address in neighbor cache / Limitovanie času IPv6 adresy v cache susedov&quot;)" office:value-type="string" office:string-value="Limit time for IPv6 address in neighbor cache / Limitovanie času IPv6 adresy v cache susedov" calcext:value-type="string">
            <text:p>Limit time for IPv6 address in neighbor cache / Limitovanie času IPv6 adresy v cache susedov</text:p>
          </table:table-cell>
          <table:table-cell table:style-name="ce104" office:value-type="string" calcext:value-type="string">
            <text:p>Limit time for IPv6 address in neighbor cache / Limitovanie času IPv6 adresy v cache susedov</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style-name="Default"/>
          <table:table-cell table:number-columns-repeated="2"/>
          <table:table-cell office:value-type="string" calcext:value-type="string">
            <text:p>low time is not so good in wifi env ND are not so good to transfer, or multicast e.g. SIP</text:p>
          </table:table-cell>
          <table:table-cell table:number-columns-repeated="1010"/>
        </table:table-row>
        <table:table-row table:style-name="ro8">
          <table:table-cell/>
          <table:table-cell table:number-columns-repeated="2" table:style-name="ce104" office:value-type="string" calcext:value-type="string">
            <text:p>Shorten prefix, only applicable in DHCPv6 environment / Skrátenie IPv6 prefixu, aplikovateľné iba pr použití DHCPv6</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R, L3SW</text:p>
          </table:table-cell>
          <table:table-cell table:style-name="ce96" office:value-type="string" calcext:value-type="string">
            <text:p>CORE/EDGE, COLLAPSED COREDIST, COLLAPSED ALL</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4">
          <table:table-cell/>
          <table:table-cell table:style-name="ce104" table:formula="of:=HYPERLINK(&quot;#CISCO_COMMANDS_EQUIVALENT.A149&quot;;&quot;Setup Firewall interception for SYN attack / Nastavenie zachytávanie firewallom pre útok flagu SYN&quot;)" office:value-type="string" office:string-value="Setup Firewall interception for SYN attack / Nastavenie zachytávanie firewallom pre útok flagu SYN" calcext:value-type="string">
            <text:p>Setup Firewall interception for SYN attack / Nastavenie zachytávanie firewallom pre útok flagu SYN</text:p>
          </table:table-cell>
          <table:table-cell table:style-name="ce104" office:value-type="string" calcext:value-type="string">
            <text:p>Setup Firewall interception for SYN attack / Nastavenie zachytávanie firewallom pre útok flagu SYN</text:p>
          </table:table-cell>
          <table:table-cell table:style-name="ce112" office:value-type="string" calcext:value-type="string">
            <text:p>SYN Flood </text:p>
          </table:table-cell>
          <table:table-cell table:style-name="ce112" office:value-type="string" calcext:value-type="string">
            <text:p>Control</text:p>
          </table:table-cell>
          <table:table-cell table:style-name="ce112" office:value-type="string" calcext:value-type="string">
            <text:p>TCP</text:p>
          </table:table-cell>
          <table:table-cell table:style-name="ce112" office:value-type="string" calcext:value-type="string">
            <text:p>CRITICAL</text:p>
          </table:table-cell>
          <table:table-cell table:style-name="ce112" office:value-type="string" calcext:value-type="string">
            <text:p>R, L3SW</text:p>
          </table:table-cell>
          <table:table-cell table:style-name="ce96" office:value-type="string" calcext:value-type="string">
            <text:p>CORE/EDGE, COLLAPSED COREDIST, COLLAPSED ALL</text:p>
          </table:table-cell>
          <table:table-cell office:value-type="string" calcext:value-type="string">
            <text:p>Cisco router configuration handbook</text:p>
          </table:table-cell>
          <table:table-cell table:number-columns-repeated="1014"/>
        </table:table-row>
        <table:table-row table:style-name="ro8">
          <table:table-cell/>
          <table:table-cell table:style-name="ce104" table:formula="of:=HYPERLINK(&quot;#CISCO_COMMANDS_EQUIVALENT.A150&quot;;&quot;Setup IDS/IPS / Nastavenie IDS/IPS&quot;)" office:value-type="string" office:string-value="Setup IDS/IPS / Nastavenie IDS/IPS" calcext:value-type="string">
            <text:p>Setup IDS/IPS / Nastavenie IDS/IPS</text:p>
          </table:table-cell>
          <table:table-cell table:style-name="ce104" office:value-type="string" calcext:value-type="string">
            <text:p>Setup IDS/IPS / Nastavenie IDS/IPS</text:p>
          </table:table-cell>
          <table:table-cell table:style-name="ce104" office:value-type="string" calcext:value-type="string">
            <text:p>Complex security threats and policy violations / Komplexné bezpečnostné hrozby a narošenie bezpečnosti</text:p>
          </table:table-cell>
          <table:table-cell office:value-type="string" calcext:value-type="string">
            <text:p>Control</text:p>
          </table:table-cell>
          <table:table-cell office:value-type="string" calcext:value-type="string">
            <text:p>NONE</text:p>
          </table:table-cell>
          <table:table-cell office:value-type="string" calcext:value-type="string">
            <text:p>HIGH</text:p>
          </table:table-cell>
          <table:table-cell table:style-name="ce112" office:value-type="string" calcext:value-type="string">
            <text:p>R, L3SW</text:p>
          </table:table-cell>
          <table:table-cell table:style-name="ce96" office:value-type="string" calcext:value-type="string">
            <text:p>CORE/EDGE, COLLAPSED COREDIST, COLLAPSED ALL</text:p>
          </table:table-cell>
          <table:table-cell office:value-type="string" calcext:value-type="string">
            <text:p>Cisco router configuration handbook</text:p>
          </table:table-cell>
          <table:table-cell table:number-columns-repeated="1014"/>
        </table:table-row>
        <table:table-row table:style-name="ro10" table:number-rows-repeated="3">
          <table:table-cell/>
          <table:table-cell table:style-name="ce104" table:number-columns-repeated="3"/>
          <table:table-cell table:number-columns-repeated="1020"/>
        </table:table-row>
        <table:table-row table:style-name="ro10" table:number-rows-repeated="2">
          <table:table-cell/>
          <table:table-cell table:style-name="ce101"/>
          <table:table-cell table:style-name="ce96"/>
          <table:table-cell table:number-columns-repeated="1021"/>
        </table:table-row>
        <table:table-row table:style-name="ro10">
          <table:table-cell/>
          <table:table-cell table:style-name="ce96" table:number-columns-repeated="2"/>
          <table:table-cell table:number-columns-repeated="1021"/>
        </table:table-row>
        <table:table-row table:style-name="ro10">
          <table:table-cell/>
          <table:table-cell table:style-name="ce108"/>
          <table:table-cell table:style-name="ce96"/>
          <table:table-cell table:number-columns-repeated="1021"/>
        </table:table-row>
        <table:table-row table:style-name="ro10" table:number-rows-repeated="3">
          <table:table-cell/>
          <table:table-cell table:style-name="ce96" table:number-columns-repeated="2"/>
          <table:table-cell table:number-columns-repeated="1021"/>
        </table:table-row>
        <table:table-row table:style-name="ro10">
          <table:table-cell/>
          <table:table-cell table:style-name="ce101"/>
          <table:table-cell table:style-name="ce96"/>
          <table:table-cell table:number-columns-repeated="1021"/>
        </table:table-row>
        <table:table-row table:style-name="ro10" table:number-rows-repeated="3">
          <table:table-cell/>
          <table:table-cell table:style-name="ce100"/>
          <table:table-cell table:style-name="ce96"/>
          <table:table-cell table:number-columns-repeated="1021"/>
        </table:table-row>
        <table:table-row table:style-name="ro10">
          <table:table-cell/>
          <table:table-cell table:style-name="ce104"/>
          <table:table-cell table:style-name="ce96"/>
          <table:table-cell table:number-columns-repeated="1021"/>
        </table:table-row>
        <table:table-row table:style-name="ro10" table:number-rows-repeated="2">
          <table:table-cell/>
          <table:table-cell table:style-name="ce96" table:number-columns-repeated="9"/>
          <table:table-cell table:number-columns-repeated="1014"/>
        </table:table-row>
        <table:table-row table:style-name="ro10" table:number-rows-repeated="7">
          <table:table-cell/>
          <table:table-cell table:style-name="ce98"/>
          <table:table-cell table:style-name="ce96" table:number-columns-repeated="8"/>
          <table:table-cell table:number-columns-repeated="1014"/>
        </table:table-row>
        <table:table-row table:style-name="ro10" table:number-rows-repeated="4">
          <table:table-cell/>
          <table:table-cell table:style-name="ce100"/>
          <table:table-cell table:style-name="ce96" table:number-columns-repeated="8"/>
          <table:table-cell table:number-columns-repeated="1014"/>
        </table:table-row>
        <table:table-row table:style-name="ro10">
          <table:table-cell/>
          <table:table-cell table:style-name="ce96" table:number-columns-repeated="9"/>
          <table:table-cell table:number-columns-repeated="1014"/>
        </table:table-row>
        <table:table-row table:style-name="ro10" table:number-rows-repeated="2">
          <table:table-cell/>
          <table:table-cell table:style-name="ce104" table:number-columns-repeated="9"/>
          <table:table-cell table:number-columns-repeated="1014"/>
        </table:table-row>
        <table:table-row table:style-name="ro10">
          <table:table-cell/>
          <table:table-cell table:style-name="ce104" table:number-columns-repeated="2"/>
          <table:table-cell table:number-columns-repeated="1021"/>
        </table:table-row>
        <table:table-row table:style-name="ro10" table:number-rows-repeated="3">
          <table:table-cell/>
          <table:table-cell table:style-name="ce104"/>
          <table:table-cell table:number-columns-repeated="1022"/>
        </table:table-row>
        <table:table-row table:style-name="ro10">
          <table:table-cell/>
          <table:table-cell table:style-name="ce104" table:number-columns-repeated="3"/>
          <table:table-cell table:number-columns-repeated="1020"/>
        </table:table-row>
        <table:table-row table:style-name="ro10">
          <table:table-cell/>
          <table:table-cell table:style-name="ce98"/>
          <table:table-cell table:number-columns-repeated="1022"/>
        </table:table-row>
        <table:table-row table:style-name="ro10">
          <table:table-cell/>
          <table:table-cell table:style-name="ce104" table:number-columns-repeated="2"/>
          <table:table-cell table:number-columns-repeated="1021"/>
        </table:table-row>
        <table:table-row table:style-name="ro10">
          <table:table-cell/>
          <table:table-cell table:style-name="ce104" table:number-columns-repeated="9"/>
          <table:table-cell table:number-columns-repeated="1014"/>
        </table:table-row>
        <table:table-row table:style-name="ro10">
          <table:table-cell/>
          <table:table-cell table:style-name="ce98"/>
          <table:table-cell table:number-columns-repeated="1022"/>
        </table:table-row>
        <table:table-row table:style-name="ro10" table:number-rows-repeated="9">
          <table:table-cell/>
          <table:table-cell table:style-name="ce104" table:number-columns-repeated="3"/>
          <table:table-cell table:number-columns-repeated="1020"/>
        </table:table-row>
        <table:table-row table:style-name="ro10">
          <table:table-cell table:number-columns-repeated="2"/>
          <table:table-cell table:style-name="ce96" table:number-columns-repeated="2"/>
          <table:table-cell table:number-columns-repeated="1020"/>
        </table:table-row>
        <table:table-row table:style-name="ro10" table:number-rows-repeated="2">
          <table:table-cell/>
          <table:table-cell table:style-name="ce96" table:number-columns-repeated="3"/>
          <table:table-cell table:number-columns-repeated="1020"/>
        </table:table-row>
        <table:table-row table:style-name="ro10" table:number-rows-repeated="2">
          <table:table-cell table:number-columns-repeated="1024"/>
        </table:table-row>
        <table:table-row table:style-name="ro10">
          <table:table-cell/>
          <table:table-cell table:style-name="ce104" table:number-columns-repeated="3"/>
          <table:table-cell table:number-columns-repeated="1020"/>
        </table:table-row>
        <table:table-row table:style-name="ro10" table:number-rows-repeated="2">
          <table:table-cell table:number-columns-repeated="2"/>
          <table:table-cell table:style-name="ce104" table:number-columns-repeated="2"/>
          <table:table-cell table:number-columns-repeated="1020"/>
        </table:table-row>
        <table:table-row table:style-name="ro10">
          <table:table-cell/>
          <table:table-cell table:style-name="ce104"/>
          <table:table-cell table:style-name="ce96" table:number-columns-repeated="2"/>
          <table:table-cell table:number-columns-repeated="1020"/>
        </table:table-row>
        <table:table-row table:style-name="ro10" table:number-rows-repeated="2">
          <table:table-cell/>
          <table:table-cell table:style-name="ce104"/>
          <table:table-cell table:number-columns-repeated="1022"/>
        </table:table-row>
        <table:table-row table:style-name="ro10" table:number-rows-repeated="3">
          <table:table-cell table:number-columns-repeated="1024"/>
        </table:table-row>
        <table:table-row table:style-name="ro10">
          <table:table-cell table:number-columns-repeated="3"/>
          <table:table-cell table:style-name="ce113"/>
          <table:table-cell table:number-columns-repeated="1020"/>
        </table:table-row>
        <table:table-row table:style-name="ro10">
          <table:table-cell table:number-columns-repeated="1024"/>
        </table:table-row>
        <table:table-row table:style-name="ro10">
          <table:table-cell/>
          <table:table-cell table:style-name="ce104"/>
          <table:table-cell table:number-columns-repeated="1022"/>
        </table:table-row>
        <table:table-row table:style-name="ro10" table:number-rows-repeated="2">
          <table:table-cell table:number-columns-repeated="1024"/>
        </table:table-row>
        <table:table-row table:style-name="ro10" table:number-rows-repeated="2">
          <table:table-cell/>
          <table:table-cell table:style-name="ce104" table:number-columns-repeated="4"/>
          <table:table-cell table:number-columns-repeated="1019"/>
        </table:table-row>
        <table:table-row table:style-name="ro10" table:number-rows-repeated="3">
          <table:table-cell/>
          <table:table-cell table:style-name="ce104" table:number-columns-repeated="3"/>
          <table:table-cell table:number-columns-repeated="1020"/>
        </table:table-row>
        <table:table-row table:style-name="ro10" table:number-rows-repeated="8">
          <table:table-cell table:number-columns-repeated="1024"/>
        </table:table-row>
        <table:table-row table:style-name="ro10">
          <table:table-cell/>
          <table:table-cell table:style-name="ce104"/>
          <table:table-cell table:number-columns-repeated="1022"/>
        </table:table-row>
        <table:table-row table:style-name="ro10" table:number-rows-repeated="4">
          <table:table-cell table:number-columns-repeated="1024"/>
        </table:table-row>
        <table:table-row table:style-name="ro10">
          <table:table-cell/>
          <table:table-cell table:style-name="ce109"/>
          <table:table-cell table:number-columns-repeated="1022"/>
        </table:table-row>
        <table:table-row table:style-name="ro10" table:number-rows-repeated="1048362">
          <table:table-cell table:number-columns-repeated="1024"/>
        </table:table-row>
        <table:table-row table:style-name="ro10">
          <table:table-cell table:number-columns-repeated="1024"/>
        </table:table-row>
      </table:table>
      <table:table table:name="CISCO_COMMANDS_EQUIVALENT" table:style-name="ta1">
        <table:table-column table:style-name="co1" table:default-cell-style-name="ce92"/>
        <table:table-column table:style-name="co13" table:default-cell-style-name="ce112"/>
        <table:table-column table:style-name="co3" table:default-cell-style-name="ce112"/>
        <table:table-column table:style-name="co4" table:default-cell-style-name="ce112"/>
        <table:table-column table:style-name="co5" table:default-cell-style-name="ce112"/>
        <table:table-column table:style-name="co6" table:default-cell-style-name="ce112"/>
        <table:table-column table:style-name="co7" table:number-columns-repeated="2" table:default-cell-style-name="ce112"/>
        <table:table-column table:style-name="co8" table:default-cell-style-name="ce112"/>
        <table:table-column table:style-name="co9" table:default-cell-style-name="ce112"/>
        <table:table-column table:style-name="co6" table:default-cell-style-name="ce112"/>
        <table:table-column table:style-name="co14" table:default-cell-style-name="ce112"/>
        <table:table-column table:style-name="co15" table:default-cell-style-name="ce112"/>
        <table:table-column table:style-name="co12" table:default-cell-style-name="ce112"/>
        <table:table-column table:style-name="co6" table:number-columns-repeated="1010" table:default-cell-style-name="ce112"/>
        <table:table-row table:style-name="ro1">
          <table:table-cell office:value-type="string" calcext:value-type="string">
            <text:p>Checked</text:p>
            <text:p>Overené</text:p>
          </table:table-cell>
          <table:table-cell table:style-name="ce95" office:value-type="string" calcext:value-type="string">
            <text:p>Commands</text:p>
            <text:p>Príkazy</text:p>
          </table:table-cell>
          <table:table-cell table:style-name="ce95" office:value-type="string" calcext:value-type="string">
            <text:p>Mittigation / Best practice configuration</text:p>
            <text:p>Mitigácia / Konfigurácia typu “Best practice”</text:p>
          </table:table-cell>
          <table:table-cell table:style-name="ce105" office:value-type="string" calcext:value-type="string">
            <text:p>Attack / Issue</text:p>
            <text:p>Útok / Problém</text:p>
          </table:table-cell>
          <table:table-cell table:style-name="ce105" office:value-type="string" calcext:value-type="string">
            <text:p>Plane [DATA|CONTROL</text:p>
            <text:p>|MANAGEMENT]</text:p>
          </table:table-cell>
          <table:table-cell table:style-name="ce105" office:value-type="string" calcext:value-type="string">
            <text:p>Protocol</text:p>
            <text:p>Protokol</text:p>
          </table:table-cell>
          <table:table-cell table:style-name="ce105" office:value-type="string" calcext:value-type="string">
            <text:p>Severity</text:p>
            <text:p>Závažnosť</text:p>
            <text:p><text:span text:style-name="T86">[CRITICAL|HIGH</text:span></text:p>
            <text:p><text:span text:style-name="T86">|MEDIUM|LOW|NOTIFY]</text:span></text:p>
            <text:p>CCNA SEC STUDY GUIDE</text:p>
          </table:table-cell>
          <table:table-cell table:style-name="ce105" office:value-type="string" calcext:value-type="string">
            <text:p>Facility</text:p>
            <text:p>Zariadenie</text:p>
            <text:p><text:span text:style-name="T86">[R/L3SW|L2SW]</text:span></text:p>
          </table:table-cell>
          <table:table-cell table:style-name="ce105" office:value-type="string" calcext:value-type="string">
            <text:p>Facility layer</text:p>
            <text:p>Zariadenie operujúce na vrstve</text:p>
            <text:p><text:span text:style-name="T86">[ACC/DIST/CORE]</text:span></text:p>
          </table:table-cell>
          <table:table-cell table:style-name="ce105" office:value-type="string" calcext:value-type="string">
            <text:p>Source(s)</text:p>
            <text:p>Zdroj(e)</text:p>
          </table:table-cell>
          <table:table-cell table:style-name="ce105" office:value-type="string" calcext:value-type="string">
            <text:p>Prerequisite</text:p>
            <text:p>Prerekvizita</text:p>
            <text:p/>
          </table:table-cell>
          <table:table-cell table:style-name="ce105" office:value-type="string" calcext:value-type="string">
            <text:p>Ports</text:p>
            <text:p>Porty</text:p>
          </table:table-cell>
          <table:table-cell table:style-name="ce105" office:value-type="string" calcext:value-type="string">
            <text:p>Comments</text:p>
            <text:p>Komentáre</text:p>
          </table:table-cell>
          <table:table-cell table:style-name="ce105" office:value-type="string" calcext:value-type="string">
            <text:p>MY Comment</text:p>
          </table:table-cell>
          <table:table-cell table:number-columns-repeated="1010"/>
        </table:table-row>
        <table:table-row table:style-name="ro14">
          <table:table-cell/>
          <table:table-cell table:style-name="ce95" office:value-type="string" calcext:value-type="string">
            <text:p>hostname &lt;hostname&gt;</text:p>
          </table:table-cell>
          <table:table-cell table:style-name="ce96" table:formula="of:=HYPERLINK(&quot;#CISCO_COMMANDS_EQUIVALENT.A2&quot;;&quot;Set hostname / Vytvoriť hostname&quot;)" office:value-type="string" office:string-value="Set hostname / Vytvoriť hostname" calcext:value-type="string">
            <text:p>Set hostname / Vytvoriť hostname</text:p>
          </table:table-cell>
          <table:table-cell table:style-name="ce95" office:value-type="string" calcext:value-type="string">
            <text:p>Unable to identify device / Nemožná identifikácia zariade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able:table-cell>
          <table:table-cell table:style-name="ce95" table:number-columns-repeated="4"/>
          <table:table-cell table:number-columns-repeated="1010"/>
        </table:table-row>
        <table:table-row table:style-name="ro4">
          <table:table-cell/>
          <table:table-cell table:style-name="ce95" office:value-type="string" calcext:value-type="string">
            <text:p>ip domain-name &lt;domain&gt;</text:p>
          </table:table-cell>
          <table:table-cell table:style-name="ce96" table:formula="of:=HYPERLINK(&quot;#CISCO_COMMANDS_EQUIVALENT.A3&quot;;&quot;Set domain name / Vytvoriť doménové meno&quot;)" office:value-type="string" office:string-value="Set domain name / Vytvoriť doménové meno" calcext:value-type="string">
            <text:p>Set domain name / Vytvoriť doménové meno</text:p>
          </table:table-cell>
          <table:table-cell table:style-name="ce94" office:value-type="string" calcext:value-type="string">
            <text:p>NONE / NIE J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able:table-cell>
          <table:table-cell table:style-name="ce95" table:number-columns-repeated="4"/>
          <table:table-cell table:number-columns-repeated="1010"/>
        </table:table-row>
        <table:table-row table:style-name="ro15">
          <table:table-cell/>
          <table:table-cell table:style-name="ce95" office:value-type="string" calcext:value-type="string">
            <text:p>ip access-list standard ACL_NAME</text:p>
            <text:p> remark permit specifi ip and log</text:p>
            <text:p> permit &lt;ip address&gt; &lt;mask&gt; log-input</text:p>
            <text:p><text:span text:style-name="T92"> remark deny other and log</text:span></text:p>
            <text:p> deny any log-input</text:p>
            <text:p/>
            <text:p><text:span text:style-name="T92">ipv6 access-list ACL_NAME</text:span></text:p>
            <text:p><text:span text:style-name="T92"> remark permit specifi ip and log</text:span></text:p>
            <text:p><text:span text:style-name="T92"> permit &lt;ipv6 address&gt;/&lt;prefix&gt; any log-input</text:span></text:p>
            <text:p><text:span text:style-name="T92"> remark deny other and log</text:span></text:p>
            <text:p><text:span text:style-name="T92"> deny any any log-input</text:span></text:p>
            <text:p/>
            <text:p>OR in global config </text:p>
            <text:p/>
            <text:p><text:span text:style-name="T93">login on-failure log-input</text:span></text:p>
            <text:p><text:span text:style-name="T93">login on-failure trap</text:span></text:p>
            <text:p><text:span text:style-name="T93">login on-failure</text:span></text:p>
            <text:p><text:span text:style-name="T93">login on-success log-input</text:span></text:p>
            <text:p><text:span text:style-name="T93">login on-success trap</text:span></text:p>
            <text:p><text:span text:style-name="T93">login on-success</text:span></text:p>
          </table:table-cell>
          <table:table-cell table:style-name="ce96" office:value-type="string" calcext:value-type="string">
            <text:p>Set and apply ACL for OOB, Telnet, SSH, etc. and log access / Vytvoriť a aplikovať ACL pre OOB, Telnet, SSH a pod. a zaznamenať v logu prístupy</text:p>
          </table:table-cell>
          <table:table-cell table:style-name="ce101" office:value-type="string" calcext:value-type="string">
            <text:p>Unauthorized access to management of device/Nepovolený prístup k manažovaniu zariade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Hardening Cisco Routers</text:p>
            <text:p>CIS Cisco IOS 15 Benchmark v4.0.0 </text:p>
            <text:p><text:a xlink:href="https://www.cisecurity.org/cis-benchmarks/#cisco" xlink:type="simple">https://www.cisecurity.org/cis-benchmarks/#cisco</text:a></text:p>
          </table:table-cell>
          <table:table-cell table:style-name="ce95" table:number-columns-repeated="3"/>
          <table:table-cell table:style-name="ce95" office:value-type="string" calcext:value-type="string">
            <text:p>LOG ON SUCCESS CAN BE SUPRESS WHEN AAA IS USED</text:p>
            <text:p><text:a xlink:href="https://community.cisco.com/t5/other-security-subjects/how-to-log-failed-telnet-attempts/td-p/1400439" xlink:type="simple">https://community.cisco.com/t5/other-security-subjects/how-to-log-failed-telnet-attempts/td-p/1400439</text:a></text:p>
          </table:table-cell>
          <table:table-cell table:number-columns-repeated="1010"/>
        </table:table-row>
        <table:table-row table:style-name="ro13">
          <table:table-cell/>
          <table:table-cell table:style-name="ce95" office:value-type="string" calcext:value-type="string">
            <text:p>line vty &lt;num&gt; &lt;num&gt;</text:p>
            <text:p> ip access-class &lt;acl name&gt; in</text:p>
            <text:p><text:span text:style-name="T92"> ipv6 access-class &lt;acl name&gt; in</text:span></text:p>
            <text:p/>
            <text:p><text:span text:style-name="T92">line tty &lt;num&gt; &lt;num&gt;</text:span></text:p>
            <text:p><text:span text:style-name="T92"> ip access-class &lt;acl name&gt; in</text:span></text:p>
            <text:p><text:span text:style-name="T92"> ipv6 access-class &lt;acl name&gt; in</text:span></text:p>
            <text:p/>
            <text:p><text:span text:style-name="T92">line con &lt;num&gt;</text:span></text:p>
            <text:p><text:span text:style-name="T92"> ip access-class &lt;acl name&gt; in</text:span></text:p>
            <text:p><text:span text:style-name="T92"> ipv6 access-class &lt;acl name&gt; in</text:span></text:p>
            <text:p/>
            <text:p><text:span text:style-name="T92">line aux &lt;num&gt;</text:span></text:p>
            <text:p><text:span text:style-name="T92"> ip access-class &lt;acl name&gt; in</text:span></text:p>
            <text:p><text:span text:style-name="T92"> ipv6 access-class &lt;acl name&gt; in</text:span></text:p>
          </table:table-cell>
          <table:table-cell table:style-name="ce96" office:value-type="string" calcext:value-type="string">
            <text:p>Set and apply ACL for OOB, Telnet, SSH, etc. and log access / Vytvoriť a aplikovať ACL pre OOB, Telnet, SSH a pod. a zaznamenať v logu prístupy</text:p>
          </table:table-cell>
          <table:table-cell table:style-name="ce101" office:value-type="string" calcext:value-type="string">
            <text:p>Unauthorized access to management of device/Nepovolený prístup k manažovaniu zariade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Hardening Cisco Routers</text:p>
            <text:p>CIS Cisco IOS 15 Benchmark v4.0.0 </text:p>
            <text:p><text:a xlink:href="https://www.cisecurity.org/cis-benchmarks/#cisco" xlink:type="simple">https://www.cisecurity.org/cis-benchmarks/#cisco</text:a></text:p>
          </table:table-cell>
          <table:table-cell table:style-name="ce95" table:number-columns-repeated="3"/>
          <table:table-cell table:style-name="ce95" office:value-type="string" calcext:value-type="string">
            <text:p>treba aj console port?</text:p>
          </table:table-cell>
          <table:table-cell table:number-columns-repeated="1010"/>
        </table:table-row>
        <table:table-row table:style-name="ro5">
          <table:table-cell/>
          <table:table-cell table:style-name="ce95" office:value-type="string" calcext:value-type="string">
            <text:p>line aux 0</text:p>
            <text:p> no exec</text:p>
            <text:p> transport input none</text:p>
          </table:table-cell>
          <table:table-cell table:style-name="ce96" office:value-type="string" calcext:value-type="string">
            <text:p>Disable unused management connections / Vypnúť nepoužívané protokoly na prístup k manažovaniu zariadení (telnet a pod.)</text:p>
          </table:table-cell>
          <table:table-cell table:style-name="ce94" office:value-type="string" calcext:value-type="string">
            <text:p>Unauthorized access through unsecured and unused management connections / Neautorizovaný prístup cez nepoužívané a nezabezpečené protokoly na manažment zariadení</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ext:p>Cisco Guide to Harden Cisco IOS Devices</text:p>
            <text:p><text:a xlink:href="https://www.cisco.com/c/en/us/support/docs/ip/access-lists/13608-21.html" xlink:type="simple">https://www.cisco.com/c/en/us/support/docs/ip/access-lists/13608-21.html</text:a></text:p>
          </table:table-cell>
          <table:table-cell table:style-name="ce95" table:number-columns-repeated="4"/>
          <table:table-cell table:number-columns-repeated="1010"/>
        </table:table-row>
        <table:table-row table:style-name="ro13">
          <table:table-cell/>
          <table:table-cell table:style-name="ce95" office:value-type="string" calcext:value-type="string">
            <text:p><text:span text:style-name="T92">line vty &lt;num&gt; &lt;num&gt;</text:span></text:p>
            <text:p><text:span text:style-name="T92"> password</text:span></text:p>
            <text:p><text:span text:style-name="T92"> login| login local</text:span></text:p>
            <text:p/>
            <text:p><text:span text:style-name="T92">line tty &lt;num&gt; &lt;num&gt;</text:span></text:p>
            <text:p><text:span text:style-name="T92"> password</text:span></text:p>
            <text:p><text:span text:style-name="T92"> login| login local</text:span></text:p>
            <text:p/>
            <text:p><text:span text:style-name="T92">line con &lt;num&gt;</text:span></text:p>
            <text:p><text:span text:style-name="T90"> password</text:span></text:p>
            <text:p><text:span text:style-name="T90"> login| login local</text:span></text:p>
            <text:p/>
            <text:p><text:span text:style-name="T92">line aux &lt;num&gt;</text:span></text:p>
            <text:p><text:span text:style-name="T92"> password</text:span></text:p>
            <text:p><text:span text:style-name="T92"> login| login local</text:span></text:p>
          </table:table-cell>
          <table:table-cell table:style-name="ce96" office:value-type="string" calcext:value-type="string">
            <text:p>Configure management connections to ask for credentials / Nakonfigruovanie protokolov na manažment zariadení, aby požadovali prístupové údaje (telnet a pod.)</text:p>
          </table:table-cell>
          <table:table-cell table:style-name="ce94" office:value-type="string" calcext:value-type="string">
            <text:p>Access without credentials / Prítup bez požadovaných prístupových údajov</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able:table-cell>
          <table:table-cell table:style-name="ce95" table:number-columns-repeated="3"/>
          <table:table-cell table:style-name="ce95" office:value-type="string" calcext:value-type="string">
            <text:p>CANNOT HAVE “no login”</text:p>
          </table:table-cell>
          <table:table-cell table:number-columns-repeated="1010"/>
        </table:table-row>
        <table:table-row table:style-name="ro5">
          <table:table-cell/>
          <table:table-cell table:style-name="ce121" office:value-type="string" calcext:value-type="string">
            <text:p><text:span text:style-name="T94">line vty &lt;num&gt; &lt;num&gt;</text:span></text:p>
            <text:p><text:span text:style-name="T94">  login local</text:span></text:p>
            <text:p><text:span text:style-name="T94">  transport input ssh</text:span></text:p>
          </table:table-cell>
          <table:table-cell table:style-name="ce96" office:value-type="string" calcext:value-type="string">
            <text:p>SSH enable / Zapnutie SSH</text:p>
          </table:table-cell>
          <table:table-cell table:style-name="ce96" office:value-type="string" calcext:value-type="string">
            <text:p>Not using secured management connections can lead to <text:s/>eavesdropping / Nepoužívanie zabezpečeného protokolu na manažment zariadení môže viesť k odposluchu</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110" office:value-type="string" calcext:value-type="string">
            <text:p><text:span text:style-name="T86">CIS Cisco IOS 15 Benchmark v4.0.0 </text:span></text:p>
            <text:p><text:span text:style-name="T87"><text:a xlink:href="https://www.cisecurity.org/cis-benchmarks/#cisco" xlink:type="simple">https://www.cisecurity.org/cis-benchmarks/#cisco</text:a></text:span></text:p>
            <text:p>Cisco Router Hardening</text:p>
          </table:table-cell>
          <table:table-cell table:style-name="ce95" table:number-columns-repeated="3"/>
          <table:table-cell table:style-name="ce95" office:value-type="string" calcext:value-type="string">
            <text:p>Prequrities – local user, created domain and hostname, generated rsa. </text:p>
            <text:p><text:span text:style-name="T155">username cisco secret ciscopsswd</text:span></text:p>
            <text:p><text:span text:style-name="T156">ip domain-name my_domain</text:span></text:p>
            <text:p><text:span text:style-name="T156">crypto key generate rsa modulus 1024</text:span></text:p>
            <text:p><text:span text:style-name="T156">ip ssh version 2</text:span></text:p>
            <text:p><text:span text:style-name="T156">line vty 0 15</text:span></text:p>
            <text:p><text:span text:style-name="T156">  login local</text:span></text:p>
            <text:p><text:span text:style-name="T156">  transport input ssh</text:span></text:p>
          </table:table-cell>
          <table:table-cell table:number-columns-repeated="1010"/>
        </table:table-row>
        <table:table-row table:style-name="ro3">
          <table:table-cell/>
          <table:table-cell table:style-name="ce122" office:value-type="string" calcext:value-type="string">
            <text:p><text:span text:style-name="T95">ip ssh version 2</text:span></text:p>
          </table:table-cell>
          <table:table-cell table:style-name="ce96" office:value-type="string" calcext:value-type="string">
            <text:p>SSH version 2 / SSH verzia 2</text:p>
          </table:table-cell>
          <table:table-cell table:style-name="ce96" office:value-type="string" calcext:value-type="string">
            <text:p>Unsecured SSH v1 / Nebezpečná verzia 1 protokolu SSH</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110" office:value-type="string" calcext:value-type="string">
            <text:p><text:span text:style-name="T86">CIS Cisco IOS 15 Benchmark v4.0.0 </text:span></text:p>
            <text:p><text:span text:style-name="T87"><text:a xlink:href="https://www.cisecurity.org/cis-benchmarks/#cisco" xlink:type="simple">https://www.cisecurity.org/cis-benchmarks/#cisco</text:a></text:span></text:p>
            <text:p/>
          </table:table-cell>
          <table:table-cell table:style-name="ce95" table:number-columns-repeated="4"/>
          <table:table-cell table:number-columns-repeated="1010"/>
        </table:table-row>
        <table:table-row table:style-name="ro6">
          <table:table-cell/>
          <table:table-cell table:style-name="ce95" office:value-type="string" calcext:value-type="string">
            <text:p>ip ssh timeout &lt;timeout seconds&gt;</text:p>
          </table:table-cell>
          <table:table-cell table:style-name="ce110" office:value-type="string" calcext:value-type="string">
            <text:p>SSH timeout / SSH čas vypršania sedenia</text:p>
          </table:table-cell>
          <table:table-cell table:style-name="ce96" office:value-type="string" calcext:value-type="string">
            <text:p>Long inactive sessions can be stolen or physical access to device which is not lock can be used to manipulate with configurations / Dlhé neaktívne sedenie môže byť zneužité alebo aj fyzický prístup útočníka k aktívnemu sedeniu môže viesť k zmene konfigurácie</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110" office:value-type="string" calcext:value-type="string">
            <text:p><text:span text:style-name="T86">CIS Cisco IOS 15 Benchmark v4.0.0 </text:span></text:p>
            <text:p><text:span text:style-name="T87"><text:a xlink:href="https://www.cisecurity.org/cis-benchmarks/#cisco" xlink:type="simple">https://www.cisecurity.org/cis-benchmarks/#cisco</text:a></text:span></text:p>
            <text:p>Cisco Router Hardening</text:p>
          </table:table-cell>
          <table:table-cell table:style-name="ce95" table:number-columns-repeated="3"/>
          <table:table-cell table:style-name="ce95" office:value-type="string" calcext:value-type="string">
            <text:p>NOT SURE WHAT IS APPLIED EXEC-TIMEOUT OR SSH TIMEOUT</text:p>
          </table:table-cell>
          <table:table-cell table:number-columns-repeated="1010"/>
        </table:table-row>
        <table:table-row table:style-name="ro2">
          <table:table-cell/>
          <table:table-cell table:style-name="ce122" office:value-type="string" calcext:value-type="string">
            <text:p><text:span text:style-name="T95">crypto key generate rsa modulus 2048</text:span></text:p>
          </table:table-cell>
          <table:table-cell table:style-name="ce96" table:formula="of:=HYPERLINK(&quot;#CISCO_COMMANDS_EQUIVALENT.A11&quot;;&quot;Set RSA key length &gt;= 2048 / Dĺžka RSA kľúča minimálne 2048 bitov&quot;)" office:value-type="string" office:string-value="Set RSA key length &gt;= 2048 / Dĺžka RSA kľúča minimálne 2048 bitov" calcext:value-type="string">
            <text:p>Set RSA key length &gt;= 2048 / Dĺžka RSA kľúča minimálne 2048 bitov</text:p>
          </table:table-cell>
          <table:table-cell table:style-name="ce96" office:value-type="string" calcext:value-type="string">
            <text:p>Short RSA key attack/Útok na krátky RSA kĺúč</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110" office:value-type="string" calcext:value-type="string">
            <text:p><text:span text:style-name="T86">CIS Cisco IOS 15 Benchmark v4.0.0 </text:span></text:p>
            <text:p><text:span text:style-name="T87"><text:a xlink:href="https://www.cisecurity.org/cis-benchmarks/#cisco" xlink:type="simple">https://www.cisecurity.org/cis-benchmarks/#cisco</text:a></text:span></text:p>
            <text:p>NIST</text:p>
            <text:p><text:a xlink:href="https://nvlpubs.nist.gov/nistpubs/SpecialPublications/NIST.SP.800-131Ar2.pdf" xlink:type="simple">https://nvlpubs.nist.gov/nistpubs/SpecialPublications/NIST.SP.800-131Ar2.pdf</text:a></text:p>
          </table:table-cell>
          <table:table-cell table:style-name="ce95" table:number-columns-repeated="4"/>
          <table:table-cell table:number-columns-repeated="1010"/>
        </table:table-row>
        <table:table-row table:style-name="ro3">
          <table:table-cell/>
          <table:table-cell table:style-name="ce123" office:value-type="string" calcext:value-type="string">
            <text:p>ip ssh authentication-retries &lt;max num&gt;</text:p>
          </table:table-cell>
          <table:table-cell table:style-name="ce111" office:value-type="string" calcext:value-type="string">
            <text:p>SSH auth max retries / SSH maximálny počet neúspešných pokusov</text:p>
          </table:table-cell>
          <table:table-cell table:style-name="ce95" office:value-type="string" calcext:value-type="string">
            <text:p>Guessing RSA key passphrase / Hádanie hesla k RSA kľúču</text:p>
          </table:table-cell>
          <table:table-cell table:style-name="ce95" office:value-type="string" calcext:value-type="string">
            <text:p>Management</text:p>
          </table:table-cell>
          <table:table-cell table:style-name="ce95" office:value-type="string" calcext:value-type="string">
            <text:p>SSH</text:p>
          </table:table-cell>
          <table:table-cell table:style-name="ce95" office:value-type="string" calcext:value-type="string">
            <text:p>HIGH</text:p>
          </table:table-cell>
          <table:table-cell table:number-columns-repeated="2" table:style-name="ce95" office:value-type="string" calcext:value-type="string">
            <text:p>ALL</text:p>
          </table:table-cell>
          <table:table-cell table:style-name="ce111" office:value-type="string" calcext:value-type="string">
            <text:p>https://www.cisco.com/c/en/us/td/docs/ios-xml/ios/sec_usr_ssh/configuration/15-s/sec-usr-ssh-15-s-book/sec-usr-ssh-sec-shell.html</text:p>
          </table:table-cell>
          <table:table-cell table:style-name="ce95" table:number-columns-repeated="4"/>
          <table:table-cell table:number-columns-repeated="1010"/>
        </table:table-row>
        <table:table-row table:style-name="ro2">
          <table:table-cell/>
          <table:table-cell table:style-name="ce124" office:value-type="string" calcext:value-type="string">
            <text:p>login block-for 60 attempts 3 within 30</text:p>
          </table:table-cell>
          <table:table-cell table:style-name="ce97" office:value-type="string" calcext:value-type="string">
            <text:p>Wait for specific time to allow another access after N unsuccessful login attempts / Špecifikovať čas po ktorý nie je možné po N pokusoch sa prihlásiť</text:p>
          </table:table-cell>
          <table:table-cell table:style-name="ce95" office:value-type="string" calcext:value-type="string">
            <text:p>Brute force attack to guess credentials / Útok hrubou silou na zistenie prihlasovacích údajov</text:p>
          </table:table-cell>
          <table:table-cell table:style-name="ce95" office:value-type="string" calcext:value-type="string">
            <text:p>Management</text:p>
          </table:table-cell>
          <table:table-cell table:style-name="ce95" office:value-type="string" calcext:value-type="string">
            <text:p>NONE</text:p>
          </table:table-cell>
          <table:table-cell table:style-name="ce95" office:value-type="string" calcext:value-type="string">
            <text:p>HIGH</text:p>
          </table:table-cell>
          <table:table-cell table:number-columns-repeated="2" table:style-name="ce95" office:value-type="string" calcext:value-type="string">
            <text:p>ALL</text:p>
          </table:table-cell>
          <table:table-cell table:style-name="ce111" office:value-type="string" calcext:value-type="string">
            <text:p>Cisco router configuration handbook</text:p>
            <text:p>https://www.samuraj-cz.com/clanek/cisco-ios-23-autentizace-uzivatele-na-switchi-vuci-active-directory/</text:p>
          </table:table-cell>
          <table:table-cell table:style-name="ce95" table:number-columns-repeated="3"/>
          <table:table-cell table:style-name="ce111"/>
          <table:table-cell table:number-columns-repeated="1010"/>
        </table:table-row>
        <table:table-row table:style-name="ro7">
          <table:table-cell/>
          <table:table-cell table:style-name="ce98" office:value-type="string" calcext:value-type="string">
            <text:p>login quiet-mode access-class &lt;acl name&gt;</text:p>
          </table:table-cell>
          <table:table-cell table:style-name="ce98" table:formula="of:=HYPERLINK(&quot;#CISCO_COMMANDS_EQUIVALENT.A14&quot;;&quot;Allow admin to access from IP when unsuccessful logins disabled management connection due to DOS guessing / Povolenie prístupu administrátorovi na základe IP adresy, keď je protokol na manažovanie zariadení nedostupný kvôli DOS útoku&quot;)" office:value-type="string" office:string-value="Allow admin to access from IP when unsuccessful logins disabled management connection due to DOS guessing / Povolenie prístupu administrátorovi na základe IP adresy, keď je protokol na manažovanie zariadení nedostupný kvôli DOS útoku" calcext:value-type="string">
            <text:p>Allow admin to access from IP when unsuccessful logins disabled management connection due to DOS guessing / Povolenie prístupu administrátorovi na základe IP adresy, keď je protokol na manažovanie zariadení nedostupný kvôli DOS útoku</text:p>
          </table:table-cell>
          <table:table-cell table:style-name="ce94" office:value-type="string" calcext:value-type="string">
            <text:p>Login in to device is not possible due many unsuccessful logins due to DOS / Prihlásenie na zariadenie nie je možné kvôli zablokovaniu pre príliš veľa neúspešných pokusov</text:p>
          </table:table-cell>
          <table:table-cell table:style-name="ce95" office:value-type="string" calcext:value-type="string">
            <text:p>Management</text:p>
          </table:table-cell>
          <table:table-cell table:style-name="ce95" office:value-type="string" calcext:value-type="string">
            <text:p>NONE</text:p>
          </table:table-cell>
          <table:table-cell table:style-name="ce95" office:value-type="string" calcext:value-type="string">
            <text:p>MEDIUM</text:p>
          </table:table-cell>
          <table:table-cell table:number-columns-repeated="2" table:style-name="ce95" office:value-type="string" calcext:value-type="string">
            <text:p>ALL</text:p>
          </table:table-cell>
          <table:table-cell table:style-name="ce95" office:value-type="string" calcext:value-type="string">
            <text:p>Cisco router configuration handbook</text:p>
            <text:p>https://www.samuraj-cz.com/clanek/cisco-ios-23-autentizace-uzivatele-na-switchi-vuci-active-directory/</text:p>
          </table:table-cell>
          <table:table-cell table:style-name="ce95" table:number-columns-repeated="4"/>
          <table:table-cell table:number-columns-repeated="1010"/>
        </table:table-row>
        <table:table-row table:style-name="ro16">
          <table:table-cell/>
          <table:table-cell table:style-name="ce95" office:value-type="string" calcext:value-type="string">
            <text:p>NO</text:p>
            <text:p><text:span text:style-name="T92">line vty &lt;num&gt; &lt;num&gt;</text:span></text:p>
            <text:p><text:span text:style-name="T92"> </text:span>transport input all</text:p>
            <text:p><text:span text:style-name="T92"> transport input telnet</text:span></text:p>
            <text:p/>
            <text:p><text:span text:style-name="T92">line tty &lt;num&gt; &lt;num&gt;</text:span></text:p>
            <text:p><text:span text:style-name="T92"> transport input all</text:span></text:p>
            <text:p><text:span text:style-name="T92"> transport input telnet</text:span></text:p>
            <text:p/>
            <text:p><text:span text:style-name="T92">line con &lt;num&gt;</text:span></text:p>
            <text:p><text:span text:style-name="T92"> transport input all</text:span></text:p>
            <text:p><text:span text:style-name="T92"> transport input telnet</text:span></text:p>
            <text:p/>
            <text:p><text:span text:style-name="T92">line aux &lt;num&gt;</text:span></text:p>
            <text:p><text:span text:style-name="T92"> transport input all</text:span></text:p>
            <text:p><text:span text:style-name="T92"> transport input telnet</text:span></text:p>
          </table:table-cell>
          <table:table-cell table:style-name="ce96" table:formula="of:=HYPERLINK(&quot;#CISCO_COMMANDS_EQUIVALENT.A15&quot;;&quot;Do not allow telnet when SSH is enabled / Zakázať telnet ak je SSH aktívne&quot;)" office:value-type="string" office:string-value="Do not allow telnet when SSH is enabled / Zakázať telnet ak je SSH aktívne" calcext:value-type="string">
            <text:p>Do not allow telnet when SSH is enabled / Zakázať telnet ak je SSH aktívne</text:p>
          </table:table-cell>
          <table:table-cell table:style-name="ce95" office:value-type="string" calcext:value-type="string">
            <text:p>Possible access to device through telnet when SSH is present / Možné prihlásenie do zariadenia cez telnet keď je prítomné SSH</text:p>
          </table:table-cell>
          <table:table-cell table:style-name="ce95" office:value-type="string" calcext:value-type="string">
            <text:p>Management</text:p>
          </table:table-cell>
          <table:table-cell table:style-name="ce95" office:value-type="string" calcext:value-type="string">
            <text:p>NONE</text:p>
          </table:table-cell>
          <table:table-cell table:style-name="ce95" office:value-type="string" calcext:value-type="string">
            <text:p>CRITICAL</text:p>
          </table:table-cell>
          <table:table-cell table:number-columns-repeated="2" table:style-name="ce95" office:value-type="string" calcext:value-type="string">
            <text:p>ALL</text:p>
          </table:table-cell>
          <table:table-cell table:style-name="ce95" table:number-columns-repeated="5"/>
          <table:table-cell table:number-columns-repeated="1010"/>
        </table:table-row>
        <table:table-row table:style-name="ro2">
          <table:table-cell/>
          <table:table-cell table:style-name="ce96" office:value-type="string" calcext:value-type="string">
            <text:p>banner motd</text:p>
            <text:p>banner login</text:p>
            <text:p>banner exec</text:p>
          </table:table-cell>
          <table:table-cell table:style-name="ce110" office:value-type="string" calcext:value-type="string">
            <text:p>Legal messages notice / Právne upozornenie pri prístupe k zariadeniu</text:p>
          </table:table-cell>
          <table:table-cell table:style-name="ce94" office:value-type="string" calcext:value-type="string">
            <text:p>NONE / NIE JE</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LOW</text:p>
          </table:table-cell>
          <table:table-cell table:number-columns-repeated="2" table:style-name="ce95" office:value-type="string" calcext:value-type="string">
            <text:p>ALL</text:p>
          </table:table-cell>
          <table:table-cell table:style-name="ce96" office:value-type="string" calcext:value-type="string">
            <text:p>CCNA SECURITY STUDY GUIDE</text:p>
            <text:p><text:span text:style-name="T88">CIS </text:span><text:span text:style-name="T88"><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6">
          <table:table-cell/>
          <table:table-cell table:style-name="ce96" office:value-type="string" calcext:value-type="string">
            <text:p><text:span text:style-name="T92">line vty &lt;num&gt; &lt;num&gt;</text:span></text:p>
            <text:p><text:span text:style-name="T92"> </text:span>exec-timeout 5</text:p>
            <text:p/>
            <text:p><text:span text:style-name="T92">line tty &lt;num&gt; &lt;num&gt;</text:span></text:p>
            <text:p><text:span text:style-name="T84"> </text:span><text:span text:style-name="T85">exec-timeout 5</text:span></text:p>
            <text:p/>
            <text:p><text:span text:style-name="T92">line con &lt;num&gt;</text:span></text:p>
            <text:p><text:span text:style-name="T84"> </text:span><text:span text:style-name="T85">exec-timeout 5</text:span></text:p>
            <text:p/>
            <text:p><text:span text:style-name="T92">line aux &lt;num&gt;</text:span></text:p>
            <text:p><text:span text:style-name="T84"> </text:span><text:span text:style-name="T85">exec-timeout 5</text:span></text:p>
          </table:table-cell>
          <table:table-cell table:style-name="ce110" office:value-type="string" calcext:value-type="string">
            <text:p>Management connection maximum timeout / Čas vypršania sedenia pre protokol na manažovanie zariadení</text:p>
          </table:table-cell>
          <table:table-cell table:style-name="ce96" office:value-type="string" calcext:value-type="string">
            <text:p>Long inactive sessions can be stolen or physical access to device which is not lock can be used to manipulate with configurations / Dlhé neaktívne sedenie môže byť zneužité alebo aj fyzický prístup útočníka k aktívnneum sedeniu môže viesť k zmene konfigurácie</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86">CIS Cisco IOS 15 Benchmark v4.0.0 </text:span></text:p>
            <text:p><text:span text:style-name="T87"><text:a xlink:href="https://www.cisecurity.org/cis-benchmarks/#cisco" xlink:type="simple">https://www.cisecurity.org/cis-benchmarks/#cisco</text:a></text:span></text:p>
            <text:p>Cisco Router Hardening</text:p>
            <text:p>Cisco SAFE Reference Guide</text:p>
            <text:p/>
          </table:table-cell>
          <table:table-cell table:style-name="ce96" table:number-columns-repeated="4"/>
          <table:table-cell table:number-columns-repeated="1010"/>
        </table:table-row>
        <table:table-row table:style-name="ro2">
          <table:table-cell/>
          <table:table-cell table:style-name="ce96" office:value-type="string" calcext:value-type="string">
            <text:p>service password-encryption</text:p>
          </table:table-cell>
          <table:table-cell table:style-name="ce96" office:value-type="string" calcext:value-type="string">
            <text:p>Encrypt passwords in clear text / Zašifrovaniee hesiel v otvorenej podobe</text:p>
          </table:table-cell>
          <table:table-cell table:style-name="ce94" office:value-type="string" calcext:value-type="string">
            <text:p>Read passwords from stolen configurations / Možnosť prečítať heslá z uniknutých konfigurácií</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86">CIS Cisco IOS 15 Benchmark v4.0.0 </text:span></text:p>
            <text:p><text:span text:style-name="T87"><text:a xlink:href="https://www.cisecurity.org/cis-benchmarks/#cisco" xlink:type="simple">https://www.cisecurity.org/cis-benchmarks/#cisco</text:a></text:span></text:p>
          </table:table-cell>
          <table:table-cell table:style-name="ce96" table:number-columns-repeated="3"/>
          <table:table-cell table:style-name="ce95" office:value-type="string" calcext:value-type="string">
            <text:p>POOR SECURITY, PASSWORD CAN BE EASILY CRACKED</text:p>
          </table:table-cell>
          <table:table-cell table:number-columns-repeated="1010"/>
        </table:table-row>
        <table:table-row table:style-name="ro2">
          <table:table-cell/>
          <table:table-cell table:style-name="ce95" office:value-type="string" calcext:value-type="string">
            <text:p>enable secret &lt;secret password&gt;</text:p>
          </table:table-cell>
          <table:table-cell table:style-name="ce96" office:value-type="string" calcext:value-type="string">
            <text:p>Set password for editing device configuration / Vytvorenie hesla na editovanie konfigurácie zariadenia</text:p>
          </table:table-cell>
          <table:table-cell table:style-name="ce101" office:value-type="string" calcext:value-type="string">
            <text:p>Unauthorized editing of device configuration / Nepovolená zmena konfigurácie zariadenia</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86">CIS Cisco IOS 15 Benchmark v4.0.0 </text:span></text:p>
            <text:p><text:span text:style-name="T87"><text:a xlink:href="https://www.cisecurity.org/cis-benchmarks/#cisco" xlink:type="simple">https://www.cisecurity.org/cis-benchmarks/#cisco</text:a></text:span></text:p>
            <text:p>Cisco Router Hardening</text:p>
          </table:table-cell>
          <table:table-cell table:style-name="ce95" table:number-columns-repeated="3"/>
          <table:table-cell table:style-name="ce96" office:value-type="string" calcext:value-type="string">
            <text:p>Cisco router hardening a CIS je poznamka, ze type 7 je napadnutelny a aj typ sifry</text:p>
          </table:table-cell>
          <table:table-cell table:number-columns-repeated="1010"/>
        </table:table-row>
        <table:table-row table:style-name="ro2">
          <table:table-cell/>
          <table:table-cell table:style-name="ce95" office:value-type="string" calcext:value-type="string">
            <text:p>NO <text:span text:style-name="T92">enable password &lt;password&gt;</text:span></text:p>
          </table:table-cell>
          <table:table-cell table:style-name="ce96" office:value-type="string" calcext:value-type="string">
            <text:p>Set password for editing device configuration / Vytvorenie hesla na editovanie konfigurácie zariadenia</text:p>
          </table:table-cell>
          <table:table-cell table:style-name="ce101" office:value-type="string" calcext:value-type="string">
            <text:p>Unauthorized editing of device configuration / Nepovolená zmena konfigurácie zariadenia</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86">CIS Cisco IOS 15 Benchmark v4.0.0 </text:span></text:p>
            <text:p><text:span text:style-name="T87"><text:a xlink:href="https://www.cisecurity.org/cis-benchmarks/#cisco" xlink:type="simple">https://www.cisecurity.org/cis-benchmarks/#cisco</text:a></text:span></text:p>
            <text:p>Cisco Router Hardening</text:p>
          </table:table-cell>
          <table:table-cell table:style-name="ce95" table:number-columns-repeated="3"/>
          <table:table-cell table:style-name="ce110" office:value-type="string" calcext:value-type="string">
            <text:p>Cisco router hardening a CIS je poznamka, ze type 7 je napadnutelny a aj typ sifry</text:p>
          </table:table-cell>
          <table:table-cell table:number-columns-repeated="1010"/>
        </table:table-row>
        <table:table-row table:style-name="ro8">
          <table:table-cell/>
          <table:table-cell table:style-name="ce95" office:value-type="string" calcext:value-type="string">
            <text:p>username secret &lt;username&gt; &lt;secret password&gt;</text:p>
          </table:table-cell>
          <table:table-cell table:style-name="ce96" office:value-type="string" calcext:value-type="string">
            <text:p>Local secured accounts / Lokálne zabezpečené účty</text:p>
          </table:table-cell>
          <table:table-cell table:style-name="ce101" office:value-type="string" calcext:value-type="string">
            <text:p>Unauthorized access to management of device / Nepovolený prístup k manažmentu konfigurácie zariadenia</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88">CIS Cisco IOS 15 Benchmark v4.0.0 </text:span></text:p>
            <text:p><text:span text:style-name="T88"><text:a xlink:href="https://www.cisecurity.org/cis-benchmarks/#cisco" xlink:type="simple">https://www.cisecurity.org/cis-benchmarks/#cisco</text:a></text:span></text:p>
          </table:table-cell>
          <table:table-cell table:style-name="ce96" table:number-columns-repeated="4"/>
          <table:table-cell table:number-columns-repeated="1010"/>
        </table:table-row>
        <table:table-row table:style-name="ro8">
          <table:table-cell/>
          <table:table-cell table:style-name="ce95" office:value-type="string" calcext:value-type="string">
            <text:p>NO <text:span text:style-name="T92">username password  &lt;username&gt; &lt;password&gt;</text:span></text:p>
          </table:table-cell>
          <table:table-cell table:style-name="ce96" office:value-type="string" calcext:value-type="string">
            <text:p>Local secured accounts / Lokálne zabezpečené účty</text:p>
          </table:table-cell>
          <table:table-cell table:style-name="ce101" office:value-type="string" calcext:value-type="string">
            <text:p>Unauthorized access to management of device / Nepovolený prístup k manažmentu konfigurácie zariadenia</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88">CIS Cisco IOS 15 Benchmark v4.0.0 </text:span></text:p>
            <text:p><text:span text:style-name="T88"><text:a xlink:href="https://www.cisecurity.org/cis-benchmarks/#cisco" xlink:type="simple">https://www.cisecurity.org/cis-benchmarks/#cisco</text:a></text:span></text:p>
          </table:table-cell>
          <table:table-cell table:style-name="ce96" table:number-columns-repeated="4"/>
          <table:table-cell table:number-columns-repeated="1010"/>
        </table:table-row>
        <table:table-row table:style-name="ro17">
          <table:table-cell/>
          <table:table-cell table:style-name="ce95" office:value-type="string" calcext:value-type="string">
            <text:p>aaa new-model</text:p>
            <text:p>radius server &lt;radius server name&gt;</text:p>
            <text:p><text:span text:style-name="T92">  address ipv4 &lt;ip adddress&gt; / address ipv6 &lt;ipv6 adddress&gt;</text:span></text:p>
            <text:p>  key &lt;password&gt;</text:p>
            <text:p/>
            <text:p>or </text:p>
            <text:p/>
            <text:p><text:span text:style-name="T92">radius-server host &lt;ip adddress&gt;</text:span></text:p>
            <text:p>radius-server key &lt;password&gt;</text:p>
            <text:p/>
            <text:p>aaa group server radius &lt;radius group&gt;</text:p>
            <text:p>  server name &lt;radius server name&gt;</text:p>
            <text:p><text:span text:style-name="T92">aaa authentication login default / &lt;radius login&gt;</text:span> group &lt;radius group&gt; local enable</text:p>
            <text:p/>
            <text:p><text:span text:style-name="T92">line tty &lt;num&gt; &lt;num&gt;</text:span></text:p>
            <text:p>  login authentication default / &lt;radius login&gt;</text:p>
            <text:p><text:span text:style-name="T92">line vty &lt;num&gt; &lt;num&gt;</text:span></text:p>
            <text:p><text:span text:style-name="T92">  login authentication default / &lt;radius login&gt;</text:span></text:p>
            <text:p><text:span text:style-name="T92">line con &lt;num&gt;</text:span></text:p>
            <text:p><text:span text:style-name="T92">  login authentication default / &lt;radius login&gt;</text:span></text:p>
            <text:p><text:span text:style-name="T92">line aux &lt;num&gt;</text:span></text:p>
            <text:p><text:span text:style-name="T92">  login authentication default / &lt;radius login&gt;</text:span></text:p>
          </table:table-cell>
          <table:table-cell table:style-name="ce96" office:value-type="string" calcext:value-type="string">
            <text:p>Define and enable AAA server for login with fallback mechanism / Definovanie a povolenie AAA serveru na prihlásenie a definovanie záložného prihlásenia</text:p>
          </table:table-cell>
          <table:table-cell table:style-name="ce94" office:value-type="string" calcext:value-type="string">
            <text:p>Traceability of administrators and confiiguration they made, centralization / Centrálna správa prihlásení a dohľadateľnosť zmien v konfigurácií</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Hardening Cisco Routers</text:p>
            <text:p>CIS Cisco IOS 15 Benchmark v4.0.0 </text:p>
            <text:p><text:a xlink:href="https://www.cisecurity.org/cis-benchmarks/#cisco" xlink:type="simple">https://www.cisecurity.org/cis-benchmarks/#cisco</text:a></text:p>
            <text:p>CCNA SECURITY STUDY GUIDE</text:p>
            <text:p><text:span text:style-name="T86">Cisco Router Hardening</text:span></text:p>
          </table:table-cell>
          <table:table-cell table:style-name="ce96" table:number-columns-repeated="3"/>
          <table:table-cell table:style-name="ce96" office:value-type="string" calcext:value-type="string">
            <text:p><text:span text:style-name="T157">Pozri aj SLSP konfiguracie, tam sa to nastavuje trosku inak, niekde  som nasiel aj jednoriackovy cmd, v GNS nejde </text:span><text:span text:style-name="T158">radius-server host 10.0.0.10 auth-port 1645 acct-port 1646 key 1234567890</text:span></text:p>
            <text:p><text:span text:style-name="T92">Xca3-08 xca4 switch ch07</text:span></text:p>
          </table:table-cell>
          <table:table-cell table:number-columns-repeated="1010"/>
        </table:table-row>
        <table:table-row table:style-name="ro17">
          <table:table-cell/>
          <table:table-cell table:style-name="ce95" office:value-type="string" calcext:value-type="string">
            <text:p>aaa new-model</text:p>
            <text:p>tacacs server &lt;tacacs server name&gt;</text:p>
            <text:p><text:span text:style-name="T92">  address ipv4 &lt;ip adddress&gt; / address ipv6 &lt;ipv6 adddress&gt;</text:span></text:p>
            <text:p>  key &lt;password&gt;</text:p>
            <text:p/>
            <text:p>or </text:p>
            <text:p/>
            <text:p><text:span text:style-name="T92">tacacs-server host &lt;ip adddress&gt;</text:span></text:p>
            <text:p>tacacs-server key &lt;password&gt;</text:p>
            <text:p/>
            <text:p>aaa group server tacacs &lt;tacacs group&gt;</text:p>
            <text:p>  server name &lt;tacacs server name&gt;</text:p>
            <text:p><text:span text:style-name="T92">aaa authentication login default / &lt;tacacs login&gt;</text:span> group &lt;tacacs group&gt; local enable</text:p>
            <text:p/>
            <text:p><text:span text:style-name="T92">line tty &lt;num&gt; &lt;num&gt;</text:span></text:p>
            <text:p>  login authentication default / &lt;tacacs login&gt;</text:p>
            <text:p><text:span text:style-name="T92">line vty &lt;num&gt; &lt;num&gt;</text:span></text:p>
            <text:p><text:span text:style-name="T92">  login authentication default / &lt;tacacs login&gt;</text:span></text:p>
            <text:p><text:span text:style-name="T92">line con &lt;num&gt;</text:span></text:p>
            <text:p><text:span text:style-name="T92">  login authentication default / &lt;tacacs login&gt;</text:span></text:p>
            <text:p><text:span text:style-name="T92">line aux &lt;num&gt;</text:span></text:p>
            <text:p><text:span text:style-name="T92">  login authentication default / &lt;tacacs login&gt;</text:span></text:p>
          </table:table-cell>
          <table:table-cell table:style-name="ce96" office:value-type="string" calcext:value-type="string">
            <text:p>Define and enable AAA server for login with fallback mechanism / Definovanie a povolenie AAA serveru na prihlásenie a definovanie záložného prihlásenia</text:p>
          </table:table-cell>
          <table:table-cell table:style-name="ce94" office:value-type="string" calcext:value-type="string">
            <text:p>Traceability of administrators and confiiguration they made, centralization / Centrálna správa prihlásení a dohľadateľnosť zmien v konfigurácií</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Hardening Cisco Routers</text:p>
            <text:p>CIS Cisco IOS 15 Benchmark v4.0.0 </text:p>
            <text:p><text:a xlink:href="https://www.cisecurity.org/cis-benchmarks/#cisco" xlink:type="simple">https://www.cisecurity.org/cis-benchmarks/#cisco</text:a></text:p>
            <text:p>CCNA SECURITY STUDY GUIDE</text:p>
            <text:p><text:span text:style-name="T86">Cisco Router Hardening</text:span></text:p>
          </table:table-cell>
          <table:table-cell table:style-name="ce96" table:number-columns-repeated="3"/>
          <table:table-cell table:style-name="ce96" office:value-type="string" calcext:value-type="string">
            <text:p>Pozri aj SLSP konfiguracie, tam sa to nastavuje trosku inak – r11veterna1</text:p>
            <text:p>TODO KERBEROS</text:p>
          </table:table-cell>
          <table:table-cell table:number-columns-repeated="1010"/>
        </table:table-row>
        <table:table-row table:style-name="ro7">
          <table:table-cell/>
          <table:table-cell table:style-name="ce95" office:value-type="string" calcext:value-type="string">
            <text:p>aaa authentication enable default group &lt;radius group&gt; enable</text:p>
            <text:p/>
          </table:table-cell>
          <table:table-cell table:style-name="ce96" office:value-type="string" calcext:value-type="string">
            <text:p>Define and enable AAA for editing configuration with fallback mechanism / Definovanie a povolenie AAA serveru na editáciu konfigurácií a definovanie záložného prihlásenia</text:p>
          </table:table-cell>
          <table:table-cell table:style-name="ce94" office:value-type="string" calcext:value-type="string">
            <text:p>Traceability of administrators and confiiguration they made, centralization / Centrálna správa prihlásení a dohľadateľnosť zmien v konfigurácií</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86">CIS Cisco IOS 15 Benchmark v4.0.0 </text:span></text:p>
            <text:p><text:span text:style-name="T87"><text:a xlink:href="https://www.cisecurity.org/cis-benchmarks/#cisco" xlink:type="simple">https://www.cisecurity.org/cis-benchmarks/#cisco</text:a></text:span></text:p>
            <text:p>Cisco Router Hardening</text:p>
          </table:table-cell>
          <table:table-cell table:style-name="ce96" table:number-columns-repeated="3"/>
          <table:table-cell table:style-name="ce95"/>
          <table:table-cell table:number-columns-repeated="1010"/>
        </table:table-row>
        <table:table-row table:style-name="ro7">
          <table:table-cell/>
          <table:table-cell table:style-name="ce95" office:value-type="string" calcext:value-type="string">
            <text:p>NO aaa authentication enable default enable</text:p>
          </table:table-cell>
          <table:table-cell table:style-name="ce96" office:value-type="string" calcext:value-type="string">
            <text:p>Define and enable AAA for editing configuration with fallback mechanism / Definovanie a povolenie AAA serveru na editáciu konfigurácií a definovanie záložného prihlásenia</text:p>
          </table:table-cell>
          <table:table-cell table:style-name="ce94" office:value-type="string" calcext:value-type="string">
            <text:p>Traceability of administrators and confiiguration they made, centralization / Centrálna správa prihlásení a dohľadateľnosť zmien v konfigurácií</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86">CIS Cisco IOS 15 Benchmark v4.0.0 </text:span></text:p>
            <text:p><text:span text:style-name="T87"><text:a xlink:href="https://www.cisecurity.org/cis-benchmarks/#cisco" xlink:type="simple">https://www.cisecurity.org/cis-benchmarks/#cisco</text:a></text:span></text:p>
            <text:p>Cisco Router Hardening</text:p>
          </table:table-cell>
          <table:table-cell table:style-name="ce96" table:number-columns-repeated="3"/>
          <table:table-cell table:style-name="ce95" office:value-type="string" calcext:value-type="string">
            <text:p>AAA is not contacted, local enable password is used</text:p>
          </table:table-cell>
          <table:table-cell table:number-columns-repeated="1010"/>
        </table:table-row>
        <table:table-row table:style-name="ro3">
          <table:table-cell/>
          <table:table-cell table:style-name="ce125" office:value-type="string" calcext:value-type="string">
            <text:p>aaa authentication attempts login 3</text:p>
          </table:table-cell>
          <table:table-cell table:style-name="ce96" office:value-type="string" calcext:value-type="string">
            <text:p>Set max authentication attempts after which account will be blocked / Definovanie maximálneho počtu neúspešných pokusov o prihlásenie a následné zablokovanie účtu</text:p>
          </table:table-cell>
          <table:table-cell table:style-name="ce95" office:value-type="string" calcext:value-type="string">
            <text:p>Guessing credentials / Hádanie prístupových údajov</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86">CIS Cisco IOS 15 Benchmark v4.0.0 </text:span></text:p>
            <text:p><text:span text:style-name="T87"><text:a xlink:href="https://www.cisecurity.org/cis-benchmarks/#cisco" xlink:type="simple">https://www.cisecurity.org/cis-benchmarks/#cisco</text:a></text:span></text:p>
            <text:p>Cisco Router Hardening</text:p>
          </table:table-cell>
          <table:table-cell table:style-name="ce95" table:number-columns-repeated="4"/>
          <table:table-cell table:number-columns-repeated="1010"/>
        </table:table-row>
        <table:table-row table:style-name="ro3">
          <table:table-cell/>
          <table:table-cell table:style-name="ce125" office:value-type="string" calcext:value-type="string">
            <text:p>avoid aaa authentication login.*none.*</text:p>
          </table:table-cell>
          <table:table-cell table:style-name="ce96" office:value-type="string" calcext:value-type="string">
            <text:p>Disable fallback method in AAA to be no authentication / Zakázať záložné prihlásenie bez poskynutia autentizačných prostriedkov</text:p>
          </table:table-cell>
          <table:table-cell table:style-name="ce94" office:value-type="string" calcext:value-type="string">
            <text:p>Login without credentiials / Prihlásenie bez prihlasovacích údajov</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Cisco Guide to Harden Cisco IOS Devices</text:p>
            <text:p><text:span text:style-name="T87"><text:a xlink:href="https://www.cisco.com/c/en/us/support/docs/ip/access-lists/13608-21.html" xlink:type="simple">https://www.cisco.com/c/en/us/support/docs/ip/access-lists/13608-21.html</text:a></text:span></text:p>
          </table:table-cell>
          <table:table-cell table:style-name="ce95" table:number-columns-repeated="4"/>
          <table:table-cell table:number-columns-repeated="1010"/>
        </table:table-row>
        <table:table-row table:style-name="ro1">
          <table:table-cell/>
          <table:table-cell table:style-name="ce95" office:value-type="string" calcext:value-type="string">
            <text:p>avoid aaa authentication login default local</text:p>
          </table:table-cell>
          <table:table-cell table:style-name="ce96" office:value-type="string" calcext:value-type="string">
            <text:p>AAA must not use local account as first login choice / AAA nesmie používať ako prvú možnosť prihlásenia lokálny účet </text:p>
          </table:table-cell>
          <table:table-cell table:style-name="ce94" office:value-type="string" calcext:value-type="string">
            <text:p>AAA primarily uses local accounts instead of centralized on server / AAA používa primárne lokálne účty namiesto centralizovaných na serveri</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4"/>
          <table:table-cell table:style-name="ce95" table:number-columns-repeated="4"/>
          <table:table-cell table:number-columns-repeated="1010"/>
        </table:table-row>
        <table:table-row table:style-name="ro1">
          <table:table-cell/>
          <table:table-cell table:style-name="ce95" office:value-type="string" calcext:value-type="string">
            <text:p>aaa authorization exec &lt;radius login&gt; group &lt;radius group&gt; local if-authenticated</text:p>
          </table:table-cell>
          <table:table-cell table:style-name="ce96" office:value-type="string" calcext:value-type="string">
            <text:p>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text:s/>záložného prihlásenia, aby mu nebolo pridelené vysoké oprávnenie umožňujúce vykonávať príkazy, na ktoré nemá právo</text:p>
          </table:table-cell>
          <table:table-cell table:style-name="ce94" office:value-type="string" calcext:value-type="string">
            <text:p>User logged in to device through AAA can execute all commands / Používateľ prihlásený do zariadenia môže spúšťať akékoľvek príkazy</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Auditing Device Configurations to Ensure Compliance</text:p>
            <text:p><text:a xlink:href="https://www.cisco.com/c/en/us/td/docs/net_mgmt/prime/infrastructure/3-1-5/user/guide/pi_ug/compliance.pdf" xlink:type="simple">https://www.cisco.com/c/en/us/td/docs/net_mgmt/prime/infrastructure/3-1-5/user/guide/pi_ug/compliance.pdf</text:a></text:p>
            <text:p><text:span text:style-name="T86">Cisco Router Hardening</text:span></text:p>
            <text:p><text:span text:style-name="T86">Cisco Guide to Harden Cisco IOS Devices</text:span></text:p>
            <text:p><text:span text:style-name="T87"><text:a xlink:href="https://www.cisco.com/c/en/us/support/docs/ip/access-lists/13608-21.html" xlink:type="simple">https://www.cisco.com/c/en/us/support/docs/ip/access-lists/13608-21.html</text:a></text:span></text:p>
          </table:table-cell>
          <table:table-cell table:style-name="ce96" table:number-columns-repeated="3"/>
          <table:table-cell table:style-name="ce110" office:value-type="string" calcext:value-type="string">
            <text:p>https://community.cisco.com/t5/policy-and-access/difference-between-if-authenticated-and-none-keyword/td-p/1270499</text:p>
          </table:table-cell>
          <table:table-cell table:number-columns-repeated="1010"/>
        </table:table-row>
        <table:table-row table:style-name="ro1">
          <table:table-cell/>
          <table:table-cell table:style-name="ce95" office:value-type="string" calcext:value-type="string">
            <text:p><text:span text:style-name="T92">aaa authorization commands 15 &lt;radius login&gt; group &lt;radius group&gt;</text:span> local if-authenticated </text:p>
          </table:table-cell>
          <table:table-cell table:style-name="ce96" office:value-type="string" calcext:value-type="string">
            <text:p>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text:s/>záložného prihlásenia, aby mu nebolo pridelené vysoké oprávnenie umožňujúce vykonávať príkazy, na ktoré nemá právo</text:p>
          </table:table-cell>
          <table:table-cell table:style-name="ce94" office:value-type="string" calcext:value-type="string">
            <text:p>User logged in to device through AAA can execute all commands / Používateľ prihlásený do zariadenia môže spúšťať akékoľvek príkazy</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Auditing Device Configurations to Ensure Compliance</text:p>
            <text:p><text:a xlink:href="https://www.cisco.com/c/en/us/td/docs/net_mgmt/prime/infrastructure/3-1-5/user/guide/pi_ug/compliance.pdf" xlink:type="simple">https://www.cisco.com/c/en/us/td/docs/net_mgmt/prime/infrastructure/3-1-5/user/guide/pi_ug/compliance.pdf</text:a></text:p>
            <text:p><text:span text:style-name="T86">Cisco Router Hardening</text:span></text:p>
            <text:p><text:span text:style-name="T86">Cisco Guide to Harden Cisco IOS Devices</text:span></text:p>
            <text:p><text:span text:style-name="T87"><text:a xlink:href="https://www.cisco.com/c/en/us/support/docs/ip/access-lists/13608-21.html" xlink:type="simple">https://www.cisco.com/c/en/us/support/docs/ip/access-lists/13608-21.html</text:a></text:span></text:p>
          </table:table-cell>
          <table:table-cell table:style-name="ce96" table:number-columns-repeated="3"/>
          <table:table-cell table:style-name="ce110" office:value-type="string" calcext:value-type="string">
            <text:p>https://community.cisco.com/t5/policy-and-access/difference-between-if-authenticated-and-none-keyword/td-p/1270499</text:p>
          </table:table-cell>
          <table:table-cell table:number-columns-repeated="1010"/>
        </table:table-row>
        <table:table-row table:style-name="ro7">
          <table:table-cell/>
          <table:table-cell table:style-name="ce95" office:value-type="string" calcext:value-type="string">
            <text:p><text:span text:style-name="T96">aaa accounting connection</text:span></text:p>
            <text:p><text:span text:style-name="T96">aaa accounting commands</text:span></text:p>
            <text:p><text:span text:style-name="T96">aaa accounting exec</text:span></text:p>
            <text:p/>
          </table:table-cell>
          <table:table-cell table:style-name="ce96" office:value-type="string" calcext:value-type="string">
            <text:p>Setup AAA accounting of executed commands and connections to device / Nastavenie AAA účtovania respektíve logovania pripojení a vykonaných príkazov</text:p>
          </table:table-cell>
          <table:table-cell table:style-name="ce94" office:value-type="string" calcext:value-type="string">
            <text:p>Administrator can issue bad command which is hard to find after a time / Administrátor vloží zlý príkaz a po čase je ho nemožné dohľadať a zjednať nápravu</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CIS Cisco IOS 15 Benchmark v4.0.0 </text:p>
            <text:p><text:span text:style-name="T87"><text:a xlink:href="https://www.cisecurity.org/cis-benchmarks/#cisco" xlink:type="simple">https://www.cisecurity.org/cis-benchmarks/#cisco</text:a></text:span></text:p>
          </table:table-cell>
          <table:table-cell table:style-name="ce96" table:number-columns-repeated="3"/>
          <table:table-cell table:style-name="ce110"/>
          <table:table-cell table:number-columns-repeated="1010"/>
        </table:table-row>
        <table:table-row table:style-name="ro3">
          <table:table-cell/>
          <table:table-cell table:style-name="ce126" office:value-type="string" calcext:value-type="string">
            <text:p>NO snmp-server community</text:p>
            <text:p>NO snmp-server host  version 1/2c</text:p>
            <text:p><text:span text:style-name="T97">snmp-server group &lt;group name&gt; v3 priv </text:span></text:p>
          </table:table-cell>
          <table:table-cell table:style-name="ce110" office:value-type="string" calcext:value-type="string">
            <text:p>Use SNMP version 3 <text:s/>when SNMP is enabled / Použitie SNMP verie 3 pokiaľ je SNMP používané</text:p>
          </table:table-cell>
          <table:table-cell table:style-name="ce94" office:value-type="string" calcext:value-type="string">
            <text:p>Eavesdropping of SNMP v1 and v2c <text:s/>/ Odpočúvanie SNMP verzie 1 a 2c</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86">CIS Cisco IOS 15 Benchmark v4.0.0 </text:span></text:p>
            <text:p><text:span text:style-name="T87"><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8">
          <table:table-cell/>
          <table:table-cell table:style-name="ce126" office:value-type="string" calcext:value-type="string">
            <text:p>ip radius source interface loopback &lt;id&gt;</text:p>
            <text:p><text:span text:style-name="T86">ip tacacs source interface loopback &lt;id&gt;</text:span></text:p>
          </table:table-cell>
          <table:table-cell table:style-name="ce96" office:value-type="string" calcext:value-type="string">
            <text:p>Specify loopback source interface for AAA connections / Definovanie loopback zdrojového rozhrania pre AAA</text:p>
          </table:table-cell>
          <table:table-cell table:style-name="ce94" office:value-type="string" calcext:value-type="string">
            <text:p>AAA source interface is not same on every boot / AAA zdrojové rozhranie nie je rovnaké pri každom reštarte</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CIS Cisco IOS 15 Benchmark v4.0.0 </text:p>
            <text:p><text:span text:style-name="T87"><text:a xlink:href="https://www.cisecurity.org/cis-benchmarks/#cisco" xlink:type="simple">https://www.cisecurity.org/cis-benchmarks/#cisco</text:a></text:span></text:p>
          </table:table-cell>
          <table:table-cell table:style-name="ce96" table:number-columns-repeated="4"/>
          <table:table-cell table:number-columns-repeated="1010"/>
        </table:table-row>
        <table:table-row table:style-name="ro5">
          <table:table-cell/>
          <table:table-cell table:style-name="ce127" office:value-type="string" calcext:value-type="string">
            <text:p><text:span text:style-name="T98">snmp-server view &lt;view name&gt; iso included</text:span></text:p>
            <text:p><text:span text:style-name="T99">snmp-server group &lt;group name&gt;</text:span><text:span text:style-name="T100"> v3 priv read &lt;view name&gt;</text:span></text:p>
          </table:table-cell>
          <table:table-cell table:style-name="ce96" office:value-type="string" calcext:value-type="string">
            <text:p>Restrict SNMP view for read-only / Obmedzenie SNMP iba na čítanie</text:p>
          </table:table-cell>
          <table:table-cell table:style-name="ce96" office:value-type="string" calcext:value-type="string">
            <text:p>Modify configuration of device by SNMP / Modifikovanie konffigurácie pomocou SNMP</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86">CIS Cisco IOS 15 Benchmark v4.0.0 </text:span></text:p>
            <text:p><text:span text:style-name="T87"><text:a xlink:href="https://www.cisecurity.org/cis-benchmarks/#cisco" xlink:type="simple">https://www.cisecurity.org/cis-benchmarks/#cisco</text:a></text:span></text:p>
            <text:p>Cisco Router Hardening</text:p>
            <text:p><text:span text:style-name="T86">NIST</text:span></text:p>
            <text:p><text:span text:style-name="T87"><text:a xlink:href="https://nvlpubs.nist.gov/nistpubs/SpecialPublications/NIST.SP.800-131Ar2.pdf" xlink:type="simple">https://nvlpubs.nist.gov/nistpubs/SpecialPublications/NIST.SP.800-131Ar2.pdf</text:a></text:span></text:p>
            <text:p><text:span text:style-name="T89">CIS Cisco IOS 15 Benchmark v4.0.0  </text:span><text:span text:style-name="T89"><text:a xlink:href="https://www.cisecurity.org/cis-benchmarks/#cisco" xlink:type="simple">https://www.cisecurity.org/cis-benchmarks/#cisco</text:a></text:span></text:p>
            <text:p><text:span text:style-name="T86">Hardening Cisco Routers</text:span></text:p>
          </table:table-cell>
          <table:table-cell table:style-name="ce95" table:number-columns-repeated="4"/>
          <table:table-cell table:number-columns-repeated="1010"/>
        </table:table-row>
        <table:table-row table:style-name="ro11">
          <table:table-cell/>
          <table:table-cell table:style-name="ce128" office:value-type="string" calcext:value-type="string">
            <text:p><text:span text:style-name="T101">ip access-list standard &lt;acl name&gt;</text:span></text:p>
            <text:p><text:span text:style-name="T102"> </text:span><text:span text:style-name="T103">remark permit only this IP</text:span><text:span text:style-name="T104"> </text:span></text:p>
            <text:p><text:span text:style-name="T101"> permit &lt;ip address&gt; &lt;wildcard mask&gt;</text:span></text:p>
            <text:p><text:span text:style-name="T101"> deny any log-input</text:span></text:p>
            <text:p><text:span text:style-name="T101">ipv6 access-list &lt;acl name&gt;</text:span></text:p>
            <text:p><text:span text:style-name="T102"> </text:span><text:span text:style-name="T103">remark permit only this IP</text:span><text:span text:style-name="T104"> </text:span></text:p>
            <text:p><text:span text:style-name="T101"> permit &lt;ipv6 address&gt;/&lt;prefix&gt; any</text:span></text:p>
            <text:p><text:span text:style-name="T101"> remark deny other</text:span></text:p>
            <text:p><text:span text:style-name="T101"> deny any any log-input</text:span></text:p>
            <text:p><text:span text:style-name="T105">snmp-server group &lt;group name&gt; v3 priv read </text:span><text:span text:style-name="T106">&lt;view name&gt; </text:span> access &lt;acl name&gt;</text:p>
          </table:table-cell>
          <table:table-cell table:style-name="ce96" office:value-type="string" calcext:value-type="string">
            <text:p>Restrict SNMP only for specific IP addresses with ACL / Obmedzenie SNMP iba pre vybrané IP adresy</text:p>
          </table:table-cell>
          <table:table-cell table:style-name="ce96" office:value-type="string" calcext:value-type="string">
            <text:p>Unauthorized access to SNMP informations / Neoprávnený prístup k SNMP informáciám</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86">CIS Cisco IOS 15 Benchmark v4.0.0 </text:span></text:p>
            <text:p><text:span text:style-name="T87"><text:a xlink:href="https://www.cisecurity.org/cis-benchmarks/#cisco" xlink:type="simple">https://www.cisecurity.org/cis-benchmarks/#cisco</text:a></text:span></text:p>
            <text:p>Cisco Router Hardening</text:p>
          </table:table-cell>
          <table:table-cell table:style-name="ce95" table:number-columns-repeated="3"/>
          <table:table-cell table:number-columns-repeated="1011"/>
        </table:table-row>
        <table:table-row table:style-name="ro5">
          <table:table-cell/>
          <table:table-cell table:style-name="ce129" office:value-type="string" calcext:value-type="string">
            <text:p><text:span text:style-name="T107">snmp-server host</text:span><text:span text:style-name="T108"> &lt;ip adddress&gt; </text:span><text:span text:style-name="T27">traps version 3 priv &lt;user&gt;</text:span></text:p>
            <text:p><text:span text:style-name="T107">snmp-server host</text:span><text:span text:style-name="T108"> &lt;ip adddress&gt; </text:span><text:span text:style-name="T27">version 3 priv &lt;user&gt;</text:span></text:p>
          </table:table-cell>
          <table:table-cell table:style-name="ce96" office:value-type="string" calcext:value-type="string">
            <text:p>Enable SNMP server traps / Povolenie asynchrónnych správ SNMP TRAP</text:p>
          </table:table-cell>
          <table:table-cell table:style-name="ce94" office:value-type="string" calcext:value-type="string">
            <text:p>NONE / NIE JE</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86">CIS Cisco IOS 15 Benchmark v4.0.0 </text:span></text:p>
            <text:p><text:span text:style-name="T87"><text:a xlink:href="https://www.cisecurity.org/cis-benchmarks/#cisco" xlink:type="simple">https://www.cisecurity.org/cis-benchmarks/#cisco</text:a></text:span></text:p>
            <text:p>Cisco Router Hardening</text:p>
            <text:p><text:span text:style-name="T86">NIST</text:span></text:p>
            <text:p><text:span text:style-name="T87"><text:a xlink:href="https://nvlpubs.nist.gov/nistpubs/SpecialPublications/NIST.SP.800-131Ar2.pdf" xlink:type="simple">https://nvlpubs.nist.gov/nistpubs/SpecialPublications/NIST.SP.800-131Ar2.pdf</text:a></text:span></text:p>
            <text:p><text:span text:style-name="T89">CIS Cisco IOS 15 Benchmark v4.0.0  </text:span><text:span text:style-name="T89"><text:a xlink:href="https://www.cisecurity.org/cis-benchmarks/#cisco" xlink:type="simple">https://www.cisecurity.org/cis-benchmarks/#cisco</text:a></text:span></text:p>
            <text:p><text:span text:style-name="T86">Hardening Cisco Routers</text:span></text:p>
          </table:table-cell>
          <table:table-cell table:style-name="ce95" table:number-columns-repeated="3"/>
          <table:table-cell table:number-columns-repeated="1011"/>
        </table:table-row>
        <table:table-row table:style-name="ro7">
          <table:table-cell/>
          <table:table-cell table:style-name="ce130" office:value-type="string" calcext:value-type="string">
            <text:p><text:span text:style-name="T109">snmp-server user &lt;user&gt; &lt;group name&gt; v3 auth sha &lt;password&gt;</text:span><text:span text:style-name="T110"> </text:span><text:span text:style-name="T111">pri aes 128 &lt;password&gt;</text:span></text:p>
          </table:table-cell>
          <table:table-cell table:style-name="ce96" office:value-type="string" calcext:value-type="string">
            <text:p>Setup SNMP v3 user with at least 128bit AES encryption and SHA hash function / Vytvorenie SNMP verzie 3 užívateľa s minimálnym šifrovaním AES 128 bit a hashovacou funkciou SHA</text:p>
          </table:table-cell>
          <table:table-cell table:style-name="ce96" office:value-type="string" calcext:value-type="string">
            <text:p>Eavesdropping SNMP <text:s/>session due to weak encryption and <text:s/>hash / Odpočúvanie SNMP sedenie z dôvodu slabého šifrovania a hashovacej <text:s/>funkcie</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NIST</text:p>
            <text:p><text:a xlink:href="https://nvlpubs.nist.gov/nistpubs/SpecialPublications/NIST.SP.800-131Ar2.pdf" xlink:type="simple">https://nvlpubs.nist.gov/nistpubs/SpecialPublications/NIST.SP.800-131Ar2.pdf</text:a></text:p>
            <text:p>CIS Cisco IOS 15 Benchmark v4.0.0  <text:a xlink:href="https://www.cisecurity.org/cis-benchmarks/#cisco" xlink:type="simple">https://www.cisecurity.org/cis-benchmarks/#cisco</text:a></text:p>
            <text:p>Hardening Cisco Routers</text:p>
          </table:table-cell>
          <table:table-cell table:style-name="ce95" table:number-columns-repeated="3"/>
          <table:table-cell table:number-columns-repeated="1011"/>
        </table:table-row>
        <table:table-row table:style-name="ro10">
          <table:table-cell/>
          <table:table-cell table:style-name="ce131" office:value-type="string" calcext:value-type="string">
            <text:p><text:span text:style-name="T112">snmp-server location &lt;location&gt;</text:span></text:p>
          </table:table-cell>
          <table:table-cell table:style-name="ce96" office:value-type="string" calcext:value-type="string">
            <text:p>Specify SNMP server location / Definovanie lokácie SNMP serveru</text:p>
          </table:table-cell>
          <table:table-cell table:style-name="ce94" office:value-type="string" calcext:value-type="string">
            <text:p>NONE / NIE JE</text:p>
          </table:table-cell>
          <table:table-cell table:style-name="ce95" office:value-type="string" calcext:value-type="string">
            <text:p>Management</text:p>
          </table:table-cell>
          <table:table-cell table:style-name="ce95" office:value-type="string" calcext:value-type="string">
            <text:p>SNMP</text:p>
          </table:table-cell>
          <table:table-cell table:style-name="ce95" office:value-type="string" calcext:value-type="string">
            <text:p>LOW</text:p>
          </table:table-cell>
          <table:table-cell table:number-columns-repeated="2" table:style-name="ce95" office:value-type="string" calcext:value-type="string">
            <text:p>ALL</text:p>
          </table:table-cell>
          <table:table-cell table:style-name="ce115"/>
          <table:table-cell table:style-name="ce95" table:number-columns-repeated="3"/>
          <table:table-cell table:number-columns-repeated="1011"/>
        </table:table-row>
        <table:table-row table:style-name="ro8">
          <table:table-cell/>
          <table:table-cell table:style-name="ce95" office:value-type="string" calcext:value-type="string">
            <text:p>snmp-server trap-source loopback &lt;id&gt;</text:p>
          </table:table-cell>
          <table:table-cell table:style-name="ce96" office:value-type="string" calcext:value-type="string">
            <text:p>Specify loopback source interface for SNMP / <text:s/>Definovanie loopback zdrojového rozhrania pre SNMP</text:p>
          </table:table-cell>
          <table:table-cell table:style-name="ce94" office:value-type="string" calcext:value-type="string">
            <text:p>SNMP source interface is not same on every boot / SNMP zdrojové rozhranie nie je rovnaké pri každom reštarte</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6"/>
          <table:table-cell table:style-name="ce95" table:number-columns-repeated="3"/>
          <table:table-cell table:number-columns-repeated="1011"/>
        </table:table-row>
        <table:table-row table:style-name="ro7">
          <table:table-cell/>
          <table:table-cell table:style-name="ce132" office:value-type="string" calcext:value-type="string">
            <text:p>snmp-server ifindex persist</text:p>
          </table:table-cell>
          <table:table-cell table:style-name="ce99" office:value-type="string" calcext:value-type="string">
            <text:p>SNMP persistent name of interfaces after reboot / SNMP statické nemenné meno rozhrania aj po reštarte zariadenia</text:p>
          </table:table-cell>
          <table:table-cell table:style-name="ce94" office:value-type="string" calcext:value-type="string">
            <text:p>Changing name of interfece between reboots and unable to monitor through SNMP / Zmeny názvov rozhraní medzi reštartami a nemožnosť monitorovanie pomocou SNMP</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6"/>
          <table:table-cell table:style-name="ce95" table:number-columns-repeated="3"/>
          <table:table-cell table:style-name="ce105" office:value-type="string" calcext:value-type="string">
            <text:p>xca3-08, <text:a xlink:href="https://www.cisco.com/c/en/us/td/docs/switches/lan/catalyst6500/ios/12-2SX/configuration/guide/book/ifindx.html" xlink:type="simple">https://www.cisco.com/c/en/us/td/docs/switches/lan/catalyst6500/ios/12-2SX/configuration/guide/book/ifindx.html</text:a></text:p>
          </table:table-cell>
          <table:table-cell table:number-columns-repeated="1010"/>
        </table:table-row>
        <table:table-row table:style-name="ro8">
          <table:table-cell/>
          <table:table-cell table:style-name="ce95" office:value-type="string" calcext:value-type="string">
            <text:p>logging on</text:p>
            <text:p><text:span text:style-name="T92">logging host &lt;ip adddress&gt;</text:span></text:p>
          </table:table-cell>
          <table:table-cell table:style-name="ce100" office:value-type="string" calcext:value-type="string">
            <text:p>Enable SYSLOG logging and set SYSLOG server / Povolenie logovania protokolom SYSLOG a špecifikovanie IP adresy SYSLOG serveru</text:p>
          </table:table-cell>
          <table:table-cell table:style-name="ce94" office:value-type="string" calcext:value-type="string">
            <text:p>Administrator does not know about issues sourcing on device / Administrátor nemá povedomie o problémoch na zariadení</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86">CIS Cisco IOS 15 Benchmark v4.0.0 </text:span></text:p>
            <text:p><text:span text:style-name="T87"><text:a xlink:href="https://www.cisecurity.org/cis-benchmarks/#cisco" xlink:type="simple">https://www.cisecurity.org/cis-benchmarks/#cisco</text:a></text:span></text:p>
            <text:p>Cisco Router Hardening</text:p>
          </table:table-cell>
          <table:table-cell table:style-name="ce95" table:number-columns-repeated="3"/>
          <table:table-cell table:number-columns-repeated="1011"/>
        </table:table-row>
        <table:table-row table:style-name="ro4">
          <table:table-cell/>
          <table:table-cell table:style-name="ce95" office:value-type="string" calcext:value-type="string">
            <text:p>logging trap informational</text:p>
          </table:table-cell>
          <table:table-cell table:style-name="ce100" office:value-type="string" calcext:value-type="string">
            <text:p>Setup SYSLOG logging severity to INFORMATIONAL / Špecifikovanie dôležitosti oznámenií SYSLOG na INFORMATIONAL</text:p>
          </table:table-cell>
          <table:table-cell table:style-name="ce94" office:value-type="string" calcext:value-type="string">
            <text:p>NONE / NIE JE</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CIS Cisco IOS 15 Benchmark v4.0.0 </text:p>
            <text:p><text:span text:style-name="T87"><text:a xlink:href="https://www.cisecurity.org/cis-benchmarks/#cisco" xlink:type="simple">https://www.cisecurity.org/cis-benchmarks/#cisco</text:a></text:span></text:p>
          </table:table-cell>
          <table:table-cell table:style-name="ce95" table:number-columns-repeated="3"/>
          <table:table-cell table:number-columns-repeated="1011"/>
        </table:table-row>
        <table:table-row table:style-name="ro8">
          <table:table-cell/>
          <table:table-cell table:style-name="ce95" office:value-type="string" calcext:value-type="string">
            <text:p>logging source-interface loopback &lt;id&gt;</text:p>
          </table:table-cell>
          <table:table-cell table:style-name="ce110" office:value-type="string" calcext:value-type="string">
            <text:p>Specify loopback source interface for SYSLOG / <text:s/>Definovanie loopback zdrojového rozhrania pre SYSLOG</text:p>
          </table:table-cell>
          <table:table-cell table:style-name="ce94" office:value-type="string" calcext:value-type="string">
            <text:p>SYSLOG source interface is not same on every boot / SYSLOG zdrojové rozhranie nie je rovnaké pri každom reštarte</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Cisco Guide to Harden Cisco IOS Devices</text:p>
            <text:p><text:span text:style-name="T87"><text:a xlink:href="https://www.cisco.com/c/en/us/support/docs/ip/access-lists/13608-21.html" xlink:type="simple">https://www.cisco.com/c/en/us/support/docs/ip/access-lists/13608-21.html</text:a></text:span></text:p>
            <text:p><text:span text:style-name="T86">CIS Cisco IOS 15 Benchmark v4.0.0 </text:span></text:p>
            <text:p><text:span text:style-name="T87"><text:a xlink:href="https://www.cisecurity.org/cis-benchmarks/#cisco" xlink:type="simple">https://www.cisecurity.org/cis-benchmarks/#cisco</text:a></text:span></text:p>
          </table:table-cell>
          <table:table-cell table:style-name="ce95" table:number-columns-repeated="3"/>
          <table:table-cell table:number-columns-repeated="1011"/>
        </table:table-row>
        <table:table-row table:style-name="ro3">
          <table:table-cell/>
          <table:table-cell table:style-name="ce95" office:value-type="string" calcext:value-type="string">
            <text:p><text:span text:style-name="T90">service timestamp log datetime</text:span></text:p>
            <text:p><text:span text:style-name="T90">service timestamp debug datetime</text:span></text:p>
          </table:table-cell>
          <table:table-cell table:style-name="ce100" office:value-type="string" calcext:value-type="string">
            <text:p>Setup time format for logging and debugging information / Definovanie formátu času pre logovacie a ladiace výstupy</text:p>
          </table:table-cell>
          <table:table-cell table:style-name="ce94" office:value-type="string" calcext:value-type="string">
            <text:p>NONE / NIE JE</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86">CIS Cisco IOS 15 Benchmark v4.0.0 </text:span></text:p>
            <text:p><text:span text:style-name="T87"><text:a xlink:href="https://www.cisecurity.org/cis-benchmarks/#cisco" xlink:type="simple">https://www.cisecurity.org/cis-benchmarks/#cisco</text:a></text:span></text:p>
            <text:p>Cisco Router Hardening</text:p>
          </table:table-cell>
          <table:table-cell table:style-name="ce95" table:number-columns-repeated="3"/>
          <table:table-cell table:number-columns-repeated="1011"/>
        </table:table-row>
        <table:table-row table:style-name="ro8">
          <table:table-cell/>
          <table:table-cell table:style-name="ce95" office:value-type="string" calcext:value-type="string">
            <text:p>logging console critical</text:p>
          </table:table-cell>
          <table:table-cell table:style-name="ce100" office:value-type="string" calcext:value-type="string">
            <text:p>Display SYSLOG messages with severity CRITICAL and greater to console / Vypisovanie SYSLOG správ CRITICAL a dôležitejších do terminálu</text:p>
          </table:table-cell>
          <table:table-cell table:style-name="ce94" office:value-type="string" calcext:value-type="string">
            <text:p>NONE / NIE JE</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88">CIS Cisco IOS 15 Benchmark v4.0.0 </text:span></text:p>
            <text:p><text:span text:style-name="T88"><text:a xlink:href="https://www.cisecurity.org/cis-benchmarks/#cisco" xlink:type="simple">https://www.cisecurity.org/cis-benchmarks/#cisco</text:a></text:span></text:p>
          </table:table-cell>
          <table:table-cell table:style-name="ce95" table:number-columns-repeated="3"/>
          <table:table-cell table:number-columns-repeated="1011"/>
        </table:table-row>
        <table:table-row table:style-name="ro1">
          <table:table-cell/>
          <table:table-cell table:style-name="ce95" office:value-type="string" calcext:value-type="string">
            <text:p>logging buffered 64000 6</text:p>
          </table:table-cell>
          <table:table-cell table:style-name="ce100" office:value-type="string" calcext:value-type="string">
            <text:p>Set SYSLOG buffer to enough size and appropriate severity / Definovanie veľkosti SYSLOG buffera dôležitosti oznámení na INFORMATIONAL</text:p>
          </table:table-cell>
          <table:table-cell table:style-name="ce94" office:value-type="string" calcext:value-type="string">
            <text:p>Small SYSLOG buffer drops important messages / Malá vyrovnávacia pamäť pre SYSLOG je dôvodom zahadzovanie správ</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text:span text:style-name="T90">Cisco Guide to Harden Cisco IOS Devices </text:span><text:span text:style-name="T90"><text:a xlink:href="https://www.cisco.com/c/en/us/support/docs/ip/access-lists/13608-21.html" xlink:type="simple">https://www.cisco.com/c/en/us/support/docs/ip/access-lists/13608-21.html</text:a></text:span></text:p>
          </table:table-cell>
          <table:table-cell table:style-name="ce95" table:number-columns-repeated="3"/>
          <table:table-cell table:number-columns-repeated="1011"/>
        </table:table-row>
        <table:table-row table:style-name="ro7">
          <table:table-cell/>
          <table:table-cell table:style-name="ce95" office:value-type="string" calcext:value-type="string">
            <text:p>logging persistent url flash:/syslog</text:p>
          </table:table-cell>
          <table:table-cell table:style-name="ce100" office:value-type="string" calcext:value-type="string">
            <text:p>Setup backup logging location when SYSLOG server is not <text:s/>accessible / Definovanie dočasného úložiska SYSLOG správ v prípade nedostupnosti servera</text:p>
          </table:table-cell>
          <table:table-cell table:style-name="ce94" office:value-type="string" calcext:value-type="string">
            <text:p>Inaccesible SYSLOG server leads to not saving important messages / Neprístupný SYSLOG server spôsobuje zahadzovanie dôležitých syslog správ</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text:span text:style-name="T90">Cisco Guide to Harden Cisco IOS Devices </text:span><text:span text:style-name="T90"><text:a xlink:href="https://www.cisco.com/c/en/us/support/docs/ip/access-lists/13608-21.html" xlink:type="simple">https://www.cisco.com/c/en/us/support/docs/ip/access-lists/13608-21.html</text:a></text:span></text:p>
          </table:table-cell>
          <table:table-cell table:style-name="ce95" table:number-columns-repeated="3"/>
          <table:table-cell table:number-columns-repeated="1011"/>
        </table:table-row>
        <table:table-row table:style-name="ro9">
          <table:table-cell/>
          <table:table-cell table:style-name="ce96" office:value-type="string" calcext:value-type="string">
            <text:p>no CDP run </text:p>
            <text:p>no cdp enable</text:p>
          </table:table-cell>
          <table:table-cell table:style-name="ce100" office:value-type="string" calcext:value-type="string">
            <text:p>Disable discovery protocol CDP / Zakázanie protokolu CDP</text:p>
          </table:table-cell>
          <table:table-cell table:style-name="ce96" office:value-type="string" calcext:value-type="string">
            <text:p>Network scan and information about network by management protocol CDP or usage of their security bugs / Skenovanie a zistenie informácií o sieti za pomoci protokolu CDP a využitie bezpečnostných chýb</text:p>
          </table:table-cell>
          <table:table-cell table:style-name="ce95" office:value-type="string" calcext:value-type="string">
            <text:p>Management</text:p>
          </table:table-cell>
          <table:table-cell table:style-name="ce96" office:value-type="string" calcext:value-type="string">
            <text:p>CD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86">CIS Cisco IOS 15 Benchmark v4.0.0 </text:span></text:p>
            <text:p><text:span text:style-name="T87"><text:a xlink:href="https://www.cisecurity.org/cis-benchmarks/#cisco" xlink:type="simple">https://www.cisecurity.org/cis-benchmarks/#cisco</text:a></text:span></text:p>
            <text:p>Cisco Router Hardening</text:p>
          </table:table-cell>
          <table:table-cell table:style-name="ce95" table:number-columns-repeated="3"/>
          <table:table-cell table:number-columns-repeated="1011"/>
        </table:table-row>
        <table:table-row table:style-name="ro9">
          <table:table-cell/>
          <table:table-cell table:style-name="ce96" office:value-type="string" calcext:value-type="string">
            <text:p>no LLDP run </text:p>
            <text:p>no lldp receive </text:p>
            <text:p>no lldp transmit</text:p>
          </table:table-cell>
          <table:table-cell table:style-name="ce100" office:value-type="string" calcext:value-type="string">
            <text:p>Disable discovery protocol LLDP / Zakázanie protokolu LLDP</text:p>
          </table:table-cell>
          <table:table-cell table:style-name="ce96" office:value-type="string" calcext:value-type="string">
            <text:p>Network scan and information about network by management protocol LLDP or usage of their security bugs / Skenovanie a zistenie informácií o sieti za pomoci protokolu LLDP a využitie bezpečnostných chýb</text:p>
          </table:table-cell>
          <table:table-cell table:style-name="ce95" office:value-type="string" calcext:value-type="string">
            <text:p>Management</text:p>
          </table:table-cell>
          <table:table-cell table:style-name="ce96" office:value-type="string" calcext:value-type="string">
            <text:p>LLD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Cisco CCNA Security Study Guide</text:p>
          </table:table-cell>
          <table:table-cell table:style-name="ce95" table:number-columns-repeated="3"/>
          <table:table-cell table:number-columns-repeated="1011"/>
        </table:table-row>
        <table:table-row table:style-name="ro7">
          <table:table-cell/>
          <table:table-cell table:style-name="ce95" office:value-type="string" calcext:value-type="string">
            <text:p>ntp server &lt;ip adddress&gt;</text:p>
          </table:table-cell>
          <table:table-cell table:style-name="ce96" office:value-type="string" calcext:value-type="string">
            <text:p>Setup NTP to have accurate time for logs / Nastavenie NTP serveru pre aktuálny čas v logoch</text:p>
          </table:table-cell>
          <table:table-cell table:style-name="ce94" office:value-type="string" calcext:value-type="string">
            <text:p>Inconsistency of logs time and hard to associate them with relevant incidents / Nekonzistencia časov v logoch a problém pričlenenia logov k relevantným incidentom</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86">Network Security Auditing</text:span></text:p>
            <text:p>Cisco Guide to Harden Cisco IOS Devices</text:p>
            <text:p><text:span text:style-name="T87"><text:a xlink:href="https://www.cisco.com/c/en/us/support/docs/ip/access-lists/13608-21.html" xlink:type="simple">https://www.cisco.com/c/en/us/support/docs/ip/access-lists/13608-21.html</text:a></text:span></text:p>
            <text:p><text:span text:style-name="T86">CIS Cisco IOS 15 Benchmark v4.0.0 </text:span></text:p>
            <text:p><text:span text:style-name="T87"><text:a xlink:href="https://www.cisecurity.org/cis-benchmarks/#cisco" xlink:type="simple">https://www.cisecurity.org/cis-benchmarks/#cisco</text:a></text:span></text:p>
          </table:table-cell>
          <table:table-cell table:style-name="ce95" table:number-columns-repeated="3"/>
          <table:table-cell table:number-columns-repeated="1011"/>
        </table:table-row>
        <table:table-row table:style-name="ro1">
          <table:table-cell/>
          <table:table-cell table:style-name="ce133" office:value-type="string" calcext:value-type="string">
            <text:p>ntp authenticate</text:p>
            <text:p><text:span text:style-name="T113">ntp authentication-key 1 md5 &lt;password&gt;</text:span></text:p>
            <text:p><text:span text:style-name="T113">trusted-key 1</text:span></text:p>
          </table:table-cell>
          <table:table-cell table:style-name="ce96" office:value-type="string" calcext:value-type="string">
            <text:p>Setup NTP authentication / Nastavenie NTP autentizácie</text:p>
          </table:table-cell>
          <table:table-cell table:style-name="ce94" office:value-type="string" calcext:value-type="string">
            <text:p>Connecting server with same allowed IP address but wrong time / Pripojenie servera s rovnakou IP adresou, ale falošným časom</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86">Network Security Auditing</text:span></text:p>
            <text:p>Cisco Guide to Harden Cisco IOS Devices</text:p>
            <text:p><text:span text:style-name="T87"><text:a xlink:href="https://www.cisco.com/c/en/us/support/docs/ip/access-lists/13608-21.html" xlink:type="simple">https://www.cisco.com/c/en/us/support/docs/ip/access-lists/13608-21.html</text:a></text:span></text:p>
            <text:p><text:span text:style-name="T86">CIS Cisco IOS 15 Benchmark v4.0.0 </text:span></text:p>
            <text:p><text:span text:style-name="T87"><text:a xlink:href="https://www.cisecurity.org/cis-benchmarks/#cisco" xlink:type="simple">https://www.cisecurity.org/cis-benchmarks/#cisco</text:a></text:span></text:p>
          </table:table-cell>
          <table:table-cell table:style-name="ce95" table:number-columns-repeated="3"/>
          <table:table-cell table:number-columns-repeated="1011"/>
        </table:table-row>
        <table:table-row table:style-name="ro8">
          <table:table-cell/>
          <table:table-cell table:style-name="ce133" office:value-type="string" calcext:value-type="string">
            <text:p>ntp source loopback &lt;id&gt;</text:p>
          </table:table-cell>
          <table:table-cell table:style-name="ce110" office:value-type="string" calcext:value-type="string">
            <text:p>Specify loopback source interface for NTP / <text:s/>Definovanie loopback zdrojového rozhrania pre NT</text:p>
          </table:table-cell>
          <table:table-cell table:style-name="ce94" office:value-type="string" calcext:value-type="string">
            <text:p>NTP source interface is not same on every boot / NTP zdrojové rozhranie nie je rovnaké pri každom reštarte</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86">Network Security Auditing</text:span></text:p>
            <text:p>Cisco Guide to Harden Cisco IOS Devices</text:p>
            <text:p><text:span text:style-name="T87"><text:a xlink:href="https://www.cisco.com/c/en/us/support/docs/ip/access-lists/13608-21.html" xlink:type="simple">https://www.cisco.com/c/en/us/support/docs/ip/access-lists/13608-21.html</text:a></text:span></text:p>
            <text:p><text:span text:style-name="T86">CIS Cisco IOS 15 Benchmark v4.0.0 </text:span></text:p>
            <text:p><text:span text:style-name="T87"><text:a xlink:href="https://www.cisecurity.org/cis-benchmarks/#cisco" xlink:type="simple">https://www.cisecurity.org/cis-benchmarks/#cisco</text:a></text:span></text:p>
          </table:table-cell>
          <table:table-cell table:style-name="ce95" table:number-columns-repeated="3"/>
          <table:table-cell table:number-columns-repeated="1011"/>
        </table:table-row>
        <table:table-row table:style-name="ro8">
          <table:table-cell/>
          <table:table-cell table:style-name="ce134" office:value-type="string" calcext:value-type="string">
            <text:p><text:span text:style-name="T114">ntp server </text:span><text:span text:style-name="T115">&lt;ip adddress&gt; </text:span>version 4</text:p>
          </table:table-cell>
          <table:table-cell table:style-name="ce96" office:value-type="string" calcext:value-type="string">
            <text:p>Use NTP v4 / Použitie NTP verzie 4</text:p>
          </table:table-cell>
          <table:table-cell table:style-name="ce94" office:value-type="string" calcext:value-type="string">
            <text:p><text:span text:style-name="T86">NTP stronger security (pub/priv key)</text:span> and IPv6 support / Väčšia bezpečnosť (pub/priv key) NTP a podpora IPv6</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7" office:value-type="string" calcext:value-type="string">
            <text:p><text:a xlink:href="https://www.cisco.com/c/en/us/td/docs/ios-xml/ios/bsm/configuration/15-2mt/ip6-ntpv4.html#GUID-DEEA332A-22EC-4742-8A68-94D5DFDB9BFA" xlink:type="simple">https://www.cisco.com/c/en/us/td/docs/ios-xml/ios/bsm/configuration/15-2mt/ip6-ntpv4.html#GUID-DEEA332A-22EC-4742-8A68-94D5DFDB9BFA</text:a></text:p>
          </table:table-cell>
          <table:table-cell table:style-name="ce95" table:number-columns-repeated="3"/>
          <table:table-cell table:number-columns-repeated="1011"/>
        </table:table-row>
        <table:table-row table:style-name="ro9">
          <table:table-cell/>
          <table:table-cell table:style-name="ce95" office:value-type="string" calcext:value-type="string">
            <text:p><text:span text:style-name="T92">ntp peer &lt;ip adddress&gt;</text:span></text:p>
            <text:p><text:span text:style-name="T92">ip access-list standard &lt;acl name&gt;</text:span></text:p>
            <text:p><text:span text:style-name="T102"> </text:span><text:span text:style-name="T103">remark permit only this IP</text:span><text:span text:style-name="T104"> </text:span></text:p>
            <text:p><text:span text:style-name="T92"> permit &lt;ip adddress&gt; &lt;wildcard mask&gt;</text:span></text:p>
            <text:p><text:span text:style-name="T102"> </text:span><text:span text:style-name="T103">remark deny other</text:span><text:span text:style-name="T104"> </text:span></text:p>
            <text:p> deny any log-input</text:p>
            <text:p>ntp access-group serve-only &lt;acl name&gt;</text:p>
            <text:p><text:span text:style-name="T95">interface &lt;interface name&gt; &lt;interface id&gt;</text:span></text:p>
            <text:p> ntp disable</text:p>
          </table:table-cell>
          <table:table-cell table:style-name="ce96" office:value-type="string" calcext:value-type="string">
            <text:p>Setup NTP peer relationship to have cross validation of time and backup source / Nastavenie NTP peer s inými sieťovými zariadeniami na krížovú validáciu času a záložný zdroj času</text:p>
          </table:table-cell>
          <table:table-cell table:style-name="ce94" office:value-type="string" calcext:value-type="string">
            <text:p>NONE / NIE JE</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96" office:value-type="string" calcext:value-type="string">
            <text:p>Hardening Cisco Routers</text:p>
          </table:table-cell>
          <table:table-cell table:style-name="ce95" table:number-columns-repeated="3"/>
          <table:table-cell table:style-name="ce105" office:value-type="string" calcext:value-type="string">
            <text:p><text:a xlink:href="https://blog.ine.com/2008/07/28/ntp-access-control" xlink:type="simple">https://blog.ine.com/2008/07/28/ntp-access-control</text:a>, <text:a xlink:href="https://www.ccexpert.us/global-configuration/configuring-ntp-access-restrictions.html" xlink:type="simple">https://www.ccexpert.us/global-configuration/configuring-ntp-access-restrictions.html</text:a>, <text:a xlink:href="http://www.n-cg.net/CiscoNTP.htm" xlink:type="simple">http://www.n-cg.net/CiscoNTP.htm</text:a>, <text:a xlink:href="https://mrncciew.com/2013/04/28/ntp-basics/" xlink:type="simple">https://mrncciew.com/2013/04/28/ntp-basics/</text:a>, <text:a xlink:href="https://community/" xlink:type="simple">https://community</text:a>.cisco.com/t5/routing/ntp-access-group/td-p/1253447 <text:a xlink:href="https://blog.noblinkyblinky.com/2019/08/02/configuring-ntp-on-a-cisco-device/" xlink:type="simple">https://blog.noblinkyblinky.com/2019/08/02/configuring-ntp-on-a-cisco-device/</text:a></text:p>
          </table:table-cell>
          <table:table-cell table:number-columns-repeated="1010"/>
        </table:table-row>
        <table:table-row table:style-name="ro9">
          <table:table-cell/>
          <table:table-cell table:style-name="ce135" office:value-type="string" calcext:value-type="string">
            <text:p><text:span text:style-name="T116">interface &lt;interface name&gt; &lt;interface id&gt;</text:span></text:p>
            <text:p><text:span text:style-name="T116"> shutdown</text:span></text:p>
          </table:table-cell>
          <table:table-cell table:style-name="ce96" office:value-type="string" calcext:value-type="string">
            <text:p>Explicit shutdown unused interfaces / Explicitne zakázať nepoužívané porty</text:p>
          </table:table-cell>
          <table:table-cell table:style-name="ce100" office:value-type="string" calcext:value-type="string">
            <text:p>Attacker with physical access to device or port can connect to device and can eavesdrop or send malicious content / Útočník s fyzickým prístupom k zariadeniu alebo portu môže odpočúvať alebo posielať škodlivý obsah</text:p>
          </table:table-cell>
          <table:table-cell table:style-name="ce96" office:value-type="string" calcext:value-type="string">
            <text:p>Data</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Cisco Router Hardening</text:p>
            <text:p>Network Security Auditing</text:p>
          </table:table-cell>
          <table:table-cell table:style-name="ce95" table:number-columns-repeated="3"/>
          <table:table-cell table:number-columns-repeated="1011"/>
        </table:table-row>
        <table:table-row table:style-name="ro8">
          <table:table-cell/>
          <table:table-cell table:style-name="ce95" office:value-type="string" calcext:value-type="string">
            <text:p>interface loopback &lt;id&gt;</text:p>
            <text:p>ip address &lt;ip paddress&gt;</text:p>
          </table:table-cell>
          <table:table-cell table:style-name="ce96" office:value-type="string" calcext:value-type="string">
            <text:p>Create Loopback interface with IP address / Vytvorť Loopback rozhranie s IP adresou</text:p>
          </table:table-cell>
          <table:table-cell table:style-name="ce94" office:value-type="string" calcext:value-type="string">
            <text:p>Source interface for management and control plane protocols / Zdrojové rozhranie pre management a control protokoly</text:p>
          </table:table-cell>
          <table:table-cell table:style-name="ce96" office:value-type="string" calcext:value-type="string">
            <text:p>Management / Control</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88">CIS Cisco IOS 15 Benchmark v4.0.0 </text:span></text:p>
            <text:p><text:span text:style-name="T88"><text:a xlink:href="https://www.cisecurity.org/cis-benchmarks/#cisco" xlink:type="simple">https://www.cisecurity.org/cis-benchmarks/#cisco</text:a></text:span></text:p>
          </table:table-cell>
          <table:table-cell table:style-name="ce95" table:number-columns-repeated="3"/>
          <table:table-cell table:number-columns-repeated="1011"/>
        </table:table-row>
        <table:table-row table:style-name="ro7">
          <table:table-cell/>
          <table:table-cell table:style-name="ce95" office:value-type="string" calcext:value-type="string">
            <text:p>ip access-list standard &lt;acl name&gt;</text:p>
            <text:p>  remark Deny SNMP from VLAN 20</text:p>
            <text:p>  deny ip &lt;ip address&gt; &lt;wildcard mask&gt;</text:p>
            <text:p/>
            <text:p><text:span text:style-name="T92">ipv6 access-list &lt;acl name&gt;</text:span></text:p>
            <text:p><text:span text:style-name="T92">  remark Deny SNMP from VLAN 20</text:span></text:p>
            <text:p><text:span text:style-name="T92">  deny &lt;ipv6 address&gt; &lt;prefix&gt; any</text:span></text:p>
          </table:table-cell>
          <table:table-cell table:style-name="ce96" office:value-type="string" calcext:value-type="string">
            <text:p>Description of every ACL member to better identification / Popis každého pravidla v ACL pre lepšiu identifikáciu</text:p>
          </table:table-cell>
          <table:table-cell table:style-name="ce94" office:value-type="string" calcext:value-type="string">
            <text:p>ACL rule identification / Identifikácia pravidla v ACL</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text:span text:style-name="T89">Cisco Guide to Harden Cisco IOS Devices </text:span><text:span text:style-name="T89"><text:a xlink:href="https://www.cisco.com/c/en/us/support/docs/ip/access-lists/13608-21.html" xlink:type="simple">https://www.cisco.com/c/en/us/support/docs/ip/access-lists/13608-21.html</text:a></text:span></text:p>
          </table:table-cell>
          <table:table-cell table:style-name="ce95" table:number-columns-repeated="3"/>
          <table:table-cell table:number-columns-repeated="1011"/>
        </table:table-row>
        <table:table-row table:style-name="ro4">
          <table:table-cell/>
          <table:table-cell table:style-name="ce95" office:value-type="string" calcext:value-type="string">
            <text:p><text:span text:style-name="T95">interface &lt;interface name&gt; &lt;interface id&gt;</text:span></text:p>
            <text:p> description PRODUCTION_SERVER</text:p>
          </table:table-cell>
          <table:table-cell table:style-name="ce96" office:value-type="string" calcext:value-type="string">
            <text:p>Descption of every interface / Popis každého rozhrania</text:p>
          </table:table-cell>
          <table:table-cell table:style-name="ce94" office:value-type="string" calcext:value-type="string">
            <text:p>Interface identification / Indentifikácia rozhra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118"/>
          <table:table-cell table:number-columns-repeated="1014"/>
        </table:table-row>
        <table:table-row table:style-name="ro8">
          <table:table-cell/>
          <table:table-cell table:style-name="ce95" office:value-type="string" calcext:value-type="string">
            <text:p>ip ssh source-interface loopback &lt;id&gt;</text:p>
          </table:table-cell>
          <table:table-cell table:style-name="ce96" office:value-type="string" calcext:value-type="string">
            <text:p>Specify loopback source interface for SSH / <text:s/>Definovanie loopback zdrojového rozhrania pre SSH</text:p>
          </table:table-cell>
          <table:table-cell table:style-name="ce94" office:value-type="string" calcext:value-type="string">
            <text:p>SSH source interface is not same on every boot / SSH zdrojové rozhranie nie je rovnaké pri každom reštarte</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119"/>
          <table:table-cell table:number-columns-repeated="1014"/>
        </table:table-row>
        <table:table-row table:style-name="ro18">
          <table:table-cell/>
          <table:table-cell table:style-name="ce95" office:value-type="string" calcext:value-type="string">
            <text:p>ip ssh port 2223</text:p>
            <text:p/>
            <text:p>OR</text:p>
            <text:p/>
            <text:p>ip access-list extended &lt;acl name&gt;</text:p>
            <text:p> remark *** KNOCK ***</text:p>
            <text:p><text:span text:style-name="T92"> permit udp any any</text:span> eq 65535 log-input</text:p>
            <text:p> remark *** TRUSTED ***</text:p>
            <text:p><text:span text:style-name="T92"> permit tcp any any </text:span>established</text:p>
            <text:p> remark *** DENIED ***</text:p>
            <text:p> deny   tcp any any log input</text:p>
            <text:p> remark *** PERMITED ***</text:p>
            <text:p><text:span text:style-name="T92"> permit ip any any</text:span></text:p>
            <text:p> </text:p>
            <text:p>!! WAN Interface !!</text:p>
            <text:p> </text:p>
            <text:p><text:span text:style-name="T95">interface &lt;interface name&gt; &lt;interface id&gt;</text:span></text:p>
            <text:p> ip access-group &lt;acl name&gt;</text:p>
            <text:p> ipv6 traffic-filter &lt;acl name&gt;</text:p>
            <text:p> </text:p>
            <text:p>!! KNOCK_ACL env Variable !!</text:p>
            <text:p> </text:p>
            <text:p>event manager environment &lt;env name&gt; &lt;acl name&gt;</text:p>
            <text:p> </text:p>
            <text:p>!! Port Knocking EEM applet !!</text:p>
            <text:p> </text:p>
            <text:p>event manager applet KNOCK</text:p>
            <text:p> event syslog pattern "%SEC-6-IPACCESSLOGP: list $KNOCK_ACL permitted *"</text:p>
            <text:p> action 1.0 regexp "[0-9]+\.[0-9]+\.[0-9]+\.[0-9]+" $_syslog_msg ADDR</text:p>
            <text:p> action 1.1 regexp "\([0-9]+\)," "$_syslog_msg" PORT</text:p>
            <text:p> action 1.2 regexp "[0-9]+" "$PORT" PORT </text:p>
            <text:p> action 2.0 syslog msg "Received a knock from $ADDR on port $PORT..."</text:p>
            <text:p> action 2.1 syslog msg "Adding $ADDR to the $KNOCK_ACL ACL"</text:p>
            <text:p> action 3.0 cli command "enable"</text:p>
            <text:p> action 3.1 cli command "configure terminal"</text:p>
            <text:p> action 3.2 cli command "ip access-list extended $KNOCK_ACL"</text:p>
            <text:p> action 3.3 cli command "1 permit tcp host $ADDR any eq 22"</text:p>
            <text:p> action 4.0 WAIT 15</text:p>
            <text:p> action 5.0 syslog msg "Removing $ADDR to the $KNOCK_ACL ACL"</text:p>
            <text:p> action 6.0 cli command "no permit tcp host $ADDR any eq 22"</text:p>
            <text:p> action 6.1 cli command "exit"</text:p>
          </table:table-cell>
          <table:table-cell table:style-name="ce96" office:value-type="string" calcext:value-type="string">
            <text:p>Specify different port for SSH or apply port knocking / Špecifikovanie iného portu pre SSH ako štandardného alebo aplikovanie port knocking</text:p>
          </table:table-cell>
          <table:table-cell table:style-name="ce96" office:value-type="string" calcext:value-type="string">
            <text:p>DOS on standard SSH port 22 / DOS útok na štandardný SSH port 22</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119"/>
          <table:table-cell table:number-columns-repeated="1014"/>
        </table:table-row>
        <table:table-row table:style-name="ro5">
          <table:table-cell/>
          <table:table-cell table:style-name="ce95" office:value-type="string" calcext:value-type="string">
            <text:p><text:span text:style-name="T92">line vty &lt;num&gt; &lt;num&gt;</text:span></text:p>
            <text:p> transport output none</text:p>
            <text:p><text:span text:style-name="T92">line tty &lt;num&gt; &lt;num&gt;</text:span></text:p>
            <text:p><text:span text:style-name="T92"> transport output none</text:span></text:p>
            <text:p><text:span text:style-name="T92">line con &lt;num&gt;</text:span></text:p>
            <text:p><text:span text:style-name="T92"> transport output none</text:span></text:p>
            <text:p><text:span text:style-name="T92">line aux &lt;num&gt;</text:span></text:p>
            <text:p><text:span text:style-name="T92"> transport output none</text:span></text:p>
          </table:table-cell>
          <table:table-cell table:style-name="ce96" office:value-type="string" calcext:value-type="string">
            <text:p>Disable outbound management connections when not used (telnet, etc.)/ Vypnutie odchádzajúcich spojení pre protokoly na manažment zariadení pokiaľ sa nepoužívajú (telnet a pod.)</text:p>
          </table:table-cell>
          <table:table-cell table:style-name="ce101" office:value-type="string" calcext:value-type="string">
            <text:p>Unauthorized access to management of device <text:s/>/ Nepovolený prístup k manažmentu konfigurácie zariadenia</text:p>
          </table:table-cell>
          <table:table-cell table:style-name="ce96" office:value-type="string" calcext:value-type="string">
            <text:p>Management</text:p>
          </table:table-cell>
          <table:table-cell table:style-name="ce96" office:value-type="string" calcext:value-type="string">
            <text:p>TELNET</text:p>
            <text:p>SSH</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89">Cisco Guide to Harden Cisco IOS Devices </text:span><text:span text:style-name="T89"><text:a xlink:href="https://www.cisco.com/c/en/us/support/docs/ip/access-lists/13608-21.html" xlink:type="simple">https://www.cisco.com/c/en/us/support/docs/ip/access-lists/13608-21.html</text:a></text:span></text:p>
          </table:table-cell>
          <table:table-cell table:style-name="ce95" table:number-columns-repeated="4"/>
          <table:table-cell table:number-columns-repeated="1010"/>
        </table:table-row>
        <table:table-row table:style-name="ro8">
          <table:table-cell/>
          <table:table-cell table:style-name="ce95" office:value-type="string" calcext:value-type="string">
            <text:p>ip scp server enable</text:p>
            <text:p>copy startup-config scp://&lt;username&gt;@&lt;ip address&gt;/backup</text:p>
          </table:table-cell>
          <table:table-cell table:style-name="ce96" office:value-type="string" calcext:value-type="string">
            <text:p>Enable backup secure server backup (SFTP, SCP)/ Zapnutie zabezpečenej zálohy na server (SFTP, SCP)</text:p>
          </table:table-cell>
          <table:table-cell table:style-name="ce96" office:value-type="string" calcext:value-type="string">
            <text:p>Eavesdropping of device configurations during backup / Odpočuvanie konfigurácií zariadení pri záloh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89">Cisco Guide to Harden Cisco IOS Devices </text:span><text:span text:style-name="T89"><text:a xlink:href="https://www.cisco.com/c/en/us/support/docs/ip/access-lists/13608-21.html" xlink:type="simple">https://www.cisco.com/c/en/us/support/docs/ip/access-lists/13608-21.html</text:a></text:span></text:p>
            <text:p><text:span text:style-name="T87"><text:a xlink:href="https://www.cisco.com/c/en/us/td/docs/ios-xml/ios/sec_usr_ssh/configuration/xe-3s/sec-usr-ssh-xe-3s-book/sec-usr-ssh-sec-copy.pdf" xlink:type="simple">https://www.cisco.com/c/en/us/td/docs/ios-xml/ios/sec_usr_ssh/configuration/xe-3s/sec-usr-ssh-xe-3s-book/sec-usr-ssh-sec-copy.pdf</text:a></text:span></text:p>
          </table:table-cell>
          <table:table-cell table:style-name="ce95" table:number-columns-repeated="3"/>
          <table:table-cell table:style-name="ce96" office:value-type="string" calcext:value-type="string">
            <text:p><text:span text:style-name="T89">Cisco Guide to Harden Cisco IOS Devices </text:span><text:span text:style-name="T89"><text:a xlink:href="https://www.cisco.com/c/en/us/support/docs/ip/access-lists/13608-21.html" xlink:type="simple">https://www.cisco.com/c/en/us/support/docs/ip/access-lists/13608-21.html</text:a></text:span></text:p>
            <text:p><text:span text:style-name="T87"><text:a xlink:href="https://www.cisco.com/c/en/us/td/docs/ios-xml/ios/sec_usr_ssh/configuration/xe-3s/sec-usr-ssh-xe-3s-book/sec-usr-ssh-sec-copy.pdf" xlink:type="simple">https://www.cisco.com/c/en/us/td/docs/ios-xml/ios/sec_usr_ssh/configuration/xe-3s/sec-usr-ssh-xe-3s-book/sec-usr-ssh-sec-copy.pdf</text:a></text:span></text:p>
          </table:table-cell>
          <table:table-cell table:number-columns-repeated="1010"/>
        </table:table-row>
        <table:table-row table:style-name="ro10">
          <table:table-cell/>
          <table:table-cell table:style-name="Default" table:number-columns-repeated="13"/>
          <table:table-cell table:number-columns-repeated="1010"/>
        </table:table-row>
        <table:table-row table:style-name="ro4">
          <table:table-cell/>
          <table:table-cell table:style-name="ce96" office:value-type="string" calcext:value-type="string">
            <text:p>secure boot config</text:p>
          </table:table-cell>
          <table:table-cell table:style-name="ce96" office:value-type="string" calcext:value-type="string">
            <text:p>Enable protection to deletion of configuration / Zapnutie ochrany pred výmazom konfigurácie</text:p>
          </table:table-cell>
          <table:table-cell table:style-name="ce96" office:value-type="string" calcext:value-type="string">
            <text:p>Deletion of configuration / Vymazanie konfiguráci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CCNA SECURITY STUDY GUIDE</text:p>
          </table:table-cell>
          <table:table-cell table:style-name="ce95" table:number-columns-repeated="4"/>
          <table:table-cell table:number-columns-repeated="1010"/>
        </table:table-row>
        <table:table-row table:style-name="ro11">
          <table:table-cell/>
          <table:table-cell table:style-name="ce96" office:value-type="string" calcext:value-type="string">
            <text:p><text:span text:style-name="T117">archive</text:span></text:p>
            <text:p><text:span text:style-name="T118">write-memory</text:span></text:p>
            <text:p><text:span text:style-name="T119">time-period &lt;num&gt;</text:span></text:p>
            <text:p><text:span text:style-name="T119">log changes</text:span></text:p>
            <text:p><text:span text:style-name="T119">log config</text:span></text:p>
            <text:p><text:span text:style-name="T119">logging enable</text:span></text:p>
            <text:p><text:span text:style-name="T119">logging size &lt;num&gt;</text:span></text:p>
            <text:p><text:span text:style-name="T119">hidekeys</text:span></text:p>
            <text:p><text:span text:style-name="T119">notify syslog</text:span></text:p>
            <text:p><text:span text:style-name="T119">maximum &lt;num&gt;</text:span></text:p>
          </table:table-cell>
          <table:table-cell table:style-name="ce96" office:value-type="string" calcext:value-type="string">
            <text:p>Periodically save configuration for easy rollback, log changes of it / Periodické zálohovanie konfigurácie a logovanie jej zmien</text:p>
          </table:table-cell>
          <table:table-cell table:style-name="ce96" office:value-type="string" calcext:value-type="string">
            <text:p>Ability to get diff of changes of configuration and rollback / Možnosť urobiť diff zmien konfigurácií a jej návrat</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CCNA SECURITY STUDY GUIDE</text:p>
            <text:p><text:span text:style-name="T89">Cisco Guide to Harden Cisco IOS Devices </text:span><text:span text:style-name="T89"><text:a xlink:href="https://www.cisco.com/c/en/us/support/docs/ip/access-lists/13608-21.html" xlink:type="simple">https://www.cisco.com/c/en/us/support/docs/ip/access-lists/13608-21.html</text:a></text:span></text:p>
          </table:table-cell>
          <table:table-cell table:style-name="ce95" table:number-columns-repeated="3"/>
          <table:table-cell table:style-name="ce96" office:value-type="string" calcext:value-type="string">
            <text:p>Xca3-08 + xca5</text:p>
          </table:table-cell>
          <table:table-cell table:number-columns-repeated="1010"/>
        </table:table-row>
        <table:table-row table:style-name="ro8">
          <table:table-cell/>
          <table:table-cell table:style-name="ce95" office:value-type="string" calcext:value-type="string">
            <text:p>ip access-list standard &lt;acl name&gt;</text:p>
            <text:p> deny any log-input</text:p>
            <text:p/>
            <text:p><text:span text:style-name="T92">ipv6 access-list &lt;acl name&gt;</text:span></text:p>
            <text:p><text:span text:style-name="T92"> deny any any log-input</text:span></text:p>
          </table:table-cell>
          <table:table-cell table:style-name="ce100" office:value-type="string" calcext:value-type="string">
            <text:p>Log Deny rules from ACL / Logovanie pravidiel zahodenia paketov v ACL</text:p>
          </table:table-cell>
          <table:table-cell table:style-name="ce96" office:value-type="string" calcext:value-type="string">
            <text:p>DOS attack or trying to access what is not permited <text:s/>/ DOS útok alebo pokus o prístup k tomu, čo nie je povolené</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Hardening Cisco Routers</text:p>
          </table:table-cell>
          <table:table-cell table:style-name="ce95" table:number-columns-repeated="4"/>
          <table:table-cell table:number-columns-repeated="1010"/>
        </table:table-row>
        <table:table-row table:style-name="ro3">
          <table:table-cell/>
          <table:table-cell table:style-name="ce96" office:value-type="string" calcext:value-type="string">
            <text:p>memory free low-watermark processor &lt;threshold&gt;</text:p>
            <text:p><text:span text:style-name="T86">memory free low-watermark io &lt;threshold&gt;</text:span></text:p>
          </table:table-cell>
          <table:table-cell table:style-name="ce96" office:value-type="string" calcext:value-type="string">
            <text:p>Setup notification when memory is running low / Nastavenie notifikácie pri dochádzaní pamäte</text:p>
          </table:table-cell>
          <table:table-cell table:style-name="ce96" office:value-type="string" calcext:value-type="string">
            <text:p>Memory is running low / Nízky stav voľnej pamät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89">Cisco Guide to Harden Cisco IOS Devices </text:span><text:span text:style-name="T89"><text:a xlink:href="https://www.cisco.com/c/en/us/support/docs/ip/access-lists/13608-21.html" xlink:type="simple">https://www.cisco.com/c/en/us/support/docs/ip/access-lists/13608-21.html</text:a></text:span></text:p>
            <text:p><text:span text:style-name="T86">Cisco SAFE Reference Guide</text:span></text:p>
          </table:table-cell>
          <table:table-cell table:style-name="ce95" table:number-columns-repeated="4"/>
          <table:table-cell table:number-columns-repeated="1010"/>
        </table:table-row>
        <table:table-row table:style-name="ro1">
          <table:table-cell/>
          <table:table-cell table:style-name="ce96" office:value-type="string" calcext:value-type="string">
            <text:p>memory reserve critical &lt;value&gt; </text:p>
          </table:table-cell>
          <table:table-cell table:style-name="ce100" office:value-type="string" calcext:value-type="string">
            <text:p>Reserve memory for critical notifications when memory is running low / Rezervovanie pamäte pre kritické notifikácie pri nedostatku pamäte</text:p>
          </table:table-cell>
          <table:table-cell table:style-name="ce96" office:value-type="string" calcext:value-type="string">
            <text:p>Log notifications cannot be logged when memory is running low / Logovacie správy nemôžu byť zaznamenané kvôli nedostatku pamät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89">Cisco Guide to Harden Cisco IOS Devices </text:span><text:span text:style-name="T89"><text:a xlink:href="https://www.cisco.com/c/en/us/support/docs/ip/access-lists/13608-21.html" xlink:type="simple">https://www.cisco.com/c/en/us/support/docs/ip/access-lists/13608-21.html</text:a></text:span></text:p>
            <text:p><text:span text:style-name="T86">Cisco SAFE Reference Guide</text:span></text:p>
          </table:table-cell>
          <table:table-cell table:style-name="ce95" table:number-columns-repeated="4"/>
          <table:table-cell table:number-columns-repeated="1010"/>
        </table:table-row>
        <table:table-row table:style-name="ro1">
          <table:table-cell/>
          <table:table-cell table:style-name="ce95" office:value-type="string" calcext:value-type="string">
            <text:p><text:span text:style-name="T120">snmp-server enable traps cpu threshold</text:span></text:p>
            <text:p><text:span text:style-name="T120">snmp-server host &lt;ip adddress&gt; version 3 priv &lt;user&gt; cpu</text:span></text:p>
            <text:p><text:span text:style-name="T120">process cpu threshold type &lt;type&gt; rising &lt;percentage&gt; interval &lt;seconds&gt;</text:span></text:p>
            <text:p><text:span text:style-name="T86">process cpu statistics limit entry-percentage </text:span></text:p>
            <text:p/>
            <text:p/>
          </table:table-cell>
          <table:table-cell table:style-name="ce96" office:value-type="string" calcext:value-type="string">
            <text:p>Setup notification when CPU is high loaded <text:s/>/ Nastavenie notifikácie vysokom zaťažení CPU</text:p>
          </table:table-cell>
          <table:table-cell table:style-name="ce96" office:value-type="string" calcext:value-type="string">
            <text:p>CPU is load is high / Vysoké zaťaženie CPU</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89">Cisco Guide to Harden Cisco IOS Devices </text:span><text:span text:style-name="T89"><text:a xlink:href="https://www.cisco.com/c/en/us/support/docs/ip/access-lists/13608-21.html" xlink:type="simple">https://www.cisco.com/c/en/us/support/docs/ip/access-lists/13608-21.html</text:a></text:span></text:p>
            <text:p><text:span text:style-name="T86">Cisco SAFE Reference Guide</text:span></text:p>
          </table:table-cell>
          <table:table-cell table:style-name="ce95" table:number-columns-repeated="4"/>
          <table:table-cell table:number-columns-repeated="1010"/>
        </table:table-row>
        <table:table-row table:style-name="ro1">
          <table:table-cell/>
          <table:table-cell table:style-name="ce96" office:value-type="string" calcext:value-type="string">
            <text:p>memory reserve console 4096</text:p>
          </table:table-cell>
          <table:table-cell table:style-name="ce96" office:value-type="string" calcext:value-type="string">
            <text:p>Reserve memory for management connection when memory is running low / Rezervovanie pamäte preprotokoly na manažment zariadení pri nedostatku pamäte</text:p>
          </table:table-cell>
          <table:table-cell table:style-name="ce96" office:value-type="string" calcext:value-type="string">
            <text:p>High load of device caused inability to log into it / Vysoké zaťaženie zariadenia spôsobilo nemožnosť prihlásenia k nemu</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89">Cisco Guide to Harden Cisco IOS Devices </text:span><text:span text:style-name="T89"><text:a xlink:href="https://www.cisco.com/c/en/us/support/docs/ip/access-lists/13608-21.html" xlink:type="simple">https://www.cisco.com/c/en/us/support/docs/ip/access-lists/13608-21.html</text:a></text:span></text:p>
          </table:table-cell>
          <table:table-cell table:style-name="ce95" table:number-columns-repeated="4"/>
          <table:table-cell table:number-columns-repeated="1010"/>
        </table:table-row>
        <table:table-row table:style-name="ro3">
          <table:table-cell/>
          <table:table-cell table:style-name="ce96" office:value-type="string" calcext:value-type="string">
            <text:p>exception memory ignore overflow io</text:p>
            <text:p><text:span text:style-name="T86">exception memory ignore overflow processor</text:span></text:p>
            <text:p><text:span text:style-name="T86">exception crashinfo maximum files &lt;number-of-files&gt;</text:span></text:p>
          </table:table-cell>
          <table:table-cell table:style-name="ce100" office:value-type="string" calcext:value-type="string">
            <text:p>Enable mechanisms for memory leak detection / Povoliť mechanizmy na detekciu pretečenia pamäte</text:p>
          </table:table-cell>
          <table:table-cell table:style-name="ce96" office:value-type="string" calcext:value-type="string">
            <text:p>Memory leak / Pretečenie pamät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89">Cisco Guide to Harden Cisco IOS Devices </text:span><text:span text:style-name="T89"><text:a xlink:href="https://www.cisco.com/c/en/us/support/docs/ip/access-lists/13608-21.html" xlink:type="simple">https://www.cisco.com/c/en/us/support/docs/ip/access-lists/13608-21.html</text:a></text:span></text:p>
          </table:table-cell>
          <table:table-cell table:style-name="ce95" table:number-columns-repeated="4"/>
          <table:table-cell table:number-columns-repeated="1010"/>
        </table:table-row>
        <table:table-row table:style-name="ro8">
          <table:table-cell/>
          <table:table-cell table:style-name="ce103" office:value-type="string" calcext:value-type="string">
            <text:p>no boot network</text:p>
            <text:p>no service config</text:p>
          </table:table-cell>
          <table:table-cell table:style-name="ce100" office:value-type="string" calcext:value-type="string">
            <text:p>Prevent loading operating system image or configuration files from network places when it it not necessary / Vypnutie načítania operačného systému alebo konfigurácie zo siete pokiaľ to nie je nutné</text:p>
          </table:table-cell>
          <table:table-cell table:style-name="ce100" office:value-type="string" calcext:value-type="string">
            <text:p>Loading malicious configuration from network while booting / Načítanie škodlivej konfigurácie zo siete počas bootova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Hardening Cisco Routers</text:p>
          </table:table-cell>
          <table:table-cell table:style-name="ce95" table:number-columns-repeated="4"/>
          <table:table-cell table:number-columns-repeated="1010"/>
        </table:table-row>
        <table:table-row table:style-name="ro1">
          <table:table-cell/>
          <table:table-cell table:style-name="ce95" office:value-type="string" calcext:value-type="string">
            <text:p>no proxy-arp</text:p>
          </table:table-cell>
          <table:table-cell table:style-name="ce100" office:value-type="string" calcext:value-type="string">
            <text:p>Disable Proxy ARP / Vypnutie Proxy ARP</text:p>
          </table:table-cell>
          <table:table-cell table:style-name="ce100" office:value-type="string" calcext:value-type="string">
            <text:p>Proxy ARP can allow PVLAN to be bypassed and extends broadcast domain / Proxy ARP môže viesť k obídeniu PVLAN a rozširuje broadcast doménu</text:p>
          </table:table-cell>
          <table:table-cell table:style-name="ce105" office:value-type="string" calcext:value-type="string">
            <text:p>Control</text:p>
          </table:table-cell>
          <table:table-cell table:style-name="ce100" office:value-type="string" calcext:value-type="string">
            <text:p>ARP</text:p>
          </table:table-cell>
          <table:table-cell table:style-name="ce100" office:value-type="string" calcext:value-type="string">
            <text:p>CRITICAL</text:p>
          </table:table-cell>
          <table:table-cell table:style-name="ce100"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text:span text:style-name="T86">CIS Cisco IOS 15 Benchmark v4.0.0 </text:span></text:p>
            <text:p><text:span text:style-name="T87"><text:a xlink:href="https://www.cisecurity.org/cis-benchmarks/#cisco" xlink:type="simple">https://www.cisecurity.org/cis-benchmarks/#cisco</text:a></text:span></text:p>
            <text:p>Cisco Router Hardening</text:p>
          </table:table-cell>
          <table:table-cell table:style-name="ce95" table:number-columns-repeated="4"/>
          <table:table-cell table:number-columns-repeated="1010"/>
        </table:table-row>
        <table:table-row table:style-name="ro11">
          <table:table-cell/>
          <table:table-cell table:style-name="ce95" office:value-type="string" calcext:value-type="string">
            <text:p>no ip source-route</text:p>
          </table:table-cell>
          <table:table-cell table:style-name="ce100" office:value-type="string" calcext:value-type="string">
            <text:p>Disable IP source routing / Vypnutie IP source routing</text:p>
          </table:table-cell>
          <table:table-cell table:style-name="ce100" office:value-type="string" calcext:value-type="string">
            <text:p>DOS to one of node which was specified in header as path to network, unable to communicate, establish MITM attack / DOS útok na stanicu, cez ktorú bola špecifikovaná cesta a teda nemožnosť komunikácie s koncovým bodom. Alebo zosnovanie MITM útoku</text:p>
          </table:table-cell>
          <table:table-cell table:style-name="ce105" office:value-type="string" calcext:value-type="string">
            <text:p>Control</text:p>
          </table:table-cell>
          <table:table-cell table:style-name="ce100" office:value-type="string" calcext:value-type="string">
            <text:p>IPv4</text:p>
          </table:table-cell>
          <table:table-cell table:style-name="ce100" office:value-type="string" calcext:value-type="string">
            <text:p>CRITICAL</text:p>
          </table:table-cell>
          <table:table-cell table:style-name="ce100"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text:span text:style-name="T86">CIS Cisco IOS 15 Benchmark v4.0.0 </text:span></text:p>
            <text:p><text:span text:style-name="T87"><text:a xlink:href="https://www.cisecurity.org/cis-benchmarks/#cisco" xlink:type="simple">https://www.cisecurity.org/cis-benchmarks/#cisco</text:a></text:span></text:p>
            <text:p/>
          </table:table-cell>
          <table:table-cell table:style-name="ce96" table:number-columns-repeated="3"/>
          <table:table-cell table:style-name="ce96" office:value-type="string" calcext:value-type="string">
            <text:p>ip source-route is a completely different thing to policy routing.Policy routing allows you to route according to various parameters, not just destination IP address. It is often used for routing by IP source address. IP source-route is a little-used option that allows the originator of a packet to decide which routers he should go through to get to his destination. He does this by supplying the full path of routers on the options header of the IP packet. IP source routing is extremely dangerous, and most NetAdmins disable it in live networks. When you route by the source address,your gateway or first router will place a header that tells every router along the way which route to take, if a route goes down, the original router may not know the route went down, and continue sending traffic into a black hole.</text:p>
          </table:table-cell>
          <table:table-cell table:number-columns-repeated="1010"/>
        </table:table-row>
        <table:table-row table:style-name="ro7">
          <table:table-cell/>
          <table:table-cell table:style-name="ce95" office:value-type="string" calcext:value-type="string">
            <text:p>ip verify unicast source reachable-via rx</text:p>
          </table:table-cell>
          <table:table-cell table:style-name="ce100" office:value-type="string" calcext:value-type="string">
            <text:p>Enable Unicast reverse path forwarding strict mode / Zapnutie reverse path forwarding strict/loose mode</text:p>
          </table:table-cell>
          <table:table-cell table:style-name="ce96" office:value-type="string" calcext:value-type="string">
            <text:p>DOS attack through spoofed IP addresses or remote attack to routing protocol / DOS útok pomocou podvrhnutej IP adresy alebo vzdialený útok na smerovací protokol</text:p>
          </table:table-cell>
          <table:table-cell table:style-name="ce105" office:value-type="string" calcext:value-type="string">
            <text:p>Control</text:p>
          </table:table-cell>
          <table:table-cell table:style-name="ce96" office:value-type="string" calcext:value-type="string">
            <text:p>IPv4</text:p>
          </table:table-cell>
          <table:table-cell table:style-name="ce96" office:value-type="string" calcext:value-type="string">
            <text:p>HIGH</text:p>
          </table:table-cell>
          <table:table-cell table:style-name="ce100"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86">OSPF Security: Attacks and Defenses</text:span></text:p>
            <text:p><text:span text:style-name="T87"><text:a xlink:href="https://www.sanog.org/resources/sanog28/SANOG28-Tutorial_OSPF-Security-Attacks-and-Defences-Manjul.pdf" xlink:type="simple">https://www.sanog.org/resources/sanog28/SANOG28-Tutorial_OSPF-Security-Attacks-and-Defences-Manjul.pdf</text:a></text:span></text:p>
            <text:p>Network Security Auditing</text:p>
            <text:p><text:span text:style-name="T86">CIS Cisco IOS 15 Benchmark v4.0.0 </text:span></text:p>
            <text:p><text:span text:style-name="T87"><text:a xlink:href="https://www.cisecurity.org/cis-benchmarks/#cisco" xlink:type="simple">https://www.cisecurity.org/cis-benchmarks/#cisco</text:a></text:span></text:p>
            <text:p/>
          </table:table-cell>
          <table:table-cell table:style-name="ce95" table:number-columns-repeated="4"/>
          <table:table-cell table:number-columns-repeated="1010"/>
        </table:table-row>
        <table:table-row table:style-name="ro10">
          <table:table-cell/>
          <table:table-cell table:style-name="Default" table:number-columns-repeated="13"/>
          <table:table-cell table:number-columns-repeated="1010"/>
        </table:table-row>
        <table:table-row table:style-name="ro7">
          <table:table-cell/>
          <table:table-cell table:style-name="ce96" office:value-type="string" calcext:value-type="string">
            <text:p>No ip bootp server</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7">
          <table:table-cell/>
          <table:table-cell table:style-name="ce96" office:value-type="string" calcext:value-type="string">
            <text:p>no service pad</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7">
          <table:table-cell/>
          <table:table-cell table:style-name="ce96" office:value-type="string" calcext:value-type="string">
            <text:p>No Ip identd</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7">
          <table:table-cell/>
          <table:table-cell table:style-name="ce96" office:value-type="string" calcext:value-type="string">
            <text:p>no vstack</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3"/>
          <table:table-cell table:style-name="ce96" office:value-type="string" calcext:value-type="string">
            <text:p>smart install cisco vulnerability – disable it or ACL block tcp port 4786</text:p>
          </table:table-cell>
          <table:table-cell table:number-columns-repeated="1010"/>
        </table:table-row>
        <table:table-row table:style-name="ro7">
          <table:table-cell/>
          <table:table-cell table:style-name="ce103" office:value-type="string" calcext:value-type="string">
            <text:p>no ip http server</text:p>
            <text:p>no ip http secure server</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7">
          <table:table-cell/>
          <table:table-cell table:style-name="ce103" office:value-type="string" calcext:value-type="string">
            <text:p>no service tcp-small-server</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7">
          <table:table-cell/>
          <table:table-cell table:style-name="ce103" office:value-type="string" calcext:value-type="string">
            <text:p>no service udp-small-server</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7">
          <table:table-cell/>
          <table:table-cell table:style-name="ce96" office:value-type="string" calcext:value-type="string">
            <text:p>no service finger</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7">
          <table:table-cell/>
          <table:table-cell table:style-name="ce96" office:value-type="string" calcext:value-type="string">
            <text:p><text:span text:style-name="T86">int FastEthernet 0/1</text:span></text:p>
            <text:p> no mop enabled</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3"/>
          <table:table-cell table:style-name="ce95" office:value-type="string" calcext:value-type="string">
            <text:p>L3SW not responding this command in gns3</text:p>
          </table:table-cell>
          <table:table-cell table:number-columns-repeated="1010"/>
        </table:table-row>
        <table:table-row table:style-name="ro7">
          <table:table-cell/>
          <table:table-cell table:style-name="ce95" office:value-type="string" calcext:value-type="string">
            <text:p>no ip domain lookup</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1">
          <table:table-cell/>
          <table:table-cell table:style-name="ce101" office:value-type="string" calcext:value-type="string">
            <text:p><text:span text:style-name="T95">interface &lt;interface name&gt; &lt;interface id&gt;</text:span></text:p>
            <text:p> no ip unreachables</text:p>
          </table:table-cell>
          <table:table-cell table:style-name="ce103" office:value-type="string" calcext:value-type="string">
            <text:p>Disable ICMP Unreachable message / Vypnutie spáv ICMP Unreachable</text:p>
          </table:table-cell>
          <table:table-cell table:style-name="ce95" office:value-type="string" calcext:value-type="string">
            <text:p>Attacker can find out that IP which he tried to ping is incorrect / Útočník môže zistiť, že IP adresa, na ktorú skušal ping je nesprávna</text:p>
          </table:table-cell>
          <table:table-cell table:style-name="ce95" office:value-type="string" calcext:value-type="string">
            <text:p>Data</text:p>
          </table:table-cell>
          <table:table-cell table:style-name="ce95" office:value-type="string" calcext:value-type="string">
            <text:p>ICMP</text:p>
          </table:table-cell>
          <table:table-cell table:style-name="ce95" office:value-type="string" calcext:value-type="string">
            <text:p>HIGH</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89">Cisco Guide to Harden Cisco IOS Devices </text:span><text:span text:style-name="T89"><text:a xlink:href="https://www.cisco.com/c/en/us/support/docs/ip/access-lists/13608-21.html" xlink:type="simple">https://www.cisco.com/c/en/us/support/docs/ip/access-lists/13608-21.html</text:a></text:span></text:p>
            <text:p><text:span text:style-name="T91">Cisco IOS features that you should disable or restrict </text:span><text:span text:style-name="T91"><text:a xlink:href="https://networklessons.com/uncategorized/cisco-ios-features-that-you-should-disable-or-restrictCisco" xlink:type="simple">https://networklessons.com/uncategorized/cisco-ios-features-that-you-should-disable-or-restrictCisco</text:a></text:span><text:span text:style-name="T91"> </text:span></text:p>
          </table:table-cell>
          <table:table-cell table:style-name="ce95" table:number-columns-repeated="4"/>
          <table:table-cell table:number-columns-repeated="1010"/>
        </table:table-row>
        <table:table-row table:style-name="ro8">
          <table:table-cell/>
          <table:table-cell table:style-name="ce101" office:value-type="string" calcext:value-type="string">
            <text:p><text:span text:style-name="T95">interface &lt;interface name&gt; &lt;interface id&gt;</text:span></text:p>
            <text:p> no ip mask-reply</text:p>
          </table:table-cell>
          <table:table-cell table:style-name="ce103" office:value-type="string" calcext:value-type="string">
            <text:p>Disable ICMP Mask reply message / Vypnutie spáv ICMP Mask reply</text:p>
          </table:table-cell>
          <table:table-cell table:style-name="ce95" office:value-type="string" calcext:value-type="string">
            <text:p>Attacker can find out subnet mask by ICMP Mask reply / Útočník môže zistiť masku podsiete pomocou ICMP Mask reply</text:p>
          </table:table-cell>
          <table:table-cell table:style-name="ce95" office:value-type="string" calcext:value-type="string">
            <text:p>Data</text:p>
          </table:table-cell>
          <table:table-cell table:style-name="ce95" office:value-type="string" calcext:value-type="string">
            <text:p>ICMP</text:p>
          </table:table-cell>
          <table:table-cell table:style-name="ce95" office:value-type="string" calcext:value-type="string">
            <text:p>HIGH</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111" office:value-type="string" calcext:value-type="string">
            <text:p><text:span text:style-name="T92">Hardening Cisco Routers</text:span></text:p>
            <text:p>Cisco IOS features that you should disable or restrict</text:p>
            <text:p><text:span text:style-name="T92"><text:a xlink:href="https://networklessons.com/uncategorized/cisco-ios-features-that-you-should-disable-or-restrict" xlink:type="simple">https://networklessons.com/uncategorized/cisco-ios-features-that-you-should-disable-or-restrict</text:a></text:span></text:p>
            <text:p/>
          </table:table-cell>
          <table:table-cell table:style-name="ce95" table:number-columns-repeated="4"/>
          <table:table-cell table:number-columns-repeated="1010"/>
        </table:table-row>
        <table:table-row table:style-name="ro5">
          <table:table-cell/>
          <table:table-cell table:style-name="ce96" office:value-type="string" calcext:value-type="string">
            <text:p><text:span text:style-name="T95">interface &lt;interface name&gt; &lt;interface id&gt;</text:span></text:p>
            <text:p> no ip directed-broadcast</text:p>
          </table:table-cell>
          <table:table-cell table:style-name="ce103" office:value-type="string" calcext:value-type="string">
            <text:p>Disable ICMP echo message to broacast addresses, disable directed broadcasts / Vypnutie ICMP echo správ na broadcast adresu, vypnutie directed broadcasts</text:p>
          </table:table-cell>
          <table:table-cell table:style-name="ce95" office:value-type="string" calcext:value-type="string">
            <text:p>Allows DOS Smurf attack, mapping network by pinging broadcast address of remote network <text:s/>/ Umožňuje DOS Smurf útok, mapovanie siete pomocou ping na broadcast adresu vzdialenej siete</text:p>
          </table:table-cell>
          <table:table-cell table:style-name="ce95" office:value-type="string" calcext:value-type="string">
            <text:p>Data</text:p>
          </table:table-cell>
          <table:table-cell table:style-name="ce95" office:value-type="string" calcext:value-type="string">
            <text:p>IPv4</text:p>
          </table:table-cell>
          <table:table-cell table:style-name="ce95" office:value-type="string" calcext:value-type="string">
            <text:p>CRITICAL</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95" office:value-type="string" calcext:value-type="string">
            <text:p>Cisco Router Hardening</text:p>
            <text:p>Hardening Cisco Routers</text:p>
            <text:p>Cisco IOS features that you should disable or restrict</text:p>
            <text:p><text:a xlink:href="https://networklessons.com/uncategorized/cisco-ios-features-that-you-should-disable-or-restrict" xlink:type="simple">https://networklessons.com/uncategorized/cisco-ios-features-that-you-should-disable-or-restrict</text:a></text:p>
          </table:table-cell>
          <table:table-cell table:style-name="ce95" table:number-columns-repeated="3"/>
          <table:table-cell table:style-name="ce95" office:value-type="string" calcext:value-type="string">
            <text:p>Default in config</text:p>
          </table:table-cell>
          <table:table-cell table:number-columns-repeated="1010"/>
        </table:table-row>
        <table:table-row table:style-name="ro7">
          <table:table-cell/>
          <table:table-cell table:style-name="ce96" office:value-type="string" calcext:value-type="string">
            <text:p><text:span text:style-name="T95">interface &lt;interface name&gt; &lt;interface id&gt;</text:span></text:p>
            <text:p> no ip redirects</text:p>
          </table:table-cell>
          <table:table-cell table:style-name="ce103" office:value-type="string" calcext:value-type="string">
            <text:p>Disable ICMP Redirects message / Vypnutie spáv ICMP Redirects</text:p>
          </table:table-cell>
          <table:table-cell table:style-name="ce95" office:value-type="string" calcext:value-type="string">
            <text:p>Attacker can find out informations such as routes and paths or utilize CPU to high value / Útočník môže zistiť smerovacie informácie alebo vyťažiť CPU</text:p>
          </table:table-cell>
          <table:table-cell table:style-name="ce95" office:value-type="string" calcext:value-type="string">
            <text:p>Data</text:p>
          </table:table-cell>
          <table:table-cell table:style-name="ce95" office:value-type="string" calcext:value-type="string">
            <text:p>ICMP</text:p>
          </table:table-cell>
          <table:table-cell table:style-name="ce95" office:value-type="string" calcext:value-type="string">
            <text:p>HIGH</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89">Cisco Guide to Harden Cisco IOS Devices </text:span><text:span text:style-name="T89"><text:a xlink:href="https://www.cisco.com/c/en/us/support/docs/ip/access-lists/13608-21.html" xlink:type="simple">https://www.cisco.com/c/en/us/support/docs/ip/access-lists/13608-21.html</text:a></text:span></text:p>
            <text:p><text:span text:style-name="T91">Cisco IOS features that you should disable or restrict </text:span><text:span text:style-name="T91"><text:a xlink:href="https://networklessons.com/uncategorized/cisco-ios-features-that-you-should-disable-or-restrictCisco" xlink:type="simple">https://networklessons.com/uncategorized/cisco-ios-features-that-you-should-disable-or-restrictCisco</text:a></text:span><text:span text:style-name="T91"> </text:span></text:p>
          </table:table-cell>
          <table:table-cell table:style-name="ce95" table:number-columns-repeated="3"/>
          <table:table-cell table:style-name="ce156" office:value-type="string" calcext:value-type="string">
            <text:p>It improves security because if someone inserts another router on the network that the admins may not know about, it will not send the devices traffic to the other questionable device. The questionable device may have routes to outside networks that aren't approved, or doing other things wih the packets it receives. Turning off redirects (and proxy-arp) enforces routing policy also.</text:p>
            <text:p><text:span text:style-name="T86">Xca3-08 and all other services which should be disabled are described thre really good</text:span></text:p>
          </table:table-cell>
          <table:table-cell table:number-columns-repeated="1010"/>
        </table:table-row>
        <table:table-row table:style-name="ro5">
          <table:table-cell/>
          <table:table-cell table:style-name="ce96" office:value-type="string" calcext:value-type="string">
            <text:p>configuration mode exclusive auto</text:p>
          </table:table-cell>
          <table:table-cell table:style-name="ce100" office:value-type="string" calcext:value-type="string">
            <text:p>Allow only one administrator to change configuration of device simultaneously / Povolit súčasne iba jednému administrátorovi vykonávanie zmien v konfigurácii</text:p>
          </table:table-cell>
          <table:table-cell table:style-name="ce96" office:value-type="string" calcext:value-type="string">
            <text:p>Inconsistency when more than one administrator changes configuration / Nekonzistenia konfiguračných súborov pri zmenách konfigurácie viac ako jedným administrátorom</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Cisco Guide to Harden Cisco IOS Devices</text:p>
            <text:p><text:span text:style-name="T87"><text:a xlink:href="https://www.cisco.com/c/en/us/support/docs/ip/access-lists/13608-21.html" xlink:type="simple">https://www.cisco.com/c/en/us/support/docs/ip/access-lists/13608-21.html</text:a></text:span></text:p>
          </table:table-cell>
          <table:table-cell table:style-name="ce95" table:number-columns-repeated="4"/>
          <table:table-cell table:number-columns-repeated="1010"/>
        </table:table-row>
        <table:table-row table:style-name="ro4">
          <table:table-cell/>
          <table:table-cell office:value-type="string" calcext:value-type="string">
            <text:p>service sequence-numbers</text:p>
          </table:table-cell>
          <table:table-cell table:style-name="ce100" office:value-type="string" calcext:value-type="string">
            <text:p>Add sequence number to every syslog message / Pridanie sekvenčného čísla ku každej syslog správe</text:p>
          </table:table-cell>
          <table:table-cell table:style-name="ce96" office:value-type="string" calcext:value-type="string">
            <text:p>NONE / NIE J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Hardening Cisco Routers</text:p>
          </table:table-cell>
          <table:table-cell table:number-columns-repeated="1014"/>
        </table:table-row>
        <table:table-row table:style-name="ro2">
          <table:table-cell/>
          <table:table-cell table:style-name="ce136" office:value-type="string" calcext:value-type="string">
            <text:p><text:span text:style-name="T90">service tcp-keepalives-in</text:span></text:p>
            <text:p><text:span text:style-name="T90">service tcp-keepalives-out</text:span></text:p>
          </table:table-cell>
          <table:table-cell table:style-name="ce100" office:value-type="string" calcext:value-type="string">
            <text:p>Drop broken and hung TCP session / Terminovanie zaseknutého TCP spojenia</text:p>
          </table:table-cell>
          <table:table-cell table:style-name="ce96" office:value-type="string" calcext:value-type="string">
            <text:p>Unable to log in when TCP session hangs / Nemožnosť prihlásenia pri zaseknutom TCP spojení</text:p>
          </table:table-cell>
          <table:table-cell table:style-name="ce96" office:value-type="string" calcext:value-type="string">
            <text:p>Management</text:p>
          </table:table-cell>
          <table:table-cell table:style-name="ce96" office:value-type="string" calcext:value-type="string">
            <text:p>TCP</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90">Cisco Guide to Harden Cisco IOS Devices </text:span><text:span text:style-name="T90"><text:a xlink:href="https://www.cisco.com/c/en/us/support/docs/ip/access-lists/13608-21.html" xlink:type="simple">https://www.cisco.com/c/en/us/support/docs/ip/access-lists/13608-21.html</text:a></text:span></text:p>
          </table:table-cell>
          <table:table-cell table:number-columns-repeated="1014"/>
        </table:table-row>
        <table:table-row table:style-name="ro1">
          <table:table-cell/>
          <table:table-cell office:value-type="string" calcext:value-type="string">
            <text:p>router bgp 65200</text:p>
            <text:p> neighbor 80.80.80.80 password cisco   </text:p>
          </table:table-cell>
          <table:table-cell table:style-name="ce104" office:value-type="string" calcext:value-type="string">
            <text:p>Authentication of routing protocols updates and peers (not in clear text) / Autentizácia smerovacích protokolov (nie heslá v otvorenej podobe)</text:p>
          </table:table-cell>
          <table:table-cell table:style-name="ce105" office:value-type="string" calcext:value-type="string">
            <text:p>Injecting poisoned routes / Vloženie a manipulácia so smerovacími informáciami</text:p>
          </table:table-cell>
          <table:table-cell table:style-name="ce105" office:value-type="string" calcext:value-type="string">
            <text:p>Control</text:p>
          </table:table-cell>
          <table:table-cell table:style-name="ce105" office:value-type="string" calcext:value-type="string">
            <text:p>RIP</text:p>
            <text:p>EIGRP</text:p>
            <text:p>OSPF</text:p>
            <text:p>BGP</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Cisco Guide to Harden Cisco IOS Devices</text:p>
            <text:p><text:span text:style-name="T87"><text:a xlink:href="https://www.cisco.com/c/en/us/support/docs/ip/access-lists/13608-21.html" xlink:type="simple">https://www.cisco.com/c/en/us/support/docs/ip/access-lists/13608-21.html</text:a></text:span></text:p>
            <text:p><text:span text:style-name="T86">Cisco CCNA Security Study GuideCIS Cisco IOS 15 Benchmark v4.0.0 </text:span></text:p>
            <text:p><text:span text:style-name="T87"><text:a xlink:href="https://www.cisecurity.org/cis-benchmarks/#cisco" xlink:type="simple">https://www.cisecurity.org/cis-benchmarks/#cisco</text:a></text:span></text:p>
            <text:p><text:span text:style-name="T86">Cisco CCNA Security Study Guide</text:span></text:p>
          </table:table-cell>
          <table:table-cell table:number-columns-repeated="1014"/>
        </table:table-row>
        <table:table-row table:style-name="ro9">
          <table:table-cell/>
          <table:table-cell table:style-name="ce105" office:value-type="string" calcext:value-type="string">
            <text:p>key chain &lt;chain name&gt;</text:p>
            <text:p> key&lt;id&gt;</text:p>
            <text:p>  key-string &lt;password&gt;</text:p>
            <text:p><text:span text:style-name="T95">interface &lt;interface name&gt; &lt;interface id&gt;</text:span></text:p>
            <text:p> ip authentication mode eigrp &lt;as&gt; md5</text:p>
            <text:p><text:span text:style-name="T86"> ip authentication keyc-chain eigrp &lt;as&gt; &lt;chain name&gt;</text:span></text:p>
            <text:p><text:span text:style-name="T86"> ipv6 authentication mode eigrp &lt;as&gt; md5</text:span></text:p>
            <text:p><text:span text:style-name="T86"> ipv6 authentication keyc-chain eigrp &lt;as&gt; &lt;chain name&gt;</text:span></text:p>
            <text:p/>
          </table:table-cell>
          <table:table-cell table:style-name="ce104" office:value-type="string" calcext:value-type="string">
            <text:p>Authentication of routing protocols updates and peers (not in clear text) / Autentizácia smerovacích protokolov (nie heslá v otvorenej podobe)</text:p>
          </table:table-cell>
          <table:table-cell table:style-name="ce105" office:value-type="string" calcext:value-type="string">
            <text:p>Injecting poisoned routes / Vloženie a manipulácia so smerovacími informáciami</text:p>
          </table:table-cell>
          <table:table-cell table:style-name="ce105" office:value-type="string" calcext:value-type="string">
            <text:p>Control</text:p>
          </table:table-cell>
          <table:table-cell table:style-name="ce105" office:value-type="string" calcext:value-type="string">
            <text:p>RIP</text:p>
            <text:p>EIGRP</text:p>
            <text:p>OSPF</text:p>
            <text:p>BGP</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Cisco Guide to Harden Cisco IOS Devices</text:p>
            <text:p><text:span text:style-name="T87"><text:a xlink:href="https://www.cisco.com/c/en/us/support/docs/ip/access-lists/13608-21.html" xlink:type="simple">https://www.cisco.com/c/en/us/support/docs/ip/access-lists/13608-21.html</text:a></text:span></text:p>
            <text:p><text:span text:style-name="T86">Cisco CCNA Security Study GuideCIS Cisco IOS 15 Benchmark v4.0.0 </text:span></text:p>
            <text:p><text:span text:style-name="T87"><text:a xlink:href="https://www.cisecurity.org/cis-benchmarks/#cisco" xlink:type="simple">https://www.cisecurity.org/cis-benchmarks/#cisco</text:a></text:span></text:p>
            <text:p><text:span text:style-name="T86">Cisco CCNA Security Study Guide</text:span></text:p>
          </table:table-cell>
          <table:table-cell table:number-columns-repeated="3"/>
          <table:table-cell office:value-type="string" calcext:value-type="string">
            <text:p>TODO ADDRESS FAMILIES</text:p>
            <text:p><text:a xlink:href="https://www.cisco.com/c/en/us/td/docs/ios-xml/ios/iproute_eigrp/configuration/15-s/ire-15-s-book/ire-rte-auth.html" xlink:type="simple">https://www.cisco.com/c/en/us/td/docs/ios-xml/ios/iproute_eigrp/configuration/15-s/ire-15-s-book/ire-rte-auth.html</text:a></text:p>
          </table:table-cell>
          <table:table-cell table:number-columns-repeated="1010"/>
        </table:table-row>
        <table:table-row table:style-name="ro19">
          <table:table-cell/>
          <table:table-cell table:style-name="ce137" office:value-type="string" calcext:value-type="string">
            <text:p><text:span text:style-name="T86">key chain &lt;chain name&gt;</text:span></text:p>
            <text:p><text:span text:style-name="T86"> key&lt;id&gt;</text:span></text:p>
            <text:p><text:span text:style-name="T86">  key-string &lt;password&gt;</text:span></text:p>
            <text:p>router ospf &lt;process id&gt;</text:p>
            <text:p> area &lt;ared id&gt; authentication message-digest</text:p>
            <text:p><text:span text:style-name="T86"> area &lt;area id&gt; authentication key-chain &lt;chain name&gt;</text:span></text:p>
            <text:p><text:span text:style-name="T86">ipv6 router ospf &lt;process id&gt;</text:span></text:p>
            <text:p><text:span text:style-name="T86"> area &lt;area id&gt; authentication message-digest</text:span></text:p>
            <text:p><text:span text:style-name="T95">interface &lt;interface name&gt; &lt;interface id&gt;</text:span></text:p>
            <text:p><text:span text:style-name="T86"> ip ospf message-digest-key &lt;key id&gt; md5|sha &lt;password&gt;</text:span></text:p>
            <text:p><text:span text:style-name="T86"> ip ospf authentication message-digest</text:span></text:p>
            <text:p><text:span text:style-name="T86"> ospfv3 authentication md5 0 27576134094768132473302031209727</text:span></text:p>
            <text:p><text:span text:style-name="T86"> no ip ospf authentication-key OPENKEY</text:span></text:p>
            <text:p><text:span text:style-name="T86"> </text:span> </text:p>
          </table:table-cell>
          <table:table-cell table:style-name="ce104" office:value-type="string" calcext:value-type="string">
            <text:p>Authentication of routing protocols updates and peers (not in clear text) / Autentizácia smerovacích protokolov (nie heslá v otvorenej podobe)</text:p>
          </table:table-cell>
          <table:table-cell table:style-name="ce105" office:value-type="string" calcext:value-type="string">
            <text:p>Injecting poisoned routes / Vloženie a manipulácia so smerovacími informáciami</text:p>
          </table:table-cell>
          <table:table-cell table:style-name="ce105" office:value-type="string" calcext:value-type="string">
            <text:p>Control</text:p>
          </table:table-cell>
          <table:table-cell table:style-name="ce105" office:value-type="string" calcext:value-type="string">
            <text:p>RIP</text:p>
            <text:p>EIGRP</text:p>
            <text:p>OSPF</text:p>
            <text:p>BGP</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Cisco Guide to Harden Cisco IOS Devices</text:p>
            <text:p><text:span text:style-name="T87"><text:a xlink:href="https://www.cisco.com/c/en/us/support/docs/ip/access-lists/13608-21.html" xlink:type="simple">https://www.cisco.com/c/en/us/support/docs/ip/access-lists/13608-21.html</text:a></text:span></text:p>
            <text:p><text:span text:style-name="T86">Cisco CCNA Security Study GuideCIS Cisco IOS 15 Benchmark v4.0.0 </text:span></text:p>
            <text:p><text:span text:style-name="T87"><text:a xlink:href="https://www.cisecurity.org/cis-benchmarks/#cisco" xlink:type="simple">https://www.cisecurity.org/cis-benchmarks/#cisco</text:a></text:span></text:p>
            <text:p><text:span text:style-name="T86">Cisco CCNA Security Study Guide</text:span></text:p>
          </table:table-cell>
          <table:table-cell table:number-columns-repeated="3"/>
          <table:table-cell office:value-type="string" calcext:value-type="string">
            <text:p><text:span text:style-name="T84">TODO ADDRESS FAMILIES, check md5 and if sha is supported, check ipsec auth  </text:span><text:span text:style-name="T85">ospf v3 ipsec auth</text:span></text:p>
            <text:p><text:a xlink:href="https://www.cisco.com/c/en/us/td/docs/ios-xml/ios/iproute_ospf/command/iro-cr-book/ospf-a1.html" xlink:type="simple">https://www.cisco.com/c/en/us/td/docs/ios-xml/ios/iproute_ospf/command/iro-cr-book/ospf-a1.html</text:a></text:p>
          </table:table-cell>
          <table:table-cell table:number-columns-repeated="1010"/>
        </table:table-row>
        <table:table-row table:style-name="ro1">
          <table:table-cell/>
          <table:table-cell table:style-name="ce105" office:value-type="string" calcext:value-type="string">
            <text:p><text:span text:style-name="T86">key chain &lt;chain name&gt;</text:span></text:p>
            <text:p><text:span text:style-name="T86"> key &lt;id&gt;</text:span></text:p>
            <text:p><text:span text:style-name="T86">  key-string &lt;password&gt;</text:span></text:p>
            <text:p><text:span text:style-name="T95">interface &lt;interface name&gt; &lt;interface id&gt;</text:span></text:p>
            <text:p><text:span text:style-name="T86"> ip rip authentication key-chain &lt;chain name&gt;</text:span></text:p>
            <text:p><text:span text:style-name="T86"> ip rip authentication mode md5</text:span></text:p>
          </table:table-cell>
          <table:table-cell table:style-name="ce104" office:value-type="string" calcext:value-type="string">
            <text:p>Authentication of routing protocols updates and peers (not in clear text) / Autentizácia smerovacích protokolov (nie heslá v otvorenej podobe)</text:p>
          </table:table-cell>
          <table:table-cell table:style-name="ce105" office:value-type="string" calcext:value-type="string">
            <text:p>Injecting poisoned routes / Vloženie a manipulácia so smerovacími informáciami</text:p>
          </table:table-cell>
          <table:table-cell table:style-name="ce105" office:value-type="string" calcext:value-type="string">
            <text:p>Control</text:p>
          </table:table-cell>
          <table:table-cell table:style-name="ce105" office:value-type="string" calcext:value-type="string">
            <text:p>RIP</text:p>
            <text:p>EIGRP</text:p>
            <text:p>OSPF</text:p>
            <text:p>BGP</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Cisco Guide to Harden Cisco IOS Devices</text:p>
            <text:p><text:span text:style-name="T87"><text:a xlink:href="https://www.cisco.com/c/en/us/support/docs/ip/access-lists/13608-21.html" xlink:type="simple">https://www.cisco.com/c/en/us/support/docs/ip/access-lists/13608-21.html</text:a></text:span></text:p>
            <text:p><text:span text:style-name="T86">Cisco CCNA Security Study GuideCIS Cisco IOS 15 Benchmark v4.0.0 </text:span></text:p>
            <text:p><text:span text:style-name="T87"><text:a xlink:href="https://www.cisecurity.org/cis-benchmarks/#cisco" xlink:type="simple">https://www.cisecurity.org/cis-benchmarks/#cisco</text:a></text:span></text:p>
            <text:p><text:span text:style-name="T86">Cisco CCNA Security Study Guide</text:span></text:p>
          </table:table-cell>
          <table:table-cell table:number-columns-repeated="3"/>
          <table:table-cell office:value-type="string" calcext:value-type="string">
            <text:p>TODO RIPNG AUTH</text:p>
          </table:table-cell>
          <table:table-cell table:number-columns-repeated="1010"/>
        </table:table-row>
        <table:table-row table:style-name="ro8">
          <table:table-cell/>
          <table:table-cell table:style-name="ce96" office:value-type="string" calcext:value-type="string">
            <text:p>NO area &lt;area id&gt; virtual-link &lt;ip address&gt;</text:p>
          </table:table-cell>
          <table:table-cell table:style-name="ce104" office:value-type="string" calcext:value-type="string">
            <text:p>Disable OSPF virtual links / Vypnutie virtuálnych liniek pre OSPF</text:p>
          </table:table-cell>
          <table:table-cell table:style-name="ce105" office:value-type="string" calcext:value-type="string">
            <text:p>OSPF Virtual links degradates performance of network / OSPF virtuálne linky degradujú výkon</text:p>
          </table:table-cell>
          <table:table-cell table:style-name="ce105" office:value-type="string" calcext:value-type="string">
            <text:p>Control</text:p>
          </table:table-cell>
          <table:table-cell table:style-name="ce105" office:value-type="string" calcext:value-type="string">
            <text:p>OSPF</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5"/>
          <table:table-cell table:number-columns-repeated="1014"/>
        </table:table-row>
        <table:table-row table:style-name="ro12">
          <table:table-cell/>
          <table:table-cell table:style-name="ce96" office:value-type="string" calcext:value-type="string">
            <text:p>router rip</text:p>
            <text:p> passive-interface default</text:p>
            <text:p><text:span text:style-name="T121"> no passive-interface </text:span><text:span text:style-name="T122">&lt;interface name&gt; &lt;interface id&gt;</text:span></text:p>
            <text:p/>
            <text:p><text:span text:style-name="T86">router ospf &lt;process&gt;</text:span></text:p>
            <text:p><text:span text:style-name="T86"> passive-interface default</text:span></text:p>
            <text:p><text:span text:style-name="T121"> no passive-interface </text:span><text:span text:style-name="T122">&lt;interface name&gt; &lt;interface id&gt;</text:span></text:p>
            <text:p/>
            <text:p><text:span text:style-name="T123">router eigrp &lt;as&gt;</text:span></text:p>
            <text:p><text:span text:style-name="T123"> passive-interface default</text:span></text:p>
            <text:p><text:span text:style-name="T124"> no passive-interface </text:span><text:span text:style-name="T125">&lt;interface name&gt; &lt;interface id&gt;</text:span></text:p>
          </table:table-cell>
          <table:table-cell table:style-name="ce105" office:value-type="string" calcext:value-type="string">
            <text:p>Specify passive interfaces which do not receive dynamic routing protocols updates / Špecifikovanie rozhraní, ktoré nebudú prijímať routovacie informácie</text:p>
          </table:table-cell>
          <table:table-cell table:style-name="ce105" office:value-type="string" calcext:value-type="string">
            <text:p>Host, devices, users and attackers can see routing updates and network topology or connect malicious device to send and receive updates / Koncové zariadenie, užívateľ a útočník môžu vidiet smerovacie správy a topológiu siete alebo pripojenie škodlivého zariadenia, ktoré vysielať a prijímať smerovacie správy</text:p>
          </table:table-cell>
          <table:table-cell table:style-name="ce105" office:value-type="string" calcext:value-type="string">
            <text:p>Control</text:p>
          </table:table-cell>
          <table:table-cell table:style-name="ce105" office:value-type="string" calcext:value-type="string">
            <text:p>RIP EIGRP OSPF BGP</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OSPF Security: Attacks and Defenses</text:p>
            <text:p><text:a xlink:href="https://www.sanog.org/resources/sanog28/SANOG28-Tutorial_OSPF-Security-Attacks-and-Defences-Manjul.pdf" xlink:type="simple">https://www.sanog.org/resources/sanog28/SANOG28-Tutorial_OSPF-Security-Attacks-and-Defences-Manjul.pdf</text:a></text:p>
          </table:table-cell>
          <table:table-cell table:number-columns-repeated="1014"/>
        </table:table-row>
        <table:table-row table:style-name="ro7">
          <table:table-cell/>
          <table:table-cell table:style-name="ce105" office:value-type="string" calcext:value-type="string">
            <text:p>router ospf 1|eigrp1|bgp</text:p>
            <text:p><text:span text:style-name="T86">  router-id &lt;ip-address&gt; </text:span></text:p>
            <text:p><text:span text:style-name="T86">ipv6 router ospf  &lt;process-id&gt;</text:span></text:p>
            <text:p><text:span text:style-name="T86">  router-id &lt;ip-address&gt; </text:span></text:p>
          </table:table-cell>
          <table:table-cell table:style-name="ce105" office:value-type="string" calcext:value-type="string">
            <text:p>Specify routing protocol identification number for each router (router ID) / Špecifikovanie identifikátorov smerovacích protokolov pre každý router (router ID)</text:p>
          </table:table-cell>
          <table:table-cell table:style-name="ce105" office:value-type="string" calcext:value-type="string">
            <text:p>Inability to start routing protocol processes in some uses cases with IPv6 / Nemožnosť sprevádzkovať procesy smerovacích protokolov v určitých prípadoch pri použití IPv6</text:p>
          </table:table-cell>
          <table:table-cell table:style-name="ce105" office:value-type="string" calcext:value-type="string">
            <text:p>Control</text:p>
          </table:table-cell>
          <table:table-cell table:style-name="ce105" office:value-type="string" calcext:value-type="string">
            <text:p>RIP EIGRP OSPF BGP</text:p>
          </table:table-cell>
          <table:table-cell table:style-name="ce105" office:value-type="string" calcext:value-type="string">
            <text:p>MEDIUM</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5"/>
          <table:table-cell table:number-columns-repeated="3"/>
          <table:table-cell office:value-type="string" calcext:value-type="string">
            <text:p>TODO ADDRESS FAMILIES, ipv6 ospfv3 – can be add isntead of ipv6 router ospf</text:p>
          </table:table-cell>
          <table:table-cell table:number-columns-repeated="1010"/>
        </table:table-row>
        <table:table-row table:style-name="ro7">
          <table:table-cell/>
          <table:table-cell table:style-name="ce137" office:value-type="string" calcext:value-type="string">
            <text:p>router eigrp &lt;as&gt;</text:p>
            <text:p> (eigrp) log-neighbor-changes</text:p>
          </table:table-cell>
          <table:table-cell table:style-name="ce105" office:value-type="string" calcext:value-type="string">
            <text:p>Log routing protocols update changes / Zaznamenie zmeny v logu pri zmenách v smerovaní</text:p>
          </table:table-cell>
          <table:table-cell table:style-name="ce105" office:value-type="string" calcext:value-type="string">
            <text:p>Traceability of routing protocol misconfiguration and malfunction / Vysledovateľnosť nefunkčnosti routovacieho protokolu a nesprávneho nastavenia</text:p>
          </table:table-cell>
          <table:table-cell table:style-name="ce105" office:value-type="string" calcext:value-type="string">
            <text:p>Control</text:p>
          </table:table-cell>
          <table:table-cell table:style-name="ce105" office:value-type="string" calcext:value-type="string">
            <text:p>RIP EIGRP OSPF BGP</text:p>
          </table:table-cell>
          <table:table-cell table:style-name="ce105" office:value-type="string" calcext:value-type="string">
            <text:p>MEDIUM</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05" office:value-type="string" calcext:value-type="string">
            <text:p>Cisco SAFE Reference Guide</text:p>
            <text:p><text:span text:style-name="T89">OSPF Link-State Database Overload Protection </text:span><text:span text:style-name="T89"><text:a xlink:href="https://www.cisco.com/c/en/us/td/docs/ios-xml/ios/iproute_ospf/configuration/15-sy/iro-15-sy-book/iro-lk-state-db.pdf" xlink:type="simple">https://www.cisco.com/c/en/us/td/docs/ios-xml/ios/iproute_ospf/configuration/15-sy/iro-15-sy-book/iro-lk-state-db.pdf</text:a></text:span></text:p>
          </table:table-cell>
          <table:table-cell table:number-columns-repeated="1014"/>
        </table:table-row>
        <table:table-row table:style-name="ro7">
          <table:table-cell/>
          <table:table-cell table:style-name="ce137" office:value-type="string" calcext:value-type="string">
            <text:p><text:span text:style-name="T86">router ospf &lt;process&gt;</text:span></text:p>
            <text:p> log-neighbor-changes</text:p>
          </table:table-cell>
          <table:table-cell table:style-name="ce105" office:value-type="string" calcext:value-type="string">
            <text:p>Log routing protocols update changes / Zaznamenie zmeny v logu pri zmenách v smerovaní</text:p>
          </table:table-cell>
          <table:table-cell table:style-name="ce105" office:value-type="string" calcext:value-type="string">
            <text:p>Traceability of routing protocol misconfiguration and malfunction / Vysledovateľnosť nefunkčnosti routovacieho protokolu a nesprávneho nastavenia</text:p>
          </table:table-cell>
          <table:table-cell table:style-name="ce105" office:value-type="string" calcext:value-type="string">
            <text:p>Control</text:p>
          </table:table-cell>
          <table:table-cell table:style-name="ce105" office:value-type="string" calcext:value-type="string">
            <text:p>RIP EIGRP OSPF BGP</text:p>
          </table:table-cell>
          <table:table-cell table:style-name="ce105" office:value-type="string" calcext:value-type="string">
            <text:p>MEDIUM</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05" office:value-type="string" calcext:value-type="string">
            <text:p>Cisco SAFE Reference Guide</text:p>
            <text:p><text:span text:style-name="T89">OSPF Link-State Database Overload Protection </text:span><text:span text:style-name="T89"><text:a xlink:href="https://www.cisco.com/c/en/us/td/docs/ios-xml/ios/iproute_ospf/configuration/15-sy/iro-15-sy-book/iro-lk-state-db.pdf" xlink:type="simple">https://www.cisco.com/c/en/us/td/docs/ios-xml/ios/iproute_ospf/configuration/15-sy/iro-15-sy-book/iro-lk-state-db.pdf</text:a></text:span></text:p>
          </table:table-cell>
          <table:table-cell table:number-columns-repeated="1014"/>
        </table:table-row>
        <table:table-row table:style-name="ro7">
          <table:table-cell/>
          <table:table-cell table:style-name="ce137" office:value-type="string" calcext:value-type="string">
            <text:p>router bgp &lt;as&gt;</text:p>
            <text:p> log-neighbor-changes</text:p>
          </table:table-cell>
          <table:table-cell table:style-name="ce105" office:value-type="string" calcext:value-type="string">
            <text:p>Log routing protocols update changes / Zaznamenie zmeny v logu pri zmenách v smerovaní</text:p>
          </table:table-cell>
          <table:table-cell table:style-name="ce105" office:value-type="string" calcext:value-type="string">
            <text:p>Traceability of routing protocol misconfiguration and malfunction / Vysledovateľnosť nefunkčnosti routovacieho protokolu a nesprávneho nastavenia</text:p>
          </table:table-cell>
          <table:table-cell table:style-name="ce105" office:value-type="string" calcext:value-type="string">
            <text:p>Control</text:p>
          </table:table-cell>
          <table:table-cell table:style-name="ce105" office:value-type="string" calcext:value-type="string">
            <text:p>RIP EIGRP OSPF BGP</text:p>
          </table:table-cell>
          <table:table-cell table:style-name="ce105" office:value-type="string" calcext:value-type="string">
            <text:p>MEDIUM</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05" office:value-type="string" calcext:value-type="string">
            <text:p>Cisco SAFE Reference Guide</text:p>
            <text:p><text:span text:style-name="T89">OSPF Link-State Database Overload Protection </text:span><text:span text:style-name="T89"><text:a xlink:href="https://www.cisco.com/c/en/us/td/docs/ios-xml/ios/iproute_ospf/configuration/15-sy/iro-15-sy-book/iro-lk-state-db.pdf" xlink:type="simple">https://www.cisco.com/c/en/us/td/docs/ios-xml/ios/iproute_ospf/configuration/15-sy/iro-15-sy-book/iro-lk-state-db.pdf</text:a></text:span></text:p>
          </table:table-cell>
          <table:table-cell table:number-columns-repeated="1014"/>
        </table:table-row>
        <table:table-row table:style-name="ro9">
          <table:table-cell/>
          <table:table-cell table:style-name="ce96" office:value-type="string" calcext:value-type="string">
            <text:p>neighbor &lt;ip address&gt; ttl-security hops &lt;hop count&gt;</text:p>
            <text:p/>
            <text:p>router ospf &lt;id&gt;</text:p>
            <text:p> ttl security all-interfaces hops &lt;hop count&gt;</text:p>
            <text:p/>
            <text:p><text:span text:style-name="T86">interface tunnel &lt;number&gt;</text:span></text:p>
            <text:p><text:span text:style-name="T86"> ip ospf ttl-security hops &lt;hop count&gt;</text:span></text:p>
            <text:p/>
            <text:p/>
          </table:table-cell>
          <table:table-cell table:style-name="ce104" office:value-type="string" calcext:value-type="string">
            <text:p>TTL security</text:p>
          </table:table-cell>
          <table:table-cell table:style-name="ce105" office:value-type="string" calcext:value-type="string">
            <text:p>Malicious injected routing information, remote attack / <text:s/>Škodlivé vloženie smerovacích informácií informácií, vzdialený útok</text:p>
          </table:table-cell>
          <table:table-cell table:style-name="ce105" office:value-type="string" calcext:value-type="string">
            <text:p>Control</text:p>
          </table:table-cell>
          <table:table-cell table:style-name="ce105" office:value-type="string" calcext:value-type="string">
            <text:p>BGP</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86">OSPF Security: Attacks and Defenses</text:span></text:p>
            <text:p><text:span text:style-name="T87"><text:a xlink:href="https://www.sanog.org/resources/sanog28/SANOG28-Tutorial_OSPF-Security-Attacks-and-Defences-Manjul.pdf" xlink:type="simple">https://www.sanog.org/resources/sanog28/SANOG28-Tutorial_OSPF-Security-Attacks-and-Defences-Manjul.pdf</text:a></text:span></text:p>
            <text:p>Cisco Guide to Harden Cisco IOS Devices</text:p>
            <text:p><text:span text:style-name="T87"><text:a xlink:href="https://www.cisco.com/c/en/us/support/docs/ip/access-lists/13608-21.html" xlink:type="simple">https://www.cisco.com/c/en/us/support/docs/ip/access-lists/13608-21.html</text:a></text:span></text:p>
          </table:table-cell>
          <table:table-cell table:number-columns-repeated="1014"/>
        </table:table-row>
        <table:table-row table:style-name="ro5">
          <table:table-cell/>
          <table:table-cell table:style-name="ce105" office:value-type="string" calcext:value-type="string">
            <text:p>router rip</text:p>
            <text:p> no auto-summary</text:p>
            <text:p/>
            <text:p>router eigrp &lt;as&gt;</text:p>
            <text:p> no auto-summary</text:p>
            <text:p/>
            <text:p>router bgp &lt;as&gt;</text:p>
            <text:p> no auto-summary</text:p>
          </table:table-cell>
          <table:table-cell table:style-name="ce104" office:value-type="string" calcext:value-type="string">
            <text:p>Turn off automatic route summarization / Vypnutie automatickej sumarizácie smerovacích protokolov</text:p>
          </table:table-cell>
          <table:table-cell table:style-name="ce105" office:value-type="string" calcext:value-type="string">
            <text:p>Incorrect routing due to summarization / Nesprávne smerovanie kvôli sumarizácií</text:p>
          </table:table-cell>
          <table:table-cell table:style-name="ce105" office:value-type="string" calcext:value-type="string">
            <text:p>Control</text:p>
          </table:table-cell>
          <table:table-cell table:style-name="ce105" office:value-type="string" calcext:value-type="string">
            <text:p>RIP EIGRP OSPF BGP</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5"/>
          <table:table-cell table:number-columns-repeated="1014"/>
        </table:table-row>
        <table:table-row table:style-name="ro6">
          <table:table-cell/>
          <table:table-cell table:style-name="ce138" office:value-type="string" calcext:value-type="string">
            <text:p>ip options drop</text:p>
          </table:table-cell>
          <table:table-cell table:style-name="ce96" office:value-type="string" calcext:value-type="string">
            <text:p>Drop IPv4 packets with IP Options field / Zahadzovanie IPv4 paketov s rozšírenou hlavičkou (IP Options filtering)</text:p>
          </table:table-cell>
          <table:table-cell table:style-name="ce96" office:value-type="string" calcext:value-type="string">
            <text:p>Packets will be process switched which leads to CPU overload or manipulation with routing to bypass security control / Packety budú spracovávané v CPU, ktoré môže byť preťažené a môže byť zmenené smerovanie na obídenie bezpečnostnej kontroly</text:p>
          </table:table-cell>
          <table:table-cell table:style-name="ce105" office:value-type="string" calcext:value-type="string">
            <text:p>Control</text:p>
          </table:table-cell>
          <table:table-cell table:style-name="ce105" office:value-type="string" calcext:value-type="string">
            <text:p>IPv4</text:p>
          </table:table-cell>
          <table:table-cell table:style-name="ce105" office:value-type="string" calcext:value-type="string">
            <text:p>CRITICAL</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Cisco Guide to Harden Cisco IOS Devices</text:p>
            <text:p><text:span text:style-name="T87"><text:a xlink:href="https://www.cisco.com/c/en/us/support/docs/ip/access-lists/13608-21.html" xlink:type="simple">https://www.cisco.com/c/en/us/support/docs/ip/access-lists/13608-21.html</text:a></text:span></text:p>
          </table:table-cell>
          <table:table-cell table:number-columns-repeated="1014"/>
        </table:table-row>
        <table:table-row table:style-name="ro20">
          <table:table-cell/>
          <table:table-cell table:style-name="ce137" office:value-type="string" calcext:value-type="string">
            <text:p>crypto isakmp policy &lt;policy id&gt;</text:p>
            <text:p> encryption aes</text:p>
            <text:p> authentication pre-shared</text:p>
            <text:p> group &lt;group id&gt;</text:p>
            <text:p>crypto isakmp key &lt;key&gt; address &lt;ip address&gt; </text:p>
            <text:p>crypto ipsec transform-set &lt;set name&gt; esp-aes esp-sha-hmac</text:p>
            <text:p> crypto map &lt;map name&gt; 10 ipsec-isakmp</text:p>
            <text:p>  set peer &lt;peer ip&gt;</text:p>
            <text:p>  set transform &lt;set name&gt; </text:p>
            <text:p>  match address &lt;acl name&gt;</text:p>
            <text:p>ip access-list extended &lt;acl name&gt;</text:p>
            <text:p>  permit ip &lt;source ip&gt; &lt;wildcard mask&gt; &lt;destination ip&gt; &lt; wildcard mask&gt;</text:p>
            <text:p>interface &lt;interface name&gt;</text:p>
            <text:p> crypto map &lt;map name&gt;</text:p>
            <text:p/>
            <text:p>interface tunnel &lt;number&gt;</text:p>
            <text:p> ip address &lt;ip address&gt; &lt;mask&gt;</text:p>
            <text:p><text:span text:style-name="T86"> tunnel source &lt;ip address&gt; &lt;mask&gt;</text:span></text:p>
            <text:p><text:span text:style-name="T86"> tunnel destination &lt;ip address&gt; &lt;mask&gt;</text:span></text:p>
          </table:table-cell>
          <table:table-cell table:style-name="ce96" office:value-type="string" calcext:value-type="string">
            <text:p>Disable tunnels which are not secured or setup secure tunnels / Vypnúť tunely ktoré nie sú zabezpečené alebo zabezpečiť tunely</text:p>
          </table:table-cell>
          <table:table-cell table:style-name="ce96" office:value-type="string" calcext:value-type="string">
            <text:p>Eavesdropping communication through unsecured tunnels / Odpočúvanie komunikácie <text:s/>cez nezabezpečené tunely</text:p>
          </table:table-cell>
          <table:table-cell table:style-name="ce105" office:value-type="string" calcext:value-type="string">
            <text:p>Data</text:p>
          </table:table-cell>
          <table:table-cell table:style-name="ce105" office:value-type="string" calcext:value-type="string">
            <text:p>IPv4</text:p>
            <text:p>IPv6</text:p>
          </table:table-cell>
          <table:table-cell table:style-name="ce105" office:value-type="string" calcext:value-type="string">
            <text:p>CRITICAL</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CIS Cisco IOS 15 Benchmark v4.0.0 </text:p>
            <text:p><text:span text:style-name="T87"><text:a xlink:href="https://www.cisecurity.org/cis-benchmarks/#cisco" xlink:type="simple">https://www.cisecurity.org/cis-benchmarks/#cisco</text:a></text:span></text:p>
            <text:p><text:span text:style-name="T86">Cisco router configuration handbook</text:span></text:p>
          </table:table-cell>
          <table:table-cell table:number-columns-repeated="3"/>
          <table:table-cell office:value-type="string" calcext:value-type="string">
            <text:p>xca3 lab 7.1 TODO</text:p>
          </table:table-cell>
          <table:table-cell table:number-columns-repeated="1010"/>
        </table:table-row>
        <table:table-row table:style-name="ro6">
          <table:table-cell/>
          <table:table-cell table:style-name="ce139" office:value-type="string" calcext:value-type="string">
            <text:p><text:span text:style-name="T126">ip flow-export version 9</text:span></text:p>
            <text:p><text:span text:style-name="T127">ip flow-export destination &lt;ip address&gt; &lt;port&gt;</text:span></text:p>
            <text:p><text:span text:style-name="T127">interface &lt;interface name&gt; &lt;interface id&gt;</text:span></text:p>
            <text:p><text:span text:style-name="T127"> ip flow ingress</text:span></text:p>
            <text:p><text:span text:style-name="T127"> ip flow egress</text:span></text:p>
          </table:table-cell>
          <table:table-cell table:style-name="ce96" office:value-type="string" calcext:value-type="string">
            <text:p>Network performance monitoring and collecting traffic due to legal reasons <text:s/>/ Monitorovanie výkonnosti siete a zber sieťového prenosu kvôli legislatívnym potrebám</text:p>
          </table:table-cell>
          <table:table-cell table:style-name="ce96" office:value-type="string" calcext:value-type="string">
            <text:p>Potential eavesdropping can be setup when traffic monitoring is used, monitoring due to legal reasons / Môže byť zneužité odpočúvanie pokiaľ sa používa monitorovanie prevádzky a monitorovanie prevádzky kvôli legislatívnym potrebám</text:p>
          </table:table-cell>
          <table:table-cell table:style-name="ce105" office:value-type="string" calcext:value-type="string">
            <text:p>Control</text:p>
          </table:table-cell>
          <table:table-cell table:style-name="ce105" office:value-type="string" calcext:value-type="string">
            <text:p>ALL</text:p>
          </table:table-cell>
          <table:table-cell table:style-name="ce105" office:value-type="string" calcext:value-type="string">
            <text:p>NOTICE</text:p>
          </table:table-cell>
          <table:table-cell table:number-columns-repeated="2" table:style-name="ce105" office:value-type="string" calcext:value-type="string">
            <text:p>ALL</text:p>
          </table:table-cell>
          <table:table-cell table:style-name="ce96" office:value-type="string" calcext:value-type="string">
            <text:p>Cisco Guide to Harden Cisco IOS Devices</text:p>
            <text:p><text:span text:style-name="T87"><text:a xlink:href="https://www.cisco.com/c/en/us/support/docs/ip/access-lists/13608-21.html" xlink:type="simple">https://www.cisco.com/c/en/us/support/docs/ip/access-lists/13608-21.html</text:a></text:span></text:p>
          </table:table-cell>
          <table:table-cell table:number-columns-repeated="1014"/>
        </table:table-row>
        <table:table-row table:style-name="ro6">
          <table:table-cell/>
          <table:table-cell table:style-name="ce140" office:value-type="string" calcext:value-type="string">
            <text:p><text:span text:style-name="T128">monitor session &lt;session id&gt; source </text:span><text:span text:style-name="T129">&lt;interface name&gt; &lt;interface id&gt; </text:span></text:p>
            <text:p><text:span text:style-name="T130">monitor session &lt;session id&gt;</text:span><text:span text:style-name="T131"> destination </text:span><text:span text:style-name="T132">&lt;interface name&gt; &lt;interface id&gt;</text:span></text:p>
          </table:table-cell>
          <table:table-cell table:style-name="ce96" office:value-type="string" calcext:value-type="string">
            <text:p>Network performance monitoring and collecting traffic due to legal reasons <text:s/>/ Monitorovanie výkonnosti siete a zber sieťového prenosu kvôli legislatívnym potrebám</text:p>
          </table:table-cell>
          <table:table-cell table:style-name="ce96" office:value-type="string" calcext:value-type="string">
            <text:p>Potential eavesdropping can be setup when traffic monitoring is used, monitoring due to legal reasons / Môže byť zneužité odpočúvanie pokiaľ sa používa monitorovanie prevádzky a monitorovanie prevádzky kvôli legislatívnym potrebám</text:p>
          </table:table-cell>
          <table:table-cell table:style-name="ce105" office:value-type="string" calcext:value-type="string">
            <text:p>Control</text:p>
          </table:table-cell>
          <table:table-cell table:style-name="ce105" office:value-type="string" calcext:value-type="string">
            <text:p>ALL</text:p>
          </table:table-cell>
          <table:table-cell table:style-name="ce105" office:value-type="string" calcext:value-type="string">
            <text:p>NOTICE</text:p>
          </table:table-cell>
          <table:table-cell table:number-columns-repeated="2" table:style-name="ce105" office:value-type="string" calcext:value-type="string">
            <text:p>ALL</text:p>
          </table:table-cell>
          <table:table-cell table:style-name="ce96" office:value-type="string" calcext:value-type="string">
            <text:p>Cisco Guide to Harden Cisco IOS Devices</text:p>
            <text:p><text:span text:style-name="T87"><text:a xlink:href="https://www.cisco.com/c/en/us/support/docs/ip/access-lists/13608-21.html" xlink:type="simple">https://www.cisco.com/c/en/us/support/docs/ip/access-lists/13608-21.html</text:a></text:span></text:p>
          </table:table-cell>
          <table:table-cell table:number-columns-repeated="1014"/>
        </table:table-row>
        <table:table-row table:style-name="ro1">
          <table:table-cell/>
          <table:table-cell table:style-name="ce105" office:value-type="string" calcext:value-type="string">
            <text:p>ip access-list standard &lt;acl name&gt;</text:p>
            <text:p> remark BLOCK_ADDRESSES RFC 1918</text:p>
            <text:p><text:span text:style-name="T86"> deny &lt;ip address&gt; &lt;wildcard mask&gt;</text:span> log-input</text:p>
            <text:p/>
            <text:p><text:span text:style-name="T95">interface &lt;interface name&gt; &lt;interface id&gt;</text:span></text:p>
            <text:p><text:span text:style-name="T95"> ip access-group &lt;acl name&gt; in</text:span></text:p>
          </table:table-cell>
          <table:table-cell table:style-name="ce96" office:value-type="string" calcext:value-type="string">
            <text:p>ACL to forbid and log private and special IP addresses from RFC 1918, RFC 3330 / Špecifikácia ACL na zakázanie a logovanie privátnych a špeciálnych IP adries z RFC 1918, RFC 3330</text:p>
          </table:table-cell>
          <table:table-cell table:style-name="ce96" office:value-type="string" calcext:value-type="string">
            <text:p>IP spoofing</text:p>
          </table:table-cell>
          <table:table-cell table:style-name="ce105" office:value-type="string" calcext:value-type="string">
            <text:p>Control</text:p>
          </table:table-cell>
          <table:table-cell table:style-name="ce96" office:value-type="string" calcext:value-type="string">
            <text:p>IP</text:p>
          </table:table-cell>
          <table:table-cell table:style-name="ce96" office:value-type="string" calcext:value-type="string">
            <text:p>CRITICAL</text:p>
          </table:table-cell>
          <table:table-cell table:style-name="ce96" office:value-type="string" calcext:value-type="string">
            <text:p>R, L3SW</text:p>
          </table:table-cell>
          <table:table-cell table:style-name="ce96" office:value-type="string" calcext:value-type="string">
            <text:p>CORE/EDGE, COLLAPSED COREDIST, COLLAPSED ALL</text:p>
          </table:table-cell>
          <table:table-cell table:style-name="ce110" office:value-type="string" calcext:value-type="string">
            <text:p><text:span text:style-name="T86">Network Security Auditing</text:span></text:p>
            <text:p>Cisco Guide to Harden Cisco IOS Devices</text:p>
            <text:p><text:span text:style-name="T87"><text:a xlink:href="https://www.cisco.com/c/en/us/support/docs/ip/access-lists/13608-21.html" xlink:type="simple">https://www.cisco.com/c/en/us/support/docs/ip/access-lists/13608-21.html</text:a></text:span></text:p>
            <text:p><text:span text:style-name="T86">CIS Cisco IOS 15 Benchmark v4.0.0 </text:span></text:p>
            <text:p><text:span text:style-name="T87"><text:a xlink:href="https://www.cisecurity.org/cis-benchmarks/#cisco" xlink:type="simple">https://www.cisecurity.org/cis-benchmarks/#cisco</text:a></text:span></text:p>
          </table:table-cell>
          <table:table-cell table:number-columns-repeated="1014"/>
        </table:table-row>
        <table:table-row table:style-name="ro7">
          <table:table-cell/>
          <table:table-cell table:style-name="ce105" office:value-type="string" calcext:value-type="string">
            <text:p/>
            <text:p><text:span text:style-name="T86">ipv6 access-list &lt;acl name&gt;</text:span></text:p>
            <text:p><text:span text:style-name="T86"> remark BLOCK_ADDRESSES RFC 5156</text:span></text:p>
            <text:p><text:span text:style-name="T86"> deny &lt;ipv6 address&gt; &lt;prefix&gt; any log-input</text:span></text:p>
            <text:p/>
            <text:p><text:span text:style-name="T95">interface &lt;interface name&gt; &lt;interface id&gt;</text:span></text:p>
            <text:p><text:span text:style-name="T95"> ipv6 traffic-filter &lt;acl name&gt; in</text:span></text:p>
          </table:table-cell>
          <table:table-cell table:style-name="ce96" office:value-type="string" calcext:value-type="string">
            <text:p>ACL to forbid and log IPv6 special addresses from RFC 5156 / Špecifikácia ACL na zakázanie a logovanie špeciálnych IPv6 adries z RFC 5156</text:p>
          </table:table-cell>
          <table:table-cell table:style-name="ce96" office:value-type="string" calcext:value-type="string">
            <text:p>IP spoofing</text:p>
          </table:table-cell>
          <table:table-cell table:style-name="ce105" office:value-type="string" calcext:value-type="string">
            <text:p>Control</text:p>
          </table:table-cell>
          <table:table-cell table:style-name="ce96" office:value-type="string" calcext:value-type="string">
            <text:p>IPv6</text:p>
          </table:table-cell>
          <table:table-cell table:style-name="ce96" office:value-type="string" calcext:value-type="string">
            <text:p>CRITICAL</text:p>
          </table:table-cell>
          <table:table-cell table:style-name="ce96" office:value-type="string" calcext:value-type="string">
            <text:p>R, L3SW</text:p>
          </table:table-cell>
          <table:table-cell table:style-name="ce96" office:value-type="string" calcext:value-type="string">
            <text:p>CORE/EDGE, COLLAPSED COREDIST, COLLAPSED ALL</text:p>
          </table:table-cell>
          <table:table-cell table:style-name="ce110" office:value-type="string" calcext:value-type="string">
            <text:p><text:span text:style-name="T86">Network Security Auditing</text:span></text:p>
            <text:p>Cisco Guide to Harden Cisco IOS Devices</text:p>
            <text:p><text:span text:style-name="T87"><text:a xlink:href="https://www.cisco.com/c/en/us/support/docs/ip/access-lists/13608-21.html" xlink:type="simple">https://www.cisco.com/c/en/us/support/docs/ip/access-lists/13608-21.html</text:a></text:span></text:p>
            <text:p><text:span text:style-name="T86">CIS Cisco IOS 15 Benchmark v4.0.0 </text:span></text:p>
            <text:p><text:span text:style-name="T87"><text:a xlink:href="https://www.cisecurity.org/cis-benchmarks/#cisco" xlink:type="simple">https://www.cisecurity.org/cis-benchmarks/#cisco</text:a></text:span></text:p>
          </table:table-cell>
          <table:table-cell table:number-columns-repeated="1014"/>
        </table:table-row>
        <table:table-row table:style-name="ro3">
          <table:table-cell/>
          <table:table-cell table:style-name="ce141" office:value-type="string" calcext:value-type="string">
            <text:p><text:span text:style-name="T116">interface &lt;interface name&gt; &lt;interface id&gt;</text:span></text:p>
            <text:p><text:span text:style-name="T116"> spanning-tree rootguard</text:span></text:p>
            <text:p><text:span text:style-name="T116"> spanning-tree guard root</text:span></text:p>
          </table:table-cell>
          <table:table-cell table:style-name="ce104" office:value-type="string" calcext:value-type="string">
            <text:p>Rogue root bridge protection (root guard)</text:p>
          </table:table-cell>
          <table:table-cell table:style-name="ce105" office:value-type="string" calcext:value-type="string">
            <text:p>Rogue root bridge </text:p>
          </table:table-cell>
          <table:table-cell table:style-name="ce105" office:value-type="string" calcext:value-type="string">
            <text:p>Control</text:p>
          </table:table-cell>
          <table:table-cell table:style-name="ce105" office:value-type="string" calcext:value-type="string">
            <text:p>ST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able:table-cell>
          <table:table-cell table:number-columns-repeated="3"/>
          <table:table-cell office:value-type="string" calcext:value-type="string">
            <text:p>dodatocny show prikaz, kto je root, na ktore porty a devices</text:p>
          </table:table-cell>
          <table:table-cell table:number-columns-repeated="1010"/>
        </table:table-row>
        <table:table-row table:style-name="ro13">
          <table:table-cell/>
          <table:table-cell table:style-name="ce142" office:value-type="string" calcext:value-type="string">
            <text:p>spanning-tree portfast bpduguard default</text:p>
            <text:p/>
            <text:p>or</text:p>
            <text:p/>
            <text:p><text:span text:style-name="T95">interface &lt;interface name&gt; &lt;interface id&gt;</text:span></text:p>
            <text:p><text:span text:style-name="T95">  spanning-tree bpduguard enable</text:span></text:p>
            <text:p/>
            <text:p><text:span text:style-name="T95">avoid </text:span></text:p>
            <text:p/>
            <text:p><text:span text:style-name="T95">spanning-tree portfast bpdufilter enable</text:span></text:p>
            <text:p/>
            <text:p><text:span text:style-name="T95">interface &lt;interface name&gt; &lt;interface id&gt;</text:span></text:p>
            <text:p><text:span text:style-name="T95">  spanning-tree bpdufilter enable</text:span></text:p>
            <text:p/>
            <text:p/>
          </table:table-cell>
          <table:table-cell table:style-name="ce104" office:value-type="string" calcext:value-type="string">
            <text:p>BPDU protection (BPDU guard)</text:p>
          </table:table-cell>
          <table:table-cell table:style-name="ce104" office:value-type="string" calcext:value-type="string">
            <text:p>Connecting switch to edge port / Pripojenie pripínaču na koncový prístupový port</text:p>
          </table:table-cell>
          <table:table-cell table:style-name="ce105" office:value-type="string" calcext:value-type="string">
            <text:p>Control</text:p>
          </table:table-cell>
          <table:table-cell table:style-name="ce105" office:value-type="string" calcext:value-type="string">
            <text:p>ST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able:table-cell>
          <table:table-cell table:number-columns-repeated="3"/>
          <table:table-cell office:value-type="string" calcext:value-type="string">
            <text:p>preq portfast must be enabled</text:p>
          </table:table-cell>
          <table:table-cell table:number-columns-repeated="1010"/>
        </table:table-row>
        <table:table-row table:style-name="ro1">
          <table:table-cell/>
          <table:table-cell table:style-name="ce143" office:value-type="string" calcext:value-type="string">
            <text:p>spanning-tree portfast default</text:p>
            <text:p/>
            <text:p>or</text:p>
            <text:p/>
            <text:p><text:span text:style-name="T95">interface &lt;interface name&gt; &lt;interface id&gt;</text:span></text:p>
            <text:p><text:span text:style-name="T95"> spanning-tree portfast</text:span></text:p>
          </table:table-cell>
          <table:table-cell table:style-name="ce104" office:value-type="string" calcext:value-type="string">
            <text:p>Access ports should not participate in STP process / Prístupové porty by sa nemali podielať na STP procese</text:p>
          </table:table-cell>
          <table:table-cell table:style-name="ce105" office:value-type="string" calcext:value-type="string">
            <text:p>Speed of convergence / Rýchlosť konvergencie</text:p>
          </table:table-cell>
          <table:table-cell table:style-name="ce105" office:value-type="string" calcext:value-type="string">
            <text:p>Control</text:p>
          </table:table-cell>
          <table:table-cell table:style-name="ce105" office:value-type="string" calcext:value-type="string">
            <text:p>STP</text:p>
          </table:table-cell>
          <table:table-cell table:style-name="ce105" office:value-type="string" calcext:value-type="string">
            <text:p>HIGH</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able:table-cell>
          <table:table-cell table:number-columns-repeated="1014"/>
        </table:table-row>
        <table:table-row table:style-name="ro1">
          <table:table-cell/>
          <table:table-cell table:style-name="ce144" office:value-type="string" calcext:value-type="string">
            <text:p>spanning-tree loopguard default</text:p>
            <text:p/>
            <text:p>or </text:p>
            <text:p/>
            <text:p><text:span text:style-name="T133">interface &lt;interface name&gt; &lt;interface id&gt;</text:span></text:p>
            <text:p><text:span text:style-name="T133"> spanning-tree guard loop</text:span></text:p>
          </table:table-cell>
          <table:table-cell table:style-name="ce104" office:value-type="string" calcext:value-type="string">
            <text:p>Access ports should not participate in STP process / Prístupové porty by sa nemali podielať na STP procese</text:p>
          </table:table-cell>
          <table:table-cell table:style-name="ce105" office:value-type="string" calcext:value-type="string">
            <text:p>Speed of convergence / Rýchlosť konvergencie</text:p>
          </table:table-cell>
          <table:table-cell table:style-name="ce105" office:value-type="string" calcext:value-type="string">
            <text:p>Control</text:p>
          </table:table-cell>
          <table:table-cell table:style-name="ce105" office:value-type="string" calcext:value-type="string">
            <text:p>STP</text:p>
          </table:table-cell>
          <table:table-cell table:style-name="ce105" office:value-type="string" calcext:value-type="string">
            <text:p>HIGH</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able:table-cell>
          <table:table-cell table:number-columns-repeated="1014"/>
        </table:table-row>
        <table:table-row table:style-name="ro3">
          <table:table-cell/>
          <table:table-cell table:style-name="ce142" office:value-type="string" calcext:value-type="string">
            <text:p>vlan &lt;id&gt;</text:p>
            <text:p> name &lt;name&gt;</text:p>
          </table:table-cell>
          <table:table-cell table:style-name="ce104" office:value-type="string" calcext:value-type="string">
            <text:p>Add name for each VLAN / Pridanie mena k VLAN</text:p>
          </table:table-cell>
          <table:table-cell table:style-name="ce105" office:value-type="string" calcext:value-type="string">
            <text:p>Unable to identify purpose of VLAN / Nemožnosť identifikácie účelu VLAN</text:p>
          </table:table-cell>
          <table:table-cell table:style-name="ce104" office:value-type="string" calcext:value-type="string">
            <text:p>Control</text:p>
          </table:table-cell>
          <table:table-cell table:style-name="ce105" office:value-type="string" calcext:value-type="string">
            <text:p>NONE</text:p>
          </table:table-cell>
          <table:table-cell table:style-name="ce105" office:value-type="string" calcext:value-type="string">
            <text:p>LOW</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15"/>
          <table:table-cell table:number-columns-repeated="1014"/>
        </table:table-row>
        <table:table-row table:style-name="ro7">
          <table:table-cell/>
          <table:table-cell table:style-name="ce143" office:value-type="string" calcext:value-type="string">
            <text:p>vlan &lt;id&gt;  </text:p>
            <text:p>name MANAGEMENT_VLAN</text:p>
          </table:table-cell>
          <table:table-cell table:style-name="ce104" office:value-type="string" calcext:value-type="string">
            <text:p>Create management VLAN / Vytvorenie separátnej VLAN pre manažment</text:p>
          </table:table-cell>
          <table:table-cell table:style-name="ce105" office:value-type="string" calcext:value-type="string">
            <text:p>Separate VLAN for management to restrict access for administrators / Špeciálna VLAN pre manažment na obmedzenie prístupu iba pre administrátorov</text:p>
          </table:table-cell>
          <table:table-cell table:style-name="ce104" office:value-type="string" calcext:value-type="string">
            <text:p>Control</text:p>
          </table:table-cell>
          <table:table-cell table:style-name="ce105" office:value-type="string" calcext:value-type="string">
            <text:p>NONE</text:p>
          </table:table-cell>
          <table:table-cell table:style-name="ce105" office:value-type="string" calcext:value-type="string">
            <text:p>MEDIUM</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15"/>
          <table:table-cell table:number-columns-repeated="1014"/>
        </table:table-row>
        <table:table-row table:style-name="ro9">
          <table:table-cell/>
          <table:table-cell table:style-name="ce143" office:value-type="string" calcext:value-type="string">
            <text:p>vlan &lt;id&gt;  </text:p>
            <text:p>name BLACKHOLE_VLAN</text:p>
          </table:table-cell>
          <table:table-cell table:style-name="ce104" office:value-type="string" calcext:value-type="string">
            <text:p>Create special black hole VLAN for unused ports/ Vytvorenie špeciálnej black hole VLAN pre nevyužité porty</text:p>
          </table:table-cell>
          <table:table-cell table:style-name="ce105" office:value-type="string" calcext:value-type="string">
            <text:p>Attacker with physical acces to port can have access to part of network corresponding to VLAN / Útočníkovi s fyzickým prístupom k portu môže byť pridelený prístup do časti siete, ktorá zodpovedá príslušnej VLAN </text:p>
          </table:table-cell>
          <table:table-cell table:style-name="ce104" office:value-type="string" calcext:value-type="string">
            <text:p>Control</text:p>
          </table:table-cell>
          <table:table-cell table:style-name="ce105" office:value-type="string" calcext:value-type="string">
            <text:p>NONE</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4"/>
        </table:table-row>
        <table:table-row table:style-name="ro7">
          <table:table-cell/>
          <table:table-cell table:style-name="ce141" office:value-type="string" calcext:value-type="string">
            <text:p><text:span text:style-name="T95">interface &lt;interface name&gt; &lt;interface id&gt;</text:span></text:p>
            <text:p><text:span text:style-name="T95"> switchport mode access</text:span></text:p>
            <text:p><text:span text:style-name="T95"> switchport access vlan &lt;id&gt;</text:span></text:p>
          </table:table-cell>
          <table:table-cell table:style-name="ce104" office:value-type="string" calcext:value-type="string">
            <text:p>Unassign all ports from default VLAN / Odobrať všetky porty z predvolenej VLAN</text:p>
          </table:table-cell>
          <table:table-cell table:style-name="ce105" office:value-type="string" calcext:value-type="string">
            <text:p>Default VLAN is allowed to be switches to every port, VLAN hopping, double tagging / Predvolenej VLAN je povolené prepnute na akýkoľvek port, VLAN hopping, double tagging</text:p>
          </table:table-cell>
          <table:table-cell table:style-name="ce104" office:value-type="string" calcext:value-type="string">
            <text:p>Control</text:p>
          </table:table-cell>
          <table:table-cell table:style-name="ce105" office:value-type="string" calcext:value-type="string">
            <text:p>NONE</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4"/>
        </table:table-row>
        <table:table-row table:style-name="ro7">
          <table:table-cell/>
          <table:table-cell table:style-name="ce143" office:value-type="string" calcext:value-type="string">
            <text:p><text:span text:style-name="T134">vlan &lt;id&gt;  </text:span></text:p>
            <text:p><text:span text:style-name="T134">name NATIVE_VLAN</text:span></text:p>
            <text:p/>
            <text:p><text:span text:style-name="T95">interface &lt;interface name&gt; &lt;interface id&gt;</text:span></text:p>
            <text:p><text:span text:style-name="T95"> switchport mode trunk</text:span></text:p>
            <text:p><text:span text:style-name="T95"> switchport trunk native vlan &lt;id&gt;</text:span></text:p>
            <text:p><text:span text:style-name="T95"> switchport trunk allowed vlan &lt;id&gt;</text:span></text:p>
          </table:table-cell>
          <table:table-cell table:style-name="ce104" office:value-type="string" calcext:value-type="string">
            <text:p>Create native VLAN other than default, assign it to trunk and allow only necessary VLANs / Vytvorenie natívnej VLAN rozdielnej ako predvolená, priradeni k trunk portu a povolenie iba potrebných portov</text:p>
          </table:table-cell>
          <table:table-cell table:style-name="ce105" office:value-type="string" calcext:value-type="string">
            <text:p>Default VLAN is allowed to be switches to every port, VLAN hopping, double tagging / Predvolenej VLAN je povolené byť prepnutá na akýkoľvek port, VLAN hopping, double tagging</text:p>
          </table:table-cell>
          <table:table-cell table:style-name="ce104" office:value-type="string" calcext:value-type="string">
            <text:p>Control</text:p>
          </table:table-cell>
          <table:table-cell table:style-name="ce105" office:value-type="string" calcext:value-type="string">
            <text:p>NONE</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4"/>
        </table:table-row>
        <table:table-row table:style-name="ro7">
          <table:table-cell/>
          <table:table-cell table:style-name="ce143" office:value-type="string" calcext:value-type="string">
            <text:p/>
            <text:p><text:span text:style-name="T95">interface &lt;interface name&gt; &lt;interface id&gt;</text:span></text:p>
            <text:p><text:span text:style-name="T95"> switchport mode trunk</text:span></text:p>
            <text:p><text:span text:style-name="T95"> no switchport mode dynamic desirable</text:span></text:p>
            <text:p><text:span text:style-name="T95"> no switchport mode dynamic auto</text:span></text:p>
            <text:p><text:span text:style-name="T95"> switchport nonegotiate</text:span></text:p>
            <text:p/>
          </table:table-cell>
          <table:table-cell table:style-name="ce104" office:value-type="string" calcext:value-type="string">
            <text:p>Turn of dynamic trunking protocol and explicitly set access and trunk ports / Vypnutie dynamického trunkovacieho protokolu a explicitne určiť porty ako prístupové a trunk</text:p>
          </table:table-cell>
          <table:table-cell table:style-name="ce104" office:value-type="string" calcext:value-type="string">
            <text:p>DTP attack, Switch spoofing attack / DTP útok, Switch spoofing útok</text:p>
          </table:table-cell>
          <table:table-cell table:style-name="ce104" office:value-type="string" calcext:value-type="string">
            <text:p>Control</text:p>
          </table:table-cell>
          <table:table-cell table:style-name="ce104" office:value-type="string" calcext:value-type="string">
            <text:p>DT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4"/>
        </table:table-row>
        <table:table-row table:style-name="ro7">
          <table:table-cell/>
          <table:table-cell table:style-name="ce143" office:value-type="string" calcext:value-type="string">
            <text:p/>
            <text:p><text:span text:style-name="T95">interface &lt;interface name&gt; &lt;interface id&gt;</text:span></text:p>
            <text:p><text:span text:style-name="T135"> </text:span><text:span text:style-name="T136">switchport port-security maximum 1</text:span></text:p>
            <text:p><text:span text:style-name="T137"> switchport port-security mac-address sticky</text:span></text:p>
            <text:p><text:span text:style-name="T137"> or</text:span></text:p>
            <text:p><text:span text:style-name="T137"> switchport port-security mac-address static &lt;mac address&gt;</text:span></text:p>
            <text:p><text:span text:style-name="T137"> switchport port-security</text:span></text:p>
          </table:table-cell>
          <table:table-cell table:style-name="ce104" office:value-type="string" calcext:value-type="string">
            <text:p>Define maximum 1 MAC address to port, assign MAC address to port / Definovanie maximálne 1 MAC adresy na port, priradenie MAC adresy na port</text:p>
          </table:table-cell>
          <table:table-cell table:style-name="ce105" office:value-type="string" calcext:value-type="string">
            <text:p>MAC Spoofing, MAC Flooding </text:p>
          </table:table-cell>
          <table:table-cell table:style-name="ce104" office:value-type="string" calcext:value-type="string">
            <text:p>Control</text:p>
          </table:table-cell>
          <table:table-cell table:style-name="ce105" office:value-type="string" calcext:value-type="string">
            <text:p>LLC</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15"/>
          <table:table-cell table:number-columns-repeated="1014"/>
        </table:table-row>
        <table:table-row table:style-name="ro2">
          <table:table-cell/>
          <table:table-cell table:style-name="ce141" office:value-type="string" calcext:value-type="string">
            <text:p><text:span text:style-name="T116">interface &lt;interface name&gt; &lt;interface id&gt;</text:span></text:p>
            <text:p><text:span text:style-name="T135"> </text:span><text:span text:style-name="T136">switchport port-security violation mode shutdown</text:span></text:p>
            <text:p><text:span text:style-name="T135"> </text:span><text:span text:style-name="T136">switchport port-security violation mode restrict</text:span></text:p>
            <text:p><text:span text:style-name="T138"> no</text:span><text:span text:style-name="T139"> </text:span><text:span text:style-name="T140">switchport port-security violation mode protect</text:span></text:p>
          </table:table-cell>
          <table:table-cell table:style-name="ce104" office:value-type="string" calcext:value-type="string">
            <text:p>Setup violation mode that shut down the port or inform administrator when not allowed device is connected / Nastavenie režimu narušenia, ktorý vypne port alebo informuje správcu o pripojení nepovoleného zariadenia</text:p>
          </table:table-cell>
          <table:table-cell table:style-name="ce105" office:value-type="string" calcext:value-type="string">
            <text:p>MAC Spoofing, MAC Flooding </text:p>
          </table:table-cell>
          <table:table-cell table:style-name="ce104" office:value-type="string" calcext:value-type="string">
            <text:p>Control</text:p>
          </table:table-cell>
          <table:table-cell table:style-name="ce105" office:value-type="string" calcext:value-type="string">
            <text:p>LLC</text:p>
          </table:table-cell>
          <table:table-cell table:style-name="ce105" office:value-type="string" calcext:value-type="string">
            <text:p>HIGH</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15"/>
          <table:table-cell table:number-columns-repeated="1014"/>
        </table:table-row>
        <table:table-row table:style-name="ro13">
          <table:table-cell/>
          <table:table-cell table:style-name="ce143" office:value-type="string" calcext:value-type="string">
            <text:p>vtp mode transparent</text:p>
            <text:p/>
            <text:p>or</text:p>
            <text:p/>
            <text:p>vtp off</text:p>
          </table:table-cell>
          <table:table-cell table:style-name="ce106" office:value-type="string" calcext:value-type="string">
            <text:p>Disable MVRP. MRP, GARP, VTP after successful VLAN propagation / Vypnutie MVRP. MRP, GARP, VTP po úspešnej propagácií VLAN</text:p>
          </table:table-cell>
          <table:table-cell table:style-name="ce105" office:value-type="string" calcext:value-type="string">
            <text:p>New switch with higher revision number but improper VLAN database can propagate false VLAN IDs and break network, many VTP attacks due to vulnerabilities / Nový prepínač s vyšším číslom revízie, ale s nesprávnou VLAN databázou môže šíriť falošné VLAN identifikátory a spôsobiť nefunkčnosť siete, veľa možnćh VTP útokov kvǒli zraniteľnostiam </text:p>
          </table:table-cell>
          <table:table-cell table:style-name="ce105" office:value-type="string" calcext:value-type="string">
            <text:p>Control</text:p>
          </table:table-cell>
          <table:table-cell table:style-name="ce105" office:value-type="string" calcext:value-type="string">
            <text:p>VTP</text:p>
            <text:p>MVRP</text:p>
            <text:p>MRP</text:p>
            <text:p>GAR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able:table-cell>
          <table:table-cell table:number-columns-repeated="1014"/>
        </table:table-row>
        <table:table-row table:style-name="ro2">
          <table:table-cell/>
          <table:table-cell office:value-type="string" calcext:value-type="string">
            <text:p>vtp version 3</text:p>
            <text:p>vtp password &lt;password&gt; hidden</text:p>
            <text:p>vtp prunning</text:p>
          </table:table-cell>
          <table:table-cell table:style-name="ce105" office:value-type="string" calcext:value-type="string">
            <text:p>Use VTP v3 with set password and enable VTP prunning when VTP must be enabled/ Uprednostniť VTP verzie 3, špecifikovať skryté heslo a zapnúť VTP prunning pokiaľ musí byť VTP zapnuté</text:p>
          </table:table-cell>
          <table:table-cell table:style-name="ce105" office:value-type="string" calcext:value-type="string">
            <text:p>VTP must be used / VTP musí byť používané</text:p>
          </table:table-cell>
          <table:table-cell table:style-name="ce105" office:value-type="string" calcext:value-type="string">
            <text:p>Control</text:p>
          </table:table-cell>
          <table:table-cell table:style-name="ce105" office:value-type="string" calcext:value-type="string">
            <text:p>VTP</text:p>
            <text:p>MVRP</text:p>
            <text:p>MRP</text:p>
            <text:p>GAR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able:table-cell>
          <table:table-cell table:number-columns-repeated="1014"/>
        </table:table-row>
        <table:table-row table:style-name="ro2">
          <table:table-cell/>
          <table:table-cell office:value-type="string" calcext:value-type="string">
            <text:p>storm-control unicast level &lt;top level&gt; &lt;down level&gt;</text:p>
            <text:p><text:span text:style-name="T92">storm-control broadcast level &lt;top level&gt; &lt;down level&gt;</text:span></text:p>
            <text:p><text:span text:style-name="T92">storm-control multicast level &lt;top level&gt; &lt;down level&gt;</text:span></text:p>
            <text:p><text:span text:style-name="T92">storm-control action trap</text:span></text:p>
          </table:table-cell>
          <table:table-cell table:style-name="ce104" office:value-type="string" calcext:value-type="string">
            <text:p>Send notification message when link reaches load threshold / Poslanie notifikácie pri prekročení prahovej hodnoty zaťaženia linky</text:p>
          </table:table-cell>
          <table:table-cell table:style-name="ce105" office:value-type="string" calcext:value-type="string">
            <text:p>High load of link / Vysoké zaťaženie linky</text:p>
          </table:table-cell>
          <table:table-cell table:style-name="ce105" office:value-type="string" calcext:value-type="string">
            <text:p>Control</text:p>
          </table:table-cell>
          <table:table-cell table:style-name="ce105" office:value-type="string" calcext:value-type="string">
            <text:p>NONE</text:p>
          </table:table-cell>
          <table:table-cell table:style-name="ce105" office:value-type="string" calcext:value-type="string">
            <text:p>MEDIUM</text:p>
          </table:table-cell>
          <table:table-cell table:number-columns-repeated="2" table:style-name="ce105" office:value-type="string" calcext:value-type="string">
            <text:p>ALL</text:p>
          </table:table-cell>
          <table:table-cell table:style-name="ce105" office:value-type="string" calcext:value-type="string">
            <text:p>Cisco SAFE Reference Guide</text:p>
          </table:table-cell>
          <table:table-cell table:number-columns-repeated="3"/>
          <table:table-cell office:value-type="string" calcext:value-type="string">
            <text:p>see commands.odt</text:p>
            <text:p>can be pps or link load in percentage</text:p>
          </table:table-cell>
          <table:table-cell table:number-columns-repeated="1010"/>
        </table:table-row>
        <table:table-row table:style-name="ro21">
          <table:table-cell/>
          <table:table-cell table:style-name="ce137" office:value-type="string" calcext:value-type="string">
            <text:p><text:span text:style-name="T86">dot1x system-auth-control</text:span></text:p>
            <text:p><text:span text:style-name="T86">identity profile default</text:span></text:p>
            <text:p><text:span text:style-name="T95">interface &lt;interface name&gt; &lt;interface id&gt;</text:span></text:p>
            <text:p><text:span text:style-name="T95">  dot1x port-control auto</text:span></text:p>
            <text:p><text:span text:style-name="T95">  </text:span></text:p>
            <text:p><text:span text:style-name="T95">  or</text:span></text:p>
            <text:p/>
            <text:p><text:span text:style-name="T95">  access-session port-control auto</text:span></text:p>
            <text:p/>
            <text:p><text:span text:style-name="T95">  or</text:span></text:p>
            <text:p/>
            <text:p><text:span text:style-name="T95">  authentication port-control auto</text:span></text:p>
            <text:p><text:span text:style-name="T95">  dot1x pae authenticator|supplicant </text:span></text:p>
            <text:p/>
            <text:p><text:span text:style-name="T135">  no dot1x </text:span><text:span text:style-name="T141">port-control force-authorized</text:span></text:p>
            <text:p/>
            <text:p><text:span text:style-name="T123">  or</text:span></text:p>
            <text:p><text:span text:style-name="T95">  </text:span></text:p>
            <text:p><text:span text:style-name="T135">  no access-session </text:span><text:span text:style-name="T141">port-control force-authorized</text:span></text:p>
            <text:p/>
            <text:p><text:span text:style-name="T123">  or</text:span></text:p>
            <text:p/>
            <text:p><text:span text:style-name="T142">  no authentication</text:span><text:span text:style-name="T139"> </text:span><text:span text:style-name="T143">port-control force-authorized</text:span></text:p>
            <text:p/>
          </table:table-cell>
          <table:table-cell table:style-name="ce104" office:value-type="string" calcext:value-type="string">
            <text:p>Enable 802.1x <text:s/>/ Zapnutie 802.1x </text:p>
          </table:table-cell>
          <table:table-cell table:style-name="ce104" office:value-type="string" calcext:value-type="string">
            <text:p>Unauthorized users use network / Využívanie siete nepovolenými používateľmi</text:p>
          </table:table-cell>
          <table:table-cell table:style-name="ce105" office:value-type="string" calcext:value-type="string">
            <text:p>Control</text:p>
          </table:table-cell>
          <table:table-cell table:style-name="ce105" office:value-type="string" calcext:value-type="string">
            <text:p>EAP</text:p>
            <text:p>PEAP</text:p>
            <text:p>EAPOL</text:p>
          </table:table-cell>
          <table:table-cell table:style-name="ce105" office:value-type="string" calcext:value-type="string">
            <text:p>HIGH</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ext:p>Cisco IOS 11 - IEEE 802.1x, autentizace k portu, MS IAS</text:p>
            <text:p><text:span text:style-name="T89"><text:a xlink:href="https://www.samuraj-cz.com/clanek/cisco-ios-11-ieee-802-1x-autentizace-k-portu-ms-ias/" xlink:type="simple">https://www.samuraj-cz.com/clanek/cisco-ios-11-ieee-802-1x-autentizace-k-portu-ms-ias/</text:a></text:span><text:span text:style-name="T89">Cisco IOS 12 - IEEE 802.1x a pokročilejší funkce  </text:span><text:span text:style-name="T89"><text:a xlink:href="https://www.samuraj-cz.com/clanek/cisco-ios-12-ieee-802-1x-a-pokrocilejsi-funkce/" xlink:type="simple">https://www.samuraj-cz.com/clanek/cisco-ios-12-ieee-802-1x-a-pokrocilejsi-funkce/</text:a></text:span></text:p>
          </table:table-cell>
          <table:table-cell table:style-name="ce105" office:value-type="string" calcext:value-type="string">
            <text:p>Enabled AAA and defined Radius server / Zapnuté AAA a definovaný Radius server</text:p>
          </table:table-cell>
          <table:table-cell table:style-name="ce105" table:number-columns-repeated="2"/>
          <table:table-cell table:number-columns-repeated="1011"/>
        </table:table-row>
        <table:table-row table:style-name="ro8">
          <table:table-cell/>
          <table:table-cell table:style-name="ce145" office:value-type="string" calcext:value-type="string">
            <text:p>dot1x auth-fail max-attempts &lt;number&gt;</text:p>
          </table:table-cell>
          <table:table-cell table:style-name="ce104" office:value-type="string" calcext:value-type="string">
            <text:p>Limit maximal failed 802.1x authentication attempts / Limitovanie maximálneho počtu neúspešných pokusov o autentizáciu 802.1x</text:p>
          </table:table-cell>
          <table:table-cell table:style-name="ce104" office:value-type="string" calcext:value-type="string">
            <text:p>Brute force guessing credentials for 802.1x / Útok hrubou silou hádaním prístupových údajov pre 802.1x </text:p>
          </table:table-cell>
          <table:table-cell table:style-name="ce105" office:value-type="string" calcext:value-type="string">
            <text:p>Control</text:p>
          </table:table-cell>
          <table:table-cell table:style-name="ce105" office:value-type="string" calcext:value-type="string">
            <text:p>EAP</text:p>
            <text:p>PEAP</text:p>
            <text:p>EAPOL</text:p>
          </table:table-cell>
          <table:table-cell table:style-name="ce105" office:value-type="string" calcext:value-type="string">
            <text:p>HIGH</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Cisco IOS 11 - IEEE 802.1x, autentizace k portu, MS IAS</text:p>
            <text:p><text:span text:style-name="T89"><text:a xlink:href="https://www.samuraj-cz.com/clanek/cisco-ios-11-ieee-802-1x-autentizace-k-portu-ms-ias/" xlink:type="simple">https://www.samuraj-cz.com/clanek/cisco-ios-11-ieee-802-1x-autentizace-k-portu-ms-ias/</text:a></text:span><text:span text:style-name="T89">Cisco IOS 12 - IEEE 802.1x a pokročilejší funkce  </text:span><text:span text:style-name="T89"><text:a xlink:href="https://www.samuraj-cz.com/clanek/cisco-ios-12-ieee-802-1x-a-pokrocilejsi-funkce/" xlink:type="simple">https://www.samuraj-cz.com/clanek/cisco-ios-12-ieee-802-1x-a-pokrocilejsi-funkce/</text:a></text:span></text:p>
          </table:table-cell>
          <table:table-cell table:number-columns-repeated="1014"/>
        </table:table-row>
        <table:table-row table:style-name="ro22">
          <table:table-cell/>
          <table:table-cell table:style-name="ce146" office:value-type="string" calcext:value-type="string">
            <text:p><text:span text:style-name="T86">ipv6 nd inspection policy &lt;policy name&gt;</text:span></text:p>
            <text:p><text:span text:style-name="T86"> drop unsecure</text:span></text:p>
            <text:p><text:span text:style-name="T86"> device-role monitor</text:span></text:p>
            <text:p><text:span text:style-name="T86"> tracking disable stale-lifetime infinite</text:span></text:p>
            <text:p><text:span text:style-name="T86"> trusted-port</text:span></text:p>
            <text:p><text:span text:style-name="T95">interface &lt;interface name&gt; &lt;interface id&gt;</text:span></text:p>
            <text:p><text:span text:style-name="T95"> ipv6 nd inspection attach-policy  &lt;policy name&gt;</text:span></text:p>
          </table:table-cell>
          <table:table-cell table:style-name="ce104" office:value-type="string" calcext:value-type="string">
            <text:p>IPv6 ND Inspection</text:p>
          </table:table-cell>
          <table:table-cell table:style-name="ce104" office:value-type="string" calcext:value-type="string">
            <text:p>IPv6 ND Spoofing</text:p>
          </table:table-cell>
          <table:table-cell table:style-name="ce105" office:value-type="string" calcext:value-type="string">
            <text:p>Control</text:p>
          </table:table-cell>
          <table:table-cell table:style-name="ce105" office:value-type="string" calcext:value-type="string">
            <text:p>IPv6</text:p>
            <text:p>ND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
            <text:p><text:span text:style-name="T86">Bezpečné IPv6: zkrocení zlých směrovačů</text:span></text:p>
            <text:p><text:span text:style-name="T87"><text:a xlink:href="https://www.root.cz/clanky/bezpecne-ipv6-zkroceni-zlych-smerovacu/" xlink:type="simple">https://www.root.cz/clanky/bezpecne-ipv6-zkroceni-zlych-smerovacu/</text:a></text:span></text:p>
            <text:p><text:span text:style-name="T86">Bezpečné IPv6 : směrovač se hlásí</text:span></text:p>
            <text:p><text:span text:style-name="T86"><text:a xlink:href="https://www.root.cz/clanky/bezpecne" xlink:type="simple">https://www.root.cz/clanky/bezpecne</text:a></text:span><text:span text:style-name="T86">-ipv6-smerovac-se-hlasi/</text:span></text:p>
            <text:p><text:span text:style-name="T86">IPv6 First-Hop Security Configuration Guide</text:span></text:p>
          </table:table-cell>
          <table:table-cell table:style-name="ce105" office:value-type="string" calcext:value-type="string">
            <text:p>IPv6 support</text:p>
            <text:p>IPv6 enabled</text:p>
          </table:table-cell>
          <table:table-cell table:style-name="ce105" table:number-columns-repeated="2"/>
          <table:table-cell table:style-name="ce105" office:value-type="string" calcext:value-type="string">
            <text:p>ND Snooping/ND Inspection – Partially</text:p>
            <text:p>SEND – FULL</text:p>
            <text:p>DHCPv6 Snooping</text:p>
            <text:p/>
            <text:p>neviem preco vsade je device-role monitor, mozno router a host sa vvztahuje k RA guard, kde dava zmysel</text:p>
            <text:p>neviem co znamena trusted port v tomto ponimani, napisat CISCO. asi spravit dve politiky jedna trusted/port ddruah uuntrusted</text:p>
            <text:p>glean si nie som clekom isty, suvbis s DHCPv6</text:p>
            <text:p/>
            <text:p><text:span text:style-name="T95"> ipv6 nd inspection attach-policy  &lt;policy name&gt; for all vlans</text:span></text:p>
            <text:p/>
            <text:p><text:span text:style-name="T86">ND SNOOPING – TOFU</text:span></text:p>
            <text:p><text:span text:style-name="T86">Nasazení tohoto obranného mechanismu paradoxně otevírá vrátka pro útočníky, kteří pak mohou ostatním uživatelům zablokovat přístup do sítě tím, že si počkají až se jejich zařízení odpojí a pak si jeho adresu “zaregistrují” na svůj port. Pokud se zařízení s původní adresou opět připojí do sítě, nebude mu to umožněno, jelikož jeho adresu má již útočník v databázi IP - MAC zaregistrovanou pro jiný port. Díky tomu, že pakety budou zahozeny, neproběhne ani kontrola duplicity adresy. Zařízení si tedy ani nemůže vygenerovat novou adresu, jelikož neví, že danou adresu již v síti někdo používá. V principu se tomu nedá zabránit, protože se využívají zcela legitimních vlastností protokolu IPv6: a) rozhraní může mít více IPv6 adres; b) IPv6 adresu lze generovat nahodile; c) přepínač nemá při bezstavové konfiguraci žádnou autoritativní odpověď, jako měl u IPv4 při použití DHCP. Přepínač tudíž nemůže rozlišit, kdo má pravdu a kdo ne.</text:span></text:p>
          </table:table-cell>
          <table:table-cell table:number-columns-repeated="1010"/>
        </table:table-row>
        <table:table-row table:style-name="ro11">
          <table:table-cell/>
          <table:table-cell table:style-name="ce147" office:value-type="string" calcext:value-type="string">
            <text:p><text:span text:style-name="T144">ipv6 nd raguard policy &lt;polic name&gt;</text:span></text:p>
            <text:p><text:span text:style-name="T144"> device-role host|router</text:span></text:p>
            <text:p><text:span text:style-name="T144"> hop-limit maximu &lt;number&gt;</text:span></text:p>
            <text:p><text:span text:style-name="T144"> managed-config-flag on|off</text:span></text:p>
            <text:p><text:span text:style-name="T145"> other-config-flag on|off</text:span></text:p>
            <text:p><text:span text:style-name="T145"> match ipv6 access-list &lt;acl name&gt;</text:span></text:p>
            <text:p><text:span text:style-name="T145"> match ra prefix-list &lt;prefix list name&gt;</text:span></text:p>
            <text:p><text:span text:style-name="T145"> trusted-port</text:span></text:p>
            <text:p><text:span text:style-name="T95">interface &lt;interface name&gt; &lt;interface id&gt;</text:span></text:p>
            <text:p><text:span text:style-name="T146"> </text:span><text:span text:style-name="T147">ipv6 nd raguard attach-policy &lt;policy name&gt;</text:span></text:p>
          </table:table-cell>
          <table:table-cell table:style-name="ce104" office:value-type="string" calcext:value-type="string">
            <text:p>RA Guard</text:p>
          </table:table-cell>
          <table:table-cell table:style-name="ce104" office:value-type="string" calcext:value-type="string">
            <text:p>Rogue RA</text:p>
            <text:p>RA Flood</text:p>
            <text:p><text:span text:style-name="T86">Route Information Option injection</text:span></text:p>
            <text:p><text:span text:style-name="T86">RA RouterLifeTime=0</text:span></text:p>
            <text:p/>
          </table:table-cell>
          <table:table-cell table:style-name="ce105" office:value-type="string" calcext:value-type="string">
            <text:p>Control</text:p>
          </table:table-cell>
          <table:table-cell table:style-name="ce105" office:value-type="string" calcext:value-type="string">
            <text:p>IPv6</text:p>
            <text:p>ND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
            <text:p><text:span text:style-name="T86">Bezpečné IPv6: zkrocení zlých směrovačů</text:span></text:p>
            <text:p><text:span text:style-name="T87"><text:a xlink:href="https://www.root.cz/clanky/bezpecne-ipv6-zkroceni-zlych-smerovacu/" xlink:type="simple">https://www.root.cz/clanky/bezpecne-ipv6-zkroceni-zlych-smerovacu/</text:a></text:span></text:p>
            <text:p><text:span text:style-name="T86">Bezpečné IPv6 : směrovač se hlásí</text:span></text:p>
            <text:p><text:span text:style-name="T86"><text:a xlink:href="https://www.root.cz/clanky/bezpecne" xlink:type="simple">https://www.root.cz/clanky/bezpecne</text:a></text:span><text:span text:style-name="T86">-ipv6-smerovac-se-hlasi/</text:span></text:p>
            <text:p><text:span text:style-name="T86">IPv6 First-Hop Security Configuration Guide</text:span></text:p>
          </table:table-cell>
          <table:table-cell table:style-name="ce105" table:number-columns-repeated="3"/>
          <table:table-cell table:style-name="ce105" office:value-type="string" calcext:value-type="string">
            <text:p><text:span text:style-name="T10">RA FLOOD – There can be legitimate RA in filtered advert messages </text:span></text:p>
            <text:p><text:span text:style-name="T10">Route Information Option – More routes can be inject by one RA messages</text:span></text:p>
            <text:p><text:span text:style-name="T10">RA RouterLifeTime=0 – Route can bedeleted by RA message where route life time is zero, no default gateway is present</text:span></text:p>
            <text:p/>
            <text:p/>
            <text:p><text:span text:style-name="T10">ak ostatne nedam trusted-port su implicitne untrusted?</text:span></text:p>
          </table:table-cell>
          <table:table-cell table:number-columns-repeated="1010"/>
        </table:table-row>
        <table:table-row table:style-name="ro8">
          <table:table-cell/>
          <table:table-cell office:value-type="string" calcext:value-type="string">
            <text:p>ip dhcp snooping</text:p>
            <text:p>ip dhcp snooping vlan &lt;vlan-id&gt; </text:p>
            <text:p><text:span text:style-name="T95">interface &lt;interface name&gt; &lt;interface id&gt;</text:span></text:p>
            <text:p> ip dhcp snooping trust</text:p>
            <text:p> no ip dhcp snooping trust</text:p>
          </table:table-cell>
          <table:table-cell table:style-name="ce105" office:value-type="string" calcext:value-type="string">
            <text:p>DHCP snooping, IPv6 Snooping, DHCPv6 Guard</text:p>
          </table:table-cell>
          <table:table-cell table:style-name="ce105" office:value-type="string" calcext:value-type="string">
            <text:p>DHCP spoofing</text:p>
          </table:table-cell>
          <table:table-cell table:style-name="ce105" office:value-type="string" calcext:value-type="string">
            <text:p>Control</text:p>
          </table:table-cell>
          <table:table-cell table:style-name="ce105" office:value-type="string" calcext:value-type="string">
            <text:p>DHC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ext:p><text:span text:style-name="T86">Cisco Guide to Harden Cisco IOS Devices</text:span></text:p>
            <text:p><text:span text:style-name="T87"><text:a xlink:href="https://www.cisco.com/c/en/us/support/docs/ip/access-lists/13608-21.html" xlink:type="simple">https://www.cisco.com/c/en/us/support/docs/ip/access-lists/13608-21.html</text:a></text:span></text:p>
            <text:p><text:span text:style-name="T86">IPv6 First-Hop Security Configuration Guide</text:span></text:p>
          </table:table-cell>
          <table:table-cell table:number-columns-repeated="3"/>
          <table:table-cell office:value-type="string" calcext:value-type="string">
            <text:p><text:span text:style-name="T89">in case dhcp relay see </text:span><text:span text:style-name="T89"><text:a xlink:href="https://www.cisco.com/c/en/us/td/docs/switches/lan/catalyst6500/ios/12-2SX/configuration/guide/book/snoodhcp.html" xlink:type="simple">https://www.cisco.com/c/en/us/td/docs/switches/lan/catalyst6500/ios/12-2SX/configuration/guide/book/snoodhcp.html</text:a></text:span></text:p>
          </table:table-cell>
          <table:table-cell table:number-columns-repeated="1010"/>
        </table:table-row>
        <table:table-row table:style-name="ro2">
          <table:table-cell/>
          <table:table-cell office:value-type="string" calcext:value-type="string">
            <text:p><text:span text:style-name="T92">ipv6 snooping policy &lt;policy name&gt;</text:span></text:p>
            <text:p><text:span text:style-name="T92">  ipv6 snooping attach-policy &lt;policy name&gt;</text:span></text:p>
            <text:p><text:span text:style-name="T92">  prefix-glean</text:span></text:p>
          </table:table-cell>
          <table:table-cell table:style-name="ce105" office:value-type="string" calcext:value-type="string">
            <text:p>DHCP snooping, IPv6 Snooping, DHCPv6 Guard</text:p>
          </table:table-cell>
          <table:table-cell table:style-name="ce105" office:value-type="string" calcext:value-type="string">
            <text:p>DHCP spoofing</text:p>
          </table:table-cell>
          <table:table-cell table:style-name="ce105" office:value-type="string" calcext:value-type="string">
            <text:p>Control</text:p>
          </table:table-cell>
          <table:table-cell table:style-name="ce105" office:value-type="string" calcext:value-type="string">
            <text:p>DHC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ext:p><text:span text:style-name="T86">Cisco Guide to Harden Cisco IOS Devices</text:span></text:p>
            <text:p><text:span text:style-name="T87"><text:a xlink:href="https://www.cisco.com/c/en/us/support/docs/ip/access-lists/13608-21.html" xlink:type="simple">https://www.cisco.com/c/en/us/support/docs/ip/access-lists/13608-21.html</text:a></text:span></text:p>
            <text:p><text:span text:style-name="T86">IPv6 First-Hop Security Configuration Guide</text:span></text:p>
          </table:table-cell>
          <table:table-cell table:number-columns-repeated="1014"/>
        </table:table-row>
        <table:table-row table:style-name="ro11">
          <table:table-cell/>
          <table:table-cell office:value-type="string" calcext:value-type="string">
            <text:p>ipv6 access-list &lt;acl name&gt;</text:p>
            <text:p> permit host &lt;ipv6 address&gt; any</text:p>
            <text:p>ipv6 prefix-list &lt;prefix list name&gt; permit &lt;ipv6 address&gt;  le 128</text:p>
            <text:p>ipv6 dhcp guard policy &lt;policy name&gt;</text:p>
            <text:p> device-role server|client</text:p>
            <text:p> match server access-list &lt;acl name&gt;</text:p>
            <text:p> match reply prefix-list &lt;prefix list name&gt;</text:p>
            <text:p> trusted-port</text:p>
            <text:p><text:span text:style-name="T95">interface &lt;interface name&gt; &lt;interface id&gt;</text:span></text:p>
            <text:p><text:span text:style-name="T95"> ipv6 dhcp guard attach-policy &lt;policy name&gt;</text:span></text:p>
          </table:table-cell>
          <table:table-cell table:style-name="ce105" office:value-type="string" calcext:value-type="string">
            <text:p>DHCP snooping, IPv6 Snooping, DHCPv6 Guard</text:p>
          </table:table-cell>
          <table:table-cell table:style-name="ce105" office:value-type="string" calcext:value-type="string">
            <text:p>DHCP spoofing</text:p>
          </table:table-cell>
          <table:table-cell table:style-name="ce105" office:value-type="string" calcext:value-type="string">
            <text:p>Control</text:p>
          </table:table-cell>
          <table:table-cell table:style-name="ce105" office:value-type="string" calcext:value-type="string">
            <text:p>DHC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ext:p><text:span text:style-name="T86">Cisco Guide to Harden Cisco IOS Devices</text:span></text:p>
            <text:p><text:span text:style-name="T87"><text:a xlink:href="https://www.cisco.com/c/en/us/support/docs/ip/access-lists/13608-21.html" xlink:type="simple">https://www.cisco.com/c/en/us/support/docs/ip/access-lists/13608-21.html</text:a></text:span></text:p>
            <text:p><text:span text:style-name="T86">IPv6 First-Hop Security Configuration Guide</text:span></text:p>
          </table:table-cell>
          <table:table-cell office:value-type="string" calcext:value-type="string">
            <text:p>IPv6 Snooping</text:p>
          </table:table-cell>
          <table:table-cell table:number-columns-repeated="2"/>
          <table:table-cell office:value-type="string" calcext:value-type="string">
            <text:p>trusted-port je tuna trusted</text:p>
            <text:p><text:a xlink:href="https://www.cisco.com/c/en/us/td/docs/ios-xml/ios/ipv6_fhsec/configuration/xe-3s/ip6f-xe-3s-book/ip6-src-guard.html" xlink:type="simple">https://www.cisco.com/c/en/us/td/docs/ios-xml/ios/ipv6_fhsec/configuration/xe-3s/ip6f-xe-3s-book/ip6-src-guard.html</text:a></text:p>
            <text:p>nie moc dobra podpora na lacnych SW</text:p>
            <text:p>https://insinuator.net/2014/01/configuring-ipv6-snooping-and-dhcpv6-guard-on-cisco-ios/</text:p>
          </table:table-cell>
          <table:table-cell table:number-columns-repeated="1010"/>
        </table:table-row>
        <table:table-row table:style-name="ro2">
          <table:table-cell/>
          <table:table-cell table:style-name="ce148" office:value-type="string" calcext:value-type="string">
            <text:p>ip dhcp snooping limit rate 100 </text:p>
          </table:table-cell>
          <table:table-cell office:value-type="string" calcext:value-type="string">
            <text:p><text:span text:style-name="T84">Limit DHCP packet </text:span><text:span text:style-name="T85"> on untrusted interfaces /</text:span> Odmedziť počet DHCP paketov na nedôverihodných rozhraniach</text:p>
          </table:table-cell>
          <table:table-cell office:value-type="string" calcext:value-type="string">
            <text:p>Too many DHCP packets, DHCP Flood / Příliš veľa DHCP paketov, zaplavenie DHCP paketmi</text:p>
          </table:table-cell>
          <table:table-cell table:style-name="ce105" office:value-type="string" calcext:value-type="string">
            <text:p>Control</text:p>
          </table:table-cell>
          <table:table-cell table:style-name="ce105" office:value-type="string" calcext:value-type="string">
            <text:p>DHCP</text:p>
          </table:table-cell>
          <table:table-cell table:style-name="ce105" office:value-type="string" calcext:value-type="string">
            <text:p>MEDIUM</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20" office:value-type="string" calcext:value-type="string">
            <text:p>Configuring DHCP Snooping</text:p>
            <text:p><text:a xlink:href="https://www.cisco.com/en/US/docs/general/Test/dwerblo/broken_guide/snoodhcp.html" xlink:type="simple">https://www.cisco.com/en/US/docs/general/Test/dwerblo/broken_guide/snoodhcp.html</text:a></text:p>
          </table:table-cell>
          <table:table-cell table:style-name="ce105" office:value-type="string" calcext:value-type="string">
            <text:p>DHCP Snooping</text:p>
          </table:table-cell>
          <table:table-cell table:style-name="ce105" table:number-columns-repeated="2"/>
          <table:table-cell table:number-columns-repeated="1011"/>
        </table:table-row>
        <table:table-row table:style-name="ro9">
          <table:table-cell/>
          <table:table-cell table:style-name="ce149" office:value-type="string" calcext:value-type="string">
            <text:p><text:span text:style-name="T148">ip arp inspection vlan &lt;vlan id&gt; </text:span></text:p>
            <text:p><text:span text:style-name="T149">ip arp inspection validate src-mac dst-mac ip</text:span></text:p>
            <text:p/>
            <text:p><text:span text:style-name="T149">on uplink</text:span></text:p>
            <text:p/>
            <text:p><text:span text:style-name="T93">ip arp inspection trust</text:span></text:p>
            <text:p/>
            <text:p/>
            <text:p/>
          </table:table-cell>
          <table:table-cell table:style-name="ce96" office:value-type="string" calcext:value-type="string">
            <text:p>Dynamic ARP Inspection</text:p>
          </table:table-cell>
          <table:table-cell table:style-name="ce105" office:value-type="string" calcext:value-type="string">
            <text:p>ARP Spoofing</text:p>
          </table:table-cell>
          <table:table-cell table:style-name="ce105" office:value-type="string" calcext:value-type="string">
            <text:p>Control</text:p>
          </table:table-cell>
          <table:table-cell table:style-name="ce105" office:value-type="string" calcext:value-type="string">
            <text:p>LLC</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CCNA SECURITY STUDY GUIDE</text:p>
          </table:table-cell>
          <table:table-cell table:style-name="ce105" office:value-type="string" calcext:value-type="string">
            <text:p>DHCP Snooping</text:p>
          </table:table-cell>
          <table:table-cell table:style-name="ce105" table:number-columns-repeated="2"/>
          <table:table-cell table:number-columns-repeated="1011"/>
        </table:table-row>
        <table:table-row table:style-name="ro6">
          <table:table-cell/>
          <table:table-cell table:style-name="ce149" office:value-type="string" calcext:value-type="string">
            <text:p><text:span text:style-name="T148">ip verify source port-security</text:span></text:p>
            <text:p><text:span text:style-name="T148">ip verify source</text:span></text:p>
            <text:p><text:span text:style-name="T148">ip verify source vlan dhcp-snooping</text:span></text:p>
            <text:p><text:span text:style-name="T148">ip verify source vlan dhcp-snooping port-security</text:span></text:p>
            <text:p/>
            <text:p><text:span text:style-name="T148">ipv6 source-guard policy &lt;policy name&gt;</text:span></text:p>
            <text:p><text:span text:style-name="T148"> permit link-local</text:span></text:p>
            <text:p><text:span text:style-name="T148"> deny global-autoconf</text:span></text:p>
            <text:p><text:span text:style-name="T148"> trusted</text:span></text:p>
            <text:p><text:span text:style-name="T95">interface &lt;interface name&gt; &lt;interface id&gt;</text:span></text:p>
            <text:p><text:span text:style-name="T95"> ipv6 source-guard attach-policy &lt;policy name&gt;</text:span></text:p>
          </table:table-cell>
          <table:table-cell table:style-name="ce96" office:value-type="string" calcext:value-type="string">
            <text:p>IPv4/IPv6 Source Guard</text:p>
          </table:table-cell>
          <table:table-cell table:style-name="ce105" office:value-type="string" calcext:value-type="string">
            <text:p>IP spoofing</text:p>
          </table:table-cell>
          <table:table-cell table:style-name="ce105" office:value-type="string" calcext:value-type="string">
            <text:p>Control</text:p>
          </table:table-cell>
          <table:table-cell table:style-name="ce105" office:value-type="string" calcext:value-type="string">
            <text:p>IPv4</text:p>
            <text:p>IPv6</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96" office:value-type="string" calcext:value-type="string">
            <text:p>Cisco Guide to Harden Cisco IOS Devices</text:p>
            <text:p><text:span text:style-name="T87"><text:a xlink:href="https://www.cisco.com/c/en/us/support/docs/ip/access-lists/13608-21.html" xlink:type="simple">https://www.cisco.com/c/en/us/support/docs/ip/access-lists/13608-21.html</text:a></text:span></text:p>
            <text:p><text:span text:style-name="T86">IPv6 First-Hop Security Configuration Guide</text:span></text:p>
          </table:table-cell>
          <table:table-cell table:style-name="ce105" office:value-type="string" calcext:value-type="string">
            <text:p>DHCP Snooping</text:p>
            <text:p>DHCPv6 Snooping</text:p>
            <text:p>IPv6 Snooping</text:p>
          </table:table-cell>
          <table:table-cell table:style-name="ce105" table:number-columns-repeated="2"/>
          <table:table-cell office:value-type="string" calcext:value-type="string">
            <text:p><text:a xlink:href="https://community.cisco.com/t5/switching/ip-arp-inspection-vs-ip-verify-source/td-p/1864717" xlink:type="simple">https://community.cisco.com/t5/switching/ip-arp-inspection-vs-ip-verify-source/td-p/1864717</text:a></text:p>
            <text:p><text:span text:style-name="T91"><text:a xlink:href="https://networklessons.com/cisco/ccie-routing-switching-written/ipv6-source-guard" xlink:type="simple">https://networklessons.com/cisco/ccie-routing-switching-written/ipv6-source-guard</text:a></text:span><text:span text:style-name="T91">, </text:span><text:span text:style-name="T91"><text:a xlink:href="https://www.cisco.com/c/en/us/td/docs/ios-xml/ios/ipv6_fhsec/configuration/xe-3s/ip6f-xe-3s-book/ip6-src-guard.html" xlink:type="simple">https://www.cisco.com/c/en/us/td/docs/ios-xml/ios/ipv6_fhsec/configuration/xe-3s/ip6f-xe-3s-book/ip6-src-guard.html</text:a></text:span><text:span text:style-name="T91">, </text:span></text:p>
          </table:table-cell>
          <table:table-cell table:number-columns-repeated="1010"/>
        </table:table-row>
        <table:table-row table:style-name="ro6">
          <table:table-cell/>
          <table:table-cell office:value-type="string" calcext:value-type="string">
            <text:p>ipv6 access-list &lt;acl name&gt;</text:p>
            <text:p> remark deny undetermined next headers</text:p>
            <text:p> deny any any undetermined-transport log-input</text:p>
          </table:table-cell>
          <table:table-cell table:style-name="ce105" office:value-type="string" calcext:value-type="string">
            <text:p>ACL to block unrecognizable extended headers / ACL blokujúce nerozpoznateľne rozšírené hlavičky</text:p>
          </table:table-cell>
          <table:table-cell table:style-name="ce105" office:value-type="string" calcext:value-type="string">
            <text:p>IPv6 Next Header and IPv6 Fragmentation attack / IPv6 Next Header <text:s/>a IPv6 Fragmentation útok</text:p>
          </table:table-cell>
          <table:table-cell table:style-name="ce105" office:value-type="string" calcext:value-type="string">
            <text:p>Control</text:p>
          </table:table-cell>
          <table:table-cell table:style-name="ce105" office:value-type="string" calcext:value-type="string">
            <text:p>IPv6</text:p>
          </table:table-cell>
          <table:table-cell table:style-name="ce105" office:value-type="string" calcext:value-type="string">
            <text:p>CRITICAL</text:p>
          </table:table-cell>
          <table:table-cell table:number-columns-repeated="2" table:style-name="ce105" office:value-type="string" calcext:value-type="string">
            <text:p>ALL</text:p>
          </table:table-cell>
          <table:table-cell table:style-name="ce105" office:value-type="string" calcext:value-type="string">
            <text:p>Bezpečné IPv6: trable s hlavičkami</text:p>
            <text:p><text:a xlink:href="https://www.root.cz/clanky/bezpecne-ipv6-trable-s-hlavickami/" xlink:type="simple">https://www.root.cz/clanky/bezpecne-ipv6-trable-s-hlavickami/</text:a>Bezpečné IPv6: vícehlavý útočník <text:a xlink:href="https://www.root.cz/clanky/bezpecne-ipv6-vicehlavy-utocnik/" xlink:type="simple">https://www.root.cz/clanky/bezpecne-ipv6-vicehlavy-utocnik/</text:a>RFC7113</text:p>
          </table:table-cell>
          <table:table-cell table:style-name="ce105" table:number-columns-repeated="3"/>
          <table:table-cell table:style-name="ce105" office:value-type="string" calcext:value-type="string">
            <text:p><text:span text:style-name="T86">Otazka ci na vsetkych zariadeniach</text:span></text:p>
            <text:p><text:span text:style-name="T86">ACL – Partially (legitime traffic can be dropped, L2 can ignore ACL)</text:span></text:p>
            <text:p><text:span text:style-name="T86">ACL – deny undetermined transport, unrecognised headers will be dropped</text:span></text:p>
            <text:p><text:span text:style-name="T86">RA disable next header and fragmentation</text:span></text:p>
            <text:p/>
            <text:p/>
            <text:p>avoid filtering  mechanisms because packet is too big to be stored in TCAM, some devices forward it (could void filtering rules), some drop it (new heaaders cannot be processed), OSes drop packets with RA which contains next header, when packet is not recognised by ASIC it is forwarded to CPU which is slow so congestion DDOS can be issued or totally trick filtering and send packet which would be filtered. A lot of ISPs or stransit ASes drops IPv6 packets with Next Header </text:p>
            <text:p><text:span text:style-name="T86">combines with previous nextheader, so that protocol of high level is in last fragment, all previous fragments are forwarded, most of ASCII (on Switches) cannot reassamble fragments, RFC 6980 does not allow to use fragmentation in RA,NA. Next header must be in forst fragment (RFC 7112)</text:span></text:p>
          </table:table-cell>
          <table:table-cell table:number-columns-repeated="1010"/>
        </table:table-row>
        <table:table-row table:style-name="ro9">
          <table:table-cell/>
          <table:table-cell table:style-name="ce98" office:value-type="string" calcext:value-type="string">
            <text:p>ip access-list extended &lt;acl name&gt;</text:p>
            <text:p> remark deny all node ipv4 address</text:p>
            <text:p> deny icmp any host 224.0.0.1 echo log-input</text:p>
            <text:p/>
            <text:p>ipv6 access-list &lt;acl name&gt;</text:p>
            <text:p> remark deny all node ipv6 address</text:p>
            <text:p> deny icmp any host ff02::1 echo-request log-input</text:p>
            <text:p><text:span text:style-name="T93"> remark deny mld query</text:span></text:p>
            <text:p><text:span text:style-name="T150"> deny </text:span><text:span text:style-name="T151">icmp any any mld-query</text:span></text:p>
          </table:table-cell>
          <table:table-cell table:style-name="ce105" office:value-type="string" calcext:value-type="string">
            <text:p>ACL to block ICMP echo request on multicast all node address and MLD Query on access ports/ <text:s/>ACL blokujúce ICMP echo request na multicast adresu všetkých uzlov a MLD Query na prístupových portoch</text:p>
          </table:table-cell>
          <table:table-cell table:style-name="ce105" office:value-type="string" calcext:value-type="string">
            <text:p>Network map by ping <text:s/>multicast all node address and MLD Query Overload and Smurf attack / Mapovanie sete pomocou pingu na multicast adresu všetkých uzlov a MLD Query Overload a Smurf útok</text:p>
          </table:table-cell>
          <table:table-cell table:style-name="ce105" office:value-type="string" calcext:value-type="string">
            <text:p>Control</text:p>
          </table:table-cell>
          <table:table-cell table:style-name="ce105" office:value-type="string" calcext:value-type="string">
            <text:p>IPv4</text:p>
            <text:p>IPv6</text:p>
          </table:table-cell>
          <table:table-cell table:style-name="ce105" office:value-type="string" calcext:value-type="string">
            <text:p>MEDIUM</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text:span text:style-name="T86">Bezpečné IPv6: trable s multicastem</text:span></text:p>
            <text:p><text:span text:style-name="T86"><text:a xlink:href="https://www.root.cz/clanky/bezpecne-ipv6-trable-s-multicastem/" xlink:type="simple">https://www.root.cz/clanky/bezpecne-ipv6-trable-s-multicastem/</text:a></text:span><text:span text:style-name="T86">MLD Considered Harmful</text:span></text:p>
            <text:p><text:span text:style-name="T87"><text:a xlink:href="https://ripe72.ripe.net/presentations/74-ERNW_RIPE72_MLD_Considered_Harmful_v1_light_web.pdf" xlink:type="simple">https://ripe72.ripe.net/presentations/74-ERNW_RIPE72_MLD_Considered_Harmful_v1_light_web.pdf</text:a></text:span></text:p>
            <text:p/>
          </table:table-cell>
          <table:table-cell table:number-columns-repeated="1014"/>
        </table:table-row>
        <table:table-row table:style-name="ro12">
          <table:table-cell/>
          <table:table-cell table:style-name="ce98" office:value-type="string" calcext:value-type="string">
            <text:p>ipv6 nd ra-throttle policy &lt;policy name&gt;</text:p>
            <text:p> allow at-least &lt;value&gt; at-most &lt;value&gt;</text:p>
            <text:p> interval-option inherit</text:p>
            <text:p> max-through &lt;value&gt;</text:p>
            <text:p> media-type wired|access-point|wire|wifi</text:p>
            <text:p> throttle-period &lt;value&gt;</text:p>
            <text:p>vlan configuration &lt;vlan id&gt;</text:p>
            <text:p><text:span text:style-name="T93"> ipv6 nd ra-throttle attach-policy &lt;policy name&gt;</text:span></text:p>
            <text:p/>
            <text:p><text:span text:style-name="T93">or </text:span></text:p>
            <text:p/>
            <text:p><text:span text:style-name="T95">interface &lt;interface name&gt; &lt;interface id&gt;</text:span></text:p>
            <text:p><text:span text:style-name="T93"> ipv6 nd ra-throttle policy &lt;policy name&gt;</text:span></text:p>
          </table:table-cell>
          <table:table-cell table:style-name="ce105" office:value-type="string" calcext:value-type="string">
            <text:p>RA Throttling</text:p>
          </table:table-cell>
          <table:table-cell table:style-name="ce105" office:value-type="string" calcext:value-type="string">
            <text:p>Mobile devices connected through wireless consumes a lot of energy by frequent RA messages / Mobilné zariadenia pripojené bezdôtovo spotrebovávajú veľa energie kvôli častým RA správam</text:p>
          </table:table-cell>
          <table:table-cell table:style-name="ce105" office:value-type="string" calcext:value-type="string">
            <text:p>Control</text:p>
          </table:table-cell>
          <table:table-cell table:style-name="ce105" office:value-type="string" calcext:value-type="string">
            <text:p>IPv6</text:p>
          </table:table-cell>
          <table:table-cell table:style-name="ce105" office:value-type="string" calcext:value-type="string">
            <text:p>LOW</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text:span text:style-name="T86">Bezpečné IPv6: trable s multicastem</text:span></text:p>
            <text:p><text:span text:style-name="T87"><text:a xlink:href="https://www.root.cz/clanky/bezpecne-ipv6-trable-s-multicastem/" xlink:type="simple">https://www.root.cz/clanky/bezpecne-ipv6-trable-s-multicastem/</text:a></text:span></text:p>
            <text:p><text:span text:style-name="T86">ND on wireless links and/or with sleeping nodes   </text:span></text:p>
            <text:p><text:span text:style-name="T86">https://www.ipv6council.be/IMG/pdf/20141212-08_vyncke_-_ipv6_multicast_issues-pptx.pdf</text:span></text:p>
          </table:table-cell>
          <table:table-cell table:number-columns-repeated="1014"/>
        </table:table-row>
        <table:table-row table:style-name="ro19">
          <table:table-cell/>
          <table:table-cell table:style-name="ce150" office:value-type="string" calcext:value-type="string">
            <text:p><text:span text:style-name="T123">key chain &lt;key chain&gt;</text:span></text:p>
            <text:p><text:span text:style-name="T123"> key &lt;id&gt;</text:span></text:p>
            <text:p><text:span text:style-name="T123">  key-string &lt;key string&gt;</text:span></text:p>
            <text:p><text:span text:style-name="T152">track &lt;value&gt; interface &lt;interface name&gt; &lt;interface id&gt; line-protocol</text:span></text:p>
            <text:p><text:span text:style-name="T152">fhrp version vrrp 3</text:span></text:p>
            <text:p><text:span text:style-name="T152">interface &lt;interface name&gt; &lt;interface id&gt;</text:span></text:p>
            <text:p><text:span text:style-name="T152"> vrrp &lt;group id&gt; ip &lt;ip  address&gt;</text:span></text:p>
            <text:p><text:span text:style-name="T152"> vrrp priority &lt;value&gt;</text:span></text:p>
            <text:p><text:span text:style-name="T152"> vrrp &lt;group id&gt; track &lt;value&gt; decrement &lt;value&gt;</text:span></text:p>
            <text:p><text:span text:style-name="T95"> vrrp &lt;group id&gt; authentication md5 key-string &lt;key&gt;</text:span></text:p>
            <text:p/>
            <text:p><text:span text:style-name="T95"> or</text:span></text:p>
            <text:p/>
            <text:p><text:span text:style-name="T95"> &lt;group id&gt; authentication md5 key-chain &lt;key chain&gt;</text:span></text:p>
          </table:table-cell>
          <table:table-cell table:style-name="ce96" office:value-type="string" calcext:value-type="string">
            <text:p>Enable FHRP with authentication and current version/ Povolenie FHRP s autentizáciou a aktuálnou verziou</text:p>
          </table:table-cell>
          <table:table-cell table:style-name="ce105" office:value-type="string" calcext:value-type="string">
            <text:p>Failing device or link would lead to network malfunction / Zlyhanie zariadenia alebo linky môže viest k nefunkčnosti siete </text:p>
          </table:table-cell>
          <table:table-cell table:style-name="ce105" office:value-type="string" calcext:value-type="string">
            <text:p>Control</text:p>
          </table:table-cell>
          <table:table-cell table:style-name="ce105" office:value-type="string" calcext:value-type="string">
            <text:p>VRRP</text:p>
            <text:p>HSRP</text:p>
            <text:p>GLBP</text:p>
          </table:table-cell>
          <table:table-cell table:style-name="ce105" office:value-type="string" calcext:value-type="string">
            <text:p>MEDIUM</text:p>
          </table:table-cell>
          <table:table-cell table:style-name="ce105" office:value-type="string" calcext:value-type="string">
            <text:p>R, L3SW</text:p>
          </table:table-cell>
          <table:table-cell table:style-name="ce96" office:value-type="string" calcext:value-type="string">
            <text:p>CORE/EDGE, COLLAPSED COREDIST, COLLAPSED ALL</text:p>
          </table:table-cell>
          <table:table-cell table:style-name="ce105"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23">
          <table:table-cell/>
          <table:table-cell table:style-name="ce141" office:value-type="string" calcext:value-type="string">
            <text:p><text:span text:style-name="T123">key chain &lt;key chain&gt;</text:span></text:p>
            <text:p><text:span text:style-name="T123"> key &lt;id&gt;</text:span></text:p>
            <text:p><text:span text:style-name="T123">  key-string &lt;key string&gt;</text:span></text:p>
            <text:p><text:span text:style-name="T95">interface &lt;interface name&gt; &lt;interface id&gt;</text:span></text:p>
            <text:p><text:span text:style-name="T95"> standby &lt;group id&gt; ip &lt;ip address&gt;</text:span></text:p>
            <text:p><text:span text:style-name="T95"> standby &lt;group id&gt; priority &lt;value&gt;</text:span></text:p>
            <text:p><text:span text:style-name="T95"> standby &lt;group id&gt; preempt</text:span></text:p>
            <text:p><text:span text:style-name="T95"> standby version 2</text:span></text:p>
            <text:p><text:span text:style-name="T95"> standby &lt;group id&gt; authentication md5 key-string &lt;key&gt;</text:span></text:p>
            <text:p><text:span text:style-name="T95"> </text:span></text:p>
            <text:p><text:span text:style-name="T95"> or</text:span></text:p>
            <text:p><text:span text:style-name="T95"> </text:span></text:p>
            <text:p><text:span text:style-name="T95"> standby &lt;group id&gt; authentication md5 key-chain &lt;key chain&gt;</text:span></text:p>
            <text:p/>
            <text:p><text:span text:style-name="T95">track &lt;id&gt;  interface &lt;interface name&gt; &lt;interface id&gt;</text:span></text:p>
            <text:p><text:span text:style-name="T95">interface &lt;interface name&gt; &lt;interface id&gt;</text:span></text:p>
            <text:p><text:span text:style-name="T95">  standby &lt;group id&gt; track &lt;id&gt; decrement &lt;value&gt;</text:span></text:p>
            <text:p><text:span text:style-name="T95"> </text:span></text:p>
          </table:table-cell>
          <table:table-cell table:style-name="ce96" office:value-type="string" calcext:value-type="string">
            <text:p>Enable FHRP with authentication and current version/ Povolenie FHRP s autentizáciou a aktuálnou verziou</text:p>
          </table:table-cell>
          <table:table-cell table:style-name="ce105" office:value-type="string" calcext:value-type="string">
            <text:p>Failing device or link would lead to network malfunction / Zlyhanie zariadenia alebo linky môže viest k nefunkčnosti siete </text:p>
          </table:table-cell>
          <table:table-cell table:style-name="ce105" office:value-type="string" calcext:value-type="string">
            <text:p>Control</text:p>
          </table:table-cell>
          <table:table-cell table:style-name="ce105" office:value-type="string" calcext:value-type="string">
            <text:p>VRRP</text:p>
            <text:p>HSRP</text:p>
            <text:p>GLBP</text:p>
          </table:table-cell>
          <table:table-cell table:style-name="ce105" office:value-type="string" calcext:value-type="string">
            <text:p>MEDIUM</text:p>
          </table:table-cell>
          <table:table-cell table:style-name="ce105" office:value-type="string" calcext:value-type="string">
            <text:p>R, L3SW</text:p>
          </table:table-cell>
          <table:table-cell table:style-name="ce96" office:value-type="string" calcext:value-type="string">
            <text:p>CORE/EDGE, COLLAPSED COREDIST, COLLAPSED ALL</text:p>
          </table:table-cell>
          <table:table-cell table:style-name="ce105"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13">
          <table:table-cell/>
          <table:table-cell table:style-name="ce150" office:value-type="string" calcext:value-type="string">
            <text:p><text:span text:style-name="T123">key chain &lt;key chain&gt;</text:span></text:p>
            <text:p><text:span text:style-name="T123"> key &lt;id&gt;</text:span></text:p>
            <text:p><text:span text:style-name="T123">  key-string &lt;key string&gt;</text:span></text:p>
            <text:p><text:span text:style-name="T152">track &lt;value&gt; interface &lt;interface name&gt; &lt;interface id&gt; line-protocol</text:span></text:p>
            <text:p><text:span text:style-name="T152">interface &lt;interface name&gt; &lt;interface id&gt;</text:span></text:p>
            <text:p><text:span text:style-name="T152"> glbp &lt;group id&gt; ip &lt;ip  address&gt;</text:span></text:p>
            <text:p><text:span text:style-name="T153"> glbp &lt;group id&gt; </text:span><text:span text:style-name="T154">priority &lt;value&gt;</text:span></text:p>
            <text:p><text:span text:style-name="T95"> glbp &lt;group id&gt; preempt</text:span></text:p>
            <text:p><text:span text:style-name="T153"> glbp &lt;group id&gt; weighting &lt;value&gt; lower &lt;value&gt; upper &lt;value&gt;</text:span><text:span text:style-name="T154"> </text:span></text:p>
            <text:p><text:span text:style-name="T152"> glbp &lt;group id&gt; weighting track &lt;value&gt; decrement &lt;value&gt;</text:span></text:p>
            <text:p><text:span text:style-name="T95"> glbp &lt;group id&gt; authentication md5 key-string &lt;key&gt;</text:span></text:p>
            <text:p/>
            <text:p><text:span text:style-name="T95"> or</text:span></text:p>
            <text:p/>
            <text:p><text:span text:style-name="T95"> glbp &lt;group id&gt; authentication md5 key-chain &lt;key chain&gt;</text:span></text:p>
          </table:table-cell>
          <table:table-cell table:style-name="ce96" office:value-type="string" calcext:value-type="string">
            <text:p>Enable FHRP with authentication and current version/ Povolenie FHRP s autentizáciou a aktuálnou verziou</text:p>
          </table:table-cell>
          <table:table-cell table:style-name="ce105" office:value-type="string" calcext:value-type="string">
            <text:p>Failing device or link would lead to network malfunction / Zlyhanie zariadenia alebo linky môže viest k nefunkčnosti siete </text:p>
          </table:table-cell>
          <table:table-cell table:style-name="ce105" office:value-type="string" calcext:value-type="string">
            <text:p>Control</text:p>
          </table:table-cell>
          <table:table-cell table:style-name="ce105" office:value-type="string" calcext:value-type="string">
            <text:p>VRRP</text:p>
            <text:p>HSRP</text:p>
            <text:p>GLBP</text:p>
          </table:table-cell>
          <table:table-cell table:style-name="ce105" office:value-type="string" calcext:value-type="string">
            <text:p>MEDIUM</text:p>
          </table:table-cell>
          <table:table-cell table:style-name="ce105" office:value-type="string" calcext:value-type="string">
            <text:p>R, L3SW</text:p>
          </table:table-cell>
          <table:table-cell table:style-name="ce96" office:value-type="string" calcext:value-type="string">
            <text:p>CORE/EDGE, COLLAPSED COREDIST, COLLAPSED ALL</text:p>
          </table:table-cell>
          <table:table-cell table:style-name="ce105"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8">
          <table:table-cell/>
          <table:table-cell office:value-type="string" calcext:value-type="string">
            <text:p>ipv6 neighbor &lt;ipv6 address&gt; vlan &lt;vlan id&gt; &lt;mac address&gt;</text:p>
          </table:table-cell>
          <table:table-cell table:style-name="ce107" office:value-type="string" calcext:value-type="string">
            <text:p><text:span text:style-name="T86">Static records for critical devices (servers) sticking together IP and MAC address and VLAN / Statický záznam pre kritické zariadenia (servery) spájajúce IP a MAC adresu a VLAN</text:span></text:p>
            <text:p/>
          </table:table-cell>
          <table:table-cell table:style-name="ce105" office:value-type="string" calcext:value-type="string">
            <text:p>Neighbor cache exhaustion / Vyčerpanie cache susedov</text:p>
          </table:table-cell>
          <table:table-cell table:style-name="ce105" office:value-type="string" calcext:value-type="string">
            <text:p>Control</text:p>
          </table:table-cell>
          <table:table-cell table:style-name="ce105" office:value-type="string" calcext:value-type="string">
            <text:p>IPv6</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5">
          <table:table-cell/>
          <table:table-cell office:value-type="string" calcext:value-type="string">
            <text:p>ipv6 access-list &lt;acl name&gt;</text:p>
            <text:p> remark permit only this ip  </text:p>
            <text:p> permit any &lt;ipv6&gt;/&lt;prefix&gt;</text:p>
            <text:p> remark deny other</text:p>
            <text:p> deny ipv6 any any </text:p>
            <text:p/>
            <text:p><text:span text:style-name="T95">interface &lt;interface name&gt; &lt;interface id&gt;</text:span></text:p>
            <text:p><text:span text:style-name="T95"> ipv6 traffic-filter &lt;acl name&gt; in</text:span></text:p>
          </table:table-cell>
          <table:table-cell table:style-name="ce107" office:value-type="string" calcext:value-type="string">
            <text:p>To mitigate a remote on neighbor cache attack from internet, setup ACL to permit only our destination IPv6 <text:s/>connected networks / Na zabránenie vzdialeného útoku na cache susedov cez internet je potreba nastaviť ACL, kde povolujeme iba komunikáciu s cieľovými IPv6 adresami, ktoré sa nachádzajú v našej sieti</text:p>
          </table:table-cell>
          <table:table-cell table:style-name="ce105" office:value-type="string" calcext:value-type="string">
            <text:p>Neighbor cache exhaustion / Vyčerpanie cache susedov</text:p>
          </table:table-cell>
          <table:table-cell table:style-name="ce105" office:value-type="string" calcext:value-type="string">
            <text:p>Control</text:p>
          </table:table-cell>
          <table:table-cell table:style-name="ce105" office:value-type="string" calcext:value-type="string">
            <text:p>IPv6</text:p>
          </table:table-cell>
          <table:table-cell table:style-name="ce105" office:value-type="string" calcext:value-type="string">
            <text:p>CRITICAL</text:p>
          </table:table-cell>
          <table:table-cell table:style-name="ce105" office:value-type="string" calcext:value-type="string">
            <text:p>R, L3SW</text:p>
          </table:table-cell>
          <table:table-cell table:style-name="ce96" office:value-type="string" calcext:value-type="string">
            <text:p>CORE/EDGE, COLLAPSED COREDIST, COLLAPSED ALL</text:p>
          </table:table-cell>
          <table:table-cell table:style-name="ce105"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1">
          <table:table-cell/>
          <table:table-cell table:style-name="ce151" office:value-type="string" calcext:value-type="string">
            <text:p>ipv6 destination-guard policy &lt;policy name&gt;</text:p>
            <text:p>  enforcement always</text:p>
            <text:p><text:span text:style-name="T95">interface &lt;interface name&gt; &lt;interface id&gt;</text:span></text:p>
            <text:p><text:span text:style-name="T95"> ipv6 destination-guard attach-policy &lt;policy name&gt;</text:span></text:p>
            <text:p/>
            <text:p/>
          </table:table-cell>
          <table:table-cell table:style-name="ce96" office:value-type="string" calcext:value-type="string">
            <text:p><text:span text:style-name="T86">IP destination Guard (First Hop Security)</text:span></text:p>
            <text:p/>
            <text:p/>
            <text:p/>
          </table:table-cell>
          <table:table-cell table:style-name="ce105" office:value-type="string" calcext:value-type="string">
            <text:p>Neighbor cache exhaustion / Vyčerpanie cache susedov</text:p>
          </table:table-cell>
          <table:table-cell table:style-name="ce105" office:value-type="string" calcext:value-type="string">
            <text:p>Control</text:p>
          </table:table-cell>
          <table:table-cell table:style-name="ce105" office:value-type="string" calcext:value-type="string">
            <text:p>IPv6</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office:value-type="string" calcext:value-type="string">
            <text:p>IPv6 Snooping</text:p>
          </table:table-cell>
          <table:table-cell table:number-columns-repeated="1013"/>
        </table:table-row>
        <table:table-row table:style-name="ro8">
          <table:table-cell/>
          <table:table-cell office:value-type="string" calcext:value-type="string">
            <text:p><text:span text:style-name="T95">interface &lt;interface name&gt; &lt;interface id&gt;</text:span></text:p>
            <text:p> ipv6 neighbors max-learning-num &lt;num&gt;</text:p>
          </table:table-cell>
          <table:table-cell table:style-name="ce104" office:value-type="string" calcext:value-type="string">
            <text:p>Limit number of IPv6 addresses in neighbor cache / Limitovanie počtu IPv6 adries v cache susedov</text:p>
          </table:table-cell>
          <table:table-cell table:style-name="ce105" office:value-type="string" calcext:value-type="string">
            <text:p>Neighbor cache exhaustion / Vyčerpanie cache susedov</text:p>
          </table:table-cell>
          <table:table-cell table:style-name="ce105" office:value-type="string" calcext:value-type="string">
            <text:p>Control</text:p>
          </table:table-cell>
          <table:table-cell table:style-name="ce105" office:value-type="string" calcext:value-type="string">
            <text:p>IPv6</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8">
          <table:table-cell/>
          <table:table-cell table:style-name="ce152" office:value-type="string" calcext:value-type="string">
            <text:p>ipv6 nd cache expire &lt;time in seconds&gt;</text:p>
          </table:table-cell>
          <table:table-cell table:style-name="ce104" office:value-type="string" calcext:value-type="string">
            <text:p>Limit time for IPv6 address in neighbor cache / Limitovanie času IPv6 adresy v cache susedov</text:p>
          </table:table-cell>
          <table:table-cell table:style-name="ce105" office:value-type="string" calcext:value-type="string">
            <text:p>Neighbor cache exhaustion / Vyčerpanie cache susedov</text:p>
          </table:table-cell>
          <table:table-cell table:style-name="ce105" office:value-type="string" calcext:value-type="string">
            <text:p>Control</text:p>
          </table:table-cell>
          <table:table-cell table:style-name="ce105" office:value-type="string" calcext:value-type="string">
            <text:p>IPv6</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5">
          <table:table-cell/>
          <table:table-cell table:style-name="ce153" office:value-type="string" calcext:value-type="string">
            <text:p>ip tcp intercept list &lt;acl name&gt;</text:p>
            <text:p>ip tcp intercept mode intercept|watch</text:p>
            <text:p>ip tcp intercept drop-mode oldest|random</text:p>
            <text:p>ip tcp intercept watch-timeout &lt;seconds&gt;</text:p>
            <text:p>ip tcp intercept finrst-timeout &lt;second&gt;</text:p>
            <text:p>ip tcp intercept connection-timeout &lt;seconds&gt;</text:p>
            <text:p>ip tcp intercept max-incomplete high|low &lt;number&gt;</text:p>
            <text:p>ip tcp intercept one-minute high|low &lt;number&gt;</text:p>
          </table:table-cell>
          <table:table-cell table:style-name="ce104" office:value-type="string" calcext:value-type="string">
            <text:p>Setup Firewall interception for SYN attack / Nastavenie zachytávanie firewallom pre útok flagu SYN</text:p>
          </table:table-cell>
          <table:table-cell office:value-type="string" calcext:value-type="string">
            <text:p>SYN Flood </text:p>
          </table:table-cell>
          <table:table-cell office:value-type="string" calcext:value-type="string">
            <text:p>Control</text:p>
          </table:table-cell>
          <table:table-cell office:value-type="string" calcext:value-type="string">
            <text:p>TCP</text:p>
          </table:table-cell>
          <table:table-cell office:value-type="string" calcext:value-type="string">
            <text:p>CRITICAL</text:p>
          </table:table-cell>
          <table:table-cell office:value-type="string" calcext:value-type="string">
            <text:p>R, L3SW</text:p>
          </table:table-cell>
          <table:table-cell table:style-name="ce96" office:value-type="string" calcext:value-type="string">
            <text:p>CORE/EDGE, COLLAPSED COREDIST, COLLAPSED ALL</text:p>
          </table:table-cell>
          <table:table-cell table:style-name="ce105" office:value-type="string" calcext:value-type="string">
            <text:p>Cisco router configuration handbook</text:p>
          </table:table-cell>
          <table:table-cell table:number-columns-repeated="1014"/>
        </table:table-row>
        <table:table-row table:style-name="ro8">
          <table:table-cell/>
          <table:table-cell table:style-name="ce104" office:value-type="string" calcext:value-type="string">
            <text:p>ip ips sdf location &lt;signature location&gt;</text:p>
            <text:p>ip ips fail  open|close</text:p>
            <text:p><text:span text:style-name="T86">ip ips &lt;signature</text:span> name&gt; list &lt;alc name&gt;</text:p>
            <text:p>ip ips &lt;signature name&gt; in|out</text:p>
          </table:table-cell>
          <table:table-cell table:style-name="ce104" office:value-type="string" calcext:value-type="string">
            <text:p>Setup IDS/IPS / Nastavenie IDS/IPS</text:p>
          </table:table-cell>
          <table:table-cell table:style-name="ce104" office:value-type="string" calcext:value-type="string">
            <text:p>Complex security threats and policy violations / Komplexné bezpečnostné hrozby a narošenie bezpečnosti</text:p>
          </table:table-cell>
          <table:table-cell table:style-name="ce105" office:value-type="string" calcext:value-type="string">
            <text:p>Control</text:p>
          </table:table-cell>
          <table:table-cell table:style-name="ce105" office:value-type="string" calcext:value-type="string">
            <text:p>NONE</text:p>
          </table:table-cell>
          <table:table-cell table:style-name="ce105" office:value-type="string" calcext:value-type="string">
            <text:p>HIGH</text:p>
          </table:table-cell>
          <table:table-cell office:value-type="string" calcext:value-type="string">
            <text:p>R, L3SW</text:p>
          </table:table-cell>
          <table:table-cell table:style-name="ce96" office:value-type="string" calcext:value-type="string">
            <text:p>CORE/EDGE, COLLAPSED COREDIST, COLLAPSED ALL</text:p>
          </table:table-cell>
          <table:table-cell table:style-name="ce105" office:value-type="string" calcext:value-type="string">
            <text:p>Cisco router configuration handbook</text:p>
          </table:table-cell>
          <table:table-cell table:number-columns-repeated="1014"/>
        </table:table-row>
        <table:table-row table:style-name="ro10" table:number-rows-repeated="28">
          <table:table-cell table:number-columns-repeated="1024"/>
        </table:table-row>
        <table:table-row table:style-name="ro10">
          <table:table-cell/>
          <table:table-cell table:style-name="ce155"/>
          <table:table-cell table:number-columns-repeated="1022"/>
        </table:table-row>
        <table:table-row table:style-name="ro10" table:number-rows-repeated="3">
          <table:table-cell table:number-columns-repeated="1024"/>
        </table:table-row>
        <table:table-row table:style-name="ro10">
          <table:table-cell/>
          <table:table-cell table:style-name="ce155"/>
          <table:table-cell table:number-columns-repeated="1022"/>
        </table:table-row>
        <table:table-row table:style-name="ro10">
          <table:table-cell table:number-columns-repeated="1024"/>
        </table:table-row>
        <table:table-row table:style-name="ro10">
          <table:table-cell/>
          <table:table-cell table:style-name="ce142"/>
          <table:table-cell table:number-columns-repeated="1022"/>
        </table:table-row>
        <table:table-row table:style-name="ro10">
          <table:table-cell table:number-columns-repeated="1024"/>
        </table:table-row>
        <table:table-row table:style-name="ro10" table:number-rows-repeated="8">
          <table:table-cell/>
          <table:table-cell table:style-name="ce142"/>
          <table:table-cell table:number-columns-repeated="1022"/>
        </table:table-row>
        <table:table-row table:style-name="ro10">
          <table:table-cell/>
          <table:table-cell table:style-name="ce142"/>
          <table:table-cell/>
          <table:table-cell table:style-name="ce143"/>
          <table:table-cell table:number-columns-repeated="1020"/>
        </table:table-row>
        <table:table-row table:style-name="ro10">
          <table:table-cell/>
          <table:table-cell table:style-name="ce142"/>
          <table:table-cell table:number-columns-repeated="1022"/>
        </table:table-row>
        <table:table-row table:style-name="ro10" table:number-rows-repeated="3">
          <table:table-cell table:number-columns-repeated="1024"/>
        </table:table-row>
        <table:table-row table:style-name="ro10" table:number-rows-repeated="3">
          <table:table-cell/>
          <table:table-cell table:style-name="ce143"/>
          <table:table-cell table:number-columns-repeated="1022"/>
        </table:table-row>
        <table:table-row table:style-name="ro10">
          <table:table-cell table:number-columns-repeated="1024"/>
        </table:table-row>
        <table:table-row table:style-name="ro10">
          <table:table-cell/>
          <table:table-cell table:style-name="ce142"/>
          <table:table-cell table:number-columns-repeated="1022"/>
        </table:table-row>
        <table:table-row table:style-name="ro10" table:number-rows-repeated="52">
          <table:table-cell table:number-columns-repeated="1024"/>
        </table:table-row>
        <table:table-row table:style-name="ro10">
          <table:table-cell/>
          <table:table-cell table:style-name="ce143"/>
          <table:table-cell table:number-columns-repeated="1022"/>
        </table:table-row>
        <table:table-row table:style-name="ro10" table:number-rows-repeated="16">
          <table:table-cell table:number-columns-repeated="1024"/>
        </table:table-row>
        <table:table-row table:style-name="ro10">
          <table:table-cell table:number-columns-repeated="3"/>
          <table:table-cell table:style-name="ce146"/>
          <table:table-cell table:number-columns-repeated="1020"/>
        </table:table-row>
        <table:table-row table:style-name="ro10">
          <table:table-cell/>
          <table:table-cell table:style-name="ce142"/>
          <table:table-cell table:number-columns-repeated="1022"/>
        </table:table-row>
        <table:table-row table:style-name="ro10" table:number-rows-repeated="3">
          <table:table-cell table:number-columns-repeated="1024"/>
        </table:table-row>
        <table:table-row table:style-name="ro10">
          <table:table-cell table:number-columns-repeated="2"/>
          <table:table-cell table:style-name="ce92"/>
          <table:table-cell table:number-columns-repeated="1021"/>
        </table:table-row>
        <table:table-row table:style-name="ro10" table:number-rows-repeated="1048296">
          <table:table-cell table:number-columns-repeated="1024"/>
        </table:table-row>
        <table:table-row table:style-name="ro10">
          <table:table-cell table:number-columns-repeated="1024"/>
        </table:table-row>
      </table:table>
      <table:table table:name="Prehlad utokov tabulka" table:style-name="ta1">
        <table:table-column table:style-name="co16" table:default-cell-style-name="ce158"/>
        <table:table-column table:style-name="co6" table:number-columns-repeated="3" table:default-cell-style-name="ce158"/>
        <table:table-column table:style-name="co6" table:number-columns-repeated="3" table:default-cell-style-name="Default"/>
        <table:table-row table:style-name="ro4">
          <table:table-cell table:style-name="ce157" office:value-type="string" calcext:value-type="string">
            <text:p> </text:p>
          </table:table-cell>
          <table:table-cell table:style-name="ce193" office:value-type="string" calcext:value-type="string">
            <text:p>RA-Guard</text:p>
          </table:table-cell>
          <table:table-cell table:style-name="ce193" office:value-type="string" calcext:value-type="string">
            <text:p>ACL/PACL</text:p>
          </table:table-cell>
          <table:table-cell table:style-name="ce193" office:value-type="string" calcext:value-type="string">
            <text:p>ND-Snooping</text:p>
          </table:table-cell>
          <table:table-cell table:style-name="ce193" office:value-type="string" calcext:value-type="string">
            <text:p>SEND</text:p>
          </table:table-cell>
          <table:table-cell table:style-name="ce193" office:value-type="string" calcext:value-type="string">
            <text:p>Deaktivace IPv6</text:p>
          </table:table-cell>
          <table:table-cell table:style-name="ce193" office:value-type="string" calcext:value-type="string">
            <text:p>Blokování IPv6</text:p>
          </table:table-cell>
        </table:table-row>
        <table:table-row table:style-name="ro10">
          <table:table-cell office:value-type="string" calcext:value-type="string">
            <text:p>Falešný DHCPv6 server</text:p>
          </table:table-cell>
          <table:table-cell office:value-type="string" calcext:value-type="string">
            <text:p> </text:p>
          </table:table-cell>
          <table:table-cell table:number-columns-repeated="2" office:value-type="string" calcext:value-type="string">
            <text:p>✔</text:p>
          </table:table-cell>
          <table:table-cell table:style-name="ce158" office:value-type="string" calcext:value-type="string">
            <text:p> </text:p>
          </table:table-cell>
          <table:table-cell table:number-columns-repeated="2" table:style-name="ce158" office:value-type="string" calcext:value-type="string">
            <text:p>✔</text:p>
          </table:table-cell>
        </table:table-row>
        <table:table-row table:style-name="ro10">
          <table:table-cell office:value-type="string" calcext:value-type="string">
            <text:p>Falešné oznámení směrovče</text:p>
          </table:table-cell>
          <table:table-cell table:number-columns-repeated="2" office:value-type="string" calcext:value-type="string">
            <text:p>✔</text:p>
          </table:table-cell>
          <table:table-cell office:value-type="string" calcext:value-type="string">
            <text:p> </text:p>
          </table:table-cell>
          <table:table-cell table:number-columns-repeated="3" table:style-name="ce158" office:value-type="string" calcext:value-type="string">
            <text:p>✔</text:p>
          </table:table-cell>
        </table:table-row>
        <table:table-row table:style-name="ro10">
          <table:table-cell office:value-type="string" calcext:value-type="string">
            <text:p>Otrávení ND cache</text:p>
          </table:table-cell>
          <table:table-cell table:number-columns-repeated="2" office:value-type="string" calcext:value-type="string">
            <text:p> </text:p>
          </table:table-cell>
          <table:table-cell office:value-type="string" calcext:value-type="string">
            <text:p>✔</text:p>
          </table:table-cell>
          <table:table-cell table:number-columns-repeated="3" table:style-name="ce158" office:value-type="string" calcext:value-type="string">
            <text:p>✔</text:p>
          </table:table-cell>
        </table:table-row>
        <table:table-row table:style-name="ro10">
          <table:table-cell office:value-type="string" calcext:value-type="string">
            <text:p>Podrvžení zdrojové IPv6 adresy</text:p>
          </table:table-cell>
          <table:table-cell table:number-columns-repeated="2" office:value-type="string" calcext:value-type="string">
            <text:p> </text:p>
          </table:table-cell>
          <table:table-cell office:value-type="string" calcext:value-type="string">
            <text:p>✔</text:p>
          </table:table-cell>
          <table:table-cell table:style-name="ce158" office:value-type="string" calcext:value-type="string">
            <text:p> </text:p>
          </table:table-cell>
          <table:table-cell table:number-columns-repeated="2" table:style-name="ce158" office:value-type="string" calcext:value-type="string">
            <text:p>✔</text:p>
          </table:table-cell>
        </table:table-row>
        <table:table-row table:style-name="ro10">
          <table:table-cell office:value-type="string" calcext:value-type="string">
            <text:p>Podrvžení zdrojové MAC adresy</text:p>
          </table:table-cell>
          <table:table-cell table:number-columns-repeated="2" office:value-type="string" calcext:value-type="string">
            <text:p> </text:p>
          </table:table-cell>
          <table:table-cell office:value-type="string" calcext:value-type="string">
            <text:p>✔</text:p>
          </table:table-cell>
          <table:table-cell table:style-name="ce158" office:value-type="string" calcext:value-type="string">
            <text:p> </text:p>
          </table:table-cell>
          <table:table-cell table:number-columns-repeated="2" table:style-name="ce158" office:value-type="string" calcext:value-type="string">
            <text:p>✔</text:p>
          </table:table-cell>
        </table:table-row>
        <table:table-row table:style-name="ro10">
          <table:table-cell office:value-type="string" calcext:value-type="string" table:number-columns-spanned="7" table:number-rows-spanned="1">
            <text:p> </text:p>
          </table:table-cell>
          <table:covered-table-cell table:number-columns-repeated="6" table:style-name="ce159"/>
        </table:table-row>
        <table:table-row table:style-name="ro10">
          <table:table-cell office:value-type="string" calcext:value-type="string">
            <text:p>Vyžaduje podporu na síťových prvcích</text:p>
          </table:table-cell>
          <table:table-cell table:number-columns-repeated="3" office:value-type="string" calcext:value-type="string">
            <text:p>✔</text:p>
          </table:table-cell>
          <table:table-cell table:style-name="ce158" office:value-type="string" calcext:value-type="string">
            <text:p>✔1</text:p>
          </table:table-cell>
          <table:table-cell table:style-name="ce158" office:value-type="string" calcext:value-type="string">
            <text:p> </text:p>
          </table:table-cell>
          <table:table-cell table:style-name="ce158" office:value-type="string" calcext:value-type="string">
            <text:p>✔</text:p>
          </table:table-cell>
        </table:table-row>
        <table:table-row table:style-name="ro10">
          <table:table-cell table:style-name="ce159" table:number-columns-repeated="7"/>
        </table:table-row>
        <table:table-row table:style-name="ro10">
          <table:table-cell office:value-type="string" calcext:value-type="string">
            <text:p>Vyžaduje podporu v koncových systémech</text:p>
          </table:table-cell>
          <table:table-cell table:number-columns-repeated="3" office:value-type="string" calcext:value-type="string">
            <text:p> </text:p>
          </table:table-cell>
          <table:table-cell table:number-columns-repeated="2" table:style-name="ce158" office:value-type="string" calcext:value-type="string">
            <text:p>✔</text:p>
          </table:table-cell>
          <table:table-cell table:style-name="ce158" office:value-type="string" calcext:value-type="string">
            <text:p> </text:p>
          </table:table-cell>
        </table:table-row>
        <table:table-row table:style-name="ro10">
          <table:table-cell table:style-name="ce160" office:value-type="string" calcext:value-type="string">
            <text:p>1 Podpora protokolu SEND je nutná pouze na příslušném směrovači.</text:p>
          </table:table-cell>
          <table:table-cell table:style-name="Default" table:number-columns-repeated="3"/>
          <table:table-cell table:number-columns-repeated="3"/>
        </table:table-row>
        <table:table-row table:style-name="ro10" table:number-rows-repeated="2">
          <table:table-cell table:style-name="Default" table:number-columns-repeated="4"/>
          <table:table-cell table:number-columns-repeated="3"/>
        </table:table-row>
        <table:table-row table:style-name="ro4">
          <table:table-cell table:style-name="ce159"/>
          <table:table-cell table:style-name="ce193" office:value-type="string" calcext:value-type="string">
            <text:p>DHCP snooping</text:p>
          </table:table-cell>
          <table:table-cell table:style-name="ce193" office:value-type="string" calcext:value-type="string">
            <text:p>ARP inspection</text:p>
          </table:table-cell>
          <table:table-cell table:style-name="ce193" office:value-type="string" calcext:value-type="string">
            <text:p>IP source guard</text:p>
          </table:table-cell>
          <table:table-cell table:number-columns-repeated="3"/>
        </table:table-row>
        <table:table-row table:style-name="ro10">
          <table:table-cell office:value-type="string" calcext:value-type="string">
            <text:p>Falešný DHCP server</text:p>
          </table:table-cell>
          <table:table-cell office:value-type="string" calcext:value-type="string">
            <text:p>✔</text:p>
          </table:table-cell>
          <table:table-cell table:number-columns-repeated="2" office:value-type="string" calcext:value-type="string">
            <text:p> </text:p>
          </table:table-cell>
          <table:table-cell table:number-columns-repeated="3"/>
        </table:table-row>
        <table:table-row table:style-name="ro10">
          <table:table-cell office:value-type="string" calcext:value-type="string">
            <text:p>Otrava ARP tabulky</text:p>
          </table:table-cell>
          <table:table-cell office:value-type="string" calcext:value-type="string">
            <text:p> </text:p>
          </table:table-cell>
          <table:table-cell office:value-type="string" calcext:value-type="string">
            <text:p>✔</text:p>
          </table:table-cell>
          <table:table-cell office:value-type="string" calcext:value-type="string">
            <text:p> </text:p>
          </table:table-cell>
          <table:table-cell table:number-columns-repeated="3"/>
        </table:table-row>
        <table:table-row table:style-name="ro10">
          <table:table-cell office:value-type="string" calcext:value-type="string">
            <text:p>Vynucení DHCP</text:p>
          </table:table-cell>
          <table:table-cell table:style-name="ce196" office:value-type="string" calcext:value-type="string">
            <text:p> </text:p>
          </table:table-cell>
          <table:table-cell table:number-columns-repeated="2" office:value-type="string" calcext:value-type="string">
            <text:p>✔</text:p>
          </table:table-cell>
          <table:table-cell table:number-columns-repeated="3"/>
        </table:table-row>
        <table:table-row table:style-name="ro10">
          <table:table-cell office:value-type="string" calcext:value-type="string">
            <text:p>Podvržení adresy IPv4</text:p>
          </table:table-cell>
          <table:table-cell table:number-columns-repeated="2" office:value-type="string" calcext:value-type="string">
            <text:p> </text:p>
          </table:table-cell>
          <table:table-cell office:value-type="string" calcext:value-type="string">
            <text:p>✔</text:p>
          </table:table-cell>
          <table:table-cell table:number-columns-repeated="3"/>
        </table:table-row>
        <table:table-row table:style-name="ro10">
          <table:table-cell office:value-type="string" calcext:value-type="string">
            <text:p>Podvržení adresy MAC</text:p>
          </table:table-cell>
          <table:table-cell table:number-columns-repeated="2" office:value-type="string" calcext:value-type="string">
            <text:p> </text:p>
          </table:table-cell>
          <table:table-cell office:value-type="string" calcext:value-type="string">
            <text:p>✔</text:p>
          </table:table-cell>
          <table:table-cell table:number-columns-repeated="3"/>
        </table:table-row>
        <table:table-row table:style-name="ro10" table:number-rows-repeated="8">
          <table:table-cell table:style-name="Default" table:number-columns-repeated="4"/>
          <table:table-cell table:number-columns-repeated="3"/>
        </table:table-row>
        <table:table-row table:style-name="ro3">
          <table:table-cell table:style-name="ce193" office:value-type="string" calcext:value-type="string">
            <text:p>Technika</text:p>
          </table:table-cell>
          <table:table-cell office:value-type="string" calcext:value-type="string">
            <text:p>Eliminace lokálního útoku</text:p>
          </table:table-cell>
          <table:table-cell office:value-type="string" calcext:value-type="string">
            <text:p>Eliminace vzdáleného útoku</text:p>
          </table:table-cell>
          <table:table-cell office:value-type="string" calcext:value-type="string">
            <text:p>Nevýhoda</text:p>
          </table:table-cell>
          <table:table-cell table:number-columns-repeated="3"/>
        </table:table-row>
        <table:table-row table:style-name="ro3">
          <table:table-cell table:style-name="ce193" office:value-type="string" calcext:value-type="string">
            <text:p>Zvětšení délky prefixu</text:p>
          </table:table-cell>
          <table:table-cell office:value-type="string" calcext:value-type="string">
            <text:p>NE</text:p>
          </table:table-cell>
          <table:table-cell office:value-type="string" calcext:value-type="string">
            <text:p>ANO</text:p>
          </table:table-cell>
          <table:table-cell office:value-type="string" calcext:value-type="string">
            <text:p>Nelze použít s autokonfigurací</text:p>
          </table:table-cell>
          <table:table-cell table:number-columns-repeated="3"/>
        </table:table-row>
        <table:table-row table:style-name="ro4">
          <table:table-cell table:style-name="ce193" office:value-type="string" calcext:value-type="string">
            <text:p>Statické záznamy v cache sousedů</text:p>
          </table:table-cell>
          <table:table-cell table:number-columns-repeated="2" office:value-type="string" calcext:value-type="string">
            <text:p>ANO</text:p>
          </table:table-cell>
          <table:table-cell office:value-type="string" calcext:value-type="string">
            <text:p>Náročný management</text:p>
          </table:table-cell>
          <table:table-cell table:number-columns-repeated="3"/>
        </table:table-row>
        <table:table-row table:style-name="ro8">
          <table:table-cell table:style-name="ce193" office:value-type="string" calcext:value-type="string">
            <text:p>Filtrace podle adresy</text:p>
          </table:table-cell>
          <table:table-cell office:value-type="string" calcext:value-type="string">
            <text:p>NE</text:p>
          </table:table-cell>
          <table:table-cell office:value-type="string" calcext:value-type="string">
            <text:p>ANO</text:p>
          </table:table-cell>
          <table:table-cell office:value-type="string" calcext:value-type="string">
            <text:p>Vyžaduje vytváření ACL. Vhodné pouze pro servery.</text:p>
          </table:table-cell>
          <table:table-cell table:number-columns-repeated="3"/>
        </table:table-row>
        <table:table-row table:style-name="ro3">
          <table:table-cell table:style-name="ce193" office:value-type="string" calcext:value-type="string">
            <text:p>Omezení počtu IPv6 adres na rozhraní</text:p>
          </table:table-cell>
          <table:table-cell office:value-type="string" calcext:value-type="string">
            <text:p>částečně</text:p>
          </table:table-cell>
          <table:table-cell office:value-type="string" calcext:value-type="string">
            <text:p>NE</text:p>
          </table:table-cell>
          <table:table-cell office:value-type="string" calcext:value-type="string">
            <text:p>Pouze minimalizuje dosah útoku</text:p>
          </table:table-cell>
          <table:table-cell table:number-columns-repeated="3"/>
        </table:table-row>
        <table:table-row table:style-name="ro8">
          <table:table-cell table:style-name="ce193" office:value-type="string" calcext:value-type="string">
            <text:p>Omezení doby záznamu v cache sousedů</text:p>
          </table:table-cell>
          <table:table-cell table:number-columns-repeated="2" office:value-type="string" calcext:value-type="string">
            <text:p>částečně</text:p>
          </table:table-cell>
          <table:table-cell office:value-type="string" calcext:value-type="string">
            <text:p>Zmírňovací technika, může vést na vyšší zátěž CPU</text:p>
          </table:table-cell>
          <table:table-cell table:number-columns-repeated="3"/>
        </table:table-row>
      </table:table>
      <table:table table:name="Grafy" table:style-name="ta1">
        <table:table-column table:style-name="co6" table:default-cell-style-name="Default"/>
        <table:table-column table:style-name="co6" table:default-cell-style-name="ce96"/>
        <table:table-column table:style-name="co6" table:number-columns-repeated="4" table:default-cell-style-name="Default"/>
        <table:table-row table:style-name="ro3">
          <table:table-cell office:value-type="string" calcext:value-type="string">
            <text:p>no.</text:p>
          </table:table-cell>
          <table:table-cell office:value-type="string" calcext:value-type="string">
            <text:p><text:span text:style-name="T86">Severity</text:span></text:p>
            <text:p><text:span text:style-name="T86">Závažnosť</text:span></text:p>
            <text:p/>
          </table:table-cell>
          <table:table-cell table:number-columns-repeated="4"/>
        </table:table-row>
        <table:table-row table:style-name="ro10">
          <table:table-cell office:value-type="float" office:value="1" calcext:value-type="float">
            <text:p>1</text:p>
          </table:table-cell>
          <table:table-cell office:value-type="string" calcext:value-type="string">
            <text:p>CRITICAL</text:p>
          </table:table-cell>
          <table:table-cell table:number-columns-repeated="4"/>
        </table:table-row>
        <table:table-row table:style-name="ro10">
          <table:table-cell office:value-type="float" office:value="2" calcext:value-type="float">
            <text:p>2</text:p>
          </table:table-cell>
          <table:table-cell office:value-type="string" calcext:value-type="string">
            <text:p>LOW</text:p>
          </table:table-cell>
          <table:table-cell table:number-columns-repeated="4"/>
        </table:table-row>
        <table:table-row table:style-name="ro10">
          <table:table-cell office:value-type="float" office:value="3" calcext:value-type="float">
            <text:p>3</text:p>
          </table:table-cell>
          <table:table-cell office:value-type="string" calcext:value-type="string">
            <text:p>LOW</text:p>
          </table:table-cell>
          <table:table-cell table:number-columns-repeated="4"/>
        </table:table-row>
        <table:table-row table:style-name="ro10">
          <table:table-cell office:value-type="float" office:value="4" calcext:value-type="float">
            <text:p>4</text:p>
          </table:table-cell>
          <table:table-cell office:value-type="string" calcext:value-type="string">
            <text:p>HIGH</text:p>
          </table:table-cell>
          <table:table-cell table:number-columns-repeated="4"/>
        </table:table-row>
        <table:table-row table:style-name="ro10">
          <table:table-cell office:value-type="float" office:value="5" calcext:value-type="float">
            <text:p>5</text:p>
          </table:table-cell>
          <table:table-cell office:value-type="string" calcext:value-type="string">
            <text:p>CRITICAL</text:p>
          </table:table-cell>
          <table:table-cell table:number-columns-repeated="4"/>
        </table:table-row>
        <table:table-row table:style-name="ro10">
          <table:table-cell office:value-type="float" office:value="6" calcext:value-type="float">
            <text:p>6</text:p>
          </table:table-cell>
          <table:table-cell office:value-type="string" calcext:value-type="string">
            <text:p>CRITICAL</text:p>
          </table:table-cell>
          <table:table-cell table:number-columns-repeated="4"/>
        </table:table-row>
        <table:table-row table:style-name="ro10">
          <table:table-cell office:value-type="float" office:value="7" calcext:value-type="float">
            <text:p>7</text:p>
          </table:table-cell>
          <table:table-cell office:value-type="string" calcext:value-type="string">
            <text:p>CRITICAL</text:p>
          </table:table-cell>
          <table:table-cell table:number-columns-repeated="4"/>
        </table:table-row>
        <table:table-row table:style-name="ro10">
          <table:table-cell office:value-type="float" office:value="8" calcext:value-type="float">
            <text:p>8</text:p>
          </table:table-cell>
          <table:table-cell office:value-type="string" calcext:value-type="string">
            <text:p>CRITICAL</text:p>
          </table:table-cell>
          <table:table-cell table:number-columns-repeated="4"/>
        </table:table-row>
        <table:table-row table:style-name="ro10">
          <table:table-cell office:value-type="float" office:value="9" calcext:value-type="float">
            <text:p>9</text:p>
          </table:table-cell>
          <table:table-cell office:value-type="string" calcext:value-type="string">
            <text:p>MEDIUM</text:p>
          </table:table-cell>
          <table:table-cell table:number-columns-repeated="4"/>
        </table:table-row>
        <table:table-row table:style-name="ro10">
          <table:table-cell office:value-type="float" office:value="10" calcext:value-type="float">
            <text:p>10</text:p>
          </table:table-cell>
          <table:table-cell table:style-name="ce95" office:value-type="string" calcext:value-type="string">
            <text:p>HIGH</text:p>
          </table:table-cell>
          <table:table-cell table:number-columns-repeated="4"/>
        </table:table-row>
        <table:table-row table:style-name="ro10">
          <table:table-cell office:value-type="float" office:value="11" calcext:value-type="float">
            <text:p>11</text:p>
          </table:table-cell>
          <table:table-cell table:style-name="ce95" office:value-type="string" calcext:value-type="string">
            <text:p>HIGH</text:p>
          </table:table-cell>
          <table:table-cell table:number-columns-repeated="4"/>
        </table:table-row>
        <table:table-row table:style-name="ro10">
          <table:table-cell office:value-type="float" office:value="12" calcext:value-type="float">
            <text:p>12</text:p>
          </table:table-cell>
          <table:table-cell table:style-name="ce95" office:value-type="string" calcext:value-type="string">
            <text:p>MEDIUM</text:p>
          </table:table-cell>
          <table:table-cell table:number-columns-repeated="4"/>
        </table:table-row>
        <table:table-row table:style-name="ro10">
          <table:table-cell office:value-type="float" office:value="13" calcext:value-type="float">
            <text:p>13</text:p>
          </table:table-cell>
          <table:table-cell office:value-type="string" calcext:value-type="string">
            <text:p>MEDIUM</text:p>
          </table:table-cell>
          <table:table-cell table:number-columns-repeated="2"/>
          <table:table-cell table:style-name="ce197"/>
          <table:table-cell table:style-name="ce230"/>
        </table:table-row>
        <table:table-row table:style-name="ro10">
          <table:table-cell office:value-type="float" office:value="14" calcext:value-type="float">
            <text:p>14</text:p>
          </table:table-cell>
          <table:table-cell table:style-name="ce95" office:value-type="string" calcext:value-type="string">
            <text:p>CRITICAL</text:p>
          </table:table-cell>
          <table:table-cell table:number-columns-repeated="2"/>
          <table:table-cell table:style-name="ce198"/>
          <table:table-cell table:style-name="ce234"/>
        </table:table-row>
        <table:table-row table:style-name="ro10">
          <table:table-cell office:value-type="float" office:value="15" calcext:value-type="float">
            <text:p>15</text:p>
          </table:table-cell>
          <table:table-cell office:value-type="string" calcext:value-type="string">
            <text:p>LOW</text:p>
          </table:table-cell>
          <table:table-cell table:number-columns-repeated="2"/>
          <table:table-cell table:style-name="ce198"/>
          <table:table-cell table:style-name="ce234"/>
        </table:table-row>
        <table:table-row table:style-name="ro10">
          <table:table-cell office:value-type="float" office:value="16" calcext:value-type="float">
            <text:p>16</text:p>
          </table:table-cell>
          <table:table-cell office:value-type="string" calcext:value-type="string">
            <text:p>CRITICAL</text:p>
          </table:table-cell>
          <table:table-cell table:number-columns-repeated="2"/>
          <table:table-cell table:style-name="ce198"/>
          <table:table-cell table:style-name="ce234"/>
        </table:table-row>
        <table:table-row table:style-name="ro10">
          <table:table-cell office:value-type="float" office:value="17" calcext:value-type="float">
            <text:p>17</text:p>
          </table:table-cell>
          <table:table-cell office:value-type="string" calcext:value-type="string">
            <text:p>CRITICAL</text:p>
          </table:table-cell>
          <table:table-cell table:number-columns-repeated="2"/>
          <table:table-cell table:style-name="ce198"/>
          <table:table-cell table:style-name="ce234"/>
        </table:table-row>
        <table:table-row table:style-name="ro10">
          <table:table-cell office:value-type="float" office:value="18" calcext:value-type="float">
            <text:p>18</text:p>
          </table:table-cell>
          <table:table-cell office:value-type="string" calcext:value-type="string">
            <text:p>CRITICAL</text:p>
          </table:table-cell>
          <table:table-cell table:number-columns-repeated="2"/>
          <table:table-cell table:style-name="ce198"/>
          <table:table-cell table:style-name="ce234"/>
        </table:table-row>
        <table:table-row table:style-name="ro10">
          <table:table-cell office:value-type="float" office:value="19" calcext:value-type="float">
            <text:p>19</text:p>
          </table:table-cell>
          <table:table-cell office:value-type="string" calcext:value-type="string">
            <text:p>HIGH</text:p>
          </table:table-cell>
          <table:table-cell table:number-columns-repeated="2"/>
          <table:table-cell table:style-name="ce229"/>
          <table:table-cell table:style-name="ce237"/>
        </table:table-row>
        <table:table-row table:style-name="ro10">
          <table:table-cell office:value-type="float" office:value="20" calcext:value-type="float">
            <text:p>20</text:p>
          </table:table-cell>
          <table:table-cell office:value-type="string" calcext:value-type="string">
            <text:p>MEDIUM</text:p>
          </table:table-cell>
          <table:table-cell table:number-columns-repeated="4"/>
        </table:table-row>
        <table:table-row table:style-name="ro10">
          <table:table-cell office:value-type="float" office:value="21" calcext:value-type="float">
            <text:p>21</text:p>
          </table:table-cell>
          <table:table-cell office:value-type="string" calcext:value-type="string">
            <text:p>HIGH</text:p>
          </table:table-cell>
          <table:table-cell table:number-columns-repeated="4"/>
        </table:table-row>
        <table:table-row table:style-name="ro10">
          <table:table-cell office:value-type="float" office:value="22" calcext:value-type="float">
            <text:p>22</text:p>
          </table:table-cell>
          <table:table-cell office:value-type="string" calcext:value-type="string">
            <text:p>CRITICAL</text:p>
          </table:table-cell>
          <table:table-cell table:number-columns-repeated="4"/>
        </table:table-row>
        <table:table-row table:style-name="ro10">
          <table:table-cell office:value-type="float" office:value="23" calcext:value-type="float">
            <text:p>23</text:p>
          </table:table-cell>
          <table:table-cell office:value-type="string" calcext:value-type="string">
            <text:p>HIGH</text:p>
          </table:table-cell>
          <table:table-cell table:number-columns-repeated="4"/>
        </table:table-row>
        <table:table-row table:style-name="ro10">
          <table:table-cell office:value-type="float" office:value="24" calcext:value-type="float">
            <text:p>24</text:p>
          </table:table-cell>
          <table:table-cell office:value-type="string" calcext:value-type="string">
            <text:p>HIGH</text:p>
          </table:table-cell>
          <table:table-cell table:number-columns-repeated="4"/>
        </table:table-row>
        <table:table-row table:style-name="ro10">
          <table:table-cell office:value-type="float" office:value="25" calcext:value-type="float">
            <text:p>25</text:p>
          </table:table-cell>
          <table:table-cell office:value-type="string" calcext:value-type="string">
            <text:p>HIGH</text:p>
          </table:table-cell>
          <table:table-cell/>
          <table:table-cell table:style-name="ce197"/>
          <table:table-cell table:style-name="ce230"/>
          <table:table-cell/>
        </table:table-row>
        <table:table-row table:style-name="ro10">
          <table:table-cell office:value-type="float" office:value="26" calcext:value-type="float">
            <text:p>26</text:p>
          </table:table-cell>
          <table:table-cell office:value-type="string" calcext:value-type="string">
            <text:p>MEDIUM</text:p>
          </table:table-cell>
          <table:table-cell/>
          <table:table-cell table:style-name="ce198"/>
          <table:table-cell table:style-name="ce234"/>
          <table:table-cell/>
        </table:table-row>
        <table:table-row table:style-name="ro10">
          <table:table-cell office:value-type="float" office:value="27" calcext:value-type="float">
            <text:p>27</text:p>
          </table:table-cell>
          <table:table-cell office:value-type="string" calcext:value-type="string">
            <text:p>CRITICAL</text:p>
          </table:table-cell>
          <table:table-cell/>
          <table:table-cell table:style-name="ce198"/>
          <table:table-cell table:style-name="ce234"/>
          <table:table-cell/>
        </table:table-row>
        <table:table-row table:style-name="ro10">
          <table:table-cell office:value-type="float" office:value="28" calcext:value-type="float">
            <text:p>28</text:p>
          </table:table-cell>
          <table:table-cell office:value-type="string" calcext:value-type="string">
            <text:p>CRITICAL</text:p>
          </table:table-cell>
          <table:table-cell/>
          <table:table-cell table:style-name="ce198"/>
          <table:table-cell table:style-name="ce234"/>
          <table:table-cell/>
        </table:table-row>
        <table:table-row table:style-name="ro10">
          <table:table-cell office:value-type="float" office:value="29" calcext:value-type="float">
            <text:p>29</text:p>
          </table:table-cell>
          <table:table-cell office:value-type="string" calcext:value-type="string">
            <text:p>HIGH</text:p>
          </table:table-cell>
          <table:table-cell/>
          <table:table-cell table:style-name="ce198"/>
          <table:table-cell table:style-name="ce234"/>
          <table:table-cell/>
        </table:table-row>
        <table:table-row table:style-name="ro10">
          <table:table-cell office:value-type="float" office:value="30" calcext:value-type="float">
            <text:p>30</text:p>
          </table:table-cell>
          <table:table-cell office:value-type="string" calcext:value-type="string">
            <text:p>MEDIUM</text:p>
          </table:table-cell>
          <table:table-cell/>
          <table:table-cell table:style-name="ce198"/>
          <table:table-cell table:style-name="ce234"/>
          <table:table-cell/>
        </table:table-row>
        <table:table-row table:style-name="ro10">
          <table:table-cell office:value-type="float" office:value="31" calcext:value-type="float">
            <text:p>31</text:p>
          </table:table-cell>
          <table:table-cell office:value-type="string" calcext:value-type="string">
            <text:p>CRITICAL</text:p>
          </table:table-cell>
          <table:table-cell/>
          <table:table-cell table:style-name="ce229"/>
          <table:table-cell table:style-name="ce237"/>
          <table:table-cell/>
        </table:table-row>
        <table:table-row table:style-name="ro10">
          <table:table-cell office:value-type="float" office:value="32" calcext:value-type="float">
            <text:p>32</text:p>
          </table:table-cell>
          <table:table-cell table:style-name="ce95" office:value-type="string" calcext:value-type="string">
            <text:p>LOW</text:p>
          </table:table-cell>
          <table:table-cell table:number-columns-repeated="4"/>
        </table:table-row>
        <table:table-row table:style-name="ro10">
          <table:table-cell office:value-type="float" office:value="33" calcext:value-type="float">
            <text:p>33</text:p>
          </table:table-cell>
          <table:table-cell office:value-type="string" calcext:value-type="string">
            <text:p>MEDIUM</text:p>
          </table:table-cell>
          <table:table-cell table:number-columns-repeated="4"/>
        </table:table-row>
        <table:table-row table:style-name="ro10">
          <table:table-cell office:value-type="float" office:value="34" calcext:value-type="float">
            <text:p>34</text:p>
          </table:table-cell>
          <table:table-cell office:value-type="string" calcext:value-type="string">
            <text:p>HIGH</text:p>
          </table:table-cell>
          <table:table-cell/>
          <table:table-cell table:style-name="ce198"/>
          <table:table-cell table:style-name="ce234"/>
          <table:table-cell/>
        </table:table-row>
        <table:table-row table:style-name="ro10">
          <table:table-cell office:value-type="float" office:value="35" calcext:value-type="float">
            <text:p>35</text:p>
          </table:table-cell>
          <table:table-cell office:value-type="string" calcext:value-type="string">
            <text:p>HIGH</text:p>
          </table:table-cell>
          <table:table-cell/>
          <table:table-cell table:style-name="ce198"/>
          <table:table-cell table:style-name="ce234"/>
          <table:table-cell/>
        </table:table-row>
        <table:table-row table:style-name="ro10">
          <table:table-cell office:value-type="float" office:value="36" calcext:value-type="float">
            <text:p>36</text:p>
          </table:table-cell>
          <table:table-cell office:value-type="string" calcext:value-type="string">
            <text:p>MEDIUM</text:p>
          </table:table-cell>
          <table:table-cell/>
          <table:table-cell table:style-name="ce229"/>
          <table:table-cell table:style-name="ce237"/>
          <table:table-cell/>
        </table:table-row>
        <table:table-row table:style-name="ro10">
          <table:table-cell office:value-type="float" office:value="37" calcext:value-type="float">
            <text:p>37</text:p>
          </table:table-cell>
          <table:table-cell office:value-type="string" calcext:value-type="string">
            <text:p>MEDIUM</text:p>
          </table:table-cell>
          <table:table-cell table:number-columns-repeated="4"/>
        </table:table-row>
        <table:table-row table:style-name="ro10">
          <table:table-cell office:value-type="float" office:value="38" calcext:value-type="float">
            <text:p>38</text:p>
          </table:table-cell>
          <table:table-cell office:value-type="string" calcext:value-type="string">
            <text:p>MEDIUM</text:p>
          </table:table-cell>
          <table:table-cell table:number-columns-repeated="4"/>
        </table:table-row>
        <table:table-row table:style-name="ro10">
          <table:table-cell office:value-type="float" office:value="39" calcext:value-type="float">
            <text:p>39</text:p>
          </table:table-cell>
          <table:table-cell office:value-type="string" calcext:value-type="string">
            <text:p>MEDIUM</text:p>
          </table:table-cell>
          <table:table-cell table:number-columns-repeated="4"/>
        </table:table-row>
        <table:table-row table:style-name="ro10">
          <table:table-cell office:value-type="float" office:value="40" calcext:value-type="float">
            <text:p>40</text:p>
          </table:table-cell>
          <table:table-cell office:value-type="string" calcext:value-type="string">
            <text:p>HIGH</text:p>
          </table:table-cell>
          <table:table-cell table:number-columns-repeated="4"/>
        </table:table-row>
        <table:table-row table:style-name="ro10">
          <table:table-cell office:value-type="float" office:value="41" calcext:value-type="float">
            <text:p>41</text:p>
          </table:table-cell>
          <table:table-cell office:value-type="string" calcext:value-type="string">
            <text:p>HIGH</text:p>
          </table:table-cell>
          <table:table-cell table:number-columns-repeated="4"/>
        </table:table-row>
        <table:table-row table:style-name="ro10">
          <table:table-cell office:value-type="float" office:value="42" calcext:value-type="float">
            <text:p>42</text:p>
          </table:table-cell>
          <table:table-cell office:value-type="string" calcext:value-type="string">
            <text:p>CRITICAL</text:p>
          </table:table-cell>
          <table:table-cell table:number-columns-repeated="4"/>
        </table:table-row>
        <table:table-row table:style-name="ro10">
          <table:table-cell office:value-type="float" office:value="43" calcext:value-type="float">
            <text:p>43</text:p>
          </table:table-cell>
          <table:table-cell office:value-type="string" calcext:value-type="string">
            <text:p>CRITICAL</text:p>
          </table:table-cell>
          <table:table-cell table:number-columns-repeated="4"/>
        </table:table-row>
        <table:table-row table:style-name="ro10">
          <table:table-cell office:value-type="float" office:value="44" calcext:value-type="float">
            <text:p>44</text:p>
          </table:table-cell>
          <table:table-cell office:value-type="string" calcext:value-type="string">
            <text:p>HIGH</text:p>
          </table:table-cell>
          <table:table-cell table:number-columns-repeated="4"/>
        </table:table-row>
        <table:table-row table:style-name="ro10">
          <table:table-cell office:value-type="float" office:value="45" calcext:value-type="float">
            <text:p>45</text:p>
          </table:table-cell>
          <table:table-cell office:value-type="string" calcext:value-type="string">
            <text:p>HIGH</text:p>
          </table:table-cell>
          <table:table-cell table:number-columns-repeated="4"/>
        </table:table-row>
        <table:table-row table:style-name="ro10">
          <table:table-cell office:value-type="float" office:value="46" calcext:value-type="float">
            <text:p>46</text:p>
          </table:table-cell>
          <table:table-cell office:value-type="string" calcext:value-type="string">
            <text:p>MEDIUM</text:p>
          </table:table-cell>
          <table:table-cell table:number-columns-repeated="4"/>
        </table:table-row>
        <table:table-row table:style-name="ro10">
          <table:table-cell office:value-type="float" office:value="47" calcext:value-type="float">
            <text:p>47</text:p>
          </table:table-cell>
          <table:table-cell office:value-type="string" calcext:value-type="string">
            <text:p>MEDIUM</text:p>
          </table:table-cell>
          <table:table-cell table:number-columns-repeated="4"/>
        </table:table-row>
        <table:table-row table:style-name="ro10">
          <table:table-cell office:value-type="float" office:value="48" calcext:value-type="float">
            <text:p>48</text:p>
          </table:table-cell>
          <table:table-cell office:value-type="string" calcext:value-type="string">
            <text:p>MEDIUM</text:p>
          </table:table-cell>
          <table:table-cell table:number-columns-repeated="4"/>
        </table:table-row>
        <table:table-row table:style-name="ro10">
          <table:table-cell office:value-type="float" office:value="49" calcext:value-type="float">
            <text:p>49</text:p>
          </table:table-cell>
          <table:table-cell office:value-type="string" calcext:value-type="string">
            <text:p>CRITICAL</text:p>
          </table:table-cell>
          <table:table-cell table:number-columns-repeated="4"/>
        </table:table-row>
        <table:table-row table:style-name="ro10">
          <table:table-cell office:value-type="float" office:value="50" calcext:value-type="float">
            <text:p>50</text:p>
          </table:table-cell>
          <table:table-cell office:value-type="string" calcext:value-type="string">
            <text:p>MEDIUM</text:p>
          </table:table-cell>
          <table:table-cell table:number-columns-repeated="4"/>
        </table:table-row>
        <table:table-row table:style-name="ro10">
          <table:table-cell office:value-type="float" office:value="51" calcext:value-type="float">
            <text:p>51</text:p>
          </table:table-cell>
          <table:table-cell office:value-type="string" calcext:value-type="string">
            <text:p>LOW</text:p>
          </table:table-cell>
          <table:table-cell table:number-columns-repeated="4"/>
        </table:table-row>
        <table:table-row table:style-name="ro10">
          <table:table-cell office:value-type="float" office:value="52" calcext:value-type="float">
            <text:p>52</text:p>
          </table:table-cell>
          <table:table-cell office:value-type="string" calcext:value-type="string">
            <text:p>LOW</text:p>
          </table:table-cell>
          <table:table-cell table:number-columns-repeated="4"/>
        </table:table-row>
        <table:table-row table:style-name="ro10">
          <table:table-cell office:value-type="float" office:value="53" calcext:value-type="float">
            <text:p>53</text:p>
          </table:table-cell>
          <table:table-cell office:value-type="string" calcext:value-type="string">
            <text:p>MEDIUM</text:p>
          </table:table-cell>
          <table:table-cell table:number-columns-repeated="4"/>
        </table:table-row>
        <table:table-row table:style-name="ro10">
          <table:table-cell office:value-type="float" office:value="54" calcext:value-type="float">
            <text:p>54</text:p>
          </table:table-cell>
          <table:table-cell office:value-type="string" calcext:value-type="string">
            <text:p>HIGH</text:p>
          </table:table-cell>
          <table:table-cell table:number-columns-repeated="4"/>
        </table:table-row>
        <table:table-row table:style-name="ro10">
          <table:table-cell office:value-type="float" office:value="55" calcext:value-type="float">
            <text:p>55</text:p>
          </table:table-cell>
          <table:table-cell office:value-type="string" calcext:value-type="string">
            <text:p>HIGH</text:p>
          </table:table-cell>
          <table:table-cell table:number-columns-repeated="4"/>
        </table:table-row>
        <table:table-row table:style-name="ro10">
          <table:table-cell office:value-type="float" office:value="56" calcext:value-type="float">
            <text:p>56</text:p>
          </table:table-cell>
          <table:table-cell office:value-type="string" calcext:value-type="string">
            <text:p>HIGH</text:p>
          </table:table-cell>
          <table:table-cell table:number-columns-repeated="4"/>
        </table:table-row>
        <table:table-row table:style-name="ro10">
          <table:table-cell office:value-type="float" office:value="57" calcext:value-type="float">
            <text:p>57</text:p>
          </table:table-cell>
          <table:table-cell office:value-type="string" calcext:value-type="string">
            <text:p>HIGH</text:p>
          </table:table-cell>
          <table:table-cell table:number-columns-repeated="4"/>
        </table:table-row>
        <table:table-row table:style-name="ro10">
          <table:table-cell office:value-type="float" office:value="58" calcext:value-type="float">
            <text:p>58</text:p>
          </table:table-cell>
          <table:table-cell office:value-type="string" calcext:value-type="string">
            <text:p>MEDIUM</text:p>
          </table:table-cell>
          <table:table-cell table:number-columns-repeated="4"/>
        </table:table-row>
        <table:table-row table:style-name="ro10">
          <table:table-cell office:value-type="float" office:value="59" calcext:value-type="float">
            <text:p>59</text:p>
          </table:table-cell>
          <table:table-cell office:value-type="string" calcext:value-type="string">
            <text:p>MEDIUM</text:p>
          </table:table-cell>
          <table:table-cell table:number-columns-repeated="4"/>
        </table:table-row>
        <table:table-row table:style-name="ro10">
          <table:table-cell office:value-type="float" office:value="60" calcext:value-type="float">
            <text:p>60</text:p>
          </table:table-cell>
          <table:table-cell office:value-type="string" calcext:value-type="string">
            <text:p>MEDIUM</text:p>
          </table:table-cell>
          <table:table-cell table:number-columns-repeated="4"/>
        </table:table-row>
        <table:table-row table:style-name="ro10">
          <table:table-cell office:value-type="float" office:value="61" calcext:value-type="float">
            <text:p>61</text:p>
          </table:table-cell>
          <table:table-cell office:value-type="string" calcext:value-type="string">
            <text:p>HIGH</text:p>
          </table:table-cell>
          <table:table-cell table:number-columns-repeated="4"/>
        </table:table-row>
        <table:table-row table:style-name="ro10">
          <table:table-cell office:value-type="float" office:value="62" calcext:value-type="float">
            <text:p>62</text:p>
          </table:table-cell>
          <table:table-cell office:value-type="string" calcext:value-type="string">
            <text:p>MEDIUM</text:p>
          </table:table-cell>
          <table:table-cell table:number-columns-repeated="4"/>
        </table:table-row>
        <table:table-row table:style-name="ro10">
          <table:table-cell office:value-type="float" office:value="63" calcext:value-type="float">
            <text:p>63</text:p>
          </table:table-cell>
          <table:table-cell office:value-type="string" calcext:value-type="string">
            <text:p>HIGH</text:p>
          </table:table-cell>
          <table:table-cell table:number-columns-repeated="4"/>
        </table:table-row>
        <table:table-row table:style-name="ro10">
          <table:table-cell office:value-type="float" office:value="64" calcext:value-type="float">
            <text:p>64</text:p>
          </table:table-cell>
          <table:table-cell office:value-type="string" calcext:value-type="string">
            <text:p>MEDIUM</text:p>
          </table:table-cell>
          <table:table-cell table:number-columns-repeated="4"/>
        </table:table-row>
        <table:table-row table:style-name="ro10">
          <table:table-cell office:value-type="float" office:value="65" calcext:value-type="float">
            <text:p>65</text:p>
          </table:table-cell>
          <table:table-cell office:value-type="string" calcext:value-type="string">
            <text:p>MEDIUM</text:p>
          </table:table-cell>
          <table:table-cell table:number-columns-repeated="4"/>
        </table:table-row>
        <table:table-row table:style-name="ro10">
          <table:table-cell office:value-type="float" office:value="66" calcext:value-type="float">
            <text:p>66</text:p>
          </table:table-cell>
          <table:table-cell table:style-name="ce100" office:value-type="string" calcext:value-type="string">
            <text:p>CRITICAL</text:p>
          </table:table-cell>
          <table:table-cell table:number-columns-repeated="4"/>
        </table:table-row>
        <table:table-row table:style-name="ro10">
          <table:table-cell office:value-type="float" office:value="67" calcext:value-type="float">
            <text:p>67</text:p>
          </table:table-cell>
          <table:table-cell table:style-name="ce100" office:value-type="string" calcext:value-type="string">
            <text:p>CRITICAL</text:p>
          </table:table-cell>
          <table:table-cell table:number-columns-repeated="4"/>
        </table:table-row>
        <table:table-row table:style-name="ro10">
          <table:table-cell office:value-type="float" office:value="68" calcext:value-type="float">
            <text:p>68</text:p>
          </table:table-cell>
          <table:table-cell office:value-type="string" calcext:value-type="string">
            <text:p>HIGH</text:p>
          </table:table-cell>
          <table:table-cell table:number-columns-repeated="4"/>
        </table:table-row>
        <table:table-row table:style-name="ro10">
          <table:table-cell office:value-type="float" office:value="69" calcext:value-type="float">
            <text:p>69</text:p>
          </table:table-cell>
          <table:table-cell office:value-type="string" calcext:value-type="string">
            <text:p>HIGH</text:p>
          </table:table-cell>
          <table:table-cell table:number-columns-repeated="4"/>
        </table:table-row>
        <table:table-row table:style-name="ro10">
          <table:table-cell office:value-type="float" office:value="70" calcext:value-type="float">
            <text:p>70</text:p>
          </table:table-cell>
          <table:table-cell table:style-name="ce95" office:value-type="string" calcext:value-type="string">
            <text:p>HIGH</text:p>
          </table:table-cell>
          <table:table-cell table:number-columns-repeated="4"/>
        </table:table-row>
        <table:table-row table:style-name="ro10">
          <table:table-cell office:value-type="float" office:value="71" calcext:value-type="float">
            <text:p>71</text:p>
          </table:table-cell>
          <table:table-cell table:style-name="ce95" office:value-type="string" calcext:value-type="string">
            <text:p>HIGH</text:p>
          </table:table-cell>
          <table:table-cell table:number-columns-repeated="4"/>
        </table:table-row>
        <table:table-row table:style-name="ro10">
          <table:table-cell office:value-type="float" office:value="72" calcext:value-type="float">
            <text:p>72</text:p>
          </table:table-cell>
          <table:table-cell table:style-name="ce95" office:value-type="string" calcext:value-type="string">
            <text:p>CRITICAL</text:p>
          </table:table-cell>
          <table:table-cell table:number-columns-repeated="4"/>
        </table:table-row>
        <table:table-row table:style-name="ro10">
          <table:table-cell office:value-type="float" office:value="73" calcext:value-type="float">
            <text:p>73</text:p>
          </table:table-cell>
          <table:table-cell table:style-name="ce95" office:value-type="string" calcext:value-type="string">
            <text:p>HIGH</text:p>
          </table:table-cell>
          <table:table-cell table:number-columns-repeated="4"/>
        </table:table-row>
        <table:table-row table:style-name="ro10">
          <table:table-cell office:value-type="float" office:value="74" calcext:value-type="float">
            <text:p>74</text:p>
          </table:table-cell>
          <table:table-cell office:value-type="string" calcext:value-type="string">
            <text:p>HIGH</text:p>
          </table:table-cell>
          <table:table-cell table:number-columns-repeated="4"/>
        </table:table-row>
        <table:table-row table:style-name="ro10">
          <table:table-cell office:value-type="float" office:value="75" calcext:value-type="float">
            <text:p>75</text:p>
          </table:table-cell>
          <table:table-cell office:value-type="string" calcext:value-type="string">
            <text:p>LOW</text:p>
          </table:table-cell>
          <table:table-cell table:number-columns-repeated="4"/>
        </table:table-row>
        <table:table-row table:style-name="ro10">
          <table:table-cell office:value-type="float" office:value="76" calcext:value-type="float">
            <text:p>76</text:p>
          </table:table-cell>
          <table:table-cell office:value-type="string" calcext:value-type="string">
            <text:p>MEDIUM</text:p>
          </table:table-cell>
          <table:table-cell table:number-columns-repeated="4"/>
        </table:table-row>
        <table:table-row table:style-name="ro10">
          <table:table-cell office:value-type="float" office:value="77" calcext:value-type="float">
            <text:p>77</text:p>
          </table:table-cell>
          <table:table-cell table:style-name="ce105" office:value-type="string" calcext:value-type="string">
            <text:p>HIGH</text:p>
          </table:table-cell>
          <table:table-cell table:number-columns-repeated="4"/>
        </table:table-row>
        <table:table-row table:style-name="ro10">
          <table:table-cell office:value-type="float" office:value="78" calcext:value-type="float">
            <text:p>78</text:p>
          </table:table-cell>
          <table:table-cell table:style-name="ce105" office:value-type="string" calcext:value-type="string">
            <text:p>HIGH</text:p>
          </table:table-cell>
          <table:table-cell table:number-columns-repeated="4"/>
        </table:table-row>
        <table:table-row table:style-name="ro10">
          <table:table-cell office:value-type="float" office:value="79" calcext:value-type="float">
            <text:p>79</text:p>
          </table:table-cell>
          <table:table-cell table:style-name="ce105" office:value-type="string" calcext:value-type="string">
            <text:p>HIGH</text:p>
          </table:table-cell>
          <table:table-cell table:number-columns-repeated="4"/>
        </table:table-row>
        <table:table-row table:style-name="ro10">
          <table:table-cell office:value-type="float" office:value="80" calcext:value-type="float">
            <text:p>80</text:p>
          </table:table-cell>
          <table:table-cell table:style-name="ce105" office:value-type="string" calcext:value-type="string">
            <text:p>MEDIUM</text:p>
          </table:table-cell>
          <table:table-cell table:number-columns-repeated="4"/>
        </table:table-row>
        <table:table-row table:style-name="ro10">
          <table:table-cell office:value-type="float" office:value="81" calcext:value-type="float">
            <text:p>81</text:p>
          </table:table-cell>
          <table:table-cell table:style-name="ce105" office:value-type="string" calcext:value-type="string">
            <text:p>MEDIUM</text:p>
          </table:table-cell>
          <table:table-cell table:number-columns-repeated="4"/>
        </table:table-row>
        <table:table-row table:style-name="ro10">
          <table:table-cell office:value-type="float" office:value="82" calcext:value-type="float">
            <text:p>82</text:p>
          </table:table-cell>
          <table:table-cell table:style-name="ce105" office:value-type="string" calcext:value-type="string">
            <text:p>HIGH</text:p>
          </table:table-cell>
          <table:table-cell table:number-columns-repeated="4"/>
        </table:table-row>
        <table:table-row table:style-name="ro10">
          <table:table-cell office:value-type="float" office:value="83" calcext:value-type="float">
            <text:p>83</text:p>
          </table:table-cell>
          <table:table-cell table:style-name="ce105" office:value-type="string" calcext:value-type="string">
            <text:p>HIGH</text:p>
          </table:table-cell>
          <table:table-cell table:number-columns-repeated="4"/>
        </table:table-row>
        <table:table-row table:style-name="ro10">
          <table:table-cell office:value-type="float" office:value="84" calcext:value-type="float">
            <text:p>84</text:p>
          </table:table-cell>
          <table:table-cell table:style-name="ce105" office:value-type="string" calcext:value-type="string">
            <text:p>CRITICAL</text:p>
          </table:table-cell>
          <table:table-cell table:number-columns-repeated="4"/>
        </table:table-row>
        <table:table-row table:style-name="ro10">
          <table:table-cell office:value-type="float" office:value="85" calcext:value-type="float">
            <text:p>85</text:p>
          </table:table-cell>
          <table:table-cell table:style-name="ce105" office:value-type="string" calcext:value-type="string">
            <text:p>CRITICAL</text:p>
          </table:table-cell>
          <table:table-cell table:number-columns-repeated="4"/>
        </table:table-row>
        <table:table-row table:style-name="ro10">
          <table:table-cell office:value-type="float" office:value="86" calcext:value-type="float">
            <text:p>86</text:p>
          </table:table-cell>
          <table:table-cell table:style-name="ce105" office:value-type="string" calcext:value-type="string">
            <text:p>NOTICE</text:p>
          </table:table-cell>
          <table:table-cell table:number-columns-repeated="4"/>
        </table:table-row>
        <table:table-row table:style-name="ro10">
          <table:table-cell office:value-type="float" office:value="87" calcext:value-type="float">
            <text:p>87</text:p>
          </table:table-cell>
          <table:table-cell office:value-type="string" calcext:value-type="string">
            <text:p>CRITICAL</text:p>
          </table:table-cell>
          <table:table-cell table:number-columns-repeated="4"/>
        </table:table-row>
        <table:table-row table:style-name="ro10">
          <table:table-cell office:value-type="float" office:value="88" calcext:value-type="float">
            <text:p>88</text:p>
          </table:table-cell>
          <table:table-cell office:value-type="string" calcext:value-type="string">
            <text:p>CRITICAL</text:p>
          </table:table-cell>
          <table:table-cell table:number-columns-repeated="4"/>
        </table:table-row>
        <table:table-row table:style-name="ro10">
          <table:table-cell office:value-type="float" office:value="89" calcext:value-type="float">
            <text:p>89</text:p>
          </table:table-cell>
          <table:table-cell table:style-name="ce105" office:value-type="string" calcext:value-type="string">
            <text:p>CRITICAL</text:p>
          </table:table-cell>
          <table:table-cell table:number-columns-repeated="4"/>
        </table:table-row>
        <table:table-row table:style-name="ro10">
          <table:table-cell office:value-type="float" office:value="90" calcext:value-type="float">
            <text:p>90</text:p>
          </table:table-cell>
          <table:table-cell table:style-name="ce105" office:value-type="string" calcext:value-type="string">
            <text:p>CRITICAL</text:p>
          </table:table-cell>
          <table:table-cell table:number-columns-repeated="4"/>
        </table:table-row>
        <table:table-row table:style-name="ro10">
          <table:table-cell office:value-type="float" office:value="91" calcext:value-type="float">
            <text:p>91</text:p>
          </table:table-cell>
          <table:table-cell table:style-name="ce105" office:value-type="string" calcext:value-type="string">
            <text:p>HIGH</text:p>
          </table:table-cell>
          <table:table-cell table:number-columns-repeated="4"/>
        </table:table-row>
        <table:table-row table:style-name="ro10">
          <table:table-cell office:value-type="float" office:value="92" calcext:value-type="float">
            <text:p>92</text:p>
          </table:table-cell>
          <table:table-cell table:style-name="ce105" office:value-type="string" calcext:value-type="string">
            <text:p>CRITICAL</text:p>
          </table:table-cell>
          <table:table-cell table:number-columns-repeated="4"/>
        </table:table-row>
        <table:table-row table:style-name="ro10">
          <table:table-cell office:value-type="float" office:value="93" calcext:value-type="float">
            <text:p>93</text:p>
          </table:table-cell>
          <table:table-cell table:style-name="ce105" office:value-type="string" calcext:value-type="string">
            <text:p>LOW</text:p>
          </table:table-cell>
          <table:table-cell table:number-columns-repeated="4"/>
        </table:table-row>
        <table:table-row table:style-name="ro10">
          <table:table-cell office:value-type="float" office:value="94" calcext:value-type="float">
            <text:p>94</text:p>
          </table:table-cell>
          <table:table-cell table:style-name="ce105" office:value-type="string" calcext:value-type="string">
            <text:p>MEDIUM</text:p>
          </table:table-cell>
          <table:table-cell table:number-columns-repeated="4"/>
        </table:table-row>
        <table:table-row table:style-name="ro10">
          <table:table-cell office:value-type="float" office:value="95" calcext:value-type="float">
            <text:p>95</text:p>
          </table:table-cell>
          <table:table-cell table:style-name="ce105" office:value-type="string" calcext:value-type="string">
            <text:p>CRITICAL</text:p>
          </table:table-cell>
          <table:table-cell table:number-columns-repeated="4"/>
        </table:table-row>
        <table:table-row table:style-name="ro10">
          <table:table-cell office:value-type="float" office:value="96" calcext:value-type="float">
            <text:p>96</text:p>
          </table:table-cell>
          <table:table-cell table:style-name="ce105" office:value-type="string" calcext:value-type="string">
            <text:p>CRITICAL</text:p>
          </table:table-cell>
          <table:table-cell table:number-columns-repeated="4"/>
        </table:table-row>
        <table:table-row table:style-name="ro10">
          <table:table-cell office:value-type="float" office:value="97" calcext:value-type="float">
            <text:p>97</text:p>
          </table:table-cell>
          <table:table-cell table:style-name="ce105" office:value-type="string" calcext:value-type="string">
            <text:p>CRITICAL</text:p>
          </table:table-cell>
          <table:table-cell table:number-columns-repeated="4"/>
        </table:table-row>
        <table:table-row table:style-name="ro10">
          <table:table-cell office:value-type="float" office:value="98" calcext:value-type="float">
            <text:p>98</text:p>
          </table:table-cell>
          <table:table-cell table:style-name="ce105" office:value-type="string" calcext:value-type="string">
            <text:p>CRITICAL</text:p>
          </table:table-cell>
          <table:table-cell table:number-columns-repeated="4"/>
        </table:table-row>
        <table:table-row table:style-name="ro10">
          <table:table-cell office:value-type="float" office:value="99" calcext:value-type="float">
            <text:p>99</text:p>
          </table:table-cell>
          <table:table-cell table:style-name="ce105" office:value-type="string" calcext:value-type="string">
            <text:p>CRITICAL</text:p>
          </table:table-cell>
          <table:table-cell table:number-columns-repeated="4"/>
        </table:table-row>
        <table:table-row table:style-name="ro10">
          <table:table-cell office:value-type="float" office:value="100" calcext:value-type="float">
            <text:p>100</text:p>
          </table:table-cell>
          <table:table-cell table:style-name="ce105" office:value-type="string" calcext:value-type="string">
            <text:p>HIGH</text:p>
          </table:table-cell>
          <table:table-cell table:number-columns-repeated="4"/>
        </table:table-row>
        <table:table-row table:style-name="ro10">
          <table:table-cell office:value-type="float" office:value="101" calcext:value-type="float">
            <text:p>101</text:p>
          </table:table-cell>
          <table:table-cell table:style-name="ce105" office:value-type="string" calcext:value-type="string">
            <text:p>CRITICAL</text:p>
          </table:table-cell>
          <table:table-cell table:number-columns-repeated="4"/>
        </table:table-row>
        <table:table-row table:style-name="ro10">
          <table:table-cell office:value-type="float" office:value="102" calcext:value-type="float">
            <text:p>102</text:p>
          </table:table-cell>
          <table:table-cell table:style-name="ce105" office:value-type="string" calcext:value-type="string">
            <text:p>CRITICAL</text:p>
          </table:table-cell>
          <table:table-cell table:number-columns-repeated="4"/>
        </table:table-row>
        <table:table-row table:style-name="ro10">
          <table:table-cell office:value-type="float" office:value="103" calcext:value-type="float">
            <text:p>103</text:p>
          </table:table-cell>
          <table:table-cell table:style-name="ce105" office:value-type="string" calcext:value-type="string">
            <text:p>MEDIUM</text:p>
          </table:table-cell>
          <table:table-cell table:number-columns-repeated="4"/>
        </table:table-row>
        <table:table-row table:style-name="ro10">
          <table:table-cell office:value-type="float" office:value="104" calcext:value-type="float">
            <text:p>104</text:p>
          </table:table-cell>
          <table:table-cell table:style-name="ce105" office:value-type="string" calcext:value-type="string">
            <text:p>HIGH</text:p>
          </table:table-cell>
          <table:table-cell table:number-columns-repeated="4"/>
        </table:table-row>
        <table:table-row table:style-name="ro10">
          <table:table-cell office:value-type="float" office:value="105" calcext:value-type="float">
            <text:p>105</text:p>
          </table:table-cell>
          <table:table-cell table:style-name="ce105" office:value-type="string" calcext:value-type="string">
            <text:p>HIGH</text:p>
          </table:table-cell>
          <table:table-cell table:number-columns-repeated="4"/>
        </table:table-row>
        <table:table-row table:style-name="ro10">
          <table:table-cell office:value-type="float" office:value="106" calcext:value-type="float">
            <text:p>106</text:p>
          </table:table-cell>
          <table:table-cell table:style-name="ce105" office:value-type="string" calcext:value-type="string">
            <text:p>CRITICAL</text:p>
          </table:table-cell>
          <table:table-cell table:number-columns-repeated="4"/>
        </table:table-row>
        <table:table-row table:style-name="ro10">
          <table:table-cell office:value-type="float" office:value="107" calcext:value-type="float">
            <text:p>107</text:p>
          </table:table-cell>
          <table:table-cell table:style-name="ce105" office:value-type="string" calcext:value-type="string">
            <text:p>CRITICAL</text:p>
          </table:table-cell>
          <table:table-cell table:number-columns-repeated="4"/>
        </table:table-row>
        <table:table-row table:style-name="ro10">
          <table:table-cell office:value-type="float" office:value="108" calcext:value-type="float">
            <text:p>108</text:p>
          </table:table-cell>
          <table:table-cell table:style-name="ce105" office:value-type="string" calcext:value-type="string">
            <text:p>CRITICAL</text:p>
          </table:table-cell>
          <table:table-cell table:number-columns-repeated="4"/>
        </table:table-row>
        <table:table-row table:style-name="ro10">
          <table:table-cell office:value-type="float" office:value="109" calcext:value-type="float">
            <text:p>109</text:p>
          </table:table-cell>
          <table:table-cell table:style-name="ce105" office:value-type="string" calcext:value-type="string">
            <text:p>MEDIUM</text:p>
          </table:table-cell>
          <table:table-cell table:number-columns-repeated="4"/>
        </table:table-row>
        <table:table-row table:style-name="ro10">
          <table:table-cell office:value-type="float" office:value="110" calcext:value-type="float">
            <text:p>110</text:p>
          </table:table-cell>
          <table:table-cell table:style-name="ce105" office:value-type="string" calcext:value-type="string">
            <text:p>CRITICAL</text:p>
          </table:table-cell>
          <table:table-cell table:number-columns-repeated="4"/>
        </table:table-row>
        <table:table-row table:style-name="ro10">
          <table:table-cell office:value-type="float" office:value="111" calcext:value-type="float">
            <text:p>111</text:p>
          </table:table-cell>
          <table:table-cell table:style-name="ce105" office:value-type="string" calcext:value-type="string">
            <text:p>CRITICAL</text:p>
          </table:table-cell>
          <table:table-cell table:number-columns-repeated="4"/>
        </table:table-row>
        <table:table-row table:style-name="ro10">
          <table:table-cell office:value-type="float" office:value="112" calcext:value-type="float">
            <text:p>112</text:p>
          </table:table-cell>
          <table:table-cell table:style-name="ce105" office:value-type="string" calcext:value-type="string">
            <text:p>CRITICAL</text:p>
          </table:table-cell>
          <table:table-cell table:number-columns-repeated="4"/>
        </table:table-row>
        <table:table-row table:style-name="ro10">
          <table:table-cell office:value-type="float" office:value="113" calcext:value-type="float">
            <text:p>113</text:p>
          </table:table-cell>
          <table:table-cell table:style-name="ce105" office:value-type="string" calcext:value-type="string">
            <text:p>MEDIUM</text:p>
          </table:table-cell>
          <table:table-cell table:number-columns-repeated="4"/>
        </table:table-row>
        <table:table-row table:style-name="ro10">
          <table:table-cell office:value-type="float" office:value="114" calcext:value-type="float">
            <text:p>114</text:p>
          </table:table-cell>
          <table:table-cell table:style-name="ce105" office:value-type="string" calcext:value-type="string">
            <text:p>LOW</text:p>
          </table:table-cell>
          <table:table-cell table:number-columns-repeated="4"/>
        </table:table-row>
        <table:table-row table:style-name="ro10">
          <table:table-cell office:value-type="float" office:value="115" calcext:value-type="float">
            <text:p>115</text:p>
          </table:table-cell>
          <table:table-cell table:style-name="ce105" office:value-type="string" calcext:value-type="string">
            <text:p>MEDIUM</text:p>
          </table:table-cell>
          <table:table-cell table:number-columns-repeated="4"/>
        </table:table-row>
        <table:table-row table:style-name="ro10">
          <table:table-cell office:value-type="float" office:value="116" calcext:value-type="float">
            <text:p>116</text:p>
          </table:table-cell>
          <table:table-cell table:style-name="ce105" office:value-type="string" calcext:value-type="string">
            <text:p>CRITICAL</text:p>
          </table:table-cell>
          <table:table-cell table:number-columns-repeated="4"/>
        </table:table-row>
        <table:table-row table:style-name="ro10">
          <table:table-cell office:value-type="float" office:value="117" calcext:value-type="float">
            <text:p>117</text:p>
          </table:table-cell>
          <table:table-cell table:style-name="ce105" office:value-type="string" calcext:value-type="string">
            <text:p>CRITICAL</text:p>
          </table:table-cell>
          <table:table-cell table:number-columns-repeated="4"/>
        </table:table-row>
        <table:table-row table:style-name="ro10">
          <table:table-cell office:value-type="float" office:value="118" calcext:value-type="float">
            <text:p>118</text:p>
          </table:table-cell>
          <table:table-cell table:style-name="ce105" office:value-type="string" calcext:value-type="string">
            <text:p>CRITICAL</text:p>
          </table:table-cell>
          <table:table-cell table:number-columns-repeated="4"/>
        </table:table-row>
        <table:table-row table:style-name="ro10">
          <table:table-cell office:value-type="float" office:value="119" calcext:value-type="float">
            <text:p>119</text:p>
          </table:table-cell>
          <table:table-cell table:style-name="ce105" office:value-type="string" calcext:value-type="string">
            <text:p>CRITICAL</text:p>
          </table:table-cell>
          <table:table-cell table:number-columns-repeated="4"/>
        </table:table-row>
        <table:table-row table:style-name="ro10">
          <table:table-cell office:value-type="float" office:value="120" calcext:value-type="float">
            <text:p>120</text:p>
          </table:table-cell>
          <table:table-cell table:style-name="ce105" office:value-type="string" calcext:value-type="string">
            <text:p>CRITICAL</text:p>
          </table:table-cell>
          <table:table-cell table:number-columns-repeated="4"/>
        </table:table-row>
        <table:table-row table:style-name="ro10">
          <table:table-cell office:value-type="float" office:value="121" calcext:value-type="float">
            <text:p>121</text:p>
          </table:table-cell>
          <table:table-cell table:style-name="ce105" office:value-type="string" calcext:value-type="string">
            <text:p>CRITICAL</text:p>
          </table:table-cell>
          <table:table-cell table:number-columns-repeated="4"/>
        </table:table-row>
        <table:table-row table:style-name="ro10">
          <table:table-cell office:value-type="float" office:value="122" calcext:value-type="float">
            <text:p>122</text:p>
          </table:table-cell>
          <table:table-cell table:style-name="ce112" office:value-type="string" calcext:value-type="string">
            <text:p>CRITICAL</text:p>
          </table:table-cell>
          <table:table-cell table:number-columns-repeated="4"/>
        </table:table-row>
        <table:table-row table:style-name="ro10">
          <table:table-cell office:value-type="float" office:value="123" calcext:value-type="float">
            <text:p>123</text:p>
          </table:table-cell>
          <table:table-cell table:style-name="ce105" office:value-type="string" calcext:value-type="string">
            <text:p>HIGH</text:p>
          </table:table-cell>
          <table:table-cell table:number-columns-repeated="4"/>
        </table:table-row>
      </table:table>
      <table:table table:name="Pivot Table_Grafy_1" table:style-name="ta1">
        <table:shapes>
          <draw:frame draw:z-index="0" draw:style-name="gr1" draw:text-style-name="P1" svg:width="453.51pt" svg:height="255.09pt" svg:x="381.37pt" svg:y="216.77pt">
            <draw:object draw:notify-on-update-of-ranges="'Pivot Table_Grafy_1'.D19:'Pivot Table_Grafy_1'.D23 'Pivot Table_Grafy_1'.E19:'Pivot Table_Grafy_1'.E23" xlink:href="./Object 1" xlink:type="simple" xlink:show="embed" xlink:actuate="onLoad">
              <loext:p/>
            </draw:object>
            <draw:image xlink:href="./ObjectReplacements/Object 1" xlink:type="simple" xlink:show="embed" xlink:actuate="onLoad"/>
          </draw:frame>
        </table:shapes>
        <table:table-column table:style-name="co6" table:default-cell-style-name="Default"/>
        <table:table-column table:style-name="co6" table:default-cell-style-name="ce96"/>
        <table:table-column table:style-name="co6" table:number-columns-repeated="3" table:default-cell-style-name="Default"/>
        <table:table-row table:style-name="ro3">
          <table:table-cell office:value-type="string" calcext:value-type="string">
            <text:p>no.</text:p>
          </table:table-cell>
          <table:table-cell office:value-type="string" calcext:value-type="string">
            <text:p><text:span text:style-name="T86">Severity</text:span></text:p>
            <text:p><text:span text:style-name="T86">Závažnosť</text:span></text:p>
            <text:p/>
          </table:table-cell>
          <table:table-cell table:number-columns-repeated="3"/>
        </table:table-row>
        <table:table-row table:style-name="ro10">
          <table:table-cell office:value-type="float" office:value="1" calcext:value-type="float">
            <text:p>1</text:p>
          </table:table-cell>
          <table:table-cell office:value-type="string" calcext:value-type="string">
            <text:p>CRITICAL</text:p>
          </table:table-cell>
          <table:table-cell table:number-columns-repeated="3"/>
        </table:table-row>
        <table:table-row table:style-name="ro10">
          <table:table-cell office:value-type="float" office:value="2" calcext:value-type="float">
            <text:p>2</text:p>
          </table:table-cell>
          <table:table-cell office:value-type="string" calcext:value-type="string">
            <text:p>LOW</text:p>
          </table:table-cell>
          <table:table-cell table:number-columns-repeated="3"/>
        </table:table-row>
        <table:table-row table:style-name="ro10">
          <table:table-cell office:value-type="float" office:value="3" calcext:value-type="float">
            <text:p>3</text:p>
          </table:table-cell>
          <table:table-cell office:value-type="string" calcext:value-type="string">
            <text:p>LOW</text:p>
          </table:table-cell>
          <table:table-cell table:number-columns-repeated="3"/>
        </table:table-row>
        <table:table-row table:style-name="ro10">
          <table:table-cell office:value-type="float" office:value="4" calcext:value-type="float">
            <text:p>4</text:p>
          </table:table-cell>
          <table:table-cell office:value-type="string" calcext:value-type="string">
            <text:p>HIGH</text:p>
          </table:table-cell>
          <table:table-cell table:number-columns-repeated="3"/>
        </table:table-row>
        <table:table-row table:style-name="ro10">
          <table:table-cell office:value-type="float" office:value="5" calcext:value-type="float">
            <text:p>5</text:p>
          </table:table-cell>
          <table:table-cell office:value-type="string" calcext:value-type="string">
            <text:p>CRITICAL</text:p>
          </table:table-cell>
          <table:table-cell table:number-columns-repeated="3"/>
        </table:table-row>
        <table:table-row table:style-name="ro10">
          <table:table-cell office:value-type="float" office:value="6" calcext:value-type="float">
            <text:p>6</text:p>
          </table:table-cell>
          <table:table-cell office:value-type="string" calcext:value-type="string">
            <text:p>CRITICAL</text:p>
          </table:table-cell>
          <table:table-cell table:number-columns-repeated="3"/>
        </table:table-row>
        <table:table-row table:style-name="ro10">
          <table:table-cell office:value-type="float" office:value="7" calcext:value-type="float">
            <text:p>7</text:p>
          </table:table-cell>
          <table:table-cell office:value-type="string" calcext:value-type="string">
            <text:p>CRITICAL</text:p>
          </table:table-cell>
          <table:table-cell table:number-columns-repeated="3"/>
        </table:table-row>
        <table:table-row table:style-name="ro10">
          <table:table-cell office:value-type="float" office:value="8" calcext:value-type="float">
            <text:p>8</text:p>
          </table:table-cell>
          <table:table-cell office:value-type="string" calcext:value-type="string">
            <text:p>CRITICAL</text:p>
          </table:table-cell>
          <table:table-cell/>
          <table:table-cell table:style-name="ce240" office:value-type="string" calcext:value-type="string">
            <text:p>SeverityZávažnosť</text:p>
          </table:table-cell>
          <table:table-cell table:style-name="ce244" office:value-type="string" calcext:value-type="string">
            <text:p>Count - SeverityZávažnosť</text:p>
          </table:table-cell>
        </table:table-row>
        <table:table-row table:style-name="ro10">
          <table:table-cell office:value-type="float" office:value="9" calcext:value-type="float">
            <text:p>9</text:p>
          </table:table-cell>
          <table:table-cell office:value-type="string" calcext:value-type="string">
            <text:p>MEDIUM</text:p>
          </table:table-cell>
          <table:table-cell/>
          <table:table-cell table:style-name="ce241" office:value-type="string" calcext:value-type="string">
            <text:p>CRITICAL</text:p>
          </table:table-cell>
          <table:table-cell table:style-name="ce245" office:value-type="float" office:value="46" calcext:value-type="float">
            <text:p>46</text:p>
          </table:table-cell>
        </table:table-row>
        <table:table-row table:style-name="ro10">
          <table:table-cell office:value-type="float" office:value="10" calcext:value-type="float">
            <text:p>10</text:p>
          </table:table-cell>
          <table:table-cell table:style-name="ce95" office:value-type="string" calcext:value-type="string">
            <text:p>HIGH</text:p>
          </table:table-cell>
          <table:table-cell/>
          <table:table-cell table:style-name="ce242" office:value-type="string" calcext:value-type="string">
            <text:p>HIGH</text:p>
          </table:table-cell>
          <table:table-cell table:style-name="ce246" office:value-type="float" office:value="37" calcext:value-type="float">
            <text:p>37</text:p>
          </table:table-cell>
        </table:table-row>
        <table:table-row table:style-name="ro10">
          <table:table-cell office:value-type="float" office:value="11" calcext:value-type="float">
            <text:p>11</text:p>
          </table:table-cell>
          <table:table-cell table:style-name="ce95" office:value-type="string" calcext:value-type="string">
            <text:p>HIGH</text:p>
          </table:table-cell>
          <table:table-cell/>
          <table:table-cell table:style-name="ce242" office:value-type="string" calcext:value-type="string">
            <text:p>LOW</text:p>
          </table:table-cell>
          <table:table-cell table:style-name="ce246" office:value-type="float" office:value="9" calcext:value-type="float">
            <text:p>9</text:p>
          </table:table-cell>
        </table:table-row>
        <table:table-row table:style-name="ro10">
          <table:table-cell office:value-type="float" office:value="12" calcext:value-type="float">
            <text:p>12</text:p>
          </table:table-cell>
          <table:table-cell table:style-name="ce95" office:value-type="string" calcext:value-type="string">
            <text:p>MEDIUM</text:p>
          </table:table-cell>
          <table:table-cell/>
          <table:table-cell table:style-name="ce242" office:value-type="string" calcext:value-type="string">
            <text:p>MEDIUM</text:p>
          </table:table-cell>
          <table:table-cell table:style-name="ce246" office:value-type="float" office:value="30" calcext:value-type="float">
            <text:p>30</text:p>
          </table:table-cell>
        </table:table-row>
        <table:table-row table:style-name="ro10">
          <table:table-cell office:value-type="float" office:value="13" calcext:value-type="float">
            <text:p>13</text:p>
          </table:table-cell>
          <table:table-cell office:value-type="string" calcext:value-type="string">
            <text:p>MEDIUM</text:p>
          </table:table-cell>
          <table:table-cell/>
          <table:table-cell table:style-name="ce242" office:value-type="string" calcext:value-type="string">
            <text:p>NOTICE</text:p>
          </table:table-cell>
          <table:table-cell table:style-name="ce247" office:value-type="float" office:value="1" calcext:value-type="float">
            <text:p>1</text:p>
          </table:table-cell>
        </table:table-row>
        <table:table-row table:style-name="ro10">
          <table:table-cell office:value-type="float" office:value="14" calcext:value-type="float">
            <text:p>14</text:p>
          </table:table-cell>
          <table:table-cell table:style-name="ce95" office:value-type="string" calcext:value-type="string">
            <text:p>CRITICAL</text:p>
          </table:table-cell>
          <table:table-cell/>
          <table:table-cell table:style-name="ce243" office:value-type="string" calcext:value-type="string">
            <text:p>Total Result</text:p>
          </table:table-cell>
          <table:table-cell table:style-name="ce248" office:value-type="float" office:value="123" calcext:value-type="float">
            <text:p>123</text:p>
          </table:table-cell>
        </table:table-row>
        <table:table-row table:style-name="ro10">
          <table:table-cell office:value-type="float" office:value="15" calcext:value-type="float">
            <text:p>15</text:p>
          </table:table-cell>
          <table:table-cell office:value-type="string" calcext:value-type="string">
            <text:p>LOW</text:p>
          </table:table-cell>
          <table:table-cell table:number-columns-repeated="3"/>
        </table:table-row>
        <table:table-row table:style-name="ro10">
          <table:table-cell office:value-type="float" office:value="16" calcext:value-type="float">
            <text:p>16</text:p>
          </table:table-cell>
          <table:table-cell office:value-type="string" calcext:value-type="string">
            <text:p>CRITICAL</text:p>
          </table:table-cell>
          <table:table-cell table:number-columns-repeated="3"/>
        </table:table-row>
        <table:table-row table:style-name="ro10">
          <table:table-cell office:value-type="float" office:value="17" calcext:value-type="float">
            <text:p>17</text:p>
          </table:table-cell>
          <table:table-cell office:value-type="string" calcext:value-type="string">
            <text:p>CRITICAL</text:p>
          </table:table-cell>
          <table:table-cell/>
          <table:table-cell table:style-name="ce197" office:value-type="string" calcext:value-type="string">
            <text:p>SeverityZávažnosť</text:p>
          </table:table-cell>
          <table:table-cell table:style-name="ce230"/>
        </table:table-row>
        <table:table-row table:style-name="ro10">
          <table:table-cell office:value-type="float" office:value="18" calcext:value-type="float">
            <text:p>18</text:p>
          </table:table-cell>
          <table:table-cell office:value-type="string" calcext:value-type="string">
            <text:p>CRITICAL</text:p>
          </table:table-cell>
          <table:table-cell/>
          <table:table-cell table:style-name="ce198" office:value-type="string" calcext:value-type="string">
            <text:p>CRITICAL</text:p>
          </table:table-cell>
          <table:table-cell table:style-name="ce234" office:value-type="float" office:value="46" calcext:value-type="float">
            <text:p>46</text:p>
          </table:table-cell>
        </table:table-row>
        <table:table-row table:style-name="ro10">
          <table:table-cell office:value-type="float" office:value="19" calcext:value-type="float">
            <text:p>19</text:p>
          </table:table-cell>
          <table:table-cell office:value-type="string" calcext:value-type="string">
            <text:p>HIGH</text:p>
          </table:table-cell>
          <table:table-cell/>
          <table:table-cell table:style-name="ce198" office:value-type="string" calcext:value-type="string">
            <text:p>HIGH</text:p>
          </table:table-cell>
          <table:table-cell table:style-name="ce234" office:value-type="float" office:value="37" calcext:value-type="float">
            <text:p>37</text:p>
          </table:table-cell>
        </table:table-row>
        <table:table-row table:style-name="ro10">
          <table:table-cell office:value-type="float" office:value="20" calcext:value-type="float">
            <text:p>20</text:p>
          </table:table-cell>
          <table:table-cell office:value-type="string" calcext:value-type="string">
            <text:p>MEDIUM</text:p>
          </table:table-cell>
          <table:table-cell/>
          <table:table-cell table:style-name="ce198" office:value-type="string" calcext:value-type="string">
            <text:p>MEDIUM</text:p>
          </table:table-cell>
          <table:table-cell table:style-name="ce234" office:value-type="float" office:value="30" calcext:value-type="float">
            <text:p>30</text:p>
          </table:table-cell>
        </table:table-row>
        <table:table-row table:style-name="ro10">
          <table:table-cell office:value-type="float" office:value="21" calcext:value-type="float">
            <text:p>21</text:p>
          </table:table-cell>
          <table:table-cell office:value-type="string" calcext:value-type="string">
            <text:p>HIGH</text:p>
          </table:table-cell>
          <table:table-cell/>
          <table:table-cell table:style-name="ce198" office:value-type="string" calcext:value-type="string">
            <text:p>LOW</text:p>
          </table:table-cell>
          <table:table-cell table:style-name="ce234" office:value-type="float" office:value="9" calcext:value-type="float">
            <text:p>9</text:p>
          </table:table-cell>
        </table:table-row>
        <table:table-row table:style-name="ro10">
          <table:table-cell office:value-type="float" office:value="22" calcext:value-type="float">
            <text:p>22</text:p>
          </table:table-cell>
          <table:table-cell office:value-type="string" calcext:value-type="string">
            <text:p>CRITICAL</text:p>
          </table:table-cell>
          <table:table-cell/>
          <table:table-cell table:style-name="ce198" office:value-type="string" calcext:value-type="string">
            <text:p>NOTICE</text:p>
          </table:table-cell>
          <table:table-cell table:style-name="ce234" office:value-type="float" office:value="1" calcext:value-type="float">
            <text:p>1</text:p>
          </table:table-cell>
        </table:table-row>
        <table:table-row table:style-name="ro10">
          <table:table-cell office:value-type="float" office:value="23" calcext:value-type="float">
            <text:p>23</text:p>
          </table:table-cell>
          <table:table-cell office:value-type="string" calcext:value-type="string">
            <text:p>HIGH</text:p>
          </table:table-cell>
          <table:table-cell table:number-columns-repeated="3"/>
        </table:table-row>
        <table:table-row table:style-name="ro10">
          <table:table-cell office:value-type="float" office:value="24" calcext:value-type="float">
            <text:p>24</text:p>
          </table:table-cell>
          <table:table-cell office:value-type="string" calcext:value-type="string">
            <text:p>HIGH</text:p>
          </table:table-cell>
          <table:table-cell table:number-columns-repeated="3"/>
        </table:table-row>
        <table:table-row table:style-name="ro10">
          <table:table-cell office:value-type="float" office:value="25" calcext:value-type="float">
            <text:p>25</text:p>
          </table:table-cell>
          <table:table-cell office:value-type="string" calcext:value-type="string">
            <text:p>HIGH</text:p>
          </table:table-cell>
          <table:table-cell table:number-columns-repeated="3"/>
        </table:table-row>
        <table:table-row table:style-name="ro10">
          <table:table-cell office:value-type="float" office:value="26" calcext:value-type="float">
            <text:p>26</text:p>
          </table:table-cell>
          <table:table-cell office:value-type="string" calcext:value-type="string">
            <text:p>MEDIUM</text:p>
          </table:table-cell>
          <table:table-cell table:number-columns-repeated="3"/>
        </table:table-row>
        <table:table-row table:style-name="ro10">
          <table:table-cell office:value-type="float" office:value="27" calcext:value-type="float">
            <text:p>27</text:p>
          </table:table-cell>
          <table:table-cell office:value-type="string" calcext:value-type="string">
            <text:p>CRITICAL</text:p>
          </table:table-cell>
          <table:table-cell table:number-columns-repeated="3"/>
        </table:table-row>
        <table:table-row table:style-name="ro10">
          <table:table-cell office:value-type="float" office:value="28" calcext:value-type="float">
            <text:p>28</text:p>
          </table:table-cell>
          <table:table-cell office:value-type="string" calcext:value-type="string">
            <text:p>CRITICAL</text:p>
          </table:table-cell>
          <table:table-cell table:number-columns-repeated="3"/>
        </table:table-row>
        <table:table-row table:style-name="ro10">
          <table:table-cell office:value-type="float" office:value="29" calcext:value-type="float">
            <text:p>29</text:p>
          </table:table-cell>
          <table:table-cell office:value-type="string" calcext:value-type="string">
            <text:p>HIGH</text:p>
          </table:table-cell>
          <table:table-cell table:number-columns-repeated="3"/>
        </table:table-row>
        <table:table-row table:style-name="ro10">
          <table:table-cell office:value-type="float" office:value="30" calcext:value-type="float">
            <text:p>30</text:p>
          </table:table-cell>
          <table:table-cell office:value-type="string" calcext:value-type="string">
            <text:p>MEDIUM</text:p>
          </table:table-cell>
          <table:table-cell table:number-columns-repeated="3"/>
        </table:table-row>
        <table:table-row table:style-name="ro10">
          <table:table-cell office:value-type="float" office:value="31" calcext:value-type="float">
            <text:p>31</text:p>
          </table:table-cell>
          <table:table-cell office:value-type="string" calcext:value-type="string">
            <text:p>CRITICAL</text:p>
          </table:table-cell>
          <table:table-cell table:number-columns-repeated="3"/>
        </table:table-row>
        <table:table-row table:style-name="ro10">
          <table:table-cell office:value-type="float" office:value="32" calcext:value-type="float">
            <text:p>32</text:p>
          </table:table-cell>
          <table:table-cell table:style-name="ce95" office:value-type="string" calcext:value-type="string">
            <text:p>LOW</text:p>
          </table:table-cell>
          <table:table-cell table:number-columns-repeated="3"/>
        </table:table-row>
        <table:table-row table:style-name="ro10">
          <table:table-cell office:value-type="float" office:value="33" calcext:value-type="float">
            <text:p>33</text:p>
          </table:table-cell>
          <table:table-cell office:value-type="string" calcext:value-type="string">
            <text:p>MEDIUM</text:p>
          </table:table-cell>
          <table:table-cell table:number-columns-repeated="3"/>
        </table:table-row>
        <table:table-row table:style-name="ro10">
          <table:table-cell office:value-type="float" office:value="34" calcext:value-type="float">
            <text:p>34</text:p>
          </table:table-cell>
          <table:table-cell office:value-type="string" calcext:value-type="string">
            <text:p>HIGH</text:p>
          </table:table-cell>
          <table:table-cell table:number-columns-repeated="3"/>
        </table:table-row>
        <table:table-row table:style-name="ro10">
          <table:table-cell office:value-type="float" office:value="35" calcext:value-type="float">
            <text:p>35</text:p>
          </table:table-cell>
          <table:table-cell office:value-type="string" calcext:value-type="string">
            <text:p>HIGH</text:p>
          </table:table-cell>
          <table:table-cell table:number-columns-repeated="3"/>
        </table:table-row>
        <table:table-row table:style-name="ro10">
          <table:table-cell office:value-type="float" office:value="36" calcext:value-type="float">
            <text:p>36</text:p>
          </table:table-cell>
          <table:table-cell office:value-type="string" calcext:value-type="string">
            <text:p>MEDIUM</text:p>
          </table:table-cell>
          <table:table-cell table:number-columns-repeated="3"/>
        </table:table-row>
        <table:table-row table:style-name="ro10">
          <table:table-cell office:value-type="float" office:value="37" calcext:value-type="float">
            <text:p>37</text:p>
          </table:table-cell>
          <table:table-cell office:value-type="string" calcext:value-type="string">
            <text:p>MEDIUM</text:p>
          </table:table-cell>
          <table:table-cell table:number-columns-repeated="3"/>
        </table:table-row>
        <table:table-row table:style-name="ro10">
          <table:table-cell office:value-type="float" office:value="38" calcext:value-type="float">
            <text:p>38</text:p>
          </table:table-cell>
          <table:table-cell office:value-type="string" calcext:value-type="string">
            <text:p>MEDIUM</text:p>
          </table:table-cell>
          <table:table-cell table:number-columns-repeated="3"/>
        </table:table-row>
        <table:table-row table:style-name="ro10">
          <table:table-cell office:value-type="float" office:value="39" calcext:value-type="float">
            <text:p>39</text:p>
          </table:table-cell>
          <table:table-cell office:value-type="string" calcext:value-type="string">
            <text:p>MEDIUM</text:p>
          </table:table-cell>
          <table:table-cell table:number-columns-repeated="3"/>
        </table:table-row>
        <table:table-row table:style-name="ro10">
          <table:table-cell office:value-type="float" office:value="40" calcext:value-type="float">
            <text:p>40</text:p>
          </table:table-cell>
          <table:table-cell office:value-type="string" calcext:value-type="string">
            <text:p>HIGH</text:p>
          </table:table-cell>
          <table:table-cell table:number-columns-repeated="3"/>
        </table:table-row>
        <table:table-row table:style-name="ro10">
          <table:table-cell office:value-type="float" office:value="41" calcext:value-type="float">
            <text:p>41</text:p>
          </table:table-cell>
          <table:table-cell office:value-type="string" calcext:value-type="string">
            <text:p>HIGH</text:p>
          </table:table-cell>
          <table:table-cell table:number-columns-repeated="3"/>
        </table:table-row>
        <table:table-row table:style-name="ro10">
          <table:table-cell office:value-type="float" office:value="42" calcext:value-type="float">
            <text:p>42</text:p>
          </table:table-cell>
          <table:table-cell office:value-type="string" calcext:value-type="string">
            <text:p>CRITICAL</text:p>
          </table:table-cell>
          <table:table-cell table:number-columns-repeated="3"/>
        </table:table-row>
        <table:table-row table:style-name="ro10">
          <table:table-cell office:value-type="float" office:value="43" calcext:value-type="float">
            <text:p>43</text:p>
          </table:table-cell>
          <table:table-cell office:value-type="string" calcext:value-type="string">
            <text:p>CRITICAL</text:p>
          </table:table-cell>
          <table:table-cell table:number-columns-repeated="3"/>
        </table:table-row>
        <table:table-row table:style-name="ro10">
          <table:table-cell office:value-type="float" office:value="44" calcext:value-type="float">
            <text:p>44</text:p>
          </table:table-cell>
          <table:table-cell office:value-type="string" calcext:value-type="string">
            <text:p>HIGH</text:p>
          </table:table-cell>
          <table:table-cell table:number-columns-repeated="3"/>
        </table:table-row>
        <table:table-row table:style-name="ro10">
          <table:table-cell office:value-type="float" office:value="45" calcext:value-type="float">
            <text:p>45</text:p>
          </table:table-cell>
          <table:table-cell office:value-type="string" calcext:value-type="string">
            <text:p>HIGH</text:p>
          </table:table-cell>
          <table:table-cell table:number-columns-repeated="3"/>
        </table:table-row>
        <table:table-row table:style-name="ro10">
          <table:table-cell office:value-type="float" office:value="46" calcext:value-type="float">
            <text:p>46</text:p>
          </table:table-cell>
          <table:table-cell office:value-type="string" calcext:value-type="string">
            <text:p>MEDIUM</text:p>
          </table:table-cell>
          <table:table-cell table:number-columns-repeated="3"/>
        </table:table-row>
        <table:table-row table:style-name="ro10">
          <table:table-cell office:value-type="float" office:value="47" calcext:value-type="float">
            <text:p>47</text:p>
          </table:table-cell>
          <table:table-cell office:value-type="string" calcext:value-type="string">
            <text:p>MEDIUM</text:p>
          </table:table-cell>
          <table:table-cell table:number-columns-repeated="3"/>
        </table:table-row>
        <table:table-row table:style-name="ro10">
          <table:table-cell office:value-type="float" office:value="48" calcext:value-type="float">
            <text:p>48</text:p>
          </table:table-cell>
          <table:table-cell office:value-type="string" calcext:value-type="string">
            <text:p>MEDIUM</text:p>
          </table:table-cell>
          <table:table-cell table:number-columns-repeated="3"/>
        </table:table-row>
        <table:table-row table:style-name="ro10">
          <table:table-cell office:value-type="float" office:value="49" calcext:value-type="float">
            <text:p>49</text:p>
          </table:table-cell>
          <table:table-cell office:value-type="string" calcext:value-type="string">
            <text:p>CRITICAL</text:p>
          </table:table-cell>
          <table:table-cell table:number-columns-repeated="3"/>
        </table:table-row>
        <table:table-row table:style-name="ro10">
          <table:table-cell office:value-type="float" office:value="50" calcext:value-type="float">
            <text:p>50</text:p>
          </table:table-cell>
          <table:table-cell office:value-type="string" calcext:value-type="string">
            <text:p>MEDIUM</text:p>
          </table:table-cell>
          <table:table-cell table:number-columns-repeated="3"/>
        </table:table-row>
        <table:table-row table:style-name="ro10">
          <table:table-cell office:value-type="float" office:value="51" calcext:value-type="float">
            <text:p>51</text:p>
          </table:table-cell>
          <table:table-cell office:value-type="string" calcext:value-type="string">
            <text:p>LOW</text:p>
          </table:table-cell>
          <table:table-cell table:number-columns-repeated="3"/>
        </table:table-row>
        <table:table-row table:style-name="ro10">
          <table:table-cell office:value-type="float" office:value="52" calcext:value-type="float">
            <text:p>52</text:p>
          </table:table-cell>
          <table:table-cell office:value-type="string" calcext:value-type="string">
            <text:p>LOW</text:p>
          </table:table-cell>
          <table:table-cell table:number-columns-repeated="3"/>
        </table:table-row>
        <table:table-row table:style-name="ro10">
          <table:table-cell office:value-type="float" office:value="53" calcext:value-type="float">
            <text:p>53</text:p>
          </table:table-cell>
          <table:table-cell office:value-type="string" calcext:value-type="string">
            <text:p>MEDIUM</text:p>
          </table:table-cell>
          <table:table-cell table:number-columns-repeated="3"/>
        </table:table-row>
        <table:table-row table:style-name="ro10">
          <table:table-cell office:value-type="float" office:value="54" calcext:value-type="float">
            <text:p>54</text:p>
          </table:table-cell>
          <table:table-cell office:value-type="string" calcext:value-type="string">
            <text:p>HIGH</text:p>
          </table:table-cell>
          <table:table-cell table:number-columns-repeated="3"/>
        </table:table-row>
        <table:table-row table:style-name="ro10">
          <table:table-cell office:value-type="float" office:value="55" calcext:value-type="float">
            <text:p>55</text:p>
          </table:table-cell>
          <table:table-cell office:value-type="string" calcext:value-type="string">
            <text:p>HIGH</text:p>
          </table:table-cell>
          <table:table-cell table:number-columns-repeated="3"/>
        </table:table-row>
        <table:table-row table:style-name="ro10">
          <table:table-cell office:value-type="float" office:value="56" calcext:value-type="float">
            <text:p>56</text:p>
          </table:table-cell>
          <table:table-cell office:value-type="string" calcext:value-type="string">
            <text:p>HIGH</text:p>
          </table:table-cell>
          <table:table-cell table:number-columns-repeated="3"/>
        </table:table-row>
        <table:table-row table:style-name="ro10">
          <table:table-cell office:value-type="float" office:value="57" calcext:value-type="float">
            <text:p>57</text:p>
          </table:table-cell>
          <table:table-cell office:value-type="string" calcext:value-type="string">
            <text:p>HIGH</text:p>
          </table:table-cell>
          <table:table-cell table:number-columns-repeated="3"/>
        </table:table-row>
        <table:table-row table:style-name="ro10">
          <table:table-cell office:value-type="float" office:value="58" calcext:value-type="float">
            <text:p>58</text:p>
          </table:table-cell>
          <table:table-cell office:value-type="string" calcext:value-type="string">
            <text:p>MEDIUM</text:p>
          </table:table-cell>
          <table:table-cell table:number-columns-repeated="3"/>
        </table:table-row>
        <table:table-row table:style-name="ro10">
          <table:table-cell office:value-type="float" office:value="59" calcext:value-type="float">
            <text:p>59</text:p>
          </table:table-cell>
          <table:table-cell office:value-type="string" calcext:value-type="string">
            <text:p>MEDIUM</text:p>
          </table:table-cell>
          <table:table-cell table:number-columns-repeated="3"/>
        </table:table-row>
        <table:table-row table:style-name="ro10">
          <table:table-cell office:value-type="float" office:value="60" calcext:value-type="float">
            <text:p>60</text:p>
          </table:table-cell>
          <table:table-cell office:value-type="string" calcext:value-type="string">
            <text:p>MEDIUM</text:p>
          </table:table-cell>
          <table:table-cell table:number-columns-repeated="3"/>
        </table:table-row>
        <table:table-row table:style-name="ro10">
          <table:table-cell office:value-type="float" office:value="61" calcext:value-type="float">
            <text:p>61</text:p>
          </table:table-cell>
          <table:table-cell office:value-type="string" calcext:value-type="string">
            <text:p>HIGH</text:p>
          </table:table-cell>
          <table:table-cell table:number-columns-repeated="3"/>
        </table:table-row>
        <table:table-row table:style-name="ro10">
          <table:table-cell office:value-type="float" office:value="62" calcext:value-type="float">
            <text:p>62</text:p>
          </table:table-cell>
          <table:table-cell office:value-type="string" calcext:value-type="string">
            <text:p>MEDIUM</text:p>
          </table:table-cell>
          <table:table-cell table:number-columns-repeated="3"/>
        </table:table-row>
        <table:table-row table:style-name="ro10">
          <table:table-cell office:value-type="float" office:value="63" calcext:value-type="float">
            <text:p>63</text:p>
          </table:table-cell>
          <table:table-cell office:value-type="string" calcext:value-type="string">
            <text:p>HIGH</text:p>
          </table:table-cell>
          <table:table-cell table:number-columns-repeated="3"/>
        </table:table-row>
        <table:table-row table:style-name="ro10">
          <table:table-cell office:value-type="float" office:value="64" calcext:value-type="float">
            <text:p>64</text:p>
          </table:table-cell>
          <table:table-cell office:value-type="string" calcext:value-type="string">
            <text:p>MEDIUM</text:p>
          </table:table-cell>
          <table:table-cell table:number-columns-repeated="3"/>
        </table:table-row>
        <table:table-row table:style-name="ro10">
          <table:table-cell office:value-type="float" office:value="65" calcext:value-type="float">
            <text:p>65</text:p>
          </table:table-cell>
          <table:table-cell office:value-type="string" calcext:value-type="string">
            <text:p>MEDIUM</text:p>
          </table:table-cell>
          <table:table-cell table:number-columns-repeated="3"/>
        </table:table-row>
        <table:table-row table:style-name="ro10">
          <table:table-cell office:value-type="float" office:value="66" calcext:value-type="float">
            <text:p>66</text:p>
          </table:table-cell>
          <table:table-cell table:style-name="ce100" office:value-type="string" calcext:value-type="string">
            <text:p>CRITICAL</text:p>
          </table:table-cell>
          <table:table-cell table:number-columns-repeated="3"/>
        </table:table-row>
        <table:table-row table:style-name="ro10">
          <table:table-cell office:value-type="float" office:value="67" calcext:value-type="float">
            <text:p>67</text:p>
          </table:table-cell>
          <table:table-cell table:style-name="ce100" office:value-type="string" calcext:value-type="string">
            <text:p>CRITICAL</text:p>
          </table:table-cell>
          <table:table-cell table:number-columns-repeated="3"/>
        </table:table-row>
        <table:table-row table:style-name="ro10">
          <table:table-cell office:value-type="float" office:value="68" calcext:value-type="float">
            <text:p>68</text:p>
          </table:table-cell>
          <table:table-cell office:value-type="string" calcext:value-type="string">
            <text:p>HIGH</text:p>
          </table:table-cell>
          <table:table-cell table:number-columns-repeated="3"/>
        </table:table-row>
        <table:table-row table:style-name="ro10">
          <table:table-cell office:value-type="float" office:value="69" calcext:value-type="float">
            <text:p>69</text:p>
          </table:table-cell>
          <table:table-cell office:value-type="string" calcext:value-type="string">
            <text:p>HIGH</text:p>
          </table:table-cell>
          <table:table-cell table:number-columns-repeated="3"/>
        </table:table-row>
        <table:table-row table:style-name="ro10">
          <table:table-cell office:value-type="float" office:value="70" calcext:value-type="float">
            <text:p>70</text:p>
          </table:table-cell>
          <table:table-cell table:style-name="ce95" office:value-type="string" calcext:value-type="string">
            <text:p>HIGH</text:p>
          </table:table-cell>
          <table:table-cell table:number-columns-repeated="3"/>
        </table:table-row>
        <table:table-row table:style-name="ro10">
          <table:table-cell office:value-type="float" office:value="71" calcext:value-type="float">
            <text:p>71</text:p>
          </table:table-cell>
          <table:table-cell table:style-name="ce95" office:value-type="string" calcext:value-type="string">
            <text:p>HIGH</text:p>
          </table:table-cell>
          <table:table-cell table:number-columns-repeated="3"/>
        </table:table-row>
        <table:table-row table:style-name="ro10">
          <table:table-cell office:value-type="float" office:value="72" calcext:value-type="float">
            <text:p>72</text:p>
          </table:table-cell>
          <table:table-cell table:style-name="ce95" office:value-type="string" calcext:value-type="string">
            <text:p>CRITICAL</text:p>
          </table:table-cell>
          <table:table-cell table:number-columns-repeated="3"/>
        </table:table-row>
        <table:table-row table:style-name="ro10">
          <table:table-cell office:value-type="float" office:value="73" calcext:value-type="float">
            <text:p>73</text:p>
          </table:table-cell>
          <table:table-cell table:style-name="ce95" office:value-type="string" calcext:value-type="string">
            <text:p>HIGH</text:p>
          </table:table-cell>
          <table:table-cell table:number-columns-repeated="3"/>
        </table:table-row>
        <table:table-row table:style-name="ro10">
          <table:table-cell office:value-type="float" office:value="74" calcext:value-type="float">
            <text:p>74</text:p>
          </table:table-cell>
          <table:table-cell office:value-type="string" calcext:value-type="string">
            <text:p>HIGH</text:p>
          </table:table-cell>
          <table:table-cell table:number-columns-repeated="3"/>
        </table:table-row>
        <table:table-row table:style-name="ro10">
          <table:table-cell office:value-type="float" office:value="75" calcext:value-type="float">
            <text:p>75</text:p>
          </table:table-cell>
          <table:table-cell office:value-type="string" calcext:value-type="string">
            <text:p>LOW</text:p>
          </table:table-cell>
          <table:table-cell table:number-columns-repeated="3"/>
        </table:table-row>
        <table:table-row table:style-name="ro10">
          <table:table-cell office:value-type="float" office:value="76" calcext:value-type="float">
            <text:p>76</text:p>
          </table:table-cell>
          <table:table-cell office:value-type="string" calcext:value-type="string">
            <text:p>MEDIUM</text:p>
          </table:table-cell>
          <table:table-cell table:number-columns-repeated="3"/>
        </table:table-row>
        <table:table-row table:style-name="ro10">
          <table:table-cell office:value-type="float" office:value="77" calcext:value-type="float">
            <text:p>77</text:p>
          </table:table-cell>
          <table:table-cell table:style-name="ce105" office:value-type="string" calcext:value-type="string">
            <text:p>HIGH</text:p>
          </table:table-cell>
          <table:table-cell table:number-columns-repeated="3"/>
        </table:table-row>
        <table:table-row table:style-name="ro10">
          <table:table-cell office:value-type="float" office:value="78" calcext:value-type="float">
            <text:p>78</text:p>
          </table:table-cell>
          <table:table-cell table:style-name="ce105" office:value-type="string" calcext:value-type="string">
            <text:p>HIGH</text:p>
          </table:table-cell>
          <table:table-cell table:number-columns-repeated="3"/>
        </table:table-row>
        <table:table-row table:style-name="ro10">
          <table:table-cell office:value-type="float" office:value="79" calcext:value-type="float">
            <text:p>79</text:p>
          </table:table-cell>
          <table:table-cell table:style-name="ce105" office:value-type="string" calcext:value-type="string">
            <text:p>HIGH</text:p>
          </table:table-cell>
          <table:table-cell table:number-columns-repeated="3"/>
        </table:table-row>
        <table:table-row table:style-name="ro10">
          <table:table-cell office:value-type="float" office:value="80" calcext:value-type="float">
            <text:p>80</text:p>
          </table:table-cell>
          <table:table-cell table:style-name="ce105" office:value-type="string" calcext:value-type="string">
            <text:p>MEDIUM</text:p>
          </table:table-cell>
          <table:table-cell table:number-columns-repeated="3"/>
        </table:table-row>
        <table:table-row table:style-name="ro10">
          <table:table-cell office:value-type="float" office:value="81" calcext:value-type="float">
            <text:p>81</text:p>
          </table:table-cell>
          <table:table-cell table:style-name="ce105" office:value-type="string" calcext:value-type="string">
            <text:p>MEDIUM</text:p>
          </table:table-cell>
          <table:table-cell table:number-columns-repeated="3"/>
        </table:table-row>
        <table:table-row table:style-name="ro10">
          <table:table-cell office:value-type="float" office:value="82" calcext:value-type="float">
            <text:p>82</text:p>
          </table:table-cell>
          <table:table-cell table:style-name="ce105" office:value-type="string" calcext:value-type="string">
            <text:p>HIGH</text:p>
          </table:table-cell>
          <table:table-cell table:number-columns-repeated="3"/>
        </table:table-row>
        <table:table-row table:style-name="ro10">
          <table:table-cell office:value-type="float" office:value="83" calcext:value-type="float">
            <text:p>83</text:p>
          </table:table-cell>
          <table:table-cell table:style-name="ce105" office:value-type="string" calcext:value-type="string">
            <text:p>HIGH</text:p>
          </table:table-cell>
          <table:table-cell table:number-columns-repeated="3"/>
        </table:table-row>
        <table:table-row table:style-name="ro10">
          <table:table-cell office:value-type="float" office:value="84" calcext:value-type="float">
            <text:p>84</text:p>
          </table:table-cell>
          <table:table-cell table:style-name="ce105" office:value-type="string" calcext:value-type="string">
            <text:p>CRITICAL</text:p>
          </table:table-cell>
          <table:table-cell table:number-columns-repeated="3"/>
        </table:table-row>
        <table:table-row table:style-name="ro10">
          <table:table-cell office:value-type="float" office:value="85" calcext:value-type="float">
            <text:p>85</text:p>
          </table:table-cell>
          <table:table-cell table:style-name="ce105" office:value-type="string" calcext:value-type="string">
            <text:p>CRITICAL</text:p>
          </table:table-cell>
          <table:table-cell table:number-columns-repeated="3"/>
        </table:table-row>
        <table:table-row table:style-name="ro10">
          <table:table-cell office:value-type="float" office:value="86" calcext:value-type="float">
            <text:p>86</text:p>
          </table:table-cell>
          <table:table-cell table:style-name="ce105" office:value-type="string" calcext:value-type="string">
            <text:p>NOTICE</text:p>
          </table:table-cell>
          <table:table-cell table:number-columns-repeated="3"/>
        </table:table-row>
        <table:table-row table:style-name="ro10">
          <table:table-cell office:value-type="float" office:value="87" calcext:value-type="float">
            <text:p>87</text:p>
          </table:table-cell>
          <table:table-cell office:value-type="string" calcext:value-type="string">
            <text:p>CRITICAL</text:p>
          </table:table-cell>
          <table:table-cell table:number-columns-repeated="3"/>
        </table:table-row>
        <table:table-row table:style-name="ro10">
          <table:table-cell office:value-type="float" office:value="88" calcext:value-type="float">
            <text:p>88</text:p>
          </table:table-cell>
          <table:table-cell office:value-type="string" calcext:value-type="string">
            <text:p>CRITICAL</text:p>
          </table:table-cell>
          <table:table-cell table:number-columns-repeated="3"/>
        </table:table-row>
        <table:table-row table:style-name="ro10">
          <table:table-cell office:value-type="float" office:value="89" calcext:value-type="float">
            <text:p>89</text:p>
          </table:table-cell>
          <table:table-cell table:style-name="ce105" office:value-type="string" calcext:value-type="string">
            <text:p>CRITICAL</text:p>
          </table:table-cell>
          <table:table-cell table:number-columns-repeated="3"/>
        </table:table-row>
        <table:table-row table:style-name="ro10">
          <table:table-cell office:value-type="float" office:value="90" calcext:value-type="float">
            <text:p>90</text:p>
          </table:table-cell>
          <table:table-cell table:style-name="ce105" office:value-type="string" calcext:value-type="string">
            <text:p>CRITICAL</text:p>
          </table:table-cell>
          <table:table-cell table:number-columns-repeated="3"/>
        </table:table-row>
        <table:table-row table:style-name="ro10">
          <table:table-cell office:value-type="float" office:value="91" calcext:value-type="float">
            <text:p>91</text:p>
          </table:table-cell>
          <table:table-cell table:style-name="ce105" office:value-type="string" calcext:value-type="string">
            <text:p>HIGH</text:p>
          </table:table-cell>
          <table:table-cell table:number-columns-repeated="3"/>
        </table:table-row>
        <table:table-row table:style-name="ro10">
          <table:table-cell office:value-type="float" office:value="92" calcext:value-type="float">
            <text:p>92</text:p>
          </table:table-cell>
          <table:table-cell table:style-name="ce105" office:value-type="string" calcext:value-type="string">
            <text:p>CRITICAL</text:p>
          </table:table-cell>
          <table:table-cell table:number-columns-repeated="3"/>
        </table:table-row>
        <table:table-row table:style-name="ro10">
          <table:table-cell office:value-type="float" office:value="93" calcext:value-type="float">
            <text:p>93</text:p>
          </table:table-cell>
          <table:table-cell table:style-name="ce105" office:value-type="string" calcext:value-type="string">
            <text:p>LOW</text:p>
          </table:table-cell>
          <table:table-cell table:number-columns-repeated="3"/>
        </table:table-row>
        <table:table-row table:style-name="ro10">
          <table:table-cell office:value-type="float" office:value="94" calcext:value-type="float">
            <text:p>94</text:p>
          </table:table-cell>
          <table:table-cell table:style-name="ce105" office:value-type="string" calcext:value-type="string">
            <text:p>MEDIUM</text:p>
          </table:table-cell>
          <table:table-cell table:number-columns-repeated="3"/>
        </table:table-row>
        <table:table-row table:style-name="ro10">
          <table:table-cell office:value-type="float" office:value="95" calcext:value-type="float">
            <text:p>95</text:p>
          </table:table-cell>
          <table:table-cell table:style-name="ce105" office:value-type="string" calcext:value-type="string">
            <text:p>CRITICAL</text:p>
          </table:table-cell>
          <table:table-cell table:number-columns-repeated="3"/>
        </table:table-row>
        <table:table-row table:style-name="ro10">
          <table:table-cell office:value-type="float" office:value="96" calcext:value-type="float">
            <text:p>96</text:p>
          </table:table-cell>
          <table:table-cell table:style-name="ce105" office:value-type="string" calcext:value-type="string">
            <text:p>CRITICAL</text:p>
          </table:table-cell>
          <table:table-cell table:number-columns-repeated="3"/>
        </table:table-row>
        <table:table-row table:style-name="ro10">
          <table:table-cell office:value-type="float" office:value="97" calcext:value-type="float">
            <text:p>97</text:p>
          </table:table-cell>
          <table:table-cell table:style-name="ce105" office:value-type="string" calcext:value-type="string">
            <text:p>CRITICAL</text:p>
          </table:table-cell>
          <table:table-cell table:number-columns-repeated="3"/>
        </table:table-row>
        <table:table-row table:style-name="ro10">
          <table:table-cell office:value-type="float" office:value="98" calcext:value-type="float">
            <text:p>98</text:p>
          </table:table-cell>
          <table:table-cell table:style-name="ce105" office:value-type="string" calcext:value-type="string">
            <text:p>CRITICAL</text:p>
          </table:table-cell>
          <table:table-cell table:number-columns-repeated="3"/>
        </table:table-row>
        <table:table-row table:style-name="ro10">
          <table:table-cell office:value-type="float" office:value="99" calcext:value-type="float">
            <text:p>99</text:p>
          </table:table-cell>
          <table:table-cell table:style-name="ce105" office:value-type="string" calcext:value-type="string">
            <text:p>CRITICAL</text:p>
          </table:table-cell>
          <table:table-cell table:number-columns-repeated="3"/>
        </table:table-row>
        <table:table-row table:style-name="ro10">
          <table:table-cell office:value-type="float" office:value="100" calcext:value-type="float">
            <text:p>100</text:p>
          </table:table-cell>
          <table:table-cell table:style-name="ce105" office:value-type="string" calcext:value-type="string">
            <text:p>HIGH</text:p>
          </table:table-cell>
          <table:table-cell table:number-columns-repeated="3"/>
        </table:table-row>
        <table:table-row table:style-name="ro10">
          <table:table-cell office:value-type="float" office:value="101" calcext:value-type="float">
            <text:p>101</text:p>
          </table:table-cell>
          <table:table-cell table:style-name="ce105" office:value-type="string" calcext:value-type="string">
            <text:p>CRITICAL</text:p>
          </table:table-cell>
          <table:table-cell table:number-columns-repeated="3"/>
        </table:table-row>
        <table:table-row table:style-name="ro10">
          <table:table-cell office:value-type="float" office:value="102" calcext:value-type="float">
            <text:p>102</text:p>
          </table:table-cell>
          <table:table-cell table:style-name="ce105" office:value-type="string" calcext:value-type="string">
            <text:p>CRITICAL</text:p>
          </table:table-cell>
          <table:table-cell table:number-columns-repeated="3"/>
        </table:table-row>
        <table:table-row table:style-name="ro10">
          <table:table-cell office:value-type="float" office:value="103" calcext:value-type="float">
            <text:p>103</text:p>
          </table:table-cell>
          <table:table-cell table:style-name="ce105" office:value-type="string" calcext:value-type="string">
            <text:p>MEDIUM</text:p>
          </table:table-cell>
          <table:table-cell table:number-columns-repeated="3"/>
        </table:table-row>
        <table:table-row table:style-name="ro10">
          <table:table-cell office:value-type="float" office:value="104" calcext:value-type="float">
            <text:p>104</text:p>
          </table:table-cell>
          <table:table-cell table:style-name="ce105" office:value-type="string" calcext:value-type="string">
            <text:p>HIGH</text:p>
          </table:table-cell>
          <table:table-cell table:number-columns-repeated="3"/>
        </table:table-row>
        <table:table-row table:style-name="ro10">
          <table:table-cell office:value-type="float" office:value="105" calcext:value-type="float">
            <text:p>105</text:p>
          </table:table-cell>
          <table:table-cell table:style-name="ce105" office:value-type="string" calcext:value-type="string">
            <text:p>HIGH</text:p>
          </table:table-cell>
          <table:table-cell table:number-columns-repeated="3"/>
        </table:table-row>
        <table:table-row table:style-name="ro10">
          <table:table-cell office:value-type="float" office:value="106" calcext:value-type="float">
            <text:p>106</text:p>
          </table:table-cell>
          <table:table-cell table:style-name="ce105" office:value-type="string" calcext:value-type="string">
            <text:p>CRITICAL</text:p>
          </table:table-cell>
          <table:table-cell table:number-columns-repeated="3"/>
        </table:table-row>
        <table:table-row table:style-name="ro10">
          <table:table-cell office:value-type="float" office:value="107" calcext:value-type="float">
            <text:p>107</text:p>
          </table:table-cell>
          <table:table-cell table:style-name="ce105" office:value-type="string" calcext:value-type="string">
            <text:p>CRITICAL</text:p>
          </table:table-cell>
          <table:table-cell table:number-columns-repeated="3"/>
        </table:table-row>
        <table:table-row table:style-name="ro10">
          <table:table-cell office:value-type="float" office:value="108" calcext:value-type="float">
            <text:p>108</text:p>
          </table:table-cell>
          <table:table-cell table:style-name="ce105" office:value-type="string" calcext:value-type="string">
            <text:p>CRITICAL</text:p>
          </table:table-cell>
          <table:table-cell table:number-columns-repeated="3"/>
        </table:table-row>
        <table:table-row table:style-name="ro10">
          <table:table-cell office:value-type="float" office:value="109" calcext:value-type="float">
            <text:p>109</text:p>
          </table:table-cell>
          <table:table-cell table:style-name="ce105" office:value-type="string" calcext:value-type="string">
            <text:p>MEDIUM</text:p>
          </table:table-cell>
          <table:table-cell table:number-columns-repeated="3"/>
        </table:table-row>
        <table:table-row table:style-name="ro10">
          <table:table-cell office:value-type="float" office:value="110" calcext:value-type="float">
            <text:p>110</text:p>
          </table:table-cell>
          <table:table-cell table:style-name="ce105" office:value-type="string" calcext:value-type="string">
            <text:p>CRITICAL</text:p>
          </table:table-cell>
          <table:table-cell table:number-columns-repeated="3"/>
        </table:table-row>
        <table:table-row table:style-name="ro10">
          <table:table-cell office:value-type="float" office:value="111" calcext:value-type="float">
            <text:p>111</text:p>
          </table:table-cell>
          <table:table-cell table:style-name="ce105" office:value-type="string" calcext:value-type="string">
            <text:p>CRITICAL</text:p>
          </table:table-cell>
          <table:table-cell table:number-columns-repeated="3"/>
        </table:table-row>
        <table:table-row table:style-name="ro10">
          <table:table-cell office:value-type="float" office:value="112" calcext:value-type="float">
            <text:p>112</text:p>
          </table:table-cell>
          <table:table-cell table:style-name="ce105" office:value-type="string" calcext:value-type="string">
            <text:p>CRITICAL</text:p>
          </table:table-cell>
          <table:table-cell table:number-columns-repeated="3"/>
        </table:table-row>
        <table:table-row table:style-name="ro10">
          <table:table-cell office:value-type="float" office:value="113" calcext:value-type="float">
            <text:p>113</text:p>
          </table:table-cell>
          <table:table-cell table:style-name="ce105" office:value-type="string" calcext:value-type="string">
            <text:p>MEDIUM</text:p>
          </table:table-cell>
          <table:table-cell table:number-columns-repeated="3"/>
        </table:table-row>
        <table:table-row table:style-name="ro10">
          <table:table-cell office:value-type="float" office:value="114" calcext:value-type="float">
            <text:p>114</text:p>
          </table:table-cell>
          <table:table-cell table:style-name="ce105" office:value-type="string" calcext:value-type="string">
            <text:p>LOW</text:p>
          </table:table-cell>
          <table:table-cell table:number-columns-repeated="3"/>
        </table:table-row>
        <table:table-row table:style-name="ro10">
          <table:table-cell office:value-type="float" office:value="115" calcext:value-type="float">
            <text:p>115</text:p>
          </table:table-cell>
          <table:table-cell table:style-name="ce105" office:value-type="string" calcext:value-type="string">
            <text:p>MEDIUM</text:p>
          </table:table-cell>
          <table:table-cell table:number-columns-repeated="3"/>
        </table:table-row>
        <table:table-row table:style-name="ro10">
          <table:table-cell office:value-type="float" office:value="116" calcext:value-type="float">
            <text:p>116</text:p>
          </table:table-cell>
          <table:table-cell table:style-name="ce105" office:value-type="string" calcext:value-type="string">
            <text:p>CRITICAL</text:p>
          </table:table-cell>
          <table:table-cell table:number-columns-repeated="3"/>
        </table:table-row>
        <table:table-row table:style-name="ro10">
          <table:table-cell office:value-type="float" office:value="117" calcext:value-type="float">
            <text:p>117</text:p>
          </table:table-cell>
          <table:table-cell table:style-name="ce105" office:value-type="string" calcext:value-type="string">
            <text:p>CRITICAL</text:p>
          </table:table-cell>
          <table:table-cell table:number-columns-repeated="3"/>
        </table:table-row>
        <table:table-row table:style-name="ro10">
          <table:table-cell office:value-type="float" office:value="118" calcext:value-type="float">
            <text:p>118</text:p>
          </table:table-cell>
          <table:table-cell table:style-name="ce105" office:value-type="string" calcext:value-type="string">
            <text:p>CRITICAL</text:p>
          </table:table-cell>
          <table:table-cell table:number-columns-repeated="3"/>
        </table:table-row>
        <table:table-row table:style-name="ro10">
          <table:table-cell office:value-type="float" office:value="119" calcext:value-type="float">
            <text:p>119</text:p>
          </table:table-cell>
          <table:table-cell table:style-name="ce105" office:value-type="string" calcext:value-type="string">
            <text:p>CRITICAL</text:p>
          </table:table-cell>
          <table:table-cell table:number-columns-repeated="3"/>
        </table:table-row>
        <table:table-row table:style-name="ro10">
          <table:table-cell office:value-type="float" office:value="120" calcext:value-type="float">
            <text:p>120</text:p>
          </table:table-cell>
          <table:table-cell table:style-name="ce105" office:value-type="string" calcext:value-type="string">
            <text:p>CRITICAL</text:p>
          </table:table-cell>
          <table:table-cell table:number-columns-repeated="3"/>
        </table:table-row>
        <table:table-row table:style-name="ro10">
          <table:table-cell office:value-type="float" office:value="121" calcext:value-type="float">
            <text:p>121</text:p>
          </table:table-cell>
          <table:table-cell table:style-name="ce105" office:value-type="string" calcext:value-type="string">
            <text:p>CRITICAL</text:p>
          </table:table-cell>
          <table:table-cell table:number-columns-repeated="3"/>
        </table:table-row>
        <table:table-row table:style-name="ro10">
          <table:table-cell office:value-type="float" office:value="122" calcext:value-type="float">
            <text:p>122</text:p>
          </table:table-cell>
          <table:table-cell table:style-name="ce112" office:value-type="string" calcext:value-type="string">
            <text:p>CRITICAL</text:p>
          </table:table-cell>
          <table:table-cell table:number-columns-repeated="3"/>
        </table:table-row>
        <table:table-row table:style-name="ro10">
          <table:table-cell office:value-type="float" office:value="123" calcext:value-type="float">
            <text:p>123</text:p>
          </table:table-cell>
          <table:table-cell table:style-name="ce105" office:value-type="string" calcext:value-type="string">
            <text:p>HIGH</text:p>
          </table:table-cell>
          <table:table-cell table:number-columns-repeated="3"/>
        </table:table-row>
      </table:table>
      <table:named-expressions/>
      <table:data-pilot-tables>
        <table:data-pilot-table table:name="DataPilot1" table:application-data="" table:target-range-address="Grafy.D4:Grafy.E11" table:buttons="" table:show-filter-button="false" table:drill-down-on-double-click="false">
          <table:source-cell-range table:cell-range-address="Grafy.B1:Grafy.B124"/>
          <table:data-pilot-field table:source-field-name="" table:is-data-layout-field="true" table:orientation="column" table:used-hierarchy="-1" table:function="auto">
            <table:data-pilot-level table:show-empty="true" calcext:repeat-item-labels="false"/>
          </table:data-pilot-field>
          <table:data-pilot-field table:source-field-name="Severity&#10;Závažnosť&#10;" table:orientation="row" table:used-hierarchy="0" table:function="auto">
            <table:data-pilot-level table:show-empty="false" calcext:repeat-item-labels="false">
              <table:data-pilot-members>
                <table:data-pilot-member table:name="CRITICAL" table:display="true" table:show-details="true"/>
                <table:data-pilot-member table:name="CRTICAL" table:display="true" table:show-details="true"/>
                <table:data-pilot-member table:name="HIGH" table:display="true" table:show-details="true"/>
                <table:data-pilot-member table:name="LOW" table:display="true" table:show-details="true"/>
                <table:data-pilot-member table:name="MEDIUM" table:display="true" table:show-details="true"/>
                <table:data-pilot-member table:name="NOTIC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everity&#10;Závažnosť&#10;" table:orientation="data" table:used-hierarchy="-1" table:function="count">
            <table:data-pilot-level calcext:repeat-item-labels="false"/>
          </table:data-pilot-field>
        </table:data-pilot-table>
        <table:data-pilot-table table:name="DataPilot2" table:application-data="" table:target-range-address="Grafy.D26:Grafy.E32" table:buttons="" table:show-filter-button="false" table:drill-down-on-double-click="false">
          <table:source-cell-range table:cell-range-address="Grafy.A1:Grafy.B124"/>
          <table:data-pilot-field table:source-field-name="" table:is-data-layout-field="true" table:orientation="column" table:used-hierarchy="-1" table:function="auto">
            <table:data-pilot-level table:show-empty="true" calcext:repeat-item-labels="false"/>
          </table:data-pilot-field>
          <table:data-pilot-field table:source-field-name="Severity&#10;Závažnosť&#10;" table:orientation="row" table:used-hierarchy="0" table:function="auto">
            <table:data-pilot-level table:show-empty="false" calcext:repeat-item-labels="false">
              <table:data-pilot-members>
                <table:data-pilot-member table:name="CRITICAL" table:display="true" table:show-details="true"/>
                <table:data-pilot-member table:name="HIGH" table:display="true" table:show-details="true"/>
                <table:data-pilot-member table:name="LOW" table:display="true" table:show-details="true"/>
                <table:data-pilot-member table:name="MEDIUM" table:display="true" table:show-details="true"/>
                <table:data-pilot-member table:name="NOTIC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everity&#10;Závažnosť&#10;" table:orientation="data" table:used-hierarchy="-1" table:function="count">
            <table:data-pilot-level calcext:repeat-item-labels="false"/>
          </table:data-pilot-field>
        </table:data-pilot-table>
        <table:data-pilot-table table:name="DataPilot3" table:application-data="" table:target-range-address="Grafy.E14:Grafy.F20" table:buttons="" table:show-filter-button="false" table:drill-down-on-double-click="false">
          <table:source-cell-range table:cell-range-address="Grafy.A1:Grafy.B124"/>
          <table:data-pilot-field table:source-field-name="" table:is-data-layout-field="true" table:orientation="column" table:used-hierarchy="-1" table:function="auto">
            <table:data-pilot-level table:show-empty="true" calcext:repeat-item-labels="false"/>
          </table:data-pilot-field>
          <table:data-pilot-field table:source-field-name="Severity&#10;Závažnosť&#10;" table:orientation="row" table:used-hierarchy="0" table:function="auto">
            <table:data-pilot-level table:show-empty="false" calcext:repeat-item-labels="false">
              <table:data-pilot-members>
                <table:data-pilot-member table:name="CRITICAL" table:display="true" table:show-details="true"/>
                <table:data-pilot-member table:name="HIGH" table:display="true" table:show-details="true"/>
                <table:data-pilot-member table:name="LOW" table:display="true" table:show-details="true"/>
                <table:data-pilot-member table:name="MEDIUM" table:display="true" table:show-details="true"/>
                <table:data-pilot-member table:name="NOTIC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everity&#10;Závažnosť&#10;" table:orientation="data" table:used-hierarchy="-1" table:function="count">
            <table:data-pilot-level calcext:repeat-item-labels="false"/>
          </table:data-pilot-field>
        </table:data-pilot-table>
        <table:data-pilot-table table:name="DataPilot4" table:application-data="" table:target-range-address="'Pivot Table_Grafy_1'.D9:'Pivot Table_Grafy_1'.E15" table:buttons="" table:show-filter-button="false" table:drill-down-on-double-click="false">
          <table:source-cell-range table:cell-range-address="Grafy.A1:Grafy.B124"/>
          <table:data-pilot-field table:source-field-name="" table:is-data-layout-field="true" table:orientation="column" table:used-hierarchy="-1" table:function="auto">
            <table:data-pilot-level table:show-empty="true" calcext:repeat-item-labels="false"/>
          </table:data-pilot-field>
          <table:data-pilot-field table:source-field-name="Severity&#10;Závažnosť&#10;" table:orientation="row" table:used-hierarchy="0" table:function="auto">
            <table:data-pilot-level table:show-empty="false" calcext:repeat-item-labels="false">
              <table:data-pilot-members>
                <table:data-pilot-member table:name="CRITICAL" table:display="true" table:show-details="true"/>
                <table:data-pilot-member table:name="HIGH" table:display="true" table:show-details="true"/>
                <table:data-pilot-member table:name="LOW" table:display="true" table:show-details="true"/>
                <table:data-pilot-member table:name="MEDIUM" table:display="true" table:show-details="true"/>
                <table:data-pilot-member table:name="NOTIC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everity&#10;Závažnosť&#10;" table:orientation="data" table:used-hierarchy="-1" table:function="count">
            <table:data-pilot-level calcext:repeat-item-labels="false"/>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ce style:name="ＭＳ Ｐゴシック" svg:font-family="'ＭＳ Ｐゴシック'"/>
    <style:font-face style:name="Liberation Mono" svg:font-family="'Liberation Mono', Cousine, 'DejaVu Sans Mono'" style:font-family-generic="modern" style:font-pitch="fixed"/>
    <style:font-face style:name="Courier New" svg:font-family="'Courier New'" style:font-pitch="variable"/>
    <style:font-face style:name="Mangal" svg:font-family="Mangal"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Free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21">
      <number:number number:decimal-places="1" loext:min-decimal-places="1"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6">00/00/0000</text:date>, <text:time style:data-style-name="N2" text:time-value="16:23:46.48536777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10:40:26.702399925</meta:creation-date>
    <meta:generator>LibreOffice/6.1.5.2$Linux_X86_64 LibreOffice_project/10$Build-2</meta:generator>
    <dc:date>2019-11-05T16:07:23.673131295</dc:date>
    <meta:editing-duration>P7DT17H1M44S</meta:editing-duration>
    <meta:editing-cycles>562</meta:editing-cycles>
    <meta:document-statistic meta:table-count="5" meta:cell-count="3115"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family="'Vafle VUT'" style:font-style-name="Regular" fo:font-size="13pt" style:font-size-asian="13pt" style:font-size-complex="13pt"/>
    </style:style>
    <style:style style:name="ch3" style:family="chart">
      <style:graphic-properties draw:stroke="none" svg:stroke-color="#b3b3b3" draw:fill="none" draw:fill-color="#e6e6e6"/>
      <style:text-properties fo:font-family="'Vafle VUT'" style:font-style-name="Regular" fo:font-size="10pt" style:font-size-asian="10pt" style:font-size-complex="10pt"/>
    </style:style>
    <style:style style:name="ch4" style:family="chart">
      <style:chart-properties chart:include-hidden-cells="false" chart:auto-position="true" chart:auto-size="true" chart:right-angled-axes="true" chart:data-label-number="value" chart:data-label-text="false" chart:data-label-symbol="false"/>
    </style:style>
    <style:style style:name="ch5"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loext:label-stroke-color="#3465a4" chart:link-data-style-to-source="true" chart:data-label-number="value" chart:data-label-text="false" chart:data-label-symbol="false" chart:label-position="center"/>
      <style:graphic-properties draw:stroke="none" draw:fill-color="#004586" dr3d:edge-rounding="5%"/>
      <style:text-properties fo:font-family="'Vafle VUT'" style:font-style-name="Regular" fo:font-size="10pt" style:font-size-asian="10pt" style:font-size-complex="10pt"/>
    </style:style>
    <style:style style:name="ch9" style:family="chart">
      <style:chart-properties chart:solid-type="cuboid"/>
      <style:graphic-properties draw:fill-color="#ff0000"/>
    </style:style>
    <style:style style:name="ch10" style:family="chart">
      <style:chart-properties chart:solid-type="cuboid"/>
      <style:graphic-properties draw:fill-color="#ff8000"/>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2a6099"/>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cm" svg:height="9cm" xlink:href=".." xlink:type="simple" chart:class="chart:ring" chart:style-name="ch1">
        <chart:title svg:x="6.065cm" svg:y="0.315cm" chart:style-name="ch2">
          <text:p>Závažnosť opatrení</text:p>
        </chart:title>
        <chart:legend svg:x="13.396cm" svg:y="3.136cm" style:legend-expansion="custom" chartooo:width="1.894cm" chartooo:height="3.407cm" style:legend-expansion-aspect-ratio="0.555914294100382" chart:style-name="ch3"/>
        <chart:plot-area chart:style-name="ch4" table:cell-range-address="'Pivot Table_Grafy_1'.D19:'Pivot Table_Grafy_1'.E23" chart:data-source-has-labels="column" svg:x="0.32cm" svg:y="1.222cm" svg:width="15.36cm" svg:height="7.598cm">
          <chartooo:coordinate-region svg:x="4.201cm" svg:y="1.223cm" svg:width="7.597cm" svg:height="7.597cm"/>
          <chart:axis chart:dimension="x" chart:name="primary-x" chart:style-name="ch5" chartooo:axis-type="auto">
            <chartooo:date-scale/>
            <chart:categories table:cell-range-address="'Pivot Table_Grafy_1'.D19:'Pivot Table_Grafy_1'.D23"/>
          </chart:axis>
          <chart:axis chart:dimension="y" chart:name="primary-y" chart:style-name="ch6">
            <chart:grid chart:style-name="ch7" chart:class="major"/>
          </chart:axis>
          <chart:series chart:style-name="ch8" chart:values-cell-range-address="'Pivot Table_Grafy_1'.E19:'Pivot Table_Grafy_1'.E23" chart:class="chart:circle">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E</text:p>
              </table:table-cell>
            </table:table-row>
          </table:table-header-rows>
          <table:table-rows>
            <table:table-row>
              <table:table-cell office:value-type="string">
                <text:p>CRITICAL</text:p>
                <draw:g>
                  <svg:desc>'Pivot Table_Grafy_1'.D19:'Pivot Table_Grafy_1'.D23</svg:desc>
                </draw:g>
              </table:table-cell>
              <table:table-cell office:value-type="float" office:value="46">
                <text:p>46</text:p>
                <draw:g>
                  <svg:desc>'Pivot Table_Grafy_1'.E19:'Pivot Table_Grafy_1'.E23</svg:desc>
                </draw:g>
              </table:table-cell>
            </table:table-row>
            <table:table-row>
              <table:table-cell office:value-type="string">
                <text:p>HIGH</text:p>
              </table:table-cell>
              <table:table-cell office:value-type="float" office:value="37">
                <text:p>37</text:p>
              </table:table-cell>
            </table:table-row>
            <table:table-row>
              <table:table-cell office:value-type="string">
                <text:p>MEDIUM</text:p>
              </table:table-cell>
              <table:table-cell office:value-type="float" office:value="30">
                <text:p>30</text:p>
              </table:table-cell>
            </table:table-row>
            <table:table-row>
              <table:table-cell office:value-type="string">
                <text:p>LOW</text:p>
              </table:table-cell>
              <table:table-cell office:value-type="float" office:value="9">
                <text:p>9</text:p>
              </table:table-cell>
            </table:table-row>
            <table:table-row>
              <table:table-cell office:value-type="string">
                <text:p>NOTICE</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